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8-01T00:00:00" table:style-name="ce5">
            <text:p>2022/8/1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11095" table:style-name="ce6">
            <text:p>11,095<text:s/></text:p>
          </table:table-cell>
          <table:table-cell office:value-type="float" office:value="34611" table:style-name="ce6">
            <text:p>34,611<text:s/></text:p>
          </table:table-cell>
          <table:table-cell office:value-type="float" office:value="30447" table:style-name="ce6">
            <text:p>30,447<text:s/></text:p>
          </table:table-cell>
          <table:table-cell office:value-type="float" office:value="17942" table:style-name="ce6">
            <text:p>17,942<text:s/></text:p>
          </table:table-cell>
          <table:table-cell office:value-type="float" office:value="10272" table:style-name="ce6">
            <text:p>10,272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9950" table:style-name="ce6">
            <text:p>9,950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3052" table:style-name="ce6">
            <text:p>3,052<text:s/></text:p>
          </table:table-cell>
          <table:table-cell office:value-type="float" office:value="6175" table:style-name="ce6">
            <text:p>6,175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13407" table:style-name="ce6">
            <text:p>13,407<text:s/></text:p>
          </table:table-cell>
          <table:table-cell office:value-type="float" office:value="14015" table:style-name="ce6">
            <text:p>14,015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6614" table:style-name="ce6">
            <text:p>6,614<text:s/></text:p>
          </table:table-cell>
          <table:table-cell office:value-type="float" office:value="5490" table:style-name="ce6">
            <text:p>5,490<text:s/></text:p>
          </table:table-cell>
          <table:table-cell office:value-type="float" office:value="22416" table:style-name="ce6">
            <text:p>22,416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10724" table:style-name="ce6">
            <text:p>10,724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18724" table:style-name="ce6">
            <text:p>18,724<text:s/></text:p>
          </table:table-cell>
          <table:table-cell office:value-type="float" office:value="11936" table:style-name="ce6">
            <text:p>11,936<text:s/></text:p>
          </table:table-cell>
          <table:table-cell office:value-type="float" office:value="7722" table:style-name="ce6">
            <text:p>7,722<text:s/></text:p>
          </table:table-cell>
          <table:table-cell office:value-type="float" office:value="17799" table:style-name="ce6">
            <text:p>17,799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24326" table:style-name="ce6">
            <text:p>24,326<text:s/></text:p>
          </table:table-cell>
          <table:table-cell office:value-type="float" office:value="17489" table:style-name="ce6">
            <text:p>17,489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28082" table:style-name="ce6">
            <text:p>28,082<text:s/></text:p>
          </table:table-cell>
          <table:table-cell office:value-type="float" office:value="20867" table:style-name="ce6">
            <text:p>20,867<text:s/></text:p>
          </table:table-cell>
          <table:table-cell office:value-type="float" office:value="20715" table:style-name="ce6">
            <text:p>20,715<text:s/></text:p>
          </table:table-cell>
          <table:table-cell office:value-type="float" office:value="15891" table:style-name="ce6">
            <text:p>15,891<text:s/></text:p>
          </table:table-cell>
          <table:table-cell office:value-type="float" office:value="19225" table:style-name="ce6">
            <text:p>19,225<text:s/></text:p>
          </table:table-cell>
          <table:table-cell office:value-type="float" office:value="97625" table:style-name="ce6">
            <text:p>97,625<text:s/></text:p>
          </table:table-cell>
          <table:table-cell office:value-type="float" office:value="32872" table:style-name="ce6">
            <text:p>32,872<text:s/></text:p>
          </table:table-cell>
          <table:table-cell office:value-type="float" office:value="17013" table:style-name="ce6">
            <text:p>17,013<text:s/></text:p>
          </table:table-cell>
          <table:table-cell office:value-type="float" office:value="17630" table:style-name="ce6">
            <text:p>17,630<text:s/></text:p>
          </table:table-cell>
          <table:table-cell office:value-type="float" office:value="18809" table:style-name="ce6">
            <text:p>18,809<text:s/></text:p>
          </table:table-cell>
          <table:table-cell office:value-type="float" office:value="16977" table:style-name="ce6">
            <text:p>16,977<text:s/></text:p>
          </table:table-cell>
          <table:table-cell office:value-type="float" office:value="19051" table:style-name="ce6">
            <text:p>19,051<text:s/></text:p>
          </table:table-cell>
          <table:table-cell office:value-type="float" office:value="18072" table:style-name="ce6">
            <text:p>18,072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23756" table:style-name="ce6">
            <text:p>23,756<text:s/></text:p>
          </table:table-cell>
          <table:table-cell office:value-type="float" office:value="5445" table:style-name="ce6">
            <text:p>5,445<text:s/></text:p>
          </table:table-cell>
          <table:table-cell office:value-type="float" office:value="6736" table:style-name="ce6">
            <text:p>6,736<text:s/></text:p>
          </table:table-cell>
          <table:table-cell office:value-type="float" office:value="14272" table:style-name="ce6">
            <text:p>14,272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10156" table:style-name="ce6">
            <text:p>10,156<text:s/></text:p>
          </table:table-cell>
          <table:table-cell office:value-type="float" office:value="22001" table:style-name="ce6">
            <text:p>22,001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18196" table:style-name="ce6">
            <text:p>18,196<text:s/></text:p>
          </table:table-cell>
          <table:table-cell office:value-type="float" office:value="18892" table:style-name="ce6">
            <text:p>18,892<text:s/></text:p>
          </table:table-cell>
          <table:table-cell office:value-type="float" office:value="20284" table:style-name="ce6">
            <text:p>20,284<text:s/></text:p>
          </table:table-cell>
          <table:table-cell office:value-type="float" office:value="31248" table:style-name="ce6">
            <text:p>31,248<text:s/></text:p>
          </table:table-cell>
          <table:table-cell office:value-type="float" office:value="29788" table:style-name="ce6">
            <text:p>29,788<text:s/></text:p>
          </table:table-cell>
          <table:table-cell office:value-type="float" office:value="22001" table:style-name="ce6">
            <text:p>22,001<text:s/></text:p>
          </table:table-cell>
          <table:table-cell office:value-type="float" office:value="19169" table:style-name="ce6">
            <text:p>19,169<text:s/></text:p>
          </table:table-cell>
          <table:table-cell office:value-type="float" office:value="43185" table:style-name="ce6">
            <text:p>43,185<text:s/></text:p>
          </table:table-cell>
          <table:table-cell office:value-type="float" office:value="15469" table:style-name="ce6">
            <text:p>15,469<text:s/></text:p>
          </table:table-cell>
          <table:table-cell office:value-type="float" office:value="24521" table:style-name="ce6">
            <text:p>24,521<text:s/></text:p>
          </table:table-cell>
          <table:table-cell office:value-type="float" office:value="25917" table:style-name="ce6">
            <text:p>25,917<text:s/></text:p>
          </table:table-cell>
          <table:table-cell office:value-type="float" office:value="15838" table:style-name="ce6">
            <text:p>15,838<text:s/></text:p>
          </table:table-cell>
          <table:table-cell office:value-type="float" office:value="49599" table:style-name="ce6">
            <text:p>49,599<text:s/></text:p>
          </table:table-cell>
          <table:table-cell office:value-type="float" office:value="15611" table:style-name="ce6">
            <text:p>15,611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12263" table:style-name="ce6">
            <text:p>12,263<text:s/></text:p>
          </table:table-cell>
          <table:table-cell office:value-type="float" office:value="15691" table:style-name="ce6">
            <text:p>15,691<text:s/></text:p>
          </table:table-cell>
          <table:table-cell office:value-type="float" office:value="10407" table:style-name="ce6">
            <text:p>10,407<text:s/></text:p>
          </table:table-cell>
          <table:table-cell office:value-type="float" office:value="29457" table:style-name="ce6">
            <text:p>29,457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6066" table:style-name="ce6">
            <text:p>6,066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31194" table:style-name="ce6">
            <text:p>31,194<text:s/></text:p>
          </table:table-cell>
          <table:table-cell office:value-type="float" office:value="18003" table:style-name="ce6">
            <text:p>18,003<text:s/></text:p>
          </table:table-cell>
          <table:table-cell office:value-type="float" office:value="19631" table:style-name="ce6">
            <text:p>19,631<text:s/></text:p>
          </table:table-cell>
          <table:table-cell office:value-type="float" office:value="19213" table:style-name="ce6">
            <text:p>19,213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8719" table:style-name="ce6">
            <text:p>8,719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8990" table:style-name="ce6">
            <text:p>8,990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22049" table:style-name="ce6">
            <text:p>22,049<text:s/></text:p>
          </table:table-cell>
          <table:table-cell office:value-type="float" office:value="16819" table:style-name="ce6">
            <text:p>16,819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10476" table:style-name="ce6">
            <text:p>10,476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1071" table:style-name="ce6">
            <text:p>1,071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4121" table:style-name="ce6">
            <text:p>4,121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4296" table:style-name="ce6">
            <text:p>4,296<text:s/></text:p>
          </table:table-cell>
          <table:table-cell table:number-columns-repeated="16264"/>
        </table:table-row>
        <table:table-row table:style-name="ro2">
          <table:table-cell office:value-type="date" office:date-value="2022-08-02T00:00:00" table:style-name="ce5">
            <text:p>2022/8/2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11666" table:style-name="ce6">
            <text:p>11,666<text:s/></text:p>
          </table:table-cell>
          <table:table-cell office:value-type="float" office:value="36563" table:style-name="ce6">
            <text:p>36,563<text:s/></text:p>
          </table:table-cell>
          <table:table-cell office:value-type="float" office:value="32171" table:style-name="ce6">
            <text:p>32,171<text:s/></text:p>
          </table:table-cell>
          <table:table-cell office:value-type="float" office:value="18915" table:style-name="ce6">
            <text:p>18,915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1753" table:style-name="ce6">
            <text:p>1,753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14059" table:style-name="ce6">
            <text:p>14,059<text:s/></text:p>
          </table:table-cell>
          <table:table-cell office:value-type="float" office:value="14686" table:style-name="ce6">
            <text:p>14,686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7648" table:style-name="ce6">
            <text:p>7,648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5962" table:style-name="ce6">
            <text:p>5,962<text:s/></text:p>
          </table:table-cell>
          <table:table-cell office:value-type="float" office:value="22893" table:style-name="ce6">
            <text:p>22,893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19211" table:style-name="ce6">
            <text:p>19,211<text:s/></text:p>
          </table:table-cell>
          <table:table-cell office:value-type="float" office:value="12087" table:style-name="ce6">
            <text:p>12,087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18536" table:style-name="ce6">
            <text:p>18,536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25763" table:style-name="ce6">
            <text:p>25,763<text:s/></text:p>
          </table:table-cell>
          <table:table-cell office:value-type="float" office:value="18541" table:style-name="ce6">
            <text:p>18,541<text:s/></text:p>
          </table:table-cell>
          <table:table-cell office:value-type="float" office:value="7221" table:style-name="ce6">
            <text:p>7,221<text:s/></text:p>
          </table:table-cell>
          <table:table-cell office:value-type="float" office:value="28388" table:style-name="ce6">
            <text:p>28,388<text:s/></text:p>
          </table:table-cell>
          <table:table-cell office:value-type="float" office:value="21486" table:style-name="ce6">
            <text:p>21,486<text:s/></text:p>
          </table:table-cell>
          <table:table-cell office:value-type="float" office:value="20923" table:style-name="ce6">
            <text:p>20,923<text:s/></text:p>
          </table:table-cell>
          <table:table-cell office:value-type="float" office:value="16046" table:style-name="ce6">
            <text:p>16,046<text:s/></text:p>
          </table:table-cell>
          <table:table-cell office:value-type="float" office:value="20219" table:style-name="ce6">
            <text:p>20,219<text:s/></text:p>
          </table:table-cell>
          <table:table-cell office:value-type="float" office:value="94701" table:style-name="ce6">
            <text:p>94,701<text:s/></text:p>
          </table:table-cell>
          <table:table-cell office:value-type="float" office:value="34111" table:style-name="ce6">
            <text:p>34,111<text:s/></text:p>
          </table:table-cell>
          <table:table-cell office:value-type="float" office:value="17670" table:style-name="ce6">
            <text:p>17,670<text:s/></text:p>
          </table:table-cell>
          <table:table-cell office:value-type="float" office:value="17673" table:style-name="ce6">
            <text:p>17,673<text:s/></text:p>
          </table:table-cell>
          <table:table-cell office:value-type="float" office:value="19476" table:style-name="ce6">
            <text:p>19,476<text:s/></text:p>
          </table:table-cell>
          <table:table-cell office:value-type="float" office:value="16982" table:style-name="ce6">
            <text:p>16,982<text:s/></text:p>
          </table:table-cell>
          <table:table-cell office:value-type="float" office:value="19656" table:style-name="ce6">
            <text:p>19,656<text:s/></text:p>
          </table:table-cell>
          <table:table-cell office:value-type="float" office:value="18716" table:style-name="ce6">
            <text:p>18,716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23758" table:style-name="ce6">
            <text:p>23,758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14243" table:style-name="ce6">
            <text:p>14,243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10451" table:style-name="ce6">
            <text:p>10,451<text:s/></text:p>
          </table:table-cell>
          <table:table-cell office:value-type="float" office:value="7907" table:style-name="ce6">
            <text:p>7,907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20999" table:style-name="ce6">
            <text:p>20,999<text:s/></text:p>
          </table:table-cell>
          <table:table-cell office:value-type="float" office:value="7516" table:style-name="ce6">
            <text:p>7,516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6608" table:style-name="ce6">
            <text:p>6,608<text:s/></text:p>
          </table:table-cell>
          <table:table-cell office:value-type="float" office:value="18517" table:style-name="ce6">
            <text:p>18,517<text:s/></text:p>
          </table:table-cell>
          <table:table-cell office:value-type="float" office:value="19401" table:style-name="ce6">
            <text:p>19,401<text:s/></text:p>
          </table:table-cell>
          <table:table-cell office:value-type="float" office:value="20772" table:style-name="ce6">
            <text:p>20,772<text:s/></text:p>
          </table:table-cell>
          <table:table-cell office:value-type="float" office:value="31695" table:style-name="ce6">
            <text:p>31,695<text:s/></text:p>
          </table:table-cell>
          <table:table-cell office:value-type="float" office:value="30346" table:style-name="ce6">
            <text:p>30,346<text:s/></text:p>
          </table:table-cell>
          <table:table-cell office:value-type="float" office:value="22585" table:style-name="ce6">
            <text:p>22,585<text:s/></text:p>
          </table:table-cell>
          <table:table-cell office:value-type="float" office:value="19307" table:style-name="ce6">
            <text:p>19,307<text:s/></text:p>
          </table:table-cell>
          <table:table-cell office:value-type="float" office:value="43892" table:style-name="ce6">
            <text:p>43,892<text:s/></text:p>
          </table:table-cell>
          <table:table-cell office:value-type="float" office:value="16380" table:style-name="ce6">
            <text:p>16,380<text:s/></text:p>
          </table:table-cell>
          <table:table-cell office:value-type="float" office:value="25367" table:style-name="ce6">
            <text:p>25,367<text:s/></text:p>
          </table:table-cell>
          <table:table-cell office:value-type="float" office:value="27385" table:style-name="ce6">
            <text:p>27,385<text:s/></text:p>
          </table:table-cell>
          <table:table-cell office:value-type="float" office:value="16567" table:style-name="ce6">
            <text:p>16,567<text:s/></text:p>
          </table:table-cell>
          <table:table-cell office:value-type="float" office:value="49809" table:style-name="ce6">
            <text:p>49,809<text:s/></text:p>
          </table:table-cell>
          <table:table-cell office:value-type="float" office:value="16320" table:style-name="ce6">
            <text:p>16,320<text:s/></text:p>
          </table:table-cell>
          <table:table-cell office:value-type="float" office:value="12851" table:style-name="ce6">
            <text:p>12,851<text:s/></text:p>
          </table:table-cell>
          <table:table-cell office:value-type="float" office:value="12333" table:style-name="ce6">
            <text:p>12,333<text:s/></text:p>
          </table:table-cell>
          <table:table-cell office:value-type="float" office:value="15670" table:style-name="ce6">
            <text:p>15,670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22200" table:style-name="ce6">
            <text:p>22,200<text:s/></text:p>
          </table:table-cell>
          <table:table-cell office:value-type="float" office:value="16623" table:style-name="ce6">
            <text:p>16,623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9519" table:style-name="ce6">
            <text:p>9,519<text:s/></text:p>
          </table:table-cell>
          <table:table-cell office:value-type="float" office:value="32525" table:style-name="ce6">
            <text:p>32,525<text:s/></text:p>
          </table:table-cell>
          <table:table-cell office:value-type="float" office:value="18750" table:style-name="ce6">
            <text:p>18,750<text:s/></text:p>
          </table:table-cell>
          <table:table-cell office:value-type="float" office:value="20336" table:style-name="ce6">
            <text:p>20,336<text:s/></text:p>
          </table:table-cell>
          <table:table-cell office:value-type="float" office:value="19273" table:style-name="ce6">
            <text:p>19,273<text:s/></text:p>
          </table:table-cell>
          <table:table-cell office:value-type="float" office:value="7046" table:style-name="ce6">
            <text:p>7,046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5804" table:style-name="ce6">
            <text:p>5,804<text:s/></text:p>
          </table:table-cell>
          <table:table-cell office:value-type="float" office:value="8725" table:style-name="ce6">
            <text:p>8,725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13589" table:style-name="ce6">
            <text:p>13,589<text:s/></text:p>
          </table:table-cell>
          <table:table-cell office:value-type="float" office:value="22592" table:style-name="ce6">
            <text:p>22,592<text:s/></text:p>
          </table:table-cell>
          <table:table-cell office:value-type="float" office:value="17769" table:style-name="ce6">
            <text:p>17,769<text:s/></text:p>
          </table:table-cell>
          <table:table-cell office:value-type="float" office:value="11284" table:style-name="ce6">
            <text:p>11,284<text:s/></text:p>
          </table:table-cell>
          <table:table-cell office:value-type="float" office:value="9899" table:style-name="ce6">
            <text:p>9,899<text:s/></text:p>
          </table:table-cell>
          <table:table-cell office:value-type="float" office:value="10834" table:style-name="ce6">
            <text:p>10,834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4396" table:style-name="ce6">
            <text:p>4,396<text:s/></text:p>
          </table:table-cell>
          <table:table-cell table:number-columns-repeated="16264"/>
        </table:table-row>
        <table:table-row table:style-name="ro2">
          <table:table-cell office:value-type="date" office:date-value="2022-08-03T00:00:00" table:style-name="ce5">
            <text:p>2022/8/3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11668" table:style-name="ce6">
            <text:p>11,668<text:s/></text:p>
          </table:table-cell>
          <table:table-cell office:value-type="float" office:value="36821" table:style-name="ce6">
            <text:p>36,821<text:s/></text:p>
          </table:table-cell>
          <table:table-cell office:value-type="float" office:value="34047" table:style-name="ce6">
            <text:p>34,047<text:s/></text:p>
          </table:table-cell>
          <table:table-cell office:value-type="float" office:value="19072" table:style-name="ce6">
            <text:p>19,072<text:s/></text:p>
          </table:table-cell>
          <table:table-cell office:value-type="float" office:value="10568" table:style-name="ce6">
            <text:p>10,568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14123" table:style-name="ce6">
            <text:p>14,123<text:s/></text:p>
          </table:table-cell>
          <table:table-cell office:value-type="float" office:value="14435" table:style-name="ce6">
            <text:p>14,435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5617" table:style-name="ce6">
            <text:p>5,617<text:s/></text:p>
          </table:table-cell>
          <table:table-cell office:value-type="float" office:value="23324" table:style-name="ce6">
            <text:p>23,324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11000" table:style-name="ce6">
            <text:p>11,000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12756" table:style-name="ce6">
            <text:p>12,756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19292" table:style-name="ce6">
            <text:p>19,292<text:s/></text:p>
          </table:table-cell>
          <table:table-cell office:value-type="float" office:value="13146" table:style-name="ce6">
            <text:p>13,146<text:s/></text:p>
          </table:table-cell>
          <table:table-cell office:value-type="float" office:value="26752" table:style-name="ce6">
            <text:p>26,752<text:s/></text:p>
          </table:table-cell>
          <table:table-cell office:value-type="float" office:value="19021" table:style-name="ce6">
            <text:p>19,021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28916" table:style-name="ce6">
            <text:p>28,916<text:s/></text:p>
          </table:table-cell>
          <table:table-cell office:value-type="float" office:value="21738" table:style-name="ce6">
            <text:p>21,738<text:s/></text:p>
          </table:table-cell>
          <table:table-cell office:value-type="float" office:value="21313" table:style-name="ce6">
            <text:p>21,313<text:s/></text:p>
          </table:table-cell>
          <table:table-cell office:value-type="float" office:value="16394" table:style-name="ce6">
            <text:p>16,394<text:s/></text:p>
          </table:table-cell>
          <table:table-cell office:value-type="float" office:value="20407" table:style-name="ce6">
            <text:p>20,407<text:s/></text:p>
          </table:table-cell>
          <table:table-cell office:value-type="float" office:value="98702" table:style-name="ce6">
            <text:p>98,702<text:s/></text:p>
          </table:table-cell>
          <table:table-cell office:value-type="float" office:value="36811" table:style-name="ce6">
            <text:p>36,811<text:s/></text:p>
          </table:table-cell>
          <table:table-cell office:value-type="float" office:value="18020" table:style-name="ce6">
            <text:p>18,020<text:s/></text:p>
          </table:table-cell>
          <table:table-cell office:value-type="float" office:value="18309" table:style-name="ce6">
            <text:p>18,309<text:s/></text:p>
          </table:table-cell>
          <table:table-cell office:value-type="float" office:value="20416" table:style-name="ce6">
            <text:p>20,416<text:s/></text:p>
          </table:table-cell>
          <table:table-cell office:value-type="float" office:value="18142" table:style-name="ce6">
            <text:p>18,142<text:s/></text:p>
          </table:table-cell>
          <table:table-cell office:value-type="float" office:value="20189" table:style-name="ce6">
            <text:p>20,189<text:s/></text:p>
          </table:table-cell>
          <table:table-cell office:value-type="float" office:value="19065" table:style-name="ce6">
            <text:p>19,065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24406" table:style-name="ce6">
            <text:p>24,406<text:s/>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23155" table:style-name="ce6">
            <text:p>23,155<text:s/></text:p>
          </table:table-cell>
          <table:table-cell office:value-type="float" office:value="7436" table:style-name="ce6">
            <text:p>7,436<text:s/></text:p>
          </table:table-cell>
          <table:table-cell office:value-type="float" office:value="10684" table:style-name="ce6">
            <text:p>10,684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19033" table:style-name="ce6">
            <text:p>19,033<text:s/></text:p>
          </table:table-cell>
          <table:table-cell office:value-type="float" office:value="19506" table:style-name="ce6">
            <text:p>19,506<text:s/></text:p>
          </table:table-cell>
          <table:table-cell office:value-type="float" office:value="21176" table:style-name="ce6">
            <text:p>21,176<text:s/></text:p>
          </table:table-cell>
          <table:table-cell office:value-type="float" office:value="33008" table:style-name="ce6">
            <text:p>33,008<text:s/></text:p>
          </table:table-cell>
          <table:table-cell office:value-type="float" office:value="30977" table:style-name="ce6">
            <text:p>30,977<text:s/></text:p>
          </table:table-cell>
          <table:table-cell office:value-type="float" office:value="23027" table:style-name="ce6">
            <text:p>23,027<text:s/></text:p>
          </table:table-cell>
          <table:table-cell office:value-type="float" office:value="20048" table:style-name="ce6">
            <text:p>20,048<text:s/></text:p>
          </table:table-cell>
          <table:table-cell office:value-type="float" office:value="46414" table:style-name="ce6">
            <text:p>46,414<text:s/></text:p>
          </table:table-cell>
          <table:table-cell office:value-type="float" office:value="16980" table:style-name="ce6">
            <text:p>16,980<text:s/></text:p>
          </table:table-cell>
          <table:table-cell office:value-type="float" office:value="25566" table:style-name="ce6">
            <text:p>25,566<text:s/></text:p>
          </table:table-cell>
          <table:table-cell office:value-type="float" office:value="28738" table:style-name="ce6">
            <text:p>28,738<text:s/></text:p>
          </table:table-cell>
          <table:table-cell office:value-type="float" office:value="17475" table:style-name="ce6">
            <text:p>17,475<text:s/></text:p>
          </table:table-cell>
          <table:table-cell office:value-type="float" office:value="51860" table:style-name="ce6">
            <text:p>51,860<text:s/></text:p>
          </table:table-cell>
          <table:table-cell office:value-type="float" office:value="16336" table:style-name="ce6">
            <text:p>16,336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12335" table:style-name="ce6">
            <text:p>12,335<text:s/></text:p>
          </table:table-cell>
          <table:table-cell office:value-type="float" office:value="16284" table:style-name="ce6">
            <text:p>16,284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23269" table:style-name="ce6">
            <text:p>23,269<text:s/></text:p>
          </table:table-cell>
          <table:table-cell office:value-type="float" office:value="16960" table:style-name="ce6">
            <text:p>16,960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9918" table:style-name="ce6">
            <text:p>9,918<text:s/></text:p>
          </table:table-cell>
          <table:table-cell office:value-type="float" office:value="32952" table:style-name="ce6">
            <text:p>32,952<text:s/></text:p>
          </table:table-cell>
          <table:table-cell office:value-type="float" office:value="19412" table:style-name="ce6">
            <text:p>19,412<text:s/></text:p>
          </table:table-cell>
          <table:table-cell office:value-type="float" office:value="20618" table:style-name="ce6">
            <text:p>20,618<text:s/></text:p>
          </table:table-cell>
          <table:table-cell office:value-type="float" office:value="19726" table:style-name="ce6">
            <text:p>19,726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4264" table:style-name="ce6">
            <text:p>4,264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8429" table:style-name="ce6">
            <text:p>8,429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13511" table:style-name="ce6">
            <text:p>13,511<text:s/></text:p>
          </table:table-cell>
          <table:table-cell office:value-type="float" office:value="23262" table:style-name="ce6">
            <text:p>23,262<text:s/></text:p>
          </table:table-cell>
          <table:table-cell office:value-type="float" office:value="18696" table:style-name="ce6">
            <text:p>18,696<text:s/></text:p>
          </table:table-cell>
          <table:table-cell office:value-type="float" office:value="11482" table:style-name="ce6">
            <text:p>11,482<text:s/></text:p>
          </table:table-cell>
          <table:table-cell office:value-type="float" office:value="10141" table:style-name="ce6">
            <text:p>10,141<text:s/></text:p>
          </table:table-cell>
          <table:table-cell office:value-type="float" office:value="10708" table:style-name="ce6">
            <text:p>10,708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7421" table:style-name="ce6">
            <text:p>7,421<text:s/></text:p>
          </table:table-cell>
          <table:table-cell office:value-type="float" office:value="1156" table:style-name="ce6">
            <text:p>1,156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6873" table:style-name="ce6">
            <text:p>6,873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4492" table:style-name="ce6">
            <text:p>4,492<text:s/></text:p>
          </table:table-cell>
          <table:table-cell table:number-columns-repeated="16264"/>
        </table:table-row>
        <table:table-row table:style-name="ro2">
          <table:table-cell office:value-type="date" office:date-value="2022-08-04T00:00:00" table:style-name="ce5">
            <text:p>2022/8/4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11904" table:style-name="ce6">
            <text:p>11,904<text:s/></text:p>
          </table:table-cell>
          <table:table-cell office:value-type="float" office:value="37749" table:style-name="ce6">
            <text:p>37,749<text:s/></text:p>
          </table:table-cell>
          <table:table-cell office:value-type="float" office:value="35103" table:style-name="ce6">
            <text:p>35,103<text:s/></text:p>
          </table:table-cell>
          <table:table-cell office:value-type="float" office:value="19309" table:style-name="ce6">
            <text:p>19,309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14010" table:style-name="ce6">
            <text:p>14,010<text:s/></text:p>
          </table:table-cell>
          <table:table-cell office:value-type="float" office:value="14476" table:style-name="ce6">
            <text:p>14,476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6847" table:style-name="ce6">
            <text:p>6,847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25144" table:style-name="ce6">
            <text:p>25,144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10829" table:style-name="ce6">
            <text:p>10,829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19439" table:style-name="ce6">
            <text:p>19,439<text:s/></text:p>
          </table:table-cell>
          <table:table-cell office:value-type="float" office:value="12662" table:style-name="ce6">
            <text:p>12,662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19450" table:style-name="ce6">
            <text:p>19,450<text:s/></text:p>
          </table:table-cell>
          <table:table-cell office:value-type="float" office:value="13293" table:style-name="ce6">
            <text:p>13,293<text:s/></text:p>
          </table:table-cell>
          <table:table-cell office:value-type="float" office:value="26464" table:style-name="ce6">
            <text:p>26,464<text:s/></text:p>
          </table:table-cell>
          <table:table-cell office:value-type="float" office:value="18944" table:style-name="ce6">
            <text:p>18,944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29116" table:style-name="ce6">
            <text:p>29,116<text:s/></text:p>
          </table:table-cell>
          <table:table-cell office:value-type="float" office:value="21620" table:style-name="ce6">
            <text:p>21,620<text:s/></text:p>
          </table:table-cell>
          <table:table-cell office:value-type="float" office:value="21250" table:style-name="ce6">
            <text:p>21,250<text:s/></text:p>
          </table:table-cell>
          <table:table-cell office:value-type="float" office:value="16283" table:style-name="ce6">
            <text:p>16,283<text:s/></text:p>
          </table:table-cell>
          <table:table-cell office:value-type="float" office:value="19544" table:style-name="ce6">
            <text:p>19,544<text:s/></text:p>
          </table:table-cell>
          <table:table-cell office:value-type="float" office:value="104906" table:style-name="ce6">
            <text:p>104,906<text:s/></text:p>
          </table:table-cell>
          <table:table-cell office:value-type="float" office:value="38584" table:style-name="ce6">
            <text:p>38,584<text:s/></text:p>
          </table:table-cell>
          <table:table-cell office:value-type="float" office:value="17895" table:style-name="ce6">
            <text:p>17,895<text:s/></text:p>
          </table:table-cell>
          <table:table-cell office:value-type="float" office:value="17980" table:style-name="ce6">
            <text:p>17,980<text:s/></text:p>
          </table:table-cell>
          <table:table-cell office:value-type="float" office:value="20713" table:style-name="ce6">
            <text:p>20,713<text:s/></text:p>
          </table:table-cell>
          <table:table-cell office:value-type="float" office:value="18819" table:style-name="ce6">
            <text:p>18,819<text:s/></text:p>
          </table:table-cell>
          <table:table-cell office:value-type="float" office:value="20552" table:style-name="ce6">
            <text:p>20,552<text:s/></text:p>
          </table:table-cell>
          <table:table-cell office:value-type="float" office:value="19152" table:style-name="ce6">
            <text:p>19,152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24446" table:style-name="ce6">
            <text:p>24,446<text:s/></text:p>
          </table:table-cell>
          <table:table-cell office:value-type="float" office:value="5746" table:style-name="ce6">
            <text:p>5,746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14809" table:style-name="ce6">
            <text:p>14,809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10447" table:style-name="ce6">
            <text:p>10,447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10841" table:style-name="ce6">
            <text:p>10,841<text:s/></text:p>
          </table:table-cell>
          <table:table-cell office:value-type="float" office:value="23334" table:style-name="ce6">
            <text:p>23,334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10724" table:style-name="ce6">
            <text:p>10,724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18729" table:style-name="ce6">
            <text:p>18,729<text:s/></text:p>
          </table:table-cell>
          <table:table-cell office:value-type="float" office:value="19212" table:style-name="ce6">
            <text:p>19,212<text:s/></text:p>
          </table:table-cell>
          <table:table-cell office:value-type="float" office:value="21613" table:style-name="ce6">
            <text:p>21,613<text:s/></text:p>
          </table:table-cell>
          <table:table-cell office:value-type="float" office:value="34305" table:style-name="ce6">
            <text:p>34,305<text:s/></text:p>
          </table:table-cell>
          <table:table-cell office:value-type="float" office:value="30964" table:style-name="ce6">
            <text:p>30,964<text:s/></text:p>
          </table:table-cell>
          <table:table-cell office:value-type="float" office:value="23053" table:style-name="ce6">
            <text:p>23,053<text:s/></text:p>
          </table:table-cell>
          <table:table-cell office:value-type="float" office:value="20435" table:style-name="ce6">
            <text:p>20,435<text:s/></text:p>
          </table:table-cell>
          <table:table-cell office:value-type="float" office:value="48047" table:style-name="ce6">
            <text:p>48,047<text:s/></text:p>
          </table:table-cell>
          <table:table-cell office:value-type="float" office:value="16885" table:style-name="ce6">
            <text:p>16,885<text:s/></text:p>
          </table:table-cell>
          <table:table-cell office:value-type="float" office:value="26349" table:style-name="ce6">
            <text:p>26,349<text:s/></text:p>
          </table:table-cell>
          <table:table-cell office:value-type="float" office:value="29742" table:style-name="ce6">
            <text:p>29,742<text:s/></text:p>
          </table:table-cell>
          <table:table-cell office:value-type="float" office:value="17885" table:style-name="ce6">
            <text:p>17,885<text:s/></text:p>
          </table:table-cell>
          <table:table-cell office:value-type="float" office:value="54188" table:style-name="ce6">
            <text:p>54,188<text:s/></text:p>
          </table:table-cell>
          <table:table-cell office:value-type="float" office:value="16370" table:style-name="ce6">
            <text:p>16,370<text:s/></text:p>
          </table:table-cell>
          <table:table-cell office:value-type="float" office:value="13085" table:style-name="ce6">
            <text:p>13,085<text:s/></text:p>
          </table:table-cell>
          <table:table-cell office:value-type="float" office:value="12817" table:style-name="ce6">
            <text:p>12,817<text:s/></text:p>
          </table:table-cell>
          <table:table-cell office:value-type="float" office:value="17340" table:style-name="ce6">
            <text:p>17,340<text:s/></text:p>
          </table:table-cell>
          <table:table-cell office:value-type="float" office:value="10771" table:style-name="ce6">
            <text:p>10,771<text:s/></text:p>
          </table:table-cell>
          <table:table-cell office:value-type="float" office:value="24623" table:style-name="ce6">
            <text:p>24,623<text:s/></text:p>
          </table:table-cell>
          <table:table-cell office:value-type="float" office:value="17018" table:style-name="ce6">
            <text:p>17,018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33131" table:style-name="ce6">
            <text:p>33,131<text:s/></text:p>
          </table:table-cell>
          <table:table-cell office:value-type="float" office:value="19701" table:style-name="ce6">
            <text:p>19,701<text:s/></text:p>
          </table:table-cell>
          <table:table-cell office:value-type="float" office:value="20888" table:style-name="ce6">
            <text:p>20,888<text:s/></text:p>
          </table:table-cell>
          <table:table-cell office:value-type="float" office:value="19940" table:style-name="ce6">
            <text:p>19,940<text:s/></text:p>
          </table:table-cell>
          <table:table-cell office:value-type="float" office:value="7191" table:style-name="ce6">
            <text:p>7,191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8621" table:style-name="ce6">
            <text:p>8,621<text:s/></text:p>
          </table:table-cell>
          <table:table-cell office:value-type="float" office:value="8351" table:style-name="ce6">
            <text:p>8,351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23120" table:style-name="ce6">
            <text:p>23,120<text:s/></text:p>
          </table:table-cell>
          <table:table-cell office:value-type="float" office:value="19261" table:style-name="ce6">
            <text:p>19,261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10095" table:style-name="ce6">
            <text:p>10,095<text:s/></text:p>
          </table:table-cell>
          <table:table-cell office:value-type="float" office:value="10792" table:style-name="ce6">
            <text:p>10,792<text:s/></text:p>
          </table:table-cell>
          <table:table-cell office:value-type="float" office:value="9990" table:style-name="ce6">
            <text:p>9,990<text:s/></text:p>
          </table:table-cell>
          <table:table-cell office:value-type="float" office:value="9852" table:style-name="ce6">
            <text:p>9,852<text:s/></text:p>
          </table:table-cell>
          <table:table-cell office:value-type="float" office:value="8286" table:style-name="ce6">
            <text:p>8,286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2579" table:style-name="ce6">
            <text:p>2,579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4437" table:style-name="ce6">
            <text:p>4,437<text:s/></text:p>
          </table:table-cell>
          <table:table-cell table:number-columns-repeated="16264"/>
        </table:table-row>
        <table:table-row table:style-name="ro2">
          <table:table-cell office:value-type="date" office:date-value="2022-08-05T00:00:00" table:style-name="ce5">
            <text:p>2022/8/5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11793" table:style-name="ce6">
            <text:p>11,793<text:s/></text:p>
          </table:table-cell>
          <table:table-cell office:value-type="float" office:value="38181" table:style-name="ce6">
            <text:p>38,181<text:s/></text:p>
          </table:table-cell>
          <table:table-cell office:value-type="float" office:value="38926" table:style-name="ce6">
            <text:p>38,926<text:s/></text:p>
          </table:table-cell>
          <table:table-cell office:value-type="float" office:value="20112" table:style-name="ce6">
            <text:p>20,112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9337" table:style-name="ce6">
            <text:p>9,337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10007" table:style-name="ce6">
            <text:p>10,007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14160" table:style-name="ce6">
            <text:p>14,160<text:s/></text:p>
          </table:table-cell>
          <table:table-cell office:value-type="float" office:value="4418" table:style-name="ce6">
            <text:p>4,418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6678" table:style-name="ce6">
            <text:p>6,678<text:s/></text:p>
          </table:table-cell>
          <table:table-cell office:value-type="float" office:value="6896" table:style-name="ce6">
            <text:p>6,896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25828" table:style-name="ce6">
            <text:p>25,828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11151" table:style-name="ce6">
            <text:p>11,151<text:s/></text:p>
          </table:table-cell>
          <table:table-cell office:value-type="float" office:value="13179" table:style-name="ce6">
            <text:p>13,179<text:s/></text:p>
          </table:table-cell>
          <table:table-cell office:value-type="float" office:value="20150" table:style-name="ce6">
            <text:p>20,150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20405" table:style-name="ce6">
            <text:p>20,405<text:s/></text:p>
          </table:table-cell>
          <table:table-cell office:value-type="float" office:value="13544" table:style-name="ce6">
            <text:p>13,544<text:s/></text:p>
          </table:table-cell>
          <table:table-cell office:value-type="float" office:value="26718" table:style-name="ce6">
            <text:p>26,718<text:s/></text:p>
          </table:table-cell>
          <table:table-cell office:value-type="float" office:value="20081" table:style-name="ce6">
            <text:p>20,081<text:s/></text:p>
          </table:table-cell>
          <table:table-cell office:value-type="float" office:value="7195" table:style-name="ce6">
            <text:p>7,195<text:s/></text:p>
          </table:table-cell>
          <table:table-cell office:value-type="float" office:value="29085" table:style-name="ce6">
            <text:p>29,085<text:s/></text:p>
          </table:table-cell>
          <table:table-cell office:value-type="float" office:value="22014" table:style-name="ce6">
            <text:p>22,014<text:s/></text:p>
          </table:table-cell>
          <table:table-cell office:value-type="float" office:value="21228" table:style-name="ce6">
            <text:p>21,228<text:s/></text:p>
          </table:table-cell>
          <table:table-cell office:value-type="float" office:value="16645" table:style-name="ce6">
            <text:p>16,645<text:s/></text:p>
          </table:table-cell>
          <table:table-cell office:value-type="float" office:value="20042" table:style-name="ce6">
            <text:p>20,042<text:s/></text:p>
          </table:table-cell>
          <table:table-cell office:value-type="float" office:value="130267" table:style-name="ce6">
            <text:p>130,267<text:s/></text:p>
          </table:table-cell>
          <table:table-cell office:value-type="float" office:value="42689" table:style-name="ce6">
            <text:p>42,689<text:s/></text:p>
          </table:table-cell>
          <table:table-cell office:value-type="float" office:value="19035" table:style-name="ce6">
            <text:p>19,035<text:s/></text:p>
          </table:table-cell>
          <table:table-cell office:value-type="float" office:value="18522" table:style-name="ce6">
            <text:p>18,522<text:s/></text:p>
          </table:table-cell>
          <table:table-cell office:value-type="float" office:value="21723" table:style-name="ce6">
            <text:p>21,723<text:s/></text:p>
          </table:table-cell>
          <table:table-cell office:value-type="float" office:value="20001" table:style-name="ce6">
            <text:p>20,001<text:s/></text:p>
          </table:table-cell>
          <table:table-cell office:value-type="float" office:value="21164" table:style-name="ce6">
            <text:p>21,164<text:s/></text:p>
          </table:table-cell>
          <table:table-cell office:value-type="float" office:value="20284" table:style-name="ce6">
            <text:p>20,284<text:s/></text:p>
          </table:table-cell>
          <table:table-cell office:value-type="float" office:value="10167" table:style-name="ce6">
            <text:p>10,167<text:s/></text:p>
          </table:table-cell>
          <table:table-cell office:value-type="float" office:value="24133" table:style-name="ce6">
            <text:p>24,133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24246" table:style-name="ce6">
            <text:p>24,246<text:s/></text:p>
          </table:table-cell>
          <table:table-cell office:value-type="float" office:value="7821" table:style-name="ce6">
            <text:p>7,821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18969" table:style-name="ce6">
            <text:p>18,969<text:s/></text:p>
          </table:table-cell>
          <table:table-cell office:value-type="float" office:value="19112" table:style-name="ce6">
            <text:p>19,112<text:s/></text:p>
          </table:table-cell>
          <table:table-cell office:value-type="float" office:value="22855" table:style-name="ce6">
            <text:p>22,855<text:s/></text:p>
          </table:table-cell>
          <table:table-cell office:value-type="float" office:value="37151" table:style-name="ce6">
            <text:p>37,151<text:s/></text:p>
          </table:table-cell>
          <table:table-cell office:value-type="float" office:value="31694" table:style-name="ce6">
            <text:p>31,694<text:s/></text:p>
          </table:table-cell>
          <table:table-cell office:value-type="float" office:value="23297" table:style-name="ce6">
            <text:p>23,297<text:s/></text:p>
          </table:table-cell>
          <table:table-cell office:value-type="float" office:value="20632" table:style-name="ce6">
            <text:p>20,632<text:s/></text:p>
          </table:table-cell>
          <table:table-cell office:value-type="float" office:value="54192" table:style-name="ce6">
            <text:p>54,192<text:s/></text:p>
          </table:table-cell>
          <table:table-cell office:value-type="float" office:value="17463" table:style-name="ce6">
            <text:p>17,463<text:s/></text:p>
          </table:table-cell>
          <table:table-cell office:value-type="float" office:value="28646" table:style-name="ce6">
            <text:p>28,646<text:s/></text:p>
          </table:table-cell>
          <table:table-cell office:value-type="float" office:value="32549" table:style-name="ce6">
            <text:p>32,549<text:s/></text:p>
          </table:table-cell>
          <table:table-cell office:value-type="float" office:value="19355" table:style-name="ce6">
            <text:p>19,355<text:s/></text:p>
          </table:table-cell>
          <table:table-cell office:value-type="float" office:value="60455" table:style-name="ce6">
            <text:p>60,455<text:s/></text:p>
          </table:table-cell>
          <table:table-cell office:value-type="float" office:value="17147" table:style-name="ce6">
            <text:p>17,147<text:s/></text:p>
          </table:table-cell>
          <table:table-cell office:value-type="float" office:value="13767" table:style-name="ce6">
            <text:p>13,767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20656" table:style-name="ce6">
            <text:p>20,656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27309" table:style-name="ce6">
            <text:p>27,309<text:s/></text:p>
          </table:table-cell>
          <table:table-cell office:value-type="float" office:value="18157" table:style-name="ce6">
            <text:p>18,157<text:s/></text:p>
          </table:table-cell>
          <table:table-cell office:value-type="float" office:value="6979" table:style-name="ce6">
            <text:p>6,979<text:s/></text:p>
          </table:table-cell>
          <table:table-cell office:value-type="float" office:value="10813" table:style-name="ce6">
            <text:p>10,813<text:s/></text:p>
          </table:table-cell>
          <table:table-cell office:value-type="float" office:value="34068" table:style-name="ce6">
            <text:p>34,068<text:s/></text:p>
          </table:table-cell>
          <table:table-cell office:value-type="float" office:value="19847" table:style-name="ce6">
            <text:p>19,847<text:s/></text:p>
          </table:table-cell>
          <table:table-cell office:value-type="float" office:value="21052" table:style-name="ce6">
            <text:p>21,052<text:s/></text:p>
          </table:table-cell>
          <table:table-cell office:value-type="float" office:value="20702" table:style-name="ce6">
            <text:p>20,702<text:s/></text:p>
          </table:table-cell>
          <table:table-cell office:value-type="float" office:value="6891" table:style-name="ce6">
            <text:p>6,891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8914" table:style-name="ce6">
            <text:p>8,914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14210" table:style-name="ce6">
            <text:p>14,210<text:s/></text:p>
          </table:table-cell>
          <table:table-cell office:value-type="float" office:value="24121" table:style-name="ce6">
            <text:p>24,121<text:s/></text:p>
          </table:table-cell>
          <table:table-cell office:value-type="float" office:value="19991" table:style-name="ce6">
            <text:p>19,991<text:s/></text:p>
          </table:table-cell>
          <table:table-cell office:value-type="float" office:value="11480" table:style-name="ce6">
            <text:p>11,480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10115" table:style-name="ce6">
            <text:p>10,115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8414" table:style-name="ce6">
            <text:p>8,414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4600" table:style-name="ce6">
            <text:p>4,600<text:s/></text:p>
          </table:table-cell>
          <table:table-cell table:number-columns-repeated="16264"/>
        </table:table-row>
        <table:table-row table:style-name="ro2">
          <table:table-cell office:value-type="date" office:date-value="2022-08-06T00:00:00" table:style-name="ce5">
            <text:p>2022/8/6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6668" table:style-name="ce6">
            <text:p>6,668<text:s/></text:p>
          </table:table-cell>
          <table:table-cell office:value-type="float" office:value="19101" table:style-name="ce6">
            <text:p>19,101<text:s/></text:p>
          </table:table-cell>
          <table:table-cell office:value-type="float" office:value="34334" table:style-name="ce6">
            <text:p>34,334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7115" table:style-name="ce6">
            <text:p>7,115<text:s/></text:p>
          </table:table-cell>
          <table:table-cell office:value-type="float" office:value="5864" table:style-name="ce6">
            <text:p>5,864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6104" table:style-name="ce6">
            <text:p>6,104<text:s/></text:p>
          </table:table-cell>
          <table:table-cell office:value-type="float" office:value="1223" table:style-name="ce6">
            <text:p>1,223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8866" table:style-name="ce6">
            <text:p>8,866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2629" table:style-name="ce6">
            <text:p>2,629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15365" table:style-name="ce6">
            <text:p>15,365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8108" table:style-name="ce6">
            <text:p>8,108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11669" table:style-name="ce6">
            <text:p>11,669<text:s/></text:p>
          </table:table-cell>
          <table:table-cell office:value-type="float" office:value="6906" table:style-name="ce6">
            <text:p>6,906<text:s/></text:p>
          </table:table-cell>
          <table:table-cell office:value-type="float" office:value="18159" table:style-name="ce6">
            <text:p>18,159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18815" table:style-name="ce6">
            <text:p>18,815<text:s/></text:p>
          </table:table-cell>
          <table:table-cell office:value-type="float" office:value="13182" table:style-name="ce6">
            <text:p>13,182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22656" table:style-name="ce6">
            <text:p>22,656<text:s/></text:p>
          </table:table-cell>
          <table:table-cell office:value-type="float" office:value="15992" table:style-name="ce6">
            <text:p>15,992<text:s/></text:p>
          </table:table-cell>
          <table:table-cell office:value-type="float" office:value="14816" table:style-name="ce6">
            <text:p>14,816<text:s/></text:p>
          </table:table-cell>
          <table:table-cell office:value-type="float" office:value="12768" table:style-name="ce6">
            <text:p>12,768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110609" table:style-name="ce6">
            <text:p>110,609<text:s/></text:p>
          </table:table-cell>
          <table:table-cell office:value-type="float" office:value="39693" table:style-name="ce6">
            <text:p>39,693<text:s/></text:p>
          </table:table-cell>
          <table:table-cell office:value-type="float" office:value="13336" table:style-name="ce6">
            <text:p>13,336<text:s/></text:p>
          </table:table-cell>
          <table:table-cell office:value-type="float" office:value="12003" table:style-name="ce6">
            <text:p>12,003<text:s/></text:p>
          </table:table-cell>
          <table:table-cell office:value-type="float" office:value="18437" table:style-name="ce6">
            <text:p>18,437<text:s/></text:p>
          </table:table-cell>
          <table:table-cell office:value-type="float" office:value="19756" table:style-name="ce6">
            <text:p>19,756<text:s/></text:p>
          </table:table-cell>
          <table:table-cell office:value-type="float" office:value="18774" table:style-name="ce6">
            <text:p>18,774<text:s/></text:p>
          </table:table-cell>
          <table:table-cell office:value-type="float" office:value="15154" table:style-name="ce6">
            <text:p>15,154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16502" table:style-name="ce6">
            <text:p>16,502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11734" table:style-name="ce6">
            <text:p>11,734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24693" table:style-name="ce6">
            <text:p>24,693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13585" table:style-name="ce6">
            <text:p>13,585<text:s/></text:p>
          </table:table-cell>
          <table:table-cell office:value-type="float" office:value="12080" table:style-name="ce6">
            <text:p>12,080<text:s/></text:p>
          </table:table-cell>
          <table:table-cell office:value-type="float" office:value="19120" table:style-name="ce6">
            <text:p>19,120<text:s/></text:p>
          </table:table-cell>
          <table:table-cell office:value-type="float" office:value="29987" table:style-name="ce6">
            <text:p>29,987<text:s/></text:p>
          </table:table-cell>
          <table:table-cell office:value-type="float" office:value="22695" table:style-name="ce6">
            <text:p>22,695<text:s/></text:p>
          </table:table-cell>
          <table:table-cell office:value-type="float" office:value="17222" table:style-name="ce6">
            <text:p>17,222<text:s/></text:p>
          </table:table-cell>
          <table:table-cell office:value-type="float" office:value="18419" table:style-name="ce6">
            <text:p>18,419<text:s/></text:p>
          </table:table-cell>
          <table:table-cell office:value-type="float" office:value="55701" table:style-name="ce6">
            <text:p>55,701<text:s/></text:p>
          </table:table-cell>
          <table:table-cell office:value-type="float" office:value="12283" table:style-name="ce6">
            <text:p>12,283<text:s/></text:p>
          </table:table-cell>
          <table:table-cell office:value-type="float" office:value="24640" table:style-name="ce6">
            <text:p>24,640<text:s/></text:p>
          </table:table-cell>
          <table:table-cell office:value-type="float" office:value="26067" table:style-name="ce6">
            <text:p>26,067<text:s/></text:p>
          </table:table-cell>
          <table:table-cell office:value-type="float" office:value="15781" table:style-name="ce6">
            <text:p>15,781<text:s/></text:p>
          </table:table-cell>
          <table:table-cell office:value-type="float" office:value="48405" table:style-name="ce6">
            <text:p>48,405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15426" table:style-name="ce6">
            <text:p>15,426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22584" table:style-name="ce6">
            <text:p>22,584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14913" table:style-name="ce6">
            <text:p>14,913<text:s/></text:p>
          </table:table-cell>
          <table:table-cell office:value-type="float" office:value="16366" table:style-name="ce6">
            <text:p>16,366<text:s/></text:p>
          </table:table-cell>
          <table:table-cell office:value-type="float" office:value="11199" table:style-name="ce6">
            <text:p>11,199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7294" table:style-name="ce6">
            <text:p>7,294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16060" table:style-name="ce6">
            <text:p>16,060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8197" table:style-name="ce6">
            <text:p>8,197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5717" table:style-name="ce6">
            <text:p>5,717<text:s/></text:p>
          </table:table-cell>
          <table:table-cell office:value-type="float" office:value="5354" table:style-name="ce6">
            <text:p>5,354<text:s/></text:p>
          </table:table-cell>
          <table:table-cell office:value-type="float" office:value="697" table:style-name="ce6">
            <text:p>697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6922" table:style-name="ce6">
            <text:p>6,922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2545" table:style-name="ce6">
            <text:p>2,545<text:s/></text:p>
          </table:table-cell>
          <table:table-cell table:number-columns-repeated="16264"/>
        </table:table-row>
        <table:table-row table:style-name="ro2">
          <table:table-cell office:value-type="date" office:date-value="2022-08-07T00:00:00" table:style-name="ce5">
            <text:p>2022/8/7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5687" table:style-name="ce6">
            <text:p>5,687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26514" table:style-name="ce6">
            <text:p>26,514<text:s/></text:p>
          </table:table-cell>
          <table:table-cell office:value-type="float" office:value="9135" table:style-name="ce6">
            <text:p>9,135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1086" table:style-name="ce6">
            <text:p>1,086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7886" table:style-name="ce6">
            <text:p>7,886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4483" table:style-name="ce6">
            <text:p>4,483<text:s/></text:p>
          </table:table-cell>
          <table:table-cell office:value-type="float" office:value="2715" table:style-name="ce6">
            <text:p>2,715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3694" table:style-name="ce6">
            <text:p>3,694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8610" table:style-name="ce6">
            <text:p>8,610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10040" table:style-name="ce6">
            <text:p>10,040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15936" table:style-name="ce6">
            <text:p>15,936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15012" table:style-name="ce6">
            <text:p>15,012<text:s/></text:p>
          </table:table-cell>
          <table:table-cell office:value-type="float" office:value="11486" table:style-name="ce6">
            <text:p>11,486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19944" table:style-name="ce6">
            <text:p>19,944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12607" table:style-name="ce6">
            <text:p>12,607<text:s/></text:p>
          </table:table-cell>
          <table:table-cell office:value-type="float" office:value="11161" table:style-name="ce6">
            <text:p>11,161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97378" table:style-name="ce6">
            <text:p>97,378<text:s/></text:p>
          </table:table-cell>
          <table:table-cell office:value-type="float" office:value="33054" table:style-name="ce6">
            <text:p>33,054<text:s/></text:p>
          </table:table-cell>
          <table:table-cell office:value-type="float" office:value="9593" table:style-name="ce6">
            <text:p>9,593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15821" table:style-name="ce6">
            <text:p>15,821<text:s/></text:p>
          </table:table-cell>
          <table:table-cell office:value-type="float" office:value="17018" table:style-name="ce6">
            <text:p>17,018<text:s/></text:p>
          </table:table-cell>
          <table:table-cell office:value-type="float" office:value="15578" table:style-name="ce6">
            <text:p>15,578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5802" table:style-name="ce6">
            <text:p>5,802<text:s/></text:p>
          </table:table-cell>
          <table:table-cell office:value-type="float" office:value="13557" table:style-name="ce6">
            <text:p>13,557<text:s/>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10599" table:style-name="ce6">
            <text:p>10,599<text:s/></text:p>
          </table:table-cell>
          <table:table-cell office:value-type="float" office:value="3698" table:style-name="ce6">
            <text:p>3,698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1199" table:style-name="ce6">
            <text:p>1,199<text:s/></text:p>
          </table:table-cell>
          <table:table-cell office:value-type="float" office:value="5502" table:style-name="ce6">
            <text:p>5,502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23247" table:style-name="ce6">
            <text:p>23,247<text:s/></text:p>
          </table:table-cell>
          <table:table-cell office:value-type="float" office:value="4449" table:style-name="ce6">
            <text:p>4,449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11423" table:style-name="ce6">
            <text:p>11,423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15087" table:style-name="ce6">
            <text:p>15,087<text:s/></text:p>
          </table:table-cell>
          <table:table-cell office:value-type="float" office:value="25169" table:style-name="ce6">
            <text:p>25,169<text:s/></text:p>
          </table:table-cell>
          <table:table-cell office:value-type="float" office:value="19386" table:style-name="ce6">
            <text:p>19,386<text:s/></text:p>
          </table:table-cell>
          <table:table-cell office:value-type="float" office:value="14516" table:style-name="ce6">
            <text:p>14,516<text:s/></text:p>
          </table:table-cell>
          <table:table-cell office:value-type="float" office:value="15887" table:style-name="ce6">
            <text:p>15,887<text:s/></text:p>
          </table:table-cell>
          <table:table-cell office:value-type="float" office:value="44428" table:style-name="ce6">
            <text:p>44,428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20060" table:style-name="ce6">
            <text:p>20,060<text:s/></text:p>
          </table:table-cell>
          <table:table-cell office:value-type="float" office:value="18111" table:style-name="ce6">
            <text:p>18,111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38334" table:style-name="ce6">
            <text:p>38,334<text:s/></text:p>
          </table:table-cell>
          <table:table-cell office:value-type="float" office:value="10577" table:style-name="ce6">
            <text:p>10,577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6271" table:style-name="ce6">
            <text:p>6,271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5775" table:style-name="ce6">
            <text:p>5,775<text:s/></text:p>
          </table:table-cell>
          <table:table-cell office:value-type="float" office:value="18382" table:style-name="ce6">
            <text:p>18,382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4235" table:style-name="ce6">
            <text:p>4,235<text:s/></text:p>
          </table:table-cell>
          <table:table-cell office:value-type="float" office:value="4974" table:style-name="ce6">
            <text:p>4,974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4808" table:style-name="ce6">
            <text:p>4,808<text:s/></text:p>
          </table:table-cell>
          <table:table-cell office:value-type="float" office:value="6094" table:style-name="ce6">
            <text:p>6,094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8263" table:style-name="ce6">
            <text:p>8,263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14128" table:style-name="ce6">
            <text:p>14,128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5894" table:style-name="ce6">
            <text:p>5,894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4381" table:style-name="ce6">
            <text:p>4,381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948" table:style-name="ce6">
            <text:p>948<text:s/></text:p>
          </table:table-cell>
          <table:table-cell office:value-type="float" office:value="1116" table:style-name="ce6">
            <text:p>1,116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1249" table:style-name="ce6">
            <text:p>1,249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2311" table:style-name="ce6">
            <text:p>2,311<text:s/></text:p>
          </table:table-cell>
          <table:table-cell table:number-columns-repeated="16264"/>
        </table:table-row>
        <table:table-row table:style-name="ro2">
          <table:table-cell office:value-type="date" office:date-value="2022-08-08T00:00:00" table:style-name="ce5">
            <text:p>2022/8/8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11133" table:style-name="ce6">
            <text:p>11,133<text:s/></text:p>
          </table:table-cell>
          <table:table-cell office:value-type="float" office:value="35160" table:style-name="ce6">
            <text:p>35,160<text:s/></text:p>
          </table:table-cell>
          <table:table-cell office:value-type="float" office:value="31696" table:style-name="ce6">
            <text:p>31,696<text:s/></text:p>
          </table:table-cell>
          <table:table-cell office:value-type="float" office:value="18068" table:style-name="ce6">
            <text:p>18,068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8694" table:style-name="ce6">
            <text:p>8,694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10013" table:style-name="ce6">
            <text:p>10,013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13426" table:style-name="ce6">
            <text:p>13,426<text:s/></text:p>
          </table:table-cell>
          <table:table-cell office:value-type="float" office:value="14067" table:style-name="ce6">
            <text:p>14,067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7552" table:style-name="ce6">
            <text:p>7,552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6396" table:style-name="ce6">
            <text:p>6,396<text:s/></text:p>
          </table:table-cell>
          <table:table-cell office:value-type="float" office:value="5370" table:style-name="ce6">
            <text:p>5,370<text:s/></text:p>
          </table:table-cell>
          <table:table-cell office:value-type="float" office:value="21868" table:style-name="ce6">
            <text:p>21,868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9111" table:style-name="ce6">
            <text:p>9,111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19056" table:style-name="ce6">
            <text:p>19,056<text:s/></text:p>
          </table:table-cell>
          <table:table-cell office:value-type="float" office:value="11963" table:style-name="ce6">
            <text:p>11,963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18321" table:style-name="ce6">
            <text:p>18,321<text:s/></text:p>
          </table:table-cell>
          <table:table-cell office:value-type="float" office:value="12288" table:style-name="ce6">
            <text:p>12,288<text:s/></text:p>
          </table:table-cell>
          <table:table-cell office:value-type="float" office:value="24809" table:style-name="ce6">
            <text:p>24,809<text:s/></text:p>
          </table:table-cell>
          <table:table-cell office:value-type="float" office:value="17769" table:style-name="ce6">
            <text:p>17,769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28183" table:style-name="ce6">
            <text:p>28,183<text:s/></text:p>
          </table:table-cell>
          <table:table-cell office:value-type="float" office:value="20841" table:style-name="ce6">
            <text:p>20,841<text:s/></text:p>
          </table:table-cell>
          <table:table-cell office:value-type="float" office:value="20699" table:style-name="ce6">
            <text:p>20,699<text:s/></text:p>
          </table:table-cell>
          <table:table-cell office:value-type="float" office:value="15781" table:style-name="ce6">
            <text:p>15,781<text:s/></text:p>
          </table:table-cell>
          <table:table-cell office:value-type="float" office:value="19832" table:style-name="ce6">
            <text:p>19,832<text:s/></text:p>
          </table:table-cell>
          <table:table-cell office:value-type="float" office:value="97769" table:style-name="ce6">
            <text:p>97,769<text:s/></text:p>
          </table:table-cell>
          <table:table-cell office:value-type="float" office:value="33279" table:style-name="ce6">
            <text:p>33,279<text:s/></text:p>
          </table:table-cell>
          <table:table-cell office:value-type="float" office:value="17229" table:style-name="ce6">
            <text:p>17,229<text:s/></text:p>
          </table:table-cell>
          <table:table-cell office:value-type="float" office:value="17325" table:style-name="ce6">
            <text:p>17,325<text:s/></text:p>
          </table:table-cell>
          <table:table-cell office:value-type="float" office:value="18709" table:style-name="ce6">
            <text:p>18,709<text:s/></text:p>
          </table:table-cell>
          <table:table-cell office:value-type="float" office:value="17220" table:style-name="ce6">
            <text:p>17,220<text:s/></text:p>
          </table:table-cell>
          <table:table-cell office:value-type="float" office:value="19040" table:style-name="ce6">
            <text:p>19,040<text:s/></text:p>
          </table:table-cell>
          <table:table-cell office:value-type="float" office:value="18573" table:style-name="ce6">
            <text:p>18,573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23949" table:style-name="ce6">
            <text:p>23,949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14420" table:style-name="ce6">
            <text:p>14,420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7811" table:style-name="ce6">
            <text:p>7,811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22959" table:style-name="ce6">
            <text:p>22,959<text:s/></text:p>
          </table:table-cell>
          <table:table-cell office:value-type="float" office:value="7374" table:style-name="ce6">
            <text:p>7,374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18371" table:style-name="ce6">
            <text:p>18,371<text:s/></text:p>
          </table:table-cell>
          <table:table-cell office:value-type="float" office:value="18706" table:style-name="ce6">
            <text:p>18,706<text:s/></text:p>
          </table:table-cell>
          <table:table-cell office:value-type="float" office:value="20724" table:style-name="ce6">
            <text:p>20,724<text:s/></text:p>
          </table:table-cell>
          <table:table-cell office:value-type="float" office:value="31845" table:style-name="ce6">
            <text:p>31,845<text:s/></text:p>
          </table:table-cell>
          <table:table-cell office:value-type="float" office:value="29964" table:style-name="ce6">
            <text:p>29,964<text:s/></text:p>
          </table:table-cell>
          <table:table-cell office:value-type="float" office:value="21925" table:style-name="ce6">
            <text:p>21,925<text:s/></text:p>
          </table:table-cell>
          <table:table-cell office:value-type="float" office:value="19437" table:style-name="ce6">
            <text:p>19,437<text:s/></text:p>
          </table:table-cell>
          <table:table-cell office:value-type="float" office:value="43918" table:style-name="ce6">
            <text:p>43,918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25113" table:style-name="ce6">
            <text:p>25,113<text:s/></text:p>
          </table:table-cell>
          <table:table-cell office:value-type="float" office:value="25993" table:style-name="ce6">
            <text:p>25,993<text:s/></text:p>
          </table:table-cell>
          <table:table-cell office:value-type="float" office:value="15794" table:style-name="ce6">
            <text:p>15,794<text:s/></text:p>
          </table:table-cell>
          <table:table-cell office:value-type="float" office:value="49515" table:style-name="ce6">
            <text:p>49,515<text:s/></text:p>
          </table:table-cell>
          <table:table-cell office:value-type="float" office:value="15509" table:style-name="ce6">
            <text:p>15,509<text:s/></text:p>
          </table:table-cell>
          <table:table-cell office:value-type="float" office:value="13013" table:style-name="ce6">
            <text:p>13,013<text:s/></text:p>
          </table:table-cell>
          <table:table-cell office:value-type="float" office:value="12190" table:style-name="ce6">
            <text:p>12,190<text:s/></text:p>
          </table:table-cell>
          <table:table-cell office:value-type="float" office:value="15844" table:style-name="ce6">
            <text:p>15,844<text:s/></text:p>
          </table:table-cell>
          <table:table-cell office:value-type="float" office:value="10361" table:style-name="ce6">
            <text:p>10,361<text:s/></text:p>
          </table:table-cell>
          <table:table-cell office:value-type="float" office:value="24113" table:style-name="ce6">
            <text:p>24,113<text:s/></text:p>
          </table:table-cell>
          <table:table-cell office:value-type="float" office:value="15884" table:style-name="ce6">
            <text:p>15,884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31066" table:style-name="ce6">
            <text:p>31,066<text:s/></text:p>
          </table:table-cell>
          <table:table-cell office:value-type="float" office:value="18221" table:style-name="ce6">
            <text:p>18,221<text:s/></text:p>
          </table:table-cell>
          <table:table-cell office:value-type="float" office:value="19819" table:style-name="ce6">
            <text:p>19,819<text:s/></text:p>
          </table:table-cell>
          <table:table-cell office:value-type="float" office:value="18985" table:style-name="ce6">
            <text:p>18,985<text:s/></text:p>
          </table:table-cell>
          <table:table-cell office:value-type="float" office:value="7065" table:style-name="ce6">
            <text:p>7,065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5672" table:style-name="ce6">
            <text:p>5,672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8263" table:style-name="ce6">
            <text:p>8,263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13073" table:style-name="ce6">
            <text:p>13,073<text:s/></text:p>
          </table:table-cell>
          <table:table-cell office:value-type="float" office:value="21963" table:style-name="ce6">
            <text:p>21,963<text:s/></text:p>
          </table:table-cell>
          <table:table-cell office:value-type="float" office:value="16983" table:style-name="ce6">
            <text:p>16,983<text:s/></text:p>
          </table:table-cell>
          <table:table-cell office:value-type="float" office:value="10949" table:style-name="ce6">
            <text:p>10,949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4280" table:style-name="ce6">
            <text:p>4,280<text:s/></text:p>
          </table:table-cell>
          <table:table-cell table:number-columns-repeated="16264"/>
        </table:table-row>
        <table:table-row table:style-name="ro2">
          <table:table-cell office:value-type="date" office:date-value="2022-08-09T00:00:00" table:style-name="ce5">
            <text:p>2022/8/9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36975" table:style-name="ce6">
            <text:p>36,975<text:s/></text:p>
          </table:table-cell>
          <table:table-cell office:value-type="float" office:value="33504" table:style-name="ce6">
            <text:p>33,504<text:s/></text:p>
          </table:table-cell>
          <table:table-cell office:value-type="float" office:value="19287" table:style-name="ce6">
            <text:p>19,287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9521" table:style-name="ce6">
            <text:p>9,521<text:s/></text:p>
          </table:table-cell>
          <table:table-cell office:value-type="float" office:value="13880" table:style-name="ce6">
            <text:p>13,880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4303" table:style-name="ce6">
            <text:p>4,303<text:s/></text:p>
          </table:table-cell>
          <table:table-cell office:value-type="float" office:value="8074" table:style-name="ce6">
            <text:p>8,074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22976" table:style-name="ce6">
            <text:p>22,976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19505" table:style-name="ce6">
            <text:p>19,505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19403" table:style-name="ce6">
            <text:p>19,403<text:s/></text:p>
          </table:table-cell>
          <table:table-cell office:value-type="float" office:value="13170" table:style-name="ce6">
            <text:p>13,170<text:s/></text:p>
          </table:table-cell>
          <table:table-cell office:value-type="float" office:value="26377" table:style-name="ce6">
            <text:p>26,377<text:s/></text:p>
          </table:table-cell>
          <table:table-cell office:value-type="float" office:value="19147" table:style-name="ce6">
            <text:p>19,147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29320" table:style-name="ce6">
            <text:p>29,320<text:s/></text:p>
          </table:table-cell>
          <table:table-cell office:value-type="float" office:value="22103" table:style-name="ce6">
            <text:p>22,103<text:s/></text:p>
          </table:table-cell>
          <table:table-cell office:value-type="float" office:value="21540" table:style-name="ce6">
            <text:p>21,540<text:s/></text:p>
          </table:table-cell>
          <table:table-cell office:value-type="float" office:value="16464" table:style-name="ce6">
            <text:p>16,464<text:s/></text:p>
          </table:table-cell>
          <table:table-cell office:value-type="float" office:value="20502" table:style-name="ce6">
            <text:p>20,502<text:s/></text:p>
          </table:table-cell>
          <table:table-cell office:value-type="float" office:value="102093" table:style-name="ce6">
            <text:p>102,093<text:s/></text:p>
          </table:table-cell>
          <table:table-cell office:value-type="float" office:value="35933" table:style-name="ce6">
            <text:p>35,933<text:s/></text:p>
          </table:table-cell>
          <table:table-cell office:value-type="float" office:value="18125" table:style-name="ce6">
            <text:p>18,125<text:s/></text:p>
          </table:table-cell>
          <table:table-cell office:value-type="float" office:value="18404" table:style-name="ce6">
            <text:p>18,404<text:s/></text:p>
          </table:table-cell>
          <table:table-cell office:value-type="float" office:value="20540" table:style-name="ce6">
            <text:p>20,540<text:s/></text:p>
          </table:table-cell>
          <table:table-cell office:value-type="float" office:value="19432" table:style-name="ce6">
            <text:p>19,432<text:s/></text:p>
          </table:table-cell>
          <table:table-cell office:value-type="float" office:value="20720" table:style-name="ce6">
            <text:p>20,720<text:s/></text:p>
          </table:table-cell>
          <table:table-cell office:value-type="float" office:value="19628" table:style-name="ce6">
            <text:p>19,628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24658" table:style-name="ce6">
            <text:p>24,658<text:s/></text:p>
          </table:table-cell>
          <table:table-cell office:value-type="float" office:value="5747" table:style-name="ce6">
            <text:p>5,747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15239" table:style-name="ce6">
            <text:p>15,239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10447" table:style-name="ce6">
            <text:p>10,447<text:s/></text:p>
          </table:table-cell>
          <table:table-cell office:value-type="float" office:value="8148" table:style-name="ce6">
            <text:p>8,148<text:s/></text:p>
          </table:table-cell>
          <table:table-cell office:value-type="float" office:value="10749" table:style-name="ce6">
            <text:p>10,749<text:s/></text:p>
          </table:table-cell>
          <table:table-cell office:value-type="float" office:value="23551" table:style-name="ce6">
            <text:p>23,551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10803" table:style-name="ce6">
            <text:p>10,803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18922" table:style-name="ce6">
            <text:p>18,922<text:s/></text:p>
          </table:table-cell>
          <table:table-cell office:value-type="float" office:value="19808" table:style-name="ce6">
            <text:p>19,808<text:s/></text:p>
          </table:table-cell>
          <table:table-cell office:value-type="float" office:value="21555" table:style-name="ce6">
            <text:p>21,555<text:s/></text:p>
          </table:table-cell>
          <table:table-cell office:value-type="float" office:value="32932" table:style-name="ce6">
            <text:p>32,932<text:s/></text:p>
          </table:table-cell>
          <table:table-cell office:value-type="float" office:value="30851" table:style-name="ce6">
            <text:p>30,851<text:s/></text:p>
          </table:table-cell>
          <table:table-cell office:value-type="float" office:value="23124" table:style-name="ce6">
            <text:p>23,124<text:s/></text:p>
          </table:table-cell>
          <table:table-cell office:value-type="float" office:value="20135" table:style-name="ce6">
            <text:p>20,135<text:s/></text:p>
          </table:table-cell>
          <table:table-cell office:value-type="float" office:value="46649" table:style-name="ce6">
            <text:p>46,649<text:s/></text:p>
          </table:table-cell>
          <table:table-cell office:value-type="float" office:value="17431" table:style-name="ce6">
            <text:p>17,431<text:s/></text:p>
          </table:table-cell>
          <table:table-cell office:value-type="float" office:value="26528" table:style-name="ce6">
            <text:p>26,528<text:s/></text:p>
          </table:table-cell>
          <table:table-cell office:value-type="float" office:value="29090" table:style-name="ce6">
            <text:p>29,090<text:s/></text:p>
          </table:table-cell>
          <table:table-cell office:value-type="float" office:value="17215" table:style-name="ce6">
            <text:p>17,215<text:s/></text:p>
          </table:table-cell>
          <table:table-cell office:value-type="float" office:value="51512" table:style-name="ce6">
            <text:p>51,512<text:s/></text:p>
          </table:table-cell>
          <table:table-cell office:value-type="float" office:value="16806" table:style-name="ce6">
            <text:p>16,806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12561" table:style-name="ce6">
            <text:p>12,561<text:s/></text:p>
          </table:table-cell>
          <table:table-cell office:value-type="float" office:value="16307" table:style-name="ce6">
            <text:p>16,307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22805" table:style-name="ce6">
            <text:p>22,805<text:s/></text:p>
          </table:table-cell>
          <table:table-cell office:value-type="float" office:value="17000" table:style-name="ce6">
            <text:p>17,000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32820" table:style-name="ce6">
            <text:p>32,820<text:s/></text:p>
          </table:table-cell>
          <table:table-cell office:value-type="float" office:value="19253" table:style-name="ce6">
            <text:p>19,253<text:s/></text:p>
          </table:table-cell>
          <table:table-cell office:value-type="float" office:value="20952" table:style-name="ce6">
            <text:p>20,952<text:s/></text:p>
          </table:table-cell>
          <table:table-cell office:value-type="float" office:value="19688" table:style-name="ce6">
            <text:p>19,688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8348" table:style-name="ce6">
            <text:p>8,348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9352" table:style-name="ce6">
            <text:p>9,352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22900" table:style-name="ce6">
            <text:p>22,900<text:s/></text:p>
          </table:table-cell>
          <table:table-cell office:value-type="float" office:value="18579" table:style-name="ce6">
            <text:p>18,579<text:s/></text:p>
          </table:table-cell>
          <table:table-cell office:value-type="float" office:value="11551" table:style-name="ce6">
            <text:p>11,551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10059" table:style-name="ce6">
            <text:p>10,059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8401" table:style-name="ce6">
            <text:p>8,401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1134" table:style-name="ce6">
            <text:p>1,134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4120" table:style-name="ce6">
            <text:p>4,120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4577" table:style-name="ce6">
            <text:p>4,577<text:s/></text:p>
          </table:table-cell>
          <table:table-cell table:number-columns-repeated="16264"/>
        </table:table-row>
        <table:table-row table:style-name="ro2">
          <table:table-cell office:value-type="date" office:date-value="2022-08-10T00:00:00" table:style-name="ce5">
            <text:p>2022/8/10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36832" table:style-name="ce6">
            <text:p>36,832<text:s/></text:p>
          </table:table-cell>
          <table:table-cell office:value-type="float" office:value="34219" table:style-name="ce6">
            <text:p>34,219<text:s/></text:p>
          </table:table-cell>
          <table:table-cell office:value-type="float" office:value="19446" table:style-name="ce6">
            <text:p>19,446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1875" table:style-name="ce6">
            <text:p>1,875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14106" table:style-name="ce6">
            <text:p>14,106<text:s/></text:p>
          </table:table-cell>
          <table:table-cell office:value-type="float" office:value="14798" table:style-name="ce6">
            <text:p>14,798<text:s/></text:p>
          </table:table-cell>
          <table:table-cell office:value-type="float" office:value="4334" table:style-name="ce6">
            <text:p>4,334<text:s/></text:p>
          </table:table-cell>
          <table:table-cell office:value-type="float" office:value="7969" table:style-name="ce6">
            <text:p>7,969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5652" table:style-name="ce6">
            <text:p>5,652<text:s/></text:p>
          </table:table-cell>
          <table:table-cell office:value-type="float" office:value="24736" table:style-name="ce6">
            <text:p>24,736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13086" table:style-name="ce6">
            <text:p>13,086<text:s/></text:p>
          </table:table-cell>
          <table:table-cell office:value-type="float" office:value="19655" table:style-name="ce6">
            <text:p>19,655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8343" table:style-name="ce6">
            <text:p>8,343<text:s/></text:p>
          </table:table-cell>
          <table:table-cell office:value-type="float" office:value="19715" table:style-name="ce6">
            <text:p>19,715<text:s/></text:p>
          </table:table-cell>
          <table:table-cell office:value-type="float" office:value="13295" table:style-name="ce6">
            <text:p>13,295<text:s/></text:p>
          </table:table-cell>
          <table:table-cell office:value-type="float" office:value="26649" table:style-name="ce6">
            <text:p>26,649<text:s/></text:p>
          </table:table-cell>
          <table:table-cell office:value-type="float" office:value="18854" table:style-name="ce6">
            <text:p>18,854<text:s/></text:p>
          </table:table-cell>
          <table:table-cell office:value-type="float" office:value="7360" table:style-name="ce6">
            <text:p>7,360<text:s/></text:p>
          </table:table-cell>
          <table:table-cell office:value-type="float" office:value="29318" table:style-name="ce6">
            <text:p>29,318<text:s/></text:p>
          </table:table-cell>
          <table:table-cell office:value-type="float" office:value="21832" table:style-name="ce6">
            <text:p>21,832<text:s/></text:p>
          </table:table-cell>
          <table:table-cell office:value-type="float" office:value="21504" table:style-name="ce6">
            <text:p>21,504<text:s/></text:p>
          </table:table-cell>
          <table:table-cell office:value-type="float" office:value="16591" table:style-name="ce6">
            <text:p>16,591<text:s/></text:p>
          </table:table-cell>
          <table:table-cell office:value-type="float" office:value="20167" table:style-name="ce6">
            <text:p>20,167<text:s/></text:p>
          </table:table-cell>
          <table:table-cell office:value-type="float" office:value="103434" table:style-name="ce6">
            <text:p>103,434<text:s/></text:p>
          </table:table-cell>
          <table:table-cell office:value-type="float" office:value="38109" table:style-name="ce6">
            <text:p>38,109<text:s/></text:p>
          </table:table-cell>
          <table:table-cell office:value-type="float" office:value="18276" table:style-name="ce6">
            <text:p>18,276<text:s/></text:p>
          </table:table-cell>
          <table:table-cell office:value-type="float" office:value="18421" table:style-name="ce6">
            <text:p>18,421<text:s/></text:p>
          </table:table-cell>
          <table:table-cell office:value-type="float" office:value="20584" table:style-name="ce6">
            <text:p>20,584<text:s/></text:p>
          </table:table-cell>
          <table:table-cell office:value-type="float" office:value="19295" table:style-name="ce6">
            <text:p>19,295<text:s/></text:p>
          </table:table-cell>
          <table:table-cell office:value-type="float" office:value="20917" table:style-name="ce6">
            <text:p>20,917<text:s/></text:p>
          </table:table-cell>
          <table:table-cell office:value-type="float" office:value="19669" table:style-name="ce6">
            <text:p>19,669<text:s/></text:p>
          </table:table-cell>
          <table:table-cell office:value-type="float" office:value="10347" table:style-name="ce6">
            <text:p>10,347<text:s/></text:p>
          </table:table-cell>
          <table:table-cell office:value-type="float" office:value="24784" table:style-name="ce6">
            <text:p>24,784<text:s/></text:p>
          </table:table-cell>
          <table:table-cell office:value-type="float" office:value="5951" table:style-name="ce6">
            <text:p>5,951<text:s/></text:p>
          </table:table-cell>
          <table:table-cell office:value-type="float" office:value="6909" table:style-name="ce6">
            <text:p>6,909<text:s/></text:p>
          </table:table-cell>
          <table:table-cell office:value-type="float" office:value="15383" table:style-name="ce6">
            <text:p>15,383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2944" table:style-name="ce6">
            <text:p>2,944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23715" table:style-name="ce6">
            <text:p>23,715<text:s/></text:p>
          </table:table-cell>
          <table:table-cell office:value-type="float" office:value="7753" table:style-name="ce6">
            <text:p>7,753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6955" table:style-name="ce6">
            <text:p>6,955<text:s/></text:p>
          </table:table-cell>
          <table:table-cell office:value-type="float" office:value="19080" table:style-name="ce6">
            <text:p>19,080<text:s/></text:p>
          </table:table-cell>
          <table:table-cell office:value-type="float" office:value="19750" table:style-name="ce6">
            <text:p>19,750<text:s/></text:p>
          </table:table-cell>
          <table:table-cell office:value-type="float" office:value="21789" table:style-name="ce6">
            <text:p>21,789<text:s/></text:p>
          </table:table-cell>
          <table:table-cell office:value-type="float" office:value="33276" table:style-name="ce6">
            <text:p>33,276<text:s/></text:p>
          </table:table-cell>
          <table:table-cell office:value-type="float" office:value="31522" table:style-name="ce6">
            <text:p>31,522<text:s/></text:p>
          </table:table-cell>
          <table:table-cell office:value-type="float" office:value="23257" table:style-name="ce6">
            <text:p>23,257<text:s/></text:p>
          </table:table-cell>
          <table:table-cell office:value-type="float" office:value="20405" table:style-name="ce6">
            <text:p>20,405<text:s/></text:p>
          </table:table-cell>
          <table:table-cell office:value-type="float" office:value="48578" table:style-name="ce6">
            <text:p>48,578<text:s/></text:p>
          </table:table-cell>
          <table:table-cell office:value-type="float" office:value="17964" table:style-name="ce6">
            <text:p>17,964<text:s/></text:p>
          </table:table-cell>
          <table:table-cell office:value-type="float" office:value="26358" table:style-name="ce6">
            <text:p>26,358<text:s/></text:p>
          </table:table-cell>
          <table:table-cell office:value-type="float" office:value="29544" table:style-name="ce6">
            <text:p>29,544<text:s/></text:p>
          </table:table-cell>
          <table:table-cell office:value-type="float" office:value="17551" table:style-name="ce6">
            <text:p>17,551<text:s/></text:p>
          </table:table-cell>
          <table:table-cell office:value-type="float" office:value="53015" table:style-name="ce6">
            <text:p>53,015<text:s/></text:p>
          </table:table-cell>
          <table:table-cell office:value-type="float" office:value="16597" table:style-name="ce6">
            <text:p>16,597<text:s/></text:p>
          </table:table-cell>
          <table:table-cell office:value-type="float" office:value="13656" table:style-name="ce6">
            <text:p>13,656<text:s/></text:p>
          </table:table-cell>
          <table:table-cell office:value-type="float" office:value="12691" table:style-name="ce6">
            <text:p>12,691<text:s/></text:p>
          </table:table-cell>
          <table:table-cell office:value-type="float" office:value="16757" table:style-name="ce6">
            <text:p>16,757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22718" table:style-name="ce6">
            <text:p>22,718<text:s/></text:p>
          </table:table-cell>
          <table:table-cell office:value-type="float" office:value="17075" table:style-name="ce6">
            <text:p>17,075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10230" table:style-name="ce6">
            <text:p>10,230<text:s/></text:p>
          </table:table-cell>
          <table:table-cell office:value-type="float" office:value="33381" table:style-name="ce6">
            <text:p>33,381<text:s/></text:p>
          </table:table-cell>
          <table:table-cell office:value-type="float" office:value="19599" table:style-name="ce6">
            <text:p>19,599<text:s/></text:p>
          </table:table-cell>
          <table:table-cell office:value-type="float" office:value="21144" table:style-name="ce6">
            <text:p>21,144<text:s/></text:p>
          </table:table-cell>
          <table:table-cell office:value-type="float" office:value="20141" table:style-name="ce6">
            <text:p>20,141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4345" table:style-name="ce6">
            <text:p>4,345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9409" table:style-name="ce6">
            <text:p>9,409<text:s/></text:p>
          </table:table-cell>
          <table:table-cell office:value-type="float" office:value="14020" table:style-name="ce6">
            <text:p>14,020<text:s/></text:p>
          </table:table-cell>
          <table:table-cell office:value-type="float" office:value="23633" table:style-name="ce6">
            <text:p>23,633<text:s/></text:p>
          </table:table-cell>
          <table:table-cell office:value-type="float" office:value="18639" table:style-name="ce6">
            <text:p>18,639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7611" table:style-name="ce6">
            <text:p>7,611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4563" table:style-name="ce6">
            <text:p>4,563<text:s/></text:p>
          </table:table-cell>
          <table:table-cell table:number-columns-repeated="16264"/>
        </table:table-row>
        <table:table-row table:style-name="ro2">
          <table:table-cell office:value-type="date" office:date-value="2022-08-11T00:00:00" table:style-name="ce5">
            <text:p>2022/8/11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11832" table:style-name="ce6">
            <text:p>11,832<text:s/></text:p>
          </table:table-cell>
          <table:table-cell office:value-type="float" office:value="36771" table:style-name="ce6">
            <text:p>36,771<text:s/></text:p>
          </table:table-cell>
          <table:table-cell office:value-type="float" office:value="35525" table:style-name="ce6">
            <text:p>35,525<text:s/></text:p>
          </table:table-cell>
          <table:table-cell office:value-type="float" office:value="19163" table:style-name="ce6">
            <text:p>19,163<text:s/></text:p>
          </table:table-cell>
          <table:table-cell office:value-type="float" office:value="10917" table:style-name="ce6">
            <text:p>10,917<text:s/></text:p>
          </table:table-cell>
          <table:table-cell office:value-type="float" office:value="9112" table:style-name="ce6">
            <text:p>9,112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9775" table:style-name="ce6">
            <text:p>9,775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14810" table:style-name="ce6">
            <text:p>14,810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7973" table:style-name="ce6">
            <text:p>7,973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24236" table:style-name="ce6">
            <text:p>24,236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11107" table:style-name="ce6">
            <text:p>11,107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19385" table:style-name="ce6">
            <text:p>19,385<text:s/></text:p>
          </table:table-cell>
          <table:table-cell office:value-type="float" office:value="12457" table:style-name="ce6">
            <text:p>12,457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19236" table:style-name="ce6">
            <text:p>19,236<text:s/></text:p>
          </table:table-cell>
          <table:table-cell office:value-type="float" office:value="13101" table:style-name="ce6">
            <text:p>13,101<text:s/></text:p>
          </table:table-cell>
          <table:table-cell office:value-type="float" office:value="26783" table:style-name="ce6">
            <text:p>26,783<text:s/></text:p>
          </table:table-cell>
          <table:table-cell office:value-type="float" office:value="19135" table:style-name="ce6">
            <text:p>19,135<text:s/></text:p>
          </table:table-cell>
          <table:table-cell office:value-type="float" office:value="7368" table:style-name="ce6">
            <text:p>7,368<text:s/></text:p>
          </table:table-cell>
          <table:table-cell office:value-type="float" office:value="29235" table:style-name="ce6">
            <text:p>29,235<text:s/></text:p>
          </table:table-cell>
          <table:table-cell office:value-type="float" office:value="22028" table:style-name="ce6">
            <text:p>22,028<text:s/></text:p>
          </table:table-cell>
          <table:table-cell office:value-type="float" office:value="21153" table:style-name="ce6">
            <text:p>21,153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19930" table:style-name="ce6">
            <text:p>19,930<text:s/></text:p>
          </table:table-cell>
          <table:table-cell office:value-type="float" office:value="107503" table:style-name="ce6">
            <text:p>107,503<text:s/></text:p>
          </table:table-cell>
          <table:table-cell office:value-type="float" office:value="37752" table:style-name="ce6">
            <text:p>37,752<text:s/></text:p>
          </table:table-cell>
          <table:table-cell office:value-type="float" office:value="17693" table:style-name="ce6">
            <text:p>17,693<text:s/></text:p>
          </table:table-cell>
          <table:table-cell office:value-type="float" office:value="18776" table:style-name="ce6">
            <text:p>18,776<text:s/></text:p>
          </table:table-cell>
          <table:table-cell office:value-type="float" office:value="20731" table:style-name="ce6">
            <text:p>20,731<text:s/></text:p>
          </table:table-cell>
          <table:table-cell office:value-type="float" office:value="18915" table:style-name="ce6">
            <text:p>18,915<text:s/></text:p>
          </table:table-cell>
          <table:table-cell office:value-type="float" office:value="20438" table:style-name="ce6">
            <text:p>20,438<text:s/></text:p>
          </table:table-cell>
          <table:table-cell office:value-type="float" office:value="19395" table:style-name="ce6">
            <text:p>19,395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24124" table:style-name="ce6">
            <text:p>24,124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15259" table:style-name="ce6">
            <text:p>15,259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10409" table:style-name="ce6">
            <text:p>10,409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10747" table:style-name="ce6">
            <text:p>10,747<text:s/></text:p>
          </table:table-cell>
          <table:table-cell office:value-type="float" office:value="23337" table:style-name="ce6">
            <text:p>23,337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18856" table:style-name="ce6">
            <text:p>18,856<text:s/></text:p>
          </table:table-cell>
          <table:table-cell office:value-type="float" office:value="19360" table:style-name="ce6">
            <text:p>19,360<text:s/></text:p>
          </table:table-cell>
          <table:table-cell office:value-type="float" office:value="21443" table:style-name="ce6">
            <text:p>21,443<text:s/></text:p>
          </table:table-cell>
          <table:table-cell office:value-type="float" office:value="33219" table:style-name="ce6">
            <text:p>33,219<text:s/></text:p>
          </table:table-cell>
          <table:table-cell office:value-type="float" office:value="31148" table:style-name="ce6">
            <text:p>31,148<text:s/></text:p>
          </table:table-cell>
          <table:table-cell office:value-type="float" office:value="23254" table:style-name="ce6">
            <text:p>23,254<text:s/></text:p>
          </table:table-cell>
          <table:table-cell office:value-type="float" office:value="20204" table:style-name="ce6">
            <text:p>20,204<text:s/></text:p>
          </table:table-cell>
          <table:table-cell office:value-type="float" office:value="47399" table:style-name="ce6">
            <text:p>47,399<text:s/></text:p>
          </table:table-cell>
          <table:table-cell office:value-type="float" office:value="17932" table:style-name="ce6">
            <text:p>17,932<text:s/></text:p>
          </table:table-cell>
          <table:table-cell office:value-type="float" office:value="26343" table:style-name="ce6">
            <text:p>26,343<text:s/></text:p>
          </table:table-cell>
          <table:table-cell office:value-type="float" office:value="29741" table:style-name="ce6">
            <text:p>29,741<text:s/></text:p>
          </table:table-cell>
          <table:table-cell office:value-type="float" office:value="17465" table:style-name="ce6">
            <text:p>17,465<text:s/></text:p>
          </table:table-cell>
          <table:table-cell office:value-type="float" office:value="53300" table:style-name="ce6">
            <text:p>53,300<text:s/></text:p>
          </table:table-cell>
          <table:table-cell office:value-type="float" office:value="16655" table:style-name="ce6">
            <text:p>16,655<text:s/></text:p>
          </table:table-cell>
          <table:table-cell office:value-type="float" office:value="13288" table:style-name="ce6">
            <text:p>13,288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17338" table:style-name="ce6">
            <text:p>17,338<text:s/></text:p>
          </table:table-cell>
          <table:table-cell office:value-type="float" office:value="11383" table:style-name="ce6">
            <text:p>11,383<text:s/></text:p>
          </table:table-cell>
          <table:table-cell office:value-type="float" office:value="23112" table:style-name="ce6">
            <text:p>23,112<text:s/></text:p>
          </table:table-cell>
          <table:table-cell office:value-type="float" office:value="16993" table:style-name="ce6">
            <text:p>16,993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33039" table:style-name="ce6">
            <text:p>33,039<text:s/></text:p>
          </table:table-cell>
          <table:table-cell office:value-type="float" office:value="19409" table:style-name="ce6">
            <text:p>19,409<text:s/></text:p>
          </table:table-cell>
          <table:table-cell office:value-type="float" office:value="20956" table:style-name="ce6">
            <text:p>20,956<text:s/></text:p>
          </table:table-cell>
          <table:table-cell office:value-type="float" office:value="19797" table:style-name="ce6">
            <text:p>19,797<text:s/></text:p>
          </table:table-cell>
          <table:table-cell office:value-type="float" office:value="7279" table:style-name="ce6">
            <text:p>7,279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6094" table:style-name="ce6">
            <text:p>6,094<text:s/></text:p>
          </table:table-cell>
          <table:table-cell office:value-type="float" office:value="8664" table:style-name="ce6">
            <text:p>8,664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13623" table:style-name="ce6">
            <text:p>13,623<text:s/></text:p>
          </table:table-cell>
          <table:table-cell office:value-type="float" office:value="23253" table:style-name="ce6">
            <text:p>23,253<text:s/></text:p>
          </table:table-cell>
          <table:table-cell office:value-type="float" office:value="18806" table:style-name="ce6">
            <text:p>18,806<text:s/></text:p>
          </table:table-cell>
          <table:table-cell office:value-type="float" office:value="11522" table:style-name="ce6">
            <text:p>11,522<text:s/></text:p>
          </table:table-cell>
          <table:table-cell office:value-type="float" office:value="10225" table:style-name="ce6">
            <text:p>10,225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10122" table:style-name="ce6">
            <text:p>10,122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8493" table:style-name="ce6">
            <text:p>8,493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1083" table:style-name="ce6">
            <text:p>1,083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4095" table:style-name="ce6">
            <text:p>4,095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4566" table:style-name="ce6">
            <text:p>4,566<text:s/></text:p>
          </table:table-cell>
          <table:table-cell table:number-columns-repeated="16264"/>
        </table:table-row>
        <table:table-row table:style-name="ro2">
          <table:table-cell office:value-type="date" office:date-value="2022-08-12T00:00:00" table:style-name="ce5">
            <text:p>2022/8/12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11681" table:style-name="ce6">
            <text:p>11,681<text:s/></text:p>
          </table:table-cell>
          <table:table-cell office:value-type="float" office:value="37990" table:style-name="ce6">
            <text:p>37,990<text:s/></text:p>
          </table:table-cell>
          <table:table-cell office:value-type="float" office:value="38243" table:style-name="ce6">
            <text:p>38,243<text:s/></text:p>
          </table:table-cell>
          <table:table-cell office:value-type="float" office:value="19722" table:style-name="ce6">
            <text:p>19,722<text:s/></text:p>
          </table:table-cell>
          <table:table-cell office:value-type="float" office:value="10879" table:style-name="ce6">
            <text:p>10,879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9703" table:style-name="ce6">
            <text:p>9,703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6259" table:style-name="ce6">
            <text:p>6,259<text:s/></text:p>
          </table:table-cell>
          <table:table-cell office:value-type="float" office:value="10220" table:style-name="ce6">
            <text:p>10,220<text:s/></text:p>
          </table:table-cell>
          <table:table-cell office:value-type="float" office:value="13504" table:style-name="ce6">
            <text:p>13,504<text:s/></text:p>
          </table:table-cell>
          <table:table-cell office:value-type="float" office:value="14107" table:style-name="ce6">
            <text:p>14,107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6766" table:style-name="ce6">
            <text:p>6,766<text:s/></text:p>
          </table:table-cell>
          <table:table-cell office:value-type="float" office:value="5338" table:style-name="ce6">
            <text:p>5,338<text:s/></text:p>
          </table:table-cell>
          <table:table-cell office:value-type="float" office:value="23034" table:style-name="ce6">
            <text:p>23,034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9286" table:style-name="ce6">
            <text:p>9,286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19660" table:style-name="ce6">
            <text:p>19,660<text:s/></text:p>
          </table:table-cell>
          <table:table-cell office:value-type="float" office:value="12694" table:style-name="ce6">
            <text:p>12,694<text:s/></text:p>
          </table:table-cell>
          <table:table-cell office:value-type="float" office:value="8873" table:style-name="ce6">
            <text:p>8,873<text:s/></text:p>
          </table:table-cell>
          <table:table-cell office:value-type="float" office:value="20582" table:style-name="ce6">
            <text:p>20,582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26857" table:style-name="ce6">
            <text:p>26,857<text:s/></text:p>
          </table:table-cell>
          <table:table-cell office:value-type="float" office:value="19714" table:style-name="ce6">
            <text:p>19,714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29479" table:style-name="ce6">
            <text:p>29,479<text:s/></text:p>
          </table:table-cell>
          <table:table-cell office:value-type="float" office:value="22041" table:style-name="ce6">
            <text:p>22,041<text:s/></text:p>
          </table:table-cell>
          <table:table-cell office:value-type="float" office:value="21289" table:style-name="ce6">
            <text:p>21,289<text:s/></text:p>
          </table:table-cell>
          <table:table-cell office:value-type="float" office:value="16431" table:style-name="ce6">
            <text:p>16,431<text:s/></text:p>
          </table:table-cell>
          <table:table-cell office:value-type="float" office:value="19369" table:style-name="ce6">
            <text:p>19,369<text:s/></text:p>
          </table:table-cell>
          <table:table-cell office:value-type="float" office:value="124382" table:style-name="ce6">
            <text:p>124,382<text:s/></text:p>
          </table:table-cell>
          <table:table-cell office:value-type="float" office:value="42445" table:style-name="ce6">
            <text:p>42,445<text:s/></text:p>
          </table:table-cell>
          <table:table-cell office:value-type="float" office:value="18147" table:style-name="ce6">
            <text:p>18,147<text:s/></text:p>
          </table:table-cell>
          <table:table-cell office:value-type="float" office:value="18635" table:style-name="ce6">
            <text:p>18,635<text:s/></text:p>
          </table:table-cell>
          <table:table-cell office:value-type="float" office:value="21310" table:style-name="ce6">
            <text:p>21,310<text:s/></text:p>
          </table:table-cell>
          <table:table-cell office:value-type="float" office:value="19500" table:style-name="ce6">
            <text:p>19,500<text:s/></text:p>
          </table:table-cell>
          <table:table-cell office:value-type="float" office:value="20830" table:style-name="ce6">
            <text:p>20,830<text:s/></text:p>
          </table:table-cell>
          <table:table-cell office:value-type="float" office:value="20124" table:style-name="ce6">
            <text:p>20,124<text:s/></text:p>
          </table:table-cell>
          <table:table-cell office:value-type="float" office:value="9878" table:style-name="ce6">
            <text:p>9,878<text:s/></text:p>
          </table:table-cell>
          <table:table-cell office:value-type="float" office:value="23446" table:style-name="ce6">
            <text:p>23,446<text:s/></text:p>
          </table:table-cell>
          <table:table-cell office:value-type="float" office:value="5984" table:style-name="ce6">
            <text:p>5,984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14966" table:style-name="ce6">
            <text:p>14,966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10714" table:style-name="ce6">
            <text:p>10,714<text:s/></text:p>
          </table:table-cell>
          <table:table-cell office:value-type="float" office:value="23534" table:style-name="ce6">
            <text:p>23,534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11291" table:style-name="ce6">
            <text:p>11,291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18605" table:style-name="ce6">
            <text:p>18,605<text:s/></text:p>
          </table:table-cell>
          <table:table-cell office:value-type="float" office:value="18681" table:style-name="ce6">
            <text:p>18,681<text:s/></text:p>
          </table:table-cell>
          <table:table-cell office:value-type="float" office:value="21657" table:style-name="ce6">
            <text:p>21,657<text:s/></text:p>
          </table:table-cell>
          <table:table-cell office:value-type="float" office:value="35855" table:style-name="ce6">
            <text:p>35,855<text:s/></text:p>
          </table:table-cell>
          <table:table-cell office:value-type="float" office:value="30831" table:style-name="ce6">
            <text:p>30,831<text:s/></text:p>
          </table:table-cell>
          <table:table-cell office:value-type="float" office:value="23199" table:style-name="ce6">
            <text:p>23,199<text:s/></text:p>
          </table:table-cell>
          <table:table-cell office:value-type="float" office:value="20500" table:style-name="ce6">
            <text:p>20,500<text:s/></text:p>
          </table:table-cell>
          <table:table-cell office:value-type="float" office:value="52653" table:style-name="ce6">
            <text:p>52,653<text:s/></text:p>
          </table:table-cell>
          <table:table-cell office:value-type="float" office:value="18362" table:style-name="ce6">
            <text:p>18,362<text:s/></text:p>
          </table:table-cell>
          <table:table-cell office:value-type="float" office:value="29140" table:style-name="ce6">
            <text:p>29,140<text:s/></text:p>
          </table:table-cell>
          <table:table-cell office:value-type="float" office:value="32515" table:style-name="ce6">
            <text:p>32,515<text:s/></text:p>
          </table:table-cell>
          <table:table-cell office:value-type="float" office:value="19064" table:style-name="ce6">
            <text:p>19,064<text:s/></text:p>
          </table:table-cell>
          <table:table-cell office:value-type="float" office:value="59069" table:style-name="ce6">
            <text:p>59,069<text:s/></text:p>
          </table:table-cell>
          <table:table-cell office:value-type="float" office:value="16831" table:style-name="ce6">
            <text:p>16,831<text:s/></text:p>
          </table:table-cell>
          <table:table-cell office:value-type="float" office:value="13584" table:style-name="ce6">
            <text:p>13,584<text:s/></text:p>
          </table:table-cell>
          <table:table-cell office:value-type="float" office:value="12385" table:style-name="ce6">
            <text:p>12,385<text:s/></text:p>
          </table:table-cell>
          <table:table-cell office:value-type="float" office:value="19078" table:style-name="ce6">
            <text:p>19,078<text:s/></text:p>
          </table:table-cell>
          <table:table-cell office:value-type="float" office:value="11409" table:style-name="ce6">
            <text:p>11,409<text:s/></text:p>
          </table:table-cell>
          <table:table-cell office:value-type="float" office:value="27612" table:style-name="ce6">
            <text:p>27,612<text:s/></text:p>
          </table:table-cell>
          <table:table-cell office:value-type="float" office:value="17748" table:style-name="ce6">
            <text:p>17,748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33637" table:style-name="ce6">
            <text:p>33,637<text:s/></text:p>
          </table:table-cell>
          <table:table-cell office:value-type="float" office:value="22774" table:style-name="ce6">
            <text:p>22,774<text:s/></text:p>
          </table:table-cell>
          <table:table-cell office:value-type="float" office:value="21239" table:style-name="ce6">
            <text:p>21,239<text:s/></text:p>
          </table:table-cell>
          <table:table-cell office:value-type="float" office:value="20519" table:style-name="ce6">
            <text:p>20,519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4162" table:style-name="ce6">
            <text:p>14,162<text:s/></text:p>
          </table:table-cell>
          <table:table-cell office:value-type="float" office:value="23583" table:style-name="ce6">
            <text:p>23,583<text:s/></text:p>
          </table:table-cell>
          <table:table-cell office:value-type="float" office:value="19555" table:style-name="ce6">
            <text:p>19,555<text:s/></text:p>
          </table:table-cell>
          <table:table-cell office:value-type="float" office:value="11360" table:style-name="ce6">
            <text:p>11,360<text:s/></text:p>
          </table:table-cell>
          <table:table-cell office:value-type="float" office:value="10096" table:style-name="ce6">
            <text:p>10,096<text:s/></text:p>
          </table:table-cell>
          <table:table-cell office:value-type="float" office:value="10588" table:style-name="ce6">
            <text:p>10,588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4499" table:style-name="ce6">
            <text:p>4,499<text:s/></text:p>
          </table:table-cell>
          <table:table-cell table:number-columns-repeated="16264"/>
        </table:table-row>
        <table:table-row table:style-name="ro2">
          <table:table-cell office:value-type="date" office:date-value="2022-08-13T00:00:00" table:style-name="ce5">
            <text:p>2022/8/13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19839" table:style-name="ce6">
            <text:p>19,839<text:s/></text:p>
          </table:table-cell>
          <table:table-cell office:value-type="float" office:value="36133" table:style-name="ce6">
            <text:p>36,133<text:s/></text:p>
          </table:table-cell>
          <table:table-cell office:value-type="float" office:value="13011" table:style-name="ce6">
            <text:p>13,011<text:s/></text:p>
          </table:table-cell>
          <table:table-cell office:value-type="float" office:value="7545" table:style-name="ce6">
            <text:p>7,545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6627" table:style-name="ce6">
            <text:p>6,627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4459" table:style-name="ce6">
            <text:p>4,459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17108" table:style-name="ce6">
            <text:p>17,108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8260" table:style-name="ce6">
            <text:p>8,260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13266" table:style-name="ce6">
            <text:p>13,266<text:s/></text:p>
          </table:table-cell>
          <table:table-cell office:value-type="float" office:value="11567" table:style-name="ce6">
            <text:p>11,567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27720" table:style-name="ce6">
            <text:p>27,720<text:s/></text:p>
          </table:table-cell>
          <table:table-cell office:value-type="float" office:value="13644" table:style-name="ce6">
            <text:p>13,644<text:s/></text:p>
          </table:table-cell>
          <table:table-cell office:value-type="float" office:value="20336" table:style-name="ce6">
            <text:p>20,336<text:s/></text:p>
          </table:table-cell>
          <table:table-cell office:value-type="float" office:value="13215" table:style-name="ce6">
            <text:p>13,215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23131" table:style-name="ce6">
            <text:p>23,131<text:s/></text:p>
          </table:table-cell>
          <table:table-cell office:value-type="float" office:value="16553" table:style-name="ce6">
            <text:p>16,553<text:s/></text:p>
          </table:table-cell>
          <table:table-cell office:value-type="float" office:value="15511" table:style-name="ce6">
            <text:p>15,511<text:s/></text:p>
          </table:table-cell>
          <table:table-cell office:value-type="float" office:value="12868" table:style-name="ce6">
            <text:p>12,868<text:s/></text:p>
          </table:table-cell>
          <table:table-cell office:value-type="float" office:value="7886" table:style-name="ce6">
            <text:p>7,886<text:s/></text:p>
          </table:table-cell>
          <table:table-cell office:value-type="float" office:value="117782" table:style-name="ce6">
            <text:p>117,782<text:s/></text:p>
          </table:table-cell>
          <table:table-cell office:value-type="float" office:value="42834" table:style-name="ce6">
            <text:p>42,834<text:s/></text:p>
          </table:table-cell>
          <table:table-cell office:value-type="float" office:value="14094" table:style-name="ce6">
            <text:p>14,094<text:s/></text:p>
          </table:table-cell>
          <table:table-cell office:value-type="float" office:value="12610" table:style-name="ce6">
            <text:p>12,610<text:s/></text:p>
          </table:table-cell>
          <table:table-cell office:value-type="float" office:value="19032" table:style-name="ce6">
            <text:p>19,032<text:s/></text:p>
          </table:table-cell>
          <table:table-cell office:value-type="float" office:value="21019" table:style-name="ce6">
            <text:p>21,019<text:s/></text:p>
          </table:table-cell>
          <table:table-cell office:value-type="float" office:value="19704" table:style-name="ce6">
            <text:p>19,704<text:s/></text:p>
          </table:table-cell>
          <table:table-cell office:value-type="float" office:value="15853" table:style-name="ce6">
            <text:p>15,853<text:s/></text:p>
          </table:table-cell>
          <table:table-cell office:value-type="float" office:value="6945" table:style-name="ce6">
            <text:p>6,945<text:s/></text:p>
          </table:table-cell>
          <table:table-cell office:value-type="float" office:value="16750" table:style-name="ce6">
            <text:p>16,750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12408" table:style-name="ce6">
            <text:p>12,408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26909" table:style-name="ce6">
            <text:p>26,909<text:s/></text:p>
          </table:table-cell>
          <table:table-cell office:value-type="float" office:value="5220" table:style-name="ce6">
            <text:p>5,220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5086" table:style-name="ce6">
            <text:p>5,086<text:s/></text:p>
          </table:table-cell>
          <table:table-cell office:value-type="float" office:value="14009" table:style-name="ce6">
            <text:p>14,009<text:s/></text:p>
          </table:table-cell>
          <table:table-cell office:value-type="float" office:value="12545" table:style-name="ce6">
            <text:p>12,545<text:s/></text:p>
          </table:table-cell>
          <table:table-cell office:value-type="float" office:value="20087" table:style-name="ce6">
            <text:p>20,087<text:s/></text:p>
          </table:table-cell>
          <table:table-cell office:value-type="float" office:value="30857" table:style-name="ce6">
            <text:p>30,857<text:s/></text:p>
          </table:table-cell>
          <table:table-cell office:value-type="float" office:value="23732" table:style-name="ce6">
            <text:p>23,732<text:s/></text:p>
          </table:table-cell>
          <table:table-cell office:value-type="float" office:value="17582" table:style-name="ce6">
            <text:p>17,582<text:s/></text:p>
          </table:table-cell>
          <table:table-cell office:value-type="float" office:value="19211" table:style-name="ce6">
            <text:p>19,211<text:s/></text:p>
          </table:table-cell>
          <table:table-cell office:value-type="float" office:value="59576" table:style-name="ce6">
            <text:p>59,576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27730" table:style-name="ce6">
            <text:p>27,730<text:s/></text:p>
          </table:table-cell>
          <table:table-cell office:value-type="float" office:value="27416" table:style-name="ce6">
            <text:p>27,416<text:s/></text:p>
          </table:table-cell>
          <table:table-cell office:value-type="float" office:value="15522" table:style-name="ce6">
            <text:p>15,522<text:s/></text:p>
          </table:table-cell>
          <table:table-cell office:value-type="float" office:value="50135" table:style-name="ce6">
            <text:p>50,135<text:s/></text:p>
          </table:table-cell>
          <table:table-cell office:value-type="float" office:value="12163" table:style-name="ce6">
            <text:p>12,163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15287" table:style-name="ce6">
            <text:p>15,287<text:s/></text:p>
          </table:table-cell>
          <table:table-cell office:value-type="float" office:value="7531" table:style-name="ce6">
            <text:p>7,531<text:s/></text:p>
          </table:table-cell>
          <table:table-cell office:value-type="float" office:value="22921" table:style-name="ce6">
            <text:p>22,921<text:s/></text:p>
          </table:table-cell>
          <table:table-cell office:value-type="float" office:value="11269" table:style-name="ce6">
            <text:p>11,269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8700" table:style-name="ce6">
            <text:p>8,700<text:s/></text:p>
          </table:table-cell>
          <table:table-cell office:value-type="float" office:value="15942" table:style-name="ce6">
            <text:p>15,942<text:s/></text:p>
          </table:table-cell>
          <table:table-cell office:value-type="float" office:value="15437" table:style-name="ce6">
            <text:p>15,437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13340" table:style-name="ce6">
            <text:p>13,340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8438" table:style-name="ce6">
            <text:p>8,438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14123" table:style-name="ce6">
            <text:p>14,123<text:s/></text:p>
          </table:table-cell>
          <table:table-cell office:value-type="float" office:value="16373" table:style-name="ce6">
            <text:p>16,373<text:s/></text:p>
          </table:table-cell>
          <table:table-cell office:value-type="float" office:value="8352" table:style-name="ce6">
            <text:p>8,352<text:s/></text:p>
          </table:table-cell>
          <table:table-cell office:value-type="float" office:value="7569" table:style-name="ce6">
            <text:p>7,569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7402" table:style-name="ce6">
            <text:p>7,402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5628" table:style-name="ce6">
            <text:p>5,628<text:s/></text:p>
          </table:table-cell>
          <table:table-cell office:value-type="float" office:value="744" table:style-name="ce6">
            <text:p>744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1572" table:style-name="ce6">
            <text:p>1,572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2611" table:style-name="ce6">
            <text:p>2,611<text:s/></text:p>
          </table:table-cell>
          <table:table-cell table:number-columns-repeated="16264"/>
        </table:table-row>
        <table:table-row table:style-name="ro2">
          <table:table-cell office:value-type="date" office:date-value="2022-08-14T00:00:00" table:style-name="ce5">
            <text:p>2022/8/14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15211" table:style-name="ce6">
            <text:p>15,211<text:s/></text:p>
          </table:table-cell>
          <table:table-cell office:value-type="float" office:value="28025" table:style-name="ce6">
            <text:p>28,025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5930" table:style-name="ce6">
            <text:p>5,930<text:s/></text:p>
          </table:table-cell>
          <table:table-cell office:value-type="float" office:value="5280" table:style-name="ce6">
            <text:p>5,280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1087" table:style-name="ce6">
            <text:p>1,087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11501" table:style-name="ce6">
            <text:p>11,501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7261" table:style-name="ce6">
            <text:p>7,261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10261" table:style-name="ce6">
            <text:p>10,261<text:s/></text:p>
          </table:table-cell>
          <table:table-cell office:value-type="float" office:value="6460" table:style-name="ce6">
            <text:p>6,460<text:s/></text:p>
          </table:table-cell>
          <table:table-cell office:value-type="float" office:value="22148" table:style-name="ce6">
            <text:p>22,148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15874" table:style-name="ce6">
            <text:p>15,874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20261" table:style-name="ce6">
            <text:p>20,261<text:s/></text:p>
          </table:table-cell>
          <table:table-cell office:value-type="float" office:value="13824" table:style-name="ce6">
            <text:p>13,824<text:s/></text:p>
          </table:table-cell>
          <table:table-cell office:value-type="float" office:value="13041" table:style-name="ce6">
            <text:p>13,041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114925" table:style-name="ce6">
            <text:p>114,925<text:s/></text:p>
          </table:table-cell>
          <table:table-cell office:value-type="float" office:value="34675" table:style-name="ce6">
            <text:p>34,675<text:s/></text:p>
          </table:table-cell>
          <table:table-cell office:value-type="float" office:value="10222" table:style-name="ce6">
            <text:p>10,222<text:s/></text:p>
          </table:table-cell>
          <table:table-cell office:value-type="float" office:value="12046" table:style-name="ce6">
            <text:p>12,046<text:s/></text:p>
          </table:table-cell>
          <table:table-cell office:value-type="float" office:value="16777" table:style-name="ce6">
            <text:p>16,777<text:s/></text:p>
          </table:table-cell>
          <table:table-cell office:value-type="float" office:value="18690" table:style-name="ce6">
            <text:p>18,690<text:s/></text:p>
          </table:table-cell>
          <table:table-cell office:value-type="float" office:value="17000" table:style-name="ce6">
            <text:p>17,000<text:s/></text:p>
          </table:table-cell>
          <table:table-cell office:value-type="float" office:value="13607" table:style-name="ce6">
            <text:p>13,607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13991" table:style-name="ce6">
            <text:p>13,991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10992" table:style-name="ce6">
            <text:p>10,992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1127" table:style-name="ce6">
            <text:p>1,127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5508" table:style-name="ce6">
            <text:p>5,508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25673" table:style-name="ce6">
            <text:p>25,673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7259" table:style-name="ce6">
            <text:p>7,259<text:s/></text:p>
          </table:table-cell>
          <table:table-cell office:value-type="float" office:value="4275" table:style-name="ce6">
            <text:p>4,275<text:s/></text:p>
          </table:table-cell>
          <table:table-cell office:value-type="float" office:value="12035" table:style-name="ce6">
            <text:p>12,035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16417" table:style-name="ce6">
            <text:p>16,417<text:s/></text:p>
          </table:table-cell>
          <table:table-cell office:value-type="float" office:value="26638" table:style-name="ce6">
            <text:p>26,638<text:s/></text:p>
          </table:table-cell>
          <table:table-cell office:value-type="float" office:value="19813" table:style-name="ce6">
            <text:p>19,813<text:s/></text:p>
          </table:table-cell>
          <table:table-cell office:value-type="float" office:value="14707" table:style-name="ce6">
            <text:p>14,707<text:s/></text:p>
          </table:table-cell>
          <table:table-cell office:value-type="float" office:value="16356" table:style-name="ce6">
            <text:p>16,356<text:s/></text:p>
          </table:table-cell>
          <table:table-cell office:value-type="float" office:value="49533" table:style-name="ce6">
            <text:p>49,533<text:s/></text:p>
          </table:table-cell>
          <table:table-cell office:value-type="float" office:value="9685" table:style-name="ce6">
            <text:p>9,685<text:s/></text:p>
          </table:table-cell>
          <table:table-cell office:value-type="float" office:value="22690" table:style-name="ce6">
            <text:p>22,690<text:s/></text:p>
          </table:table-cell>
          <table:table-cell office:value-type="float" office:value="19469" table:style-name="ce6">
            <text:p>19,469<text:s/></text:p>
          </table:table-cell>
          <table:table-cell office:value-type="float" office:value="12129" table:style-name="ce6">
            <text:p>12,129<text:s/></text:p>
          </table:table-cell>
          <table:table-cell office:value-type="float" office:value="40149" table:style-name="ce6">
            <text:p>40,149<text:s/></text:p>
          </table:table-cell>
          <table:table-cell office:value-type="float" office:value="11010" table:style-name="ce6">
            <text:p>11,010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20711" table:style-name="ce6">
            <text:p>20,711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12226" table:style-name="ce6">
            <text:p>12,226<text:s/></text:p>
          </table:table-cell>
          <table:table-cell office:value-type="float" office:value="12334" table:style-name="ce6">
            <text:p>12,334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4952" table:style-name="ce6">
            <text:p>4,952<text:s/></text:p>
          </table:table-cell>
          <table:table-cell office:value-type="float" office:value="6293" table:style-name="ce6">
            <text:p>6,293<text:s/></text:p>
          </table:table-cell>
          <table:table-cell office:value-type="float" office:value="6773" table:style-name="ce6">
            <text:p>6,773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10906" table:style-name="ce6">
            <text:p>10,906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6909" table:style-name="ce6">
            <text:p>6,909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5178" table:style-name="ce6">
            <text:p>5,178<text:s/>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643" table:style-name="ce6">
            <text:p>643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930" table:style-name="ce6">
            <text:p>930<text:s/>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1431" table:style-name="ce6">
            <text:p>1,431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2479" table:style-name="ce6">
            <text:p>2,479<text:s/></text:p>
          </table:table-cell>
          <table:table-cell table:number-columns-repeated="16264"/>
        </table:table-row>
        <table:table-row table:style-name="ro2">
          <table:table-cell office:value-type="date" office:date-value="2022-08-15T00:00:00" table:style-name="ce5">
            <text:p>2022/8/15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11083" table:style-name="ce6">
            <text:p>11,083<text:s/></text:p>
          </table:table-cell>
          <table:table-cell office:value-type="float" office:value="35008" table:style-name="ce6">
            <text:p>35,008<text:s/></text:p>
          </table:table-cell>
          <table:table-cell office:value-type="float" office:value="32848" table:style-name="ce6">
            <text:p>32,848<text:s/></text:p>
          </table:table-cell>
          <table:table-cell office:value-type="float" office:value="18423" table:style-name="ce6">
            <text:p>18,423<text:s/></text:p>
          </table:table-cell>
          <table:table-cell office:value-type="float" office:value="10306" table:style-name="ce6">
            <text:p>10,306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10980" table:style-name="ce6">
            <text:p>10,980<text:s/></text:p>
          </table:table-cell>
          <table:table-cell office:value-type="float" office:value="1725" table:style-name="ce6">
            <text:p>1,725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9018" table:style-name="ce6">
            <text:p>9,018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13865" table:style-name="ce6">
            <text:p>13,865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6513" table:style-name="ce6">
            <text:p>6,513<text:s/></text:p>
          </table:table-cell>
          <table:table-cell office:value-type="float" office:value="5308" table:style-name="ce6">
            <text:p>5,308<text:s/></text:p>
          </table:table-cell>
          <table:table-cell office:value-type="float" office:value="22357" table:style-name="ce6">
            <text:p>22,357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12449" table:style-name="ce6">
            <text:p>12,449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12467" table:style-name="ce6">
            <text:p>12,467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18822" table:style-name="ce6">
            <text:p>18,822<text:s/></text:p>
          </table:table-cell>
          <table:table-cell office:value-type="float" office:value="12300" table:style-name="ce6">
            <text:p>12,300<text:s/></text:p>
          </table:table-cell>
          <table:table-cell office:value-type="float" office:value="24994" table:style-name="ce6">
            <text:p>24,994<text:s/></text:p>
          </table:table-cell>
          <table:table-cell office:value-type="float" office:value="18054" table:style-name="ce6">
            <text:p>18,054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28603" table:style-name="ce6">
            <text:p>28,603<text:s/></text:p>
          </table:table-cell>
          <table:table-cell office:value-type="float" office:value="21102" table:style-name="ce6">
            <text:p>21,102<text:s/></text:p>
          </table:table-cell>
          <table:table-cell office:value-type="float" office:value="20869" table:style-name="ce6">
            <text:p>20,869<text:s/></text:p>
          </table:table-cell>
          <table:table-cell office:value-type="float" office:value="15986" table:style-name="ce6">
            <text:p>15,986<text:s/></text:p>
          </table:table-cell>
          <table:table-cell office:value-type="float" office:value="19539" table:style-name="ce6">
            <text:p>19,539<text:s/></text:p>
          </table:table-cell>
          <table:table-cell office:value-type="float" office:value="105709" table:style-name="ce6">
            <text:p>105,709<text:s/></text:p>
          </table:table-cell>
          <table:table-cell office:value-type="float" office:value="35572" table:style-name="ce6">
            <text:p>35,572<text:s/></text:p>
          </table:table-cell>
          <table:table-cell office:value-type="float" office:value="17695" table:style-name="ce6">
            <text:p>17,695<text:s/></text:p>
          </table:table-cell>
          <table:table-cell office:value-type="float" office:value="17629" table:style-name="ce6">
            <text:p>17,629<text:s/></text:p>
          </table:table-cell>
          <table:table-cell office:value-type="float" office:value="19809" table:style-name="ce6">
            <text:p>19,809<text:s/></text:p>
          </table:table-cell>
          <table:table-cell office:value-type="float" office:value="17794" table:style-name="ce6">
            <text:p>17,794<text:s/></text:p>
          </table:table-cell>
          <table:table-cell office:value-type="float" office:value="19372" table:style-name="ce6">
            <text:p>19,372<text:s/></text:p>
          </table:table-cell>
          <table:table-cell office:value-type="float" office:value="18020" table:style-name="ce6">
            <text:p>18,020<text:s/></text:p>
          </table:table-cell>
          <table:table-cell office:value-type="float" office:value="9910" table:style-name="ce6">
            <text:p>9,910<text:s/></text:p>
          </table:table-cell>
          <table:table-cell office:value-type="float" office:value="23965" table:style-name="ce6">
            <text:p>23,965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6820" table:style-name="ce6">
            <text:p>6,820<text:s/></text:p>
          </table:table-cell>
          <table:table-cell office:value-type="float" office:value="14532" table:style-name="ce6">
            <text:p>14,532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10516" table:style-name="ce6">
            <text:p>10,516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10602" table:style-name="ce6">
            <text:p>10,602<text:s/></text:p>
          </table:table-cell>
          <table:table-cell office:value-type="float" office:value="24159" table:style-name="ce6">
            <text:p>24,159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6772" table:style-name="ce6">
            <text:p>6,772<text:s/></text:p>
          </table:table-cell>
          <table:table-cell office:value-type="float" office:value="18224" table:style-name="ce6">
            <text:p>18,224<text:s/></text:p>
          </table:table-cell>
          <table:table-cell office:value-type="float" office:value="18887" table:style-name="ce6">
            <text:p>18,887<text:s/></text:p>
          </table:table-cell>
          <table:table-cell office:value-type="float" office:value="21106" table:style-name="ce6">
            <text:p>21,106<text:s/></text:p>
          </table:table-cell>
          <table:table-cell office:value-type="float" office:value="32865" table:style-name="ce6">
            <text:p>32,865<text:s/></text:p>
          </table:table-cell>
          <table:table-cell office:value-type="float" office:value="30037" table:style-name="ce6">
            <text:p>30,037<text:s/></text:p>
          </table:table-cell>
          <table:table-cell office:value-type="float" office:value="22269" table:style-name="ce6">
            <text:p>22,269<text:s/></text:p>
          </table:table-cell>
          <table:table-cell office:value-type="float" office:value="19966" table:style-name="ce6">
            <text:p>19,966<text:s/></text:p>
          </table:table-cell>
          <table:table-cell office:value-type="float" office:value="45979" table:style-name="ce6">
            <text:p>45,979<text:s/></text:p>
          </table:table-cell>
          <table:table-cell office:value-type="float" office:value="16112" table:style-name="ce6">
            <text:p>16,112<text:s/></text:p>
          </table:table-cell>
          <table:table-cell office:value-type="float" office:value="26551" table:style-name="ce6">
            <text:p>26,551<text:s/></text:p>
          </table:table-cell>
          <table:table-cell office:value-type="float" office:value="27650" table:style-name="ce6">
            <text:p>27,650<text:s/></text:p>
          </table:table-cell>
          <table:table-cell office:value-type="float" office:value="16485" table:style-name="ce6">
            <text:p>16,485<text:s/></text:p>
          </table:table-cell>
          <table:table-cell office:value-type="float" office:value="50899" table:style-name="ce6">
            <text:p>50,899<text:s/></text:p>
          </table:table-cell>
          <table:table-cell office:value-type="float" office:value="15455" table:style-name="ce6">
            <text:p>15,455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2404" table:style-name="ce6">
            <text:p>12,404<text:s/></text:p>
          </table:table-cell>
          <table:table-cell office:value-type="float" office:value="16113" table:style-name="ce6">
            <text:p>16,113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22816" table:style-name="ce6">
            <text:p>22,816<text:s/></text:p>
          </table:table-cell>
          <table:table-cell office:value-type="float" office:value="15980" table:style-name="ce6">
            <text:p>15,980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31256" table:style-name="ce6">
            <text:p>31,256<text:s/></text:p>
          </table:table-cell>
          <table:table-cell office:value-type="float" office:value="18398" table:style-name="ce6">
            <text:p>18,398<text:s/></text:p>
          </table:table-cell>
          <table:table-cell office:value-type="float" office:value="20186" table:style-name="ce6">
            <text:p>20,186<text:s/></text:p>
          </table:table-cell>
          <table:table-cell office:value-type="float" office:value="19133" table:style-name="ce6">
            <text:p>19,133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8794" table:style-name="ce6">
            <text:p>8,794<text:s/></text:p>
          </table:table-cell>
          <table:table-cell office:value-type="float" office:value="4826" table:style-name="ce6">
            <text:p>4,826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5870" table:style-name="ce6">
            <text:p>5,870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13070" table:style-name="ce6">
            <text:p>13,070<text:s/></text:p>
          </table:table-cell>
          <table:table-cell office:value-type="float" office:value="22447" table:style-name="ce6">
            <text:p>22,447<text:s/></text:p>
          </table:table-cell>
          <table:table-cell office:value-type="float" office:value="17231" table:style-name="ce6">
            <text:p>17,231<text:s/></text:p>
          </table:table-cell>
          <table:table-cell office:value-type="float" office:value="11104" table:style-name="ce6">
            <text:p>11,104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10488" table:style-name="ce6">
            <text:p>10,488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1856" table:style-name="ce6">
            <text:p>1,856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4483" table:style-name="ce6">
            <text:p>4,483<text:s/></text:p>
          </table:table-cell>
          <table:table-cell table:number-columns-repeated="16264"/>
        </table:table-row>
        <table:table-row table:style-name="ro2">
          <table:table-cell office:value-type="date" office:date-value="2022-08-16T00:00:00" table:style-name="ce5">
            <text:p>2022/8/16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36656" table:style-name="ce6">
            <text:p>36,656<text:s/></text:p>
          </table:table-cell>
          <table:table-cell office:value-type="float" office:value="34168" table:style-name="ce6">
            <text:p>34,168<text:s/></text:p>
          </table:table-cell>
          <table:table-cell office:value-type="float" office:value="19522" table:style-name="ce6">
            <text:p>19,522<text:s/></text:p>
          </table:table-cell>
          <table:table-cell office:value-type="float" office:value="10971" table:style-name="ce6">
            <text:p>10,971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10368" table:style-name="ce6">
            <text:p>10,368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9287" table:style-name="ce6">
            <text:p>9,287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14506" table:style-name="ce6">
            <text:p>14,506<text:s/></text:p>
          </table:table-cell>
          <table:table-cell office:value-type="float" office:value="4224" table:style-name="ce6">
            <text:p>4,224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6873" table:style-name="ce6">
            <text:p>6,873<text:s/></text:p>
          </table:table-cell>
          <table:table-cell office:value-type="float" office:value="5526" table:style-name="ce6">
            <text:p>5,526<text:s/></text:p>
          </table:table-cell>
          <table:table-cell office:value-type="float" office:value="23084" table:style-name="ce6">
            <text:p>23,084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19544" table:style-name="ce6">
            <text:p>19,544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19647" table:style-name="ce6">
            <text:p>19,647<text:s/></text:p>
          </table:table-cell>
          <table:table-cell office:value-type="float" office:value="13170" table:style-name="ce6">
            <text:p>13,170<text:s/></text:p>
          </table:table-cell>
          <table:table-cell office:value-type="float" office:value="26286" table:style-name="ce6">
            <text:p>26,286<text:s/></text:p>
          </table:table-cell>
          <table:table-cell office:value-type="float" office:value="19616" table:style-name="ce6">
            <text:p>19,616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29088" table:style-name="ce6">
            <text:p>29,088<text:s/></text:p>
          </table:table-cell>
          <table:table-cell office:value-type="float" office:value="21694" table:style-name="ce6">
            <text:p>21,694<text:s/></text:p>
          </table:table-cell>
          <table:table-cell office:value-type="float" office:value="21306" table:style-name="ce6">
            <text:p>21,306<text:s/></text:p>
          </table:table-cell>
          <table:table-cell office:value-type="float" office:value="16023" table:style-name="ce6">
            <text:p>16,023<text:s/></text:p>
          </table:table-cell>
          <table:table-cell office:value-type="float" office:value="20468" table:style-name="ce6">
            <text:p>20,468<text:s/></text:p>
          </table:table-cell>
          <table:table-cell office:value-type="float" office:value="105113" table:style-name="ce6">
            <text:p>105,113<text:s/></text:p>
          </table:table-cell>
          <table:table-cell office:value-type="float" office:value="37390" table:style-name="ce6">
            <text:p>37,390<text:s/></text:p>
          </table:table-cell>
          <table:table-cell office:value-type="float" office:value="18593" table:style-name="ce6">
            <text:p>18,593<text:s/></text:p>
          </table:table-cell>
          <table:table-cell office:value-type="float" office:value="17865" table:style-name="ce6">
            <text:p>17,865<text:s/></text:p>
          </table:table-cell>
          <table:table-cell office:value-type="float" office:value="21334" table:style-name="ce6">
            <text:p>21,334<text:s/></text:p>
          </table:table-cell>
          <table:table-cell office:value-type="float" office:value="18979" table:style-name="ce6">
            <text:p>18,979<text:s/></text:p>
          </table:table-cell>
          <table:table-cell office:value-type="float" office:value="20828" table:style-name="ce6">
            <text:p>20,828<text:s/></text:p>
          </table:table-cell>
          <table:table-cell office:value-type="float" office:value="19198" table:style-name="ce6">
            <text:p>19,198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24664" table:style-name="ce6">
            <text:p>24,664<text:s/></text:p>
          </table:table-cell>
          <table:table-cell office:value-type="float" office:value="5821" table:style-name="ce6">
            <text:p>5,821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15232" table:style-name="ce6">
            <text:p>15,232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10681" table:style-name="ce6">
            <text:p>10,681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23839" table:style-name="ce6">
            <text:p>23,839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10887" table:style-name="ce6">
            <text:p>10,887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19247" table:style-name="ce6">
            <text:p>19,247<text:s/></text:p>
          </table:table-cell>
          <table:table-cell office:value-type="float" office:value="19865" table:style-name="ce6">
            <text:p>19,865<text:s/></text:p>
          </table:table-cell>
          <table:table-cell office:value-type="float" office:value="21906" table:style-name="ce6">
            <text:p>21,906<text:s/></text:p>
          </table:table-cell>
          <table:table-cell office:value-type="float" office:value="33097" table:style-name="ce6">
            <text:p>33,097<text:s/></text:p>
          </table:table-cell>
          <table:table-cell office:value-type="float" office:value="30986" table:style-name="ce6">
            <text:p>30,986<text:s/></text:p>
          </table:table-cell>
          <table:table-cell office:value-type="float" office:value="23105" table:style-name="ce6">
            <text:p>23,105<text:s/></text:p>
          </table:table-cell>
          <table:table-cell office:value-type="float" office:value="20171" table:style-name="ce6">
            <text:p>20,171<text:s/></text:p>
          </table:table-cell>
          <table:table-cell office:value-type="float" office:value="47038" table:style-name="ce6">
            <text:p>47,038<text:s/></text:p>
          </table:table-cell>
          <table:table-cell office:value-type="float" office:value="17190" table:style-name="ce6">
            <text:p>17,190<text:s/></text:p>
          </table:table-cell>
          <table:table-cell office:value-type="float" office:value="26846" table:style-name="ce6">
            <text:p>26,846<text:s/></text:p>
          </table:table-cell>
          <table:table-cell office:value-type="float" office:value="28822" table:style-name="ce6">
            <text:p>28,822<text:s/></text:p>
          </table:table-cell>
          <table:table-cell office:value-type="float" office:value="17421" table:style-name="ce6">
            <text:p>17,421<text:s/></text:p>
          </table:table-cell>
          <table:table-cell office:value-type="float" office:value="52584" table:style-name="ce6">
            <text:p>52,584<text:s/></text:p>
          </table:table-cell>
          <table:table-cell office:value-type="float" office:value="16246" table:style-name="ce6">
            <text:p>16,246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12461" table:style-name="ce6">
            <text:p>12,461<text:s/></text:p>
          </table:table-cell>
          <table:table-cell office:value-type="float" office:value="16753" table:style-name="ce6">
            <text:p>16,753<text:s/></text:p>
          </table:table-cell>
          <table:table-cell office:value-type="float" office:value="10954" table:style-name="ce6">
            <text:p>10,954<text:s/></text:p>
          </table:table-cell>
          <table:table-cell office:value-type="float" office:value="22751" table:style-name="ce6">
            <text:p>22,751<text:s/></text:p>
          </table:table-cell>
          <table:table-cell office:value-type="float" office:value="16510" table:style-name="ce6">
            <text:p>16,510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10084" table:style-name="ce6">
            <text:p>10,084<text:s/></text:p>
          </table:table-cell>
          <table:table-cell office:value-type="float" office:value="32674" table:style-name="ce6">
            <text:p>32,674<text:s/></text:p>
          </table:table-cell>
          <table:table-cell office:value-type="float" office:value="19492" table:style-name="ce6">
            <text:p>19,492<text:s/></text:p>
          </table:table-cell>
          <table:table-cell office:value-type="float" office:value="21006" table:style-name="ce6">
            <text:p>21,006<text:s/></text:p>
          </table:table-cell>
          <table:table-cell office:value-type="float" office:value="19629" table:style-name="ce6">
            <text:p>19,629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9132" table:style-name="ce6">
            <text:p>9,132<text:s/></text:p>
          </table:table-cell>
          <table:table-cell office:value-type="float" office:value="4899" table:style-name="ce6">
            <text:p>4,899<text:s/></text:p>
          </table:table-cell>
          <table:table-cell office:value-type="float" office:value="4288" table:style-name="ce6">
            <text:p>4,288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8383" table:style-name="ce6">
            <text:p>8,383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9076" table:style-name="ce6">
            <text:p>9,076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22959" table:style-name="ce6">
            <text:p>22,959<text:s/></text:p>
          </table:table-cell>
          <table:table-cell office:value-type="float" office:value="18523" table:style-name="ce6">
            <text:p>18,523<text:s/></text:p>
          </table:table-cell>
          <table:table-cell office:value-type="float" office:value="11656" table:style-name="ce6">
            <text:p>11,656<text:s/></text:p>
          </table:table-cell>
          <table:table-cell office:value-type="float" office:value="10206" table:style-name="ce6">
            <text:p>10,206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9850" table:style-name="ce6">
            <text:p>9,850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1170" table:style-name="ce6">
            <text:p>1,170<text:s/></text:p>
          </table:table-cell>
          <table:table-cell office:value-type="float" office:value="2183" table:style-name="ce6">
            <text:p>2,183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2629" table:style-name="ce6">
            <text:p>2,629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4452" table:style-name="ce6">
            <text:p>4,452<text:s/></text:p>
          </table:table-cell>
          <table:table-cell table:number-columns-repeated="16264"/>
        </table:table-row>
        <table:table-row table:style-name="ro2">
          <table:table-cell office:value-type="date" office:date-value="2022-08-17T00:00:00" table:style-name="ce5">
            <text:p>2022/8/17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36995" table:style-name="ce6">
            <text:p>36,995<text:s/></text:p>
          </table:table-cell>
          <table:table-cell office:value-type="float" office:value="35133" table:style-name="ce6">
            <text:p>35,133<text:s/></text:p>
          </table:table-cell>
          <table:table-cell office:value-type="float" office:value="19493" table:style-name="ce6">
            <text:p>19,493<text:s/></text:p>
          </table:table-cell>
          <table:table-cell office:value-type="float" office:value="10852" table:style-name="ce6">
            <text:p>10,852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4333" table:style-name="ce6">
            <text:p>4,333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14122" table:style-name="ce6">
            <text:p>14,122<text:s/></text:p>
          </table:table-cell>
          <table:table-cell office:value-type="float" office:value="14603" table:style-name="ce6">
            <text:p>14,603<text:s/></text:p>
          </table:table-cell>
          <table:table-cell office:value-type="float" office:value="4147" table:style-name="ce6">
            <text:p>4,147<text:s/></text:p>
          </table:table-cell>
          <table:table-cell office:value-type="float" office:value="8137" table:style-name="ce6">
            <text:p>8,137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25013" table:style-name="ce6">
            <text:p>25,013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9296" table:style-name="ce6">
            <text:p>9,296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19851" table:style-name="ce6">
            <text:p>19,851<text:s/></text:p>
          </table:table-cell>
          <table:table-cell office:value-type="float" office:value="12860" table:style-name="ce6">
            <text:p>12,860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19947" table:style-name="ce6">
            <text:p>19,947<text:s/></text:p>
          </table:table-cell>
          <table:table-cell office:value-type="float" office:value="13305" table:style-name="ce6">
            <text:p>13,305<text:s/></text:p>
          </table:table-cell>
          <table:table-cell office:value-type="float" office:value="26900" table:style-name="ce6">
            <text:p>26,900<text:s/></text:p>
          </table:table-cell>
          <table:table-cell office:value-type="float" office:value="19935" table:style-name="ce6">
            <text:p>19,935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29322" table:style-name="ce6">
            <text:p>29,322<text:s/></text:p>
          </table:table-cell>
          <table:table-cell office:value-type="float" office:value="21969" table:style-name="ce6">
            <text:p>21,969<text:s/></text:p>
          </table:table-cell>
          <table:table-cell office:value-type="float" office:value="21452" table:style-name="ce6">
            <text:p>21,452<text:s/></text:p>
          </table:table-cell>
          <table:table-cell office:value-type="float" office:value="16468" table:style-name="ce6">
            <text:p>16,468<text:s/></text:p>
          </table:table-cell>
          <table:table-cell office:value-type="float" office:value="20245" table:style-name="ce6">
            <text:p>20,245<text:s/></text:p>
          </table:table-cell>
          <table:table-cell office:value-type="float" office:value="106011" table:style-name="ce6">
            <text:p>106,011<text:s/></text:p>
          </table:table-cell>
          <table:table-cell office:value-type="float" office:value="38406" table:style-name="ce6">
            <text:p>38,406<text:s/></text:p>
          </table:table-cell>
          <table:table-cell office:value-type="float" office:value="18520" table:style-name="ce6">
            <text:p>18,520<text:s/></text:p>
          </table:table-cell>
          <table:table-cell office:value-type="float" office:value="18235" table:style-name="ce6">
            <text:p>18,235<text:s/></text:p>
          </table:table-cell>
          <table:table-cell office:value-type="float" office:value="21201" table:style-name="ce6">
            <text:p>21,201<text:s/></text:p>
          </table:table-cell>
          <table:table-cell office:value-type="float" office:value="19699" table:style-name="ce6">
            <text:p>19,699<text:s/></text:p>
          </table:table-cell>
          <table:table-cell office:value-type="float" office:value="20741" table:style-name="ce6">
            <text:p>20,741<text:s/></text:p>
          </table:table-cell>
          <table:table-cell office:value-type="float" office:value="19372" table:style-name="ce6">
            <text:p>19,372<text:s/></text:p>
          </table:table-cell>
          <table:table-cell office:value-type="float" office:value="10214" table:style-name="ce6">
            <text:p>10,214<text:s/></text:p>
          </table:table-cell>
          <table:table-cell office:value-type="float" office:value="24995" table:style-name="ce6">
            <text:p>24,995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14903" table:style-name="ce6">
            <text:p>14,903<text:s/></text:p>
          </table:table-cell>
          <table:table-cell office:value-type="float" office:value="3800" table:style-name="ce6">
            <text:p>3,800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10568" table:style-name="ce6">
            <text:p>10,568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24253" table:style-name="ce6">
            <text:p>24,253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19303" table:style-name="ce6">
            <text:p>19,303<text:s/></text:p>
          </table:table-cell>
          <table:table-cell office:value-type="float" office:value="20092" table:style-name="ce6">
            <text:p>20,092<text:s/></text:p>
          </table:table-cell>
          <table:table-cell office:value-type="float" office:value="21902" table:style-name="ce6">
            <text:p>21,902<text:s/></text:p>
          </table:table-cell>
          <table:table-cell office:value-type="float" office:value="33480" table:style-name="ce6">
            <text:p>33,480<text:s/></text:p>
          </table:table-cell>
          <table:table-cell office:value-type="float" office:value="31347" table:style-name="ce6">
            <text:p>31,347<text:s/></text:p>
          </table:table-cell>
          <table:table-cell office:value-type="float" office:value="23284" table:style-name="ce6">
            <text:p>23,284<text:s/></text:p>
          </table:table-cell>
          <table:table-cell office:value-type="float" office:value="20382" table:style-name="ce6">
            <text:p>20,382<text:s/></text:p>
          </table:table-cell>
          <table:table-cell office:value-type="float" office:value="48264" table:style-name="ce6">
            <text:p>48,264<text:s/></text:p>
          </table:table-cell>
          <table:table-cell office:value-type="float" office:value="18157" table:style-name="ce6">
            <text:p>18,157<text:s/></text:p>
          </table:table-cell>
          <table:table-cell office:value-type="float" office:value="26755" table:style-name="ce6">
            <text:p>26,755<text:s/></text:p>
          </table:table-cell>
          <table:table-cell office:value-type="float" office:value="29531" table:style-name="ce6">
            <text:p>29,531<text:s/></text:p>
          </table:table-cell>
          <table:table-cell office:value-type="float" office:value="17980" table:style-name="ce6">
            <text:p>17,980<text:s/></text:p>
          </table:table-cell>
          <table:table-cell office:value-type="float" office:value="53729" table:style-name="ce6">
            <text:p>53,729<text:s/></text:p>
          </table:table-cell>
          <table:table-cell office:value-type="float" office:value="16306" table:style-name="ce6">
            <text:p>16,306<text:s/></text:p>
          </table:table-cell>
          <table:table-cell office:value-type="float" office:value="13610" table:style-name="ce6">
            <text:p>13,610<text:s/></text:p>
          </table:table-cell>
          <table:table-cell office:value-type="float" office:value="12418" table:style-name="ce6">
            <text:p>12,418<text:s/></text:p>
          </table:table-cell>
          <table:table-cell office:value-type="float" office:value="17119" table:style-name="ce6">
            <text:p>17,119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22916" table:style-name="ce6">
            <text:p>22,916<text:s/></text:p>
          </table:table-cell>
          <table:table-cell office:value-type="float" office:value="16971" table:style-name="ce6">
            <text:p>16,971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10222" table:style-name="ce6">
            <text:p>10,222<text:s/></text:p>
          </table:table-cell>
          <table:table-cell office:value-type="float" office:value="33522" table:style-name="ce6">
            <text:p>33,522<text:s/></text:p>
          </table:table-cell>
          <table:table-cell office:value-type="float" office:value="19113" table:style-name="ce6">
            <text:p>19,113<text:s/></text:p>
          </table:table-cell>
          <table:table-cell office:value-type="float" office:value="21292" table:style-name="ce6">
            <text:p>21,292<text:s/></text:p>
          </table:table-cell>
          <table:table-cell office:value-type="float" office:value="19955" table:style-name="ce6">
            <text:p>19,955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5098" table:style-name="ce6">
            <text:p>5,098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8642" table:style-name="ce6">
            <text:p>8,642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13864" table:style-name="ce6">
            <text:p>13,864<text:s/></text:p>
          </table:table-cell>
          <table:table-cell office:value-type="float" office:value="23318" table:style-name="ce6">
            <text:p>23,318<text:s/></text:p>
          </table:table-cell>
          <table:table-cell office:value-type="float" office:value="19067" table:style-name="ce6">
            <text:p>19,067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10101" table:style-name="ce6">
            <text:p>10,101<text:s/></text:p>
          </table:table-cell>
          <table:table-cell office:value-type="float" office:value="9899" table:style-name="ce6">
            <text:p>9,899<text:s/></text:p>
          </table:table-cell>
          <table:table-cell office:value-type="float" office:value="8657" table:style-name="ce6">
            <text:p>8,657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1266" table:style-name="ce6">
            <text:p>1,266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6866" table:style-name="ce6">
            <text:p>6,866<text:s/></text:p>
          </table:table-cell>
          <table:table-cell office:value-type="float" office:value="1931" table:style-name="ce6">
            <text:p>1,931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4504" table:style-name="ce6">
            <text:p>4,504<text:s/></text:p>
          </table:table-cell>
          <table:table-cell table:number-columns-repeated="16264"/>
        </table:table-row>
        <table:table-row table:style-name="ro2">
          <table:table-cell office:value-type="date" office:date-value="2022-08-18T00:00:00" table:style-name="ce5">
            <text:p>2022/8/18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37194" table:style-name="ce6">
            <text:p>37,194<text:s/></text:p>
          </table:table-cell>
          <table:table-cell office:value-type="float" office:value="35447" table:style-name="ce6">
            <text:p>35,447<text:s/></text:p>
          </table:table-cell>
          <table:table-cell office:value-type="float" office:value="19366" table:style-name="ce6">
            <text:p>19,366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9337" table:style-name="ce6">
            <text:p>9,337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10170" table:style-name="ce6">
            <text:p>10,170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14117" table:style-name="ce6">
            <text:p>14,117<text:s/></text:p>
          </table:table-cell>
          <table:table-cell office:value-type="float" office:value="14353" table:style-name="ce6">
            <text:p>14,353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6727" table:style-name="ce6">
            <text:p>6,727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25134" table:style-name="ce6">
            <text:p>25,134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12920" table:style-name="ce6">
            <text:p>12,920<text:s/></text:p>
          </table:table-cell>
          <table:table-cell office:value-type="float" office:value="19634" table:style-name="ce6">
            <text:p>19,634<text:s/></text:p>
          </table:table-cell>
          <table:table-cell office:value-type="float" office:value="12838" table:style-name="ce6">
            <text:p>12,838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19814" table:style-name="ce6">
            <text:p>19,814<text:s/></text:p>
          </table:table-cell>
          <table:table-cell office:value-type="float" office:value="13202" table:style-name="ce6">
            <text:p>13,202<text:s/></text:p>
          </table:table-cell>
          <table:table-cell office:value-type="float" office:value="26642" table:style-name="ce6">
            <text:p>26,642<text:s/></text:p>
          </table:table-cell>
          <table:table-cell office:value-type="float" office:value="19650" table:style-name="ce6">
            <text:p>19,650<text:s/></text:p>
          </table:table-cell>
          <table:table-cell office:value-type="float" office:value="7843" table:style-name="ce6">
            <text:p>7,843<text:s/></text:p>
          </table:table-cell>
          <table:table-cell office:value-type="float" office:value="29165" table:style-name="ce6">
            <text:p>29,165<text:s/></text:p>
          </table:table-cell>
          <table:table-cell office:value-type="float" office:value="21877" table:style-name="ce6">
            <text:p>21,877<text:s/></text:p>
          </table:table-cell>
          <table:table-cell office:value-type="float" office:value="21169" table:style-name="ce6">
            <text:p>21,169<text:s/></text:p>
          </table:table-cell>
          <table:table-cell office:value-type="float" office:value="16460" table:style-name="ce6">
            <text:p>16,460<text:s/></text:p>
          </table:table-cell>
          <table:table-cell office:value-type="float" office:value="20245" table:style-name="ce6">
            <text:p>20,245<text:s/></text:p>
          </table:table-cell>
          <table:table-cell office:value-type="float" office:value="108584" table:style-name="ce6">
            <text:p>108,584<text:s/></text:p>
          </table:table-cell>
          <table:table-cell office:value-type="float" office:value="38698" table:style-name="ce6">
            <text:p>38,698<text:s/></text:p>
          </table:table-cell>
          <table:table-cell office:value-type="float" office:value="18162" table:style-name="ce6">
            <text:p>18,162<text:s/></text:p>
          </table:table-cell>
          <table:table-cell office:value-type="float" office:value="18126" table:style-name="ce6">
            <text:p>18,126<text:s/></text:p>
          </table:table-cell>
          <table:table-cell office:value-type="float" office:value="21613" table:style-name="ce6">
            <text:p>21,613<text:s/></text:p>
          </table:table-cell>
          <table:table-cell office:value-type="float" office:value="19212" table:style-name="ce6">
            <text:p>19,212<text:s/></text:p>
          </table:table-cell>
          <table:table-cell office:value-type="float" office:value="20576" table:style-name="ce6">
            <text:p>20,576<text:s/></text:p>
          </table:table-cell>
          <table:table-cell office:value-type="float" office:value="19163" table:style-name="ce6">
            <text:p>19,163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24255" table:style-name="ce6">
            <text:p>24,255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14769" table:style-name="ce6">
            <text:p>14,769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10233" table:style-name="ce6">
            <text:p>10,233<text:s/></text:p>
          </table:table-cell>
          <table:table-cell office:value-type="float" office:value="7860" table:style-name="ce6">
            <text:p>7,860<text:s/></text:p>
          </table:table-cell>
          <table:table-cell office:value-type="float" office:value="10878" table:style-name="ce6">
            <text:p>10,878<text:s/></text:p>
          </table:table-cell>
          <table:table-cell office:value-type="float" office:value="23901" table:style-name="ce6">
            <text:p>23,901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6850" table:style-name="ce6">
            <text:p>6,850<text:s/></text:p>
          </table:table-cell>
          <table:table-cell office:value-type="float" office:value="19425" table:style-name="ce6">
            <text:p>19,425<text:s/></text:p>
          </table:table-cell>
          <table:table-cell office:value-type="float" office:value="19470" table:style-name="ce6">
            <text:p>19,470<text:s/></text:p>
          </table:table-cell>
          <table:table-cell office:value-type="float" office:value="21711" table:style-name="ce6">
            <text:p>21,711<text:s/></text:p>
          </table:table-cell>
          <table:table-cell office:value-type="float" office:value="33874" table:style-name="ce6">
            <text:p>33,874<text:s/></text:p>
          </table:table-cell>
          <table:table-cell office:value-type="float" office:value="31164" table:style-name="ce6">
            <text:p>31,164<text:s/></text:p>
          </table:table-cell>
          <table:table-cell office:value-type="float" office:value="23079" table:style-name="ce6">
            <text:p>23,079<text:s/></text:p>
          </table:table-cell>
          <table:table-cell office:value-type="float" office:value="20391" table:style-name="ce6">
            <text:p>20,391<text:s/></text:p>
          </table:table-cell>
          <table:table-cell office:value-type="float" office:value="48034" table:style-name="ce6">
            <text:p>48,034<text:s/></text:p>
          </table:table-cell>
          <table:table-cell office:value-type="float" office:value="17109" table:style-name="ce6">
            <text:p>17,109<text:s/></text:p>
          </table:table-cell>
          <table:table-cell office:value-type="float" office:value="27281" table:style-name="ce6">
            <text:p>27,281<text:s/></text:p>
          </table:table-cell>
          <table:table-cell office:value-type="float" office:value="29507" table:style-name="ce6">
            <text:p>29,507<text:s/></text:p>
          </table:table-cell>
          <table:table-cell office:value-type="float" office:value="17712" table:style-name="ce6">
            <text:p>17,712<text:s/></text:p>
          </table:table-cell>
          <table:table-cell office:value-type="float" office:value="54641" table:style-name="ce6">
            <text:p>54,641<text:s/></text:p>
          </table:table-cell>
          <table:table-cell office:value-type="float" office:value="16277" table:style-name="ce6">
            <text:p>16,277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17286" table:style-name="ce6">
            <text:p>17,286<text:s/></text:p>
          </table:table-cell>
          <table:table-cell office:value-type="float" office:value="11182" table:style-name="ce6">
            <text:p>11,182<text:s/></text:p>
          </table:table-cell>
          <table:table-cell office:value-type="float" office:value="23642" table:style-name="ce6">
            <text:p>23,642<text:s/></text:p>
          </table:table-cell>
          <table:table-cell office:value-type="float" office:value="17046" table:style-name="ce6">
            <text:p>17,046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33182" table:style-name="ce6">
            <text:p>33,182<text:s/></text:p>
          </table:table-cell>
          <table:table-cell office:value-type="float" office:value="19664" table:style-name="ce6">
            <text:p>19,664<text:s/></text:p>
          </table:table-cell>
          <table:table-cell office:value-type="float" office:value="20841" table:style-name="ce6">
            <text:p>20,841<text:s/></text:p>
          </table:table-cell>
          <table:table-cell office:value-type="float" office:value="19661" table:style-name="ce6">
            <text:p>19,661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8436" table:style-name="ce6">
            <text:p>8,436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13736" table:style-name="ce6">
            <text:p>13,736<text:s/></text:p>
          </table:table-cell>
          <table:table-cell office:value-type="float" office:value="23580" table:style-name="ce6">
            <text:p>23,580<text:s/></text:p>
          </table:table-cell>
          <table:table-cell office:value-type="float" office:value="18608" table:style-name="ce6">
            <text:p>18,608<text:s/></text:p>
          </table:table-cell>
          <table:table-cell office:value-type="float" office:value="11113" table:style-name="ce6">
            <text:p>11,113<text:s/></text:p>
          </table:table-cell>
          <table:table-cell office:value-type="float" office:value="10368" table:style-name="ce6">
            <text:p>10,368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7328" table:style-name="ce6">
            <text:p>7,328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7012" table:style-name="ce6">
            <text:p>7,012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4569" table:style-name="ce6">
            <text:p>4,569<text:s/></text:p>
          </table:table-cell>
          <table:table-cell table:number-columns-repeated="16264"/>
        </table:table-row>
        <table:table-row table:style-name="ro2">
          <table:table-cell office:value-type="date" office:date-value="2022-08-19T00:00:00" table:style-name="ce5">
            <text:p>2022/8/19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11992" table:style-name="ce6">
            <text:p>11,992<text:s/></text:p>
          </table:table-cell>
          <table:table-cell office:value-type="float" office:value="38906" table:style-name="ce6">
            <text:p>38,906<text:s/></text:p>
          </table:table-cell>
          <table:table-cell office:value-type="float" office:value="40354" table:style-name="ce6">
            <text:p>40,354<text:s/></text:p>
          </table:table-cell>
          <table:table-cell office:value-type="float" office:value="20366" table:style-name="ce6">
            <text:p>20,366<text:s/></text:p>
          </table:table-cell>
          <table:table-cell office:value-type="float" office:value="11302" table:style-name="ce6">
            <text:p>11,302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4547" table:style-name="ce6">
            <text:p>4,547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13585" table:style-name="ce6">
            <text:p>13,585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6860" table:style-name="ce6">
            <text:p>6,860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25920" table:style-name="ce6">
            <text:p>25,920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1347" table:style-name="ce6">
            <text:p>11,347<text:s/></text:p>
          </table:table-cell>
          <table:table-cell office:value-type="float" office:value="13468" table:style-name="ce6">
            <text:p>13,468<text:s/></text:p>
          </table:table-cell>
          <table:table-cell office:value-type="float" office:value="20693" table:style-name="ce6">
            <text:p>20,693<text:s/></text:p>
          </table:table-cell>
          <table:table-cell office:value-type="float" office:value="14169" table:style-name="ce6">
            <text:p>14,169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21387" table:style-name="ce6">
            <text:p>21,387<text:s/></text:p>
          </table:table-cell>
          <table:table-cell office:value-type="float" office:value="14139" table:style-name="ce6">
            <text:p>14,139<text:s/></text:p>
          </table:table-cell>
          <table:table-cell office:value-type="float" office:value="26975" table:style-name="ce6">
            <text:p>26,975<text:s/></text:p>
          </table:table-cell>
          <table:table-cell office:value-type="float" office:value="21710" table:style-name="ce6">
            <text:p>21,710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29717" table:style-name="ce6">
            <text:p>29,717<text:s/></text:p>
          </table:table-cell>
          <table:table-cell office:value-type="float" office:value="22513" table:style-name="ce6">
            <text:p>22,513<text:s/></text:p>
          </table:table-cell>
          <table:table-cell office:value-type="float" office:value="21656" table:style-name="ce6">
            <text:p>21,656<text:s/></text:p>
          </table:table-cell>
          <table:table-cell office:value-type="float" office:value="16723" table:style-name="ce6">
            <text:p>16,723<text:s/></text:p>
          </table:table-cell>
          <table:table-cell office:value-type="float" office:value="20584" table:style-name="ce6">
            <text:p>20,584<text:s/></text:p>
          </table:table-cell>
          <table:table-cell office:value-type="float" office:value="131818" table:style-name="ce6">
            <text:p>131,818<text:s/></text:p>
          </table:table-cell>
          <table:table-cell office:value-type="float" office:value="44516" table:style-name="ce6">
            <text:p>44,516<text:s/></text:p>
          </table:table-cell>
          <table:table-cell office:value-type="float" office:value="19484" table:style-name="ce6">
            <text:p>19,484<text:s/></text:p>
          </table:table-cell>
          <table:table-cell office:value-type="float" office:value="18981" table:style-name="ce6">
            <text:p>18,981<text:s/></text:p>
          </table:table-cell>
          <table:table-cell office:value-type="float" office:value="22931" table:style-name="ce6">
            <text:p>22,931<text:s/></text:p>
          </table:table-cell>
          <table:table-cell office:value-type="float" office:value="21359" table:style-name="ce6">
            <text:p>21,359<text:s/></text:p>
          </table:table-cell>
          <table:table-cell office:value-type="float" office:value="21472" table:style-name="ce6">
            <text:p>21,472<text:s/></text:p>
          </table:table-cell>
          <table:table-cell office:value-type="float" office:value="21161" table:style-name="ce6">
            <text:p>21,161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24846" table:style-name="ce6">
            <text:p>24,846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15660" table:style-name="ce6">
            <text:p>15,660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10484" table:style-name="ce6">
            <text:p>10,484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11182" table:style-name="ce6">
            <text:p>11,182<text:s/></text:p>
          </table:table-cell>
          <table:table-cell office:value-type="float" office:value="25503" table:style-name="ce6">
            <text:p>25,503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11820" table:style-name="ce6">
            <text:p>11,820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19526" table:style-name="ce6">
            <text:p>19,526<text:s/></text:p>
          </table:table-cell>
          <table:table-cell office:value-type="float" office:value="19433" table:style-name="ce6">
            <text:p>19,433<text:s/></text:p>
          </table:table-cell>
          <table:table-cell office:value-type="float" office:value="23330" table:style-name="ce6">
            <text:p>23,330<text:s/></text:p>
          </table:table-cell>
          <table:table-cell office:value-type="float" office:value="38162" table:style-name="ce6">
            <text:p>38,162<text:s/></text:p>
          </table:table-cell>
          <table:table-cell office:value-type="float" office:value="31888" table:style-name="ce6">
            <text:p>31,888<text:s/></text:p>
          </table:table-cell>
          <table:table-cell office:value-type="float" office:value="23770" table:style-name="ce6">
            <text:p>23,770<text:s/></text:p>
          </table:table-cell>
          <table:table-cell office:value-type="float" office:value="21522" table:style-name="ce6">
            <text:p>21,522<text:s/></text:p>
          </table:table-cell>
          <table:table-cell office:value-type="float" office:value="56389" table:style-name="ce6">
            <text:p>56,389<text:s/></text:p>
          </table:table-cell>
          <table:table-cell office:value-type="float" office:value="17774" table:style-name="ce6">
            <text:p>17,774<text:s/></text:p>
          </table:table-cell>
          <table:table-cell office:value-type="float" office:value="29227" table:style-name="ce6">
            <text:p>29,227<text:s/></text:p>
          </table:table-cell>
          <table:table-cell office:value-type="float" office:value="33206" table:style-name="ce6">
            <text:p>33,206<text:s/></text:p>
          </table:table-cell>
          <table:table-cell office:value-type="float" office:value="19984" table:style-name="ce6">
            <text:p>19,984<text:s/></text:p>
          </table:table-cell>
          <table:table-cell office:value-type="float" office:value="62214" table:style-name="ce6">
            <text:p>62,214<text:s/></text:p>
          </table:table-cell>
          <table:table-cell office:value-type="float" office:value="17287" table:style-name="ce6">
            <text:p>17,287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13317" table:style-name="ce6">
            <text:p>13,317<text:s/></text:p>
          </table:table-cell>
          <table:table-cell office:value-type="float" office:value="19924" table:style-name="ce6">
            <text:p>19,924<text:s/></text:p>
          </table:table-cell>
          <table:table-cell office:value-type="float" office:value="11553" table:style-name="ce6">
            <text:p>11,553<text:s/></text:p>
          </table:table-cell>
          <table:table-cell office:value-type="float" office:value="30989" table:style-name="ce6">
            <text:p>30,989<text:s/></text:p>
          </table:table-cell>
          <table:table-cell office:value-type="float" office:value="18231" table:style-name="ce6">
            <text:p>18,231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34567" table:style-name="ce6">
            <text:p>34,567<text:s/></text:p>
          </table:table-cell>
          <table:table-cell office:value-type="float" office:value="20058" table:style-name="ce6">
            <text:p>20,058<text:s/></text:p>
          </table:table-cell>
          <table:table-cell office:value-type="float" office:value="21168" table:style-name="ce6">
            <text:p>21,168<text:s/></text:p>
          </table:table-cell>
          <table:table-cell office:value-type="float" office:value="20619" table:style-name="ce6">
            <text:p>20,619<text:s/></text:p>
          </table:table-cell>
          <table:table-cell office:value-type="float" office:value="6847" table:style-name="ce6">
            <text:p>6,847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14858" table:style-name="ce6">
            <text:p>14,858<text:s/></text:p>
          </table:table-cell>
          <table:table-cell office:value-type="float" office:value="24336" table:style-name="ce6">
            <text:p>24,336<text:s/></text:p>
          </table:table-cell>
          <table:table-cell office:value-type="float" office:value="20012" table:style-name="ce6">
            <text:p>20,012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10696" table:style-name="ce6">
            <text:p>10,696<text:s/></text:p>
          </table:table-cell>
          <table:table-cell office:value-type="float" office:value="11006" table:style-name="ce6">
            <text:p>11,006<text:s/></text:p>
          </table:table-cell>
          <table:table-cell office:value-type="float" office:value="10340" table:style-name="ce6">
            <text:p>10,340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7429" table:style-name="ce6">
            <text:p>7,429<text:s/></text:p>
          </table:table-cell>
          <table:table-cell office:value-type="float" office:value="1288" table:style-name="ce6">
            <text:p>1,288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4346" table:style-name="ce6">
            <text:p>4,346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8340" table:style-name="ce6">
            <text:p>8,340<text:s/></text:p>
          </table:table-cell>
          <table:table-cell office:value-type="float" office:value="2055" table:style-name="ce6">
            <text:p>2,055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4842" table:style-name="ce6">
            <text:p>4,842<text:s/></text:p>
          </table:table-cell>
          <table:table-cell table:number-columns-repeated="16264"/>
        </table:table-row>
        <table:table-row table:style-name="ro2">
          <table:table-cell office:value-type="date" office:date-value="2022-08-20T00:00:00" table:style-name="ce5">
            <text:p>2022/8/20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6963" table:style-name="ce6">
            <text:p>6,963<text:s/></text:p>
          </table:table-cell>
          <table:table-cell office:value-type="float" office:value="20352" table:style-name="ce6">
            <text:p>20,352<text:s/></text:p>
          </table:table-cell>
          <table:table-cell office:value-type="float" office:value="37053" table:style-name="ce6">
            <text:p>37,053<text:s/></text:p>
          </table:table-cell>
          <table:table-cell office:value-type="float" office:value="13030" table:style-name="ce6">
            <text:p>13,030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4811" table:style-name="ce6">
            <text:p>4,811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5515" table:style-name="ce6">
            <text:p>5,515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4440" table:style-name="ce6">
            <text:p>4,440<text:s/></text:p>
          </table:table-cell>
          <table:table-cell office:value-type="float" office:value="5392" table:style-name="ce6">
            <text:p>5,392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16178" table:style-name="ce6">
            <text:p>16,178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8554" table:style-name="ce6">
            <text:p>8,554<text:s/></text:p>
          </table:table-cell>
          <table:table-cell office:value-type="float" office:value="10072" table:style-name="ce6">
            <text:p>10,072<text:s/></text:p>
          </table:table-cell>
          <table:table-cell office:value-type="float" office:value="13717" table:style-name="ce6">
            <text:p>13,717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19742" table:style-name="ce6">
            <text:p>19,742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19928" table:style-name="ce6">
            <text:p>19,928<text:s/></text:p>
          </table:table-cell>
          <table:table-cell office:value-type="float" office:value="17060" table:style-name="ce6">
            <text:p>17,060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23596" table:style-name="ce6">
            <text:p>23,596<text:s/></text:p>
          </table:table-cell>
          <table:table-cell office:value-type="float" office:value="16932" table:style-name="ce6">
            <text:p>16,932<text:s/></text:p>
          </table:table-cell>
          <table:table-cell office:value-type="float" office:value="15507" table:style-name="ce6">
            <text:p>15,507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118224" table:style-name="ce6">
            <text:p>118,224<text:s/></text:p>
          </table:table-cell>
          <table:table-cell office:value-type="float" office:value="44223" table:style-name="ce6">
            <text:p>44,223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12619" table:style-name="ce6">
            <text:p>12,619<text:s/></text:p>
          </table:table-cell>
          <table:table-cell office:value-type="float" office:value="21196" table:style-name="ce6">
            <text:p>21,196<text:s/></text:p>
          </table:table-cell>
          <table:table-cell office:value-type="float" office:value="22054" table:style-name="ce6">
            <text:p>22,054<text:s/></text:p>
          </table:table-cell>
          <table:table-cell office:value-type="float" office:value="19686" table:style-name="ce6">
            <text:p>19,686<text:s/></text:p>
          </table:table-cell>
          <table:table-cell office:value-type="float" office:value="17382" table:style-name="ce6">
            <text:p>17,382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16903" table:style-name="ce6">
            <text:p>16,903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12547" table:style-name="ce6">
            <text:p>12,547<text:s/></text:p>
          </table:table-cell>
          <table:table-cell office:value-type="float" office:value="4475" table:style-name="ce6">
            <text:p>4,475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1350" table:style-name="ce6">
            <text:p>1,350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10127" table:style-name="ce6">
            <text:p>10,127<text:s/></text:p>
          </table:table-cell>
          <table:table-cell office:value-type="float" office:value="28372" table:style-name="ce6">
            <text:p>28,372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14320" table:style-name="ce6">
            <text:p>14,320<text:s/></text:p>
          </table:table-cell>
          <table:table-cell office:value-type="float" office:value="12492" table:style-name="ce6">
            <text:p>12,492<text:s/></text:p>
          </table:table-cell>
          <table:table-cell office:value-type="float" office:value="20773" table:style-name="ce6">
            <text:p>20,773<text:s/></text:p>
          </table:table-cell>
          <table:table-cell office:value-type="float" office:value="31819" table:style-name="ce6">
            <text:p>31,819<text:s/></text:p>
          </table:table-cell>
          <table:table-cell office:value-type="float" office:value="23480" table:style-name="ce6">
            <text:p>23,480<text:s/></text:p>
          </table:table-cell>
          <table:table-cell office:value-type="float" office:value="18117" table:style-name="ce6">
            <text:p>18,117<text:s/></text:p>
          </table:table-cell>
          <table:table-cell office:value-type="float" office:value="20563" table:style-name="ce6">
            <text:p>20,563<text:s/></text:p>
          </table:table-cell>
          <table:table-cell office:value-type="float" office:value="57838" table:style-name="ce6">
            <text:p>57,838<text:s/></text:p>
          </table:table-cell>
          <table:table-cell office:value-type="float" office:value="11933" table:style-name="ce6">
            <text:p>11,933<text:s/></text:p>
          </table:table-cell>
          <table:table-cell office:value-type="float" office:value="27624" table:style-name="ce6">
            <text:p>27,624<text:s/></text:p>
          </table:table-cell>
          <table:table-cell office:value-type="float" office:value="27434" table:style-name="ce6">
            <text:p>27,434<text:s/></text:p>
          </table:table-cell>
          <table:table-cell office:value-type="float" office:value="18394" table:style-name="ce6">
            <text:p>18,394<text:s/></text:p>
          </table:table-cell>
          <table:table-cell office:value-type="float" office:value="49742" table:style-name="ce6">
            <text:p>49,742<text:s/></text:p>
          </table:table-cell>
          <table:table-cell office:value-type="float" office:value="12588" table:style-name="ce6">
            <text:p>12,588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8744" table:style-name="ce6">
            <text:p>8,744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27675" table:style-name="ce6">
            <text:p>27,675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16748" table:style-name="ce6">
            <text:p>16,748<text:s/></text:p>
          </table:table-cell>
          <table:table-cell office:value-type="float" office:value="15608" table:style-name="ce6">
            <text:p>15,608<text:s/></text:p>
          </table:table-cell>
          <table:table-cell office:value-type="float" office:value="11902" table:style-name="ce6">
            <text:p>11,902<text:s/></text:p>
          </table:table-cell>
          <table:table-cell office:value-type="float" office:value="13077" table:style-name="ce6">
            <text:p>13,077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1898" table:style-name="ce6">
            <text:p>1,898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14654" table:style-name="ce6">
            <text:p>14,654<text:s/></text:p>
          </table:table-cell>
          <table:table-cell office:value-type="float" office:value="17039" table:style-name="ce6">
            <text:p>17,039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8052" table:style-name="ce6">
            <text:p>8,052<text:s/></text:p>
          </table:table-cell>
          <table:table-cell office:value-type="float" office:value="8478" table:style-name="ce6">
            <text:p>8,478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8023" table:style-name="ce6">
            <text:p>8,023<text:s/></text:p>
          </table:table-cell>
          <table:table-cell office:value-type="float" office:value="6225" table:style-name="ce6">
            <text:p>6,225<text:s/></text:p>
          </table:table-cell>
          <table:table-cell office:value-type="float" office:value="5590" table:style-name="ce6">
            <text:p>5,590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1172" table:style-name="ce6">
            <text:p>1,172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1612" table:style-name="ce6">
            <text:p>1,612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731" table:style-name="ce6">
            <text:p>2,731<text:s/></text:p>
          </table:table-cell>
          <table:table-cell office:value-type="float" office:value="2604" table:style-name="ce6">
            <text:p>2,604<text:s/></text:p>
          </table:table-cell>
          <table:table-cell table:number-columns-repeated="16264"/>
        </table:table-row>
        <table:table-row table:style-name="ro2">
          <table:table-cell office:value-type="date" office:date-value="2022-08-21T00:00:00" table:style-name="ce5">
            <text:p>2022/8/21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15304" table:style-name="ce6">
            <text:p>15,304<text:s/></text:p>
          </table:table-cell>
          <table:table-cell office:value-type="float" office:value="28650" table:style-name="ce6">
            <text:p>28,650<text:s/></text:p>
          </table:table-cell>
          <table:table-cell office:value-type="float" office:value="9404" table:style-name="ce6">
            <text:p>9,404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5132" table:style-name="ce6">
            <text:p>5,132<text:s/></text:p>
          </table:table-cell>
          <table:table-cell office:value-type="float" office:value="1196" table:style-name="ce6">
            <text:p>1,196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3765" table:style-name="ce6">
            <text:p>3,765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3082" table:style-name="ce6">
            <text:p>3,082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11657" table:style-name="ce6">
            <text:p>11,657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6564" table:style-name="ce6">
            <text:p>6,564<text:s/></text:p>
          </table:table-cell>
          <table:table-cell office:value-type="float" office:value="16665" table:style-name="ce6">
            <text:p>16,665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15643" table:style-name="ce6">
            <text:p>15,643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2903" table:style-name="ce6">
            <text:p>2,903<text:s/></text:p>
          </table:table-cell>
          <table:table-cell office:value-type="float" office:value="20116" table:style-name="ce6">
            <text:p>20,116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13035" table:style-name="ce6">
            <text:p>13,035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110488" table:style-name="ce6">
            <text:p>110,488<text:s/></text:p>
          </table:table-cell>
          <table:table-cell office:value-type="float" office:value="36126" table:style-name="ce6">
            <text:p>36,126<text:s/></text:p>
          </table:table-cell>
          <table:table-cell office:value-type="float" office:value="10306" table:style-name="ce6">
            <text:p>10,306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18247" table:style-name="ce6">
            <text:p>18,247<text:s/></text:p>
          </table:table-cell>
          <table:table-cell office:value-type="float" office:value="19179" table:style-name="ce6">
            <text:p>19,179<text:s/></text:p>
          </table:table-cell>
          <table:table-cell office:value-type="float" office:value="17148" table:style-name="ce6">
            <text:p>17,148<text:s/></text:p>
          </table:table-cell>
          <table:table-cell office:value-type="float" office:value="14231" table:style-name="ce6">
            <text:p>14,231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13977" table:style-name="ce6">
            <text:p>13,977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11053" table:style-name="ce6">
            <text:p>11,053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1166" table:style-name="ce6">
            <text:p>1,166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26637" table:style-name="ce6">
            <text:p>26,637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7243" table:style-name="ce6">
            <text:p>7,243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12014" table:style-name="ce6">
            <text:p>12,014<text:s/></text:p>
          </table:table-cell>
          <table:table-cell office:value-type="float" office:value="9771" table:style-name="ce6">
            <text:p>9,771<text:s/></text:p>
          </table:table-cell>
          <table:table-cell office:value-type="float" office:value="16740" table:style-name="ce6">
            <text:p>16,740<text:s/></text:p>
          </table:table-cell>
          <table:table-cell office:value-type="float" office:value="27646" table:style-name="ce6">
            <text:p>27,646<text:s/></text:p>
          </table:table-cell>
          <table:table-cell office:value-type="float" office:value="20013" table:style-name="ce6">
            <text:p>20,013<text:s/></text:p>
          </table:table-cell>
          <table:table-cell office:value-type="float" office:value="14928" table:style-name="ce6">
            <text:p>14,928<text:s/></text:p>
          </table:table-cell>
          <table:table-cell office:value-type="float" office:value="17526" table:style-name="ce6">
            <text:p>17,526<text:s/></text:p>
          </table:table-cell>
          <table:table-cell office:value-type="float" office:value="47998" table:style-name="ce6">
            <text:p>47,998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22522" table:style-name="ce6">
            <text:p>22,522<text:s/></text:p>
          </table:table-cell>
          <table:table-cell office:value-type="float" office:value="19629" table:style-name="ce6">
            <text:p>19,629<text:s/></text:p>
          </table:table-cell>
          <table:table-cell office:value-type="float" office:value="13076" table:style-name="ce6">
            <text:p>13,076<text:s/></text:p>
          </table:table-cell>
          <table:table-cell office:value-type="float" office:value="41147" table:style-name="ce6">
            <text:p>41,147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7179" table:style-name="ce6">
            <text:p>7,179<text:s/></text:p>
          </table:table-cell>
          <table:table-cell office:value-type="float" office:value="12961" table:style-name="ce6">
            <text:p>12,961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23795" table:style-name="ce6">
            <text:p>23,795<text:s/></text:p>
          </table:table-cell>
          <table:table-cell office:value-type="float" office:value="8540" table:style-name="ce6">
            <text:p>8,540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9612" table:style-name="ce6">
            <text:p>9,612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4477" table:style-name="ce6">
            <text:p>4,477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11451" table:style-name="ce6">
            <text:p>11,451<text:s/></text:p>
          </table:table-cell>
          <table:table-cell office:value-type="float" office:value="13806" table:style-name="ce6">
            <text:p>13,806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4661" table:style-name="ce6">
            <text:p>4,661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1121" table:style-name="ce6">
            <text:p>1,121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6273" table:style-name="ce6">
            <text:p>6,273<text:s/></text:p>
          </table:table-cell>
          <table:table-cell office:value-type="float" office:value="1288" table:style-name="ce6">
            <text:p>1,288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2559" table:style-name="ce6">
            <text:p>2,559<text:s/></text:p>
          </table:table-cell>
          <table:table-cell table:number-columns-repeated="16264"/>
        </table:table-row>
        <table:table-row table:style-name="ro2">
          <table:table-cell office:value-type="date" office:date-value="2022-08-22T00:00:00" table:style-name="ce5">
            <text:p>2022/8/22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35087" table:style-name="ce6">
            <text:p>35,087<text:s/></text:p>
          </table:table-cell>
          <table:table-cell office:value-type="float" office:value="32870" table:style-name="ce6">
            <text:p>32,870<text:s/></text:p>
          </table:table-cell>
          <table:table-cell office:value-type="float" office:value="18474" table:style-name="ce6">
            <text:p>18,474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9944" table:style-name="ce6">
            <text:p>9,944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13339" table:style-name="ce6">
            <text:p>13,339<text:s/></text:p>
          </table:table-cell>
          <table:table-cell office:value-type="float" office:value="13797" table:style-name="ce6">
            <text:p>13,797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6431" table:style-name="ce6">
            <text:p>6,431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22465" table:style-name="ce6">
            <text:p>22,465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9273" table:style-name="ce6">
            <text:p>9,273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12392" table:style-name="ce6">
            <text:p>12,392<text:s/></text:p>
          </table:table-cell>
          <table:table-cell office:value-type="float" office:value="19938" table:style-name="ce6">
            <text:p>19,938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18766" table:style-name="ce6">
            <text:p>18,766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24630" table:style-name="ce6">
            <text:p>24,630<text:s/></text:p>
          </table:table-cell>
          <table:table-cell office:value-type="float" office:value="17947" table:style-name="ce6">
            <text:p>17,947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28451" table:style-name="ce6">
            <text:p>28,451<text:s/></text:p>
          </table:table-cell>
          <table:table-cell office:value-type="float" office:value="20864" table:style-name="ce6">
            <text:p>20,864<text:s/></text:p>
          </table:table-cell>
          <table:table-cell office:value-type="float" office:value="20918" table:style-name="ce6">
            <text:p>20,918<text:s/></text:p>
          </table:table-cell>
          <table:table-cell office:value-type="float" office:value="15837" table:style-name="ce6">
            <text:p>15,837<text:s/></text:p>
          </table:table-cell>
          <table:table-cell office:value-type="float" office:value="19359" table:style-name="ce6">
            <text:p>19,359<text:s/></text:p>
          </table:table-cell>
          <table:table-cell office:value-type="float" office:value="105482" table:style-name="ce6">
            <text:p>105,482<text:s/></text:p>
          </table:table-cell>
          <table:table-cell office:value-type="float" office:value="35526" table:style-name="ce6">
            <text:p>35,526<text:s/></text:p>
          </table:table-cell>
          <table:table-cell office:value-type="float" office:value="17553" table:style-name="ce6">
            <text:p>17,553<text:s/></text:p>
          </table:table-cell>
          <table:table-cell office:value-type="float" office:value="17383" table:style-name="ce6">
            <text:p>17,383<text:s/></text:p>
          </table:table-cell>
          <table:table-cell office:value-type="float" office:value="19668" table:style-name="ce6">
            <text:p>19,668<text:s/></text:p>
          </table:table-cell>
          <table:table-cell office:value-type="float" office:value="18640" table:style-name="ce6">
            <text:p>18,640<text:s/></text:p>
          </table:table-cell>
          <table:table-cell office:value-type="float" office:value="19150" table:style-name="ce6">
            <text:p>19,150<text:s/></text:p>
          </table:table-cell>
          <table:table-cell office:value-type="float" office:value="18460" table:style-name="ce6">
            <text:p>18,460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23884" table:style-name="ce6">
            <text:p>23,884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13979" table:style-name="ce6">
            <text:p>13,979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7722" table:style-name="ce6">
            <text:p>7,722<text:s/></text:p>
          </table:table-cell>
          <table:table-cell office:value-type="float" office:value="10735" table:style-name="ce6">
            <text:p>10,735<text:s/></text:p>
          </table:table-cell>
          <table:table-cell office:value-type="float" office:value="24720" table:style-name="ce6">
            <text:p>24,720<text:s/></text:p>
          </table:table-cell>
          <table:table-cell office:value-type="float" office:value="7549" table:style-name="ce6">
            <text:p>7,549<text:s/></text:p>
          </table:table-cell>
          <table:table-cell office:value-type="float" office:value="10615" table:style-name="ce6">
            <text:p>10,615<text:s/></text:p>
          </table:table-cell>
          <table:table-cell office:value-type="float" office:value="6690" table:style-name="ce6">
            <text:p>6,690<text:s/></text:p>
          </table:table-cell>
          <table:table-cell office:value-type="float" office:value="18829" table:style-name="ce6">
            <text:p>18,829<text:s/></text:p>
          </table:table-cell>
          <table:table-cell office:value-type="float" office:value="19162" table:style-name="ce6">
            <text:p>19,162<text:s/></text:p>
          </table:table-cell>
          <table:table-cell office:value-type="float" office:value="21170" table:style-name="ce6">
            <text:p>21,170<text:s/></text:p>
          </table:table-cell>
          <table:table-cell office:value-type="float" office:value="33117" table:style-name="ce6">
            <text:p>33,117<text:s/></text:p>
          </table:table-cell>
          <table:table-cell office:value-type="float" office:value="30405" table:style-name="ce6">
            <text:p>30,405<text:s/></text:p>
          </table:table-cell>
          <table:table-cell office:value-type="float" office:value="22563" table:style-name="ce6">
            <text:p>22,563<text:s/></text:p>
          </table:table-cell>
          <table:table-cell office:value-type="float" office:value="19971" table:style-name="ce6">
            <text:p>19,971<text:s/></text:p>
          </table:table-cell>
          <table:table-cell office:value-type="float" office:value="46977" table:style-name="ce6">
            <text:p>46,977<text:s/></text:p>
          </table:table-cell>
          <table:table-cell office:value-type="float" office:value="16075" table:style-name="ce6">
            <text:p>16,075<text:s/></text:p>
          </table:table-cell>
          <table:table-cell office:value-type="float" office:value="26799" table:style-name="ce6">
            <text:p>26,799<text:s/></text:p>
          </table:table-cell>
          <table:table-cell office:value-type="float" office:value="26911" table:style-name="ce6">
            <text:p>26,911<text:s/></text:p>
          </table:table-cell>
          <table:table-cell office:value-type="float" office:value="17103" table:style-name="ce6">
            <text:p>17,103<text:s/></text:p>
          </table:table-cell>
          <table:table-cell office:value-type="float" office:value="51412" table:style-name="ce6">
            <text:p>51,412<text:s/></text:p>
          </table:table-cell>
          <table:table-cell office:value-type="float" office:value="15416" table:style-name="ce6">
            <text:p>15,416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12388" table:style-name="ce6">
            <text:p>12,388<text:s/></text:p>
          </table:table-cell>
          <table:table-cell office:value-type="float" office:value="16189" table:style-name="ce6">
            <text:p>16,189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27316" table:style-name="ce6">
            <text:p>27,316<text:s/></text:p>
          </table:table-cell>
          <table:table-cell office:value-type="float" office:value="15917" table:style-name="ce6">
            <text:p>15,917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9480" table:style-name="ce6">
            <text:p>9,480<text:s/></text:p>
          </table:table-cell>
          <table:table-cell office:value-type="float" office:value="31830" table:style-name="ce6">
            <text:p>31,830<text:s/></text:p>
          </table:table-cell>
          <table:table-cell office:value-type="float" office:value="18283" table:style-name="ce6">
            <text:p>18,283<text:s/></text:p>
          </table:table-cell>
          <table:table-cell office:value-type="float" office:value="19801" table:style-name="ce6">
            <text:p>19,801<text:s/></text:p>
          </table:table-cell>
          <table:table-cell office:value-type="float" office:value="19269" table:style-name="ce6">
            <text:p>19,269<text:s/></text:p>
          </table:table-cell>
          <table:table-cell office:value-type="float" office:value="7486" table:style-name="ce6">
            <text:p>7,486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5011" table:style-name="ce6">
            <text:p>5,011<text:s/></text:p>
          </table:table-cell>
          <table:table-cell office:value-type="float" office:value="4178" table:style-name="ce6">
            <text:p>4,178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8002" table:style-name="ce6">
            <text:p>8,002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13198" table:style-name="ce6">
            <text:p>13,198<text:s/></text:p>
          </table:table-cell>
          <table:table-cell office:value-type="float" office:value="22522" table:style-name="ce6">
            <text:p>22,522<text:s/></text:p>
          </table:table-cell>
          <table:table-cell office:value-type="float" office:value="17124" table:style-name="ce6">
            <text:p>17,124<text:s/></text:p>
          </table:table-cell>
          <table:table-cell office:value-type="float" office:value="10903" table:style-name="ce6">
            <text:p>10,903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10431" table:style-name="ce6">
            <text:p>10,431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1100" table:style-name="ce6">
            <text:p>1,100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1836" table:style-name="ce6">
            <text:p>1,836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4399" table:style-name="ce6">
            <text:p>4,399<text:s/></text:p>
          </table:table-cell>
          <table:table-cell table:number-columns-repeated="16264"/>
        </table:table-row>
        <table:table-row table:style-name="ro2">
          <table:table-cell office:value-type="date" office:date-value="2022-08-23T00:00:00" table:style-name="ce5">
            <text:p>2022/8/23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36646" table:style-name="ce6">
            <text:p>36,646<text:s/></text:p>
          </table:table-cell>
          <table:table-cell office:value-type="float" office:value="34009" table:style-name="ce6">
            <text:p>34,009<text:s/></text:p>
          </table:table-cell>
          <table:table-cell office:value-type="float" office:value="19325" table:style-name="ce6">
            <text:p>19,325<text:s/></text:p>
          </table:table-cell>
          <table:table-cell office:value-type="float" office:value="10886" table:style-name="ce6">
            <text:p>10,886<text:s/></text:p>
          </table:table-cell>
          <table:table-cell office:value-type="float" office:value="9152" table:style-name="ce6">
            <text:p>9,152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14119" table:style-name="ce6">
            <text:p>14,119<text:s/></text:p>
          </table:table-cell>
          <table:table-cell office:value-type="float" office:value="14343" table:style-name="ce6">
            <text:p>14,343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7784" table:style-name="ce6">
            <text:p>7,784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24464" table:style-name="ce6">
            <text:p>24,464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9444" table:style-name="ce6">
            <text:p>9,444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19650" table:style-name="ce6">
            <text:p>19,650<text:s/></text:p>
          </table:table-cell>
          <table:table-cell office:value-type="float" office:value="12751" table:style-name="ce6">
            <text:p>12,751<text:s/></text:p>
          </table:table-cell>
          <table:table-cell office:value-type="float" office:value="8293" table:style-name="ce6">
            <text:p>8,293<text:s/></text:p>
          </table:table-cell>
          <table:table-cell office:value-type="float" office:value="19692" table:style-name="ce6">
            <text:p>19,692<text:s/></text:p>
          </table:table-cell>
          <table:table-cell office:value-type="float" office:value="13016" table:style-name="ce6">
            <text:p>13,016<text:s/></text:p>
          </table:table-cell>
          <table:table-cell office:value-type="float" office:value="26029" table:style-name="ce6">
            <text:p>26,029<text:s/></text:p>
          </table:table-cell>
          <table:table-cell office:value-type="float" office:value="19086" table:style-name="ce6">
            <text:p>19,086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29440" table:style-name="ce6">
            <text:p>29,440<text:s/></text:p>
          </table:table-cell>
          <table:table-cell office:value-type="float" office:value="22179" table:style-name="ce6">
            <text:p>22,179<text:s/></text:p>
          </table:table-cell>
          <table:table-cell office:value-type="float" office:value="21365" table:style-name="ce6">
            <text:p>21,365<text:s/></text:p>
          </table:table-cell>
          <table:table-cell office:value-type="float" office:value="16108" table:style-name="ce6">
            <text:p>16,108<text:s/></text:p>
          </table:table-cell>
          <table:table-cell office:value-type="float" office:value="20085" table:style-name="ce6">
            <text:p>20,085<text:s/></text:p>
          </table:table-cell>
          <table:table-cell office:value-type="float" office:value="103774" table:style-name="ce6">
            <text:p>103,774<text:s/></text:p>
          </table:table-cell>
          <table:table-cell office:value-type="float" office:value="37282" table:style-name="ce6">
            <text:p>37,282<text:s/></text:p>
          </table:table-cell>
          <table:table-cell office:value-type="float" office:value="18207" table:style-name="ce6">
            <text:p>18,207<text:s/></text:p>
          </table:table-cell>
          <table:table-cell office:value-type="float" office:value="18273" table:style-name="ce6">
            <text:p>18,273<text:s/></text:p>
          </table:table-cell>
          <table:table-cell office:value-type="float" office:value="21073" table:style-name="ce6">
            <text:p>21,073<text:s/></text:p>
          </table:table-cell>
          <table:table-cell office:value-type="float" office:value="19866" table:style-name="ce6">
            <text:p>19,866<text:s/></text:p>
          </table:table-cell>
          <table:table-cell office:value-type="float" office:value="20554" table:style-name="ce6">
            <text:p>20,554<text:s/></text:p>
          </table:table-cell>
          <table:table-cell office:value-type="float" office:value="19336" table:style-name="ce6">
            <text:p>19,336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24344" table:style-name="ce6">
            <text:p>24,344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15089" table:style-name="ce6">
            <text:p>15,089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2805" table:style-name="ce6">
            <text:p>2,805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8060" table:style-name="ce6">
            <text:p>8,060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24841" table:style-name="ce6">
            <text:p>24,841<text:s/></text:p>
          </table:table-cell>
          <table:table-cell office:value-type="float" office:value="7732" table:style-name="ce6">
            <text:p>7,732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6789" table:style-name="ce6">
            <text:p>6,789<text:s/></text:p>
          </table:table-cell>
          <table:table-cell office:value-type="float" office:value="19418" table:style-name="ce6">
            <text:p>19,418<text:s/></text:p>
          </table:table-cell>
          <table:table-cell office:value-type="float" office:value="19965" table:style-name="ce6">
            <text:p>19,965<text:s/></text:p>
          </table:table-cell>
          <table:table-cell office:value-type="float" office:value="21693" table:style-name="ce6">
            <text:p>21,693<text:s/></text:p>
          </table:table-cell>
          <table:table-cell office:value-type="float" office:value="32911" table:style-name="ce6">
            <text:p>32,911<text:s/></text:p>
          </table:table-cell>
          <table:table-cell office:value-type="float" office:value="31354" table:style-name="ce6">
            <text:p>31,354<text:s/></text:p>
          </table:table-cell>
          <table:table-cell office:value-type="float" office:value="23113" table:style-name="ce6">
            <text:p>23,113<text:s/></text:p>
          </table:table-cell>
          <table:table-cell office:value-type="float" office:value="20567" table:style-name="ce6">
            <text:p>20,567<text:s/></text:p>
          </table:table-cell>
          <table:table-cell office:value-type="float" office:value="47362" table:style-name="ce6">
            <text:p>47,362<text:s/></text:p>
          </table:table-cell>
          <table:table-cell office:value-type="float" office:value="17046" table:style-name="ce6">
            <text:p>17,046<text:s/></text:p>
          </table:table-cell>
          <table:table-cell office:value-type="float" office:value="26889" table:style-name="ce6">
            <text:p>26,889<text:s/></text:p>
          </table:table-cell>
          <table:table-cell office:value-type="float" office:value="28610" table:style-name="ce6">
            <text:p>28,610<text:s/></text:p>
          </table:table-cell>
          <table:table-cell office:value-type="float" office:value="17422" table:style-name="ce6">
            <text:p>17,422<text:s/></text:p>
          </table:table-cell>
          <table:table-cell office:value-type="float" office:value="52210" table:style-name="ce6">
            <text:p>52,210<text:s/></text:p>
          </table:table-cell>
          <table:table-cell office:value-type="float" office:value="16218" table:style-name="ce6">
            <text:p>16,218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12618" table:style-name="ce6">
            <text:p>12,618<text:s/></text:p>
          </table:table-cell>
          <table:table-cell office:value-type="float" office:value="16882" table:style-name="ce6">
            <text:p>16,882<text:s/></text:p>
          </table:table-cell>
          <table:table-cell office:value-type="float" office:value="11203" table:style-name="ce6">
            <text:p>11,203<text:s/></text:p>
          </table:table-cell>
          <table:table-cell office:value-type="float" office:value="23269" table:style-name="ce6">
            <text:p>23,269<text:s/></text:p>
          </table:table-cell>
          <table:table-cell office:value-type="float" office:value="16745" table:style-name="ce6">
            <text:p>16,745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33324" table:style-name="ce6">
            <text:p>33,324<text:s/></text:p>
          </table:table-cell>
          <table:table-cell office:value-type="float" office:value="19090" table:style-name="ce6">
            <text:p>19,090<text:s/></text:p>
          </table:table-cell>
          <table:table-cell office:value-type="float" office:value="20503" table:style-name="ce6">
            <text:p>20,503<text:s/></text:p>
          </table:table-cell>
          <table:table-cell office:value-type="float" office:value="19577" table:style-name="ce6">
            <text:p>19,577<text:s/></text:p>
          </table:table-cell>
          <table:table-cell office:value-type="float" office:value="7406" table:style-name="ce6">
            <text:p>7,406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13561" table:style-name="ce6">
            <text:p>13,561<text:s/></text:p>
          </table:table-cell>
          <table:table-cell office:value-type="float" office:value="23297" table:style-name="ce6">
            <text:p>23,297<text:s/></text:p>
          </table:table-cell>
          <table:table-cell office:value-type="float" office:value="18433" table:style-name="ce6">
            <text:p>18,433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10470" table:style-name="ce6">
            <text:p>10,470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9989" table:style-name="ce6">
            <text:p>9,989<text:s/></text:p>
          </table:table-cell>
          <table:table-cell office:value-type="float" office:value="9646" table:style-name="ce6">
            <text:p>9,646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1059" table:style-name="ce6">
            <text:p>1,059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1918" table:style-name="ce6">
            <text:p>1,918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4525" table:style-name="ce6">
            <text:p>4,525<text:s/></text:p>
          </table:table-cell>
          <table:table-cell table:number-columns-repeated="16264"/>
        </table:table-row>
        <table:table-row table:style-name="ro2">
          <table:table-cell office:value-type="date" office:date-value="2022-08-24T00:00:00" table:style-name="ce5">
            <text:p>2022/8/24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12051" table:style-name="ce6">
            <text:p>12,051<text:s/></text:p>
          </table:table-cell>
          <table:table-cell office:value-type="float" office:value="37057" table:style-name="ce6">
            <text:p>37,057<text:s/></text:p>
          </table:table-cell>
          <table:table-cell office:value-type="float" office:value="35892" table:style-name="ce6">
            <text:p>35,892<text:s/></text:p>
          </table:table-cell>
          <table:table-cell office:value-type="float" office:value="20981" table:style-name="ce6">
            <text:p>20,981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9321" table:style-name="ce6">
            <text:p>9,321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10361" table:style-name="ce6">
            <text:p>10,361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14105" table:style-name="ce6">
            <text:p>14,105<text:s/></text:p>
          </table:table-cell>
          <table:table-cell office:value-type="float" office:value="14631" table:style-name="ce6">
            <text:p>14,631<text:s/>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6922" table:style-name="ce6">
            <text:p>6,922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31865" table:style-name="ce6">
            <text:p>31,865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9521" table:style-name="ce6">
            <text:p>9,521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20217" table:style-name="ce6">
            <text:p>20,217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19956" table:style-name="ce6">
            <text:p>19,956<text:s/></text:p>
          </table:table-cell>
          <table:table-cell office:value-type="float" office:value="13385" table:style-name="ce6">
            <text:p>13,385<text:s/></text:p>
          </table:table-cell>
          <table:table-cell office:value-type="float" office:value="26445" table:style-name="ce6">
            <text:p>26,445<text:s/></text:p>
          </table:table-cell>
          <table:table-cell office:value-type="float" office:value="19660" table:style-name="ce6">
            <text:p>19,660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29727" table:style-name="ce6">
            <text:p>29,727<text:s/></text:p>
          </table:table-cell>
          <table:table-cell office:value-type="float" office:value="22172" table:style-name="ce6">
            <text:p>22,172<text:s/></text:p>
          </table:table-cell>
          <table:table-cell office:value-type="float" office:value="21608" table:style-name="ce6">
            <text:p>21,608<text:s/></text:p>
          </table:table-cell>
          <table:table-cell office:value-type="float" office:value="16540" table:style-name="ce6">
            <text:p>16,540<text:s/></text:p>
          </table:table-cell>
          <table:table-cell office:value-type="float" office:value="20257" table:style-name="ce6">
            <text:p>20,257<text:s/></text:p>
          </table:table-cell>
          <table:table-cell office:value-type="float" office:value="106906" table:style-name="ce6">
            <text:p>106,906<text:s/></text:p>
          </table:table-cell>
          <table:table-cell office:value-type="float" office:value="38616" table:style-name="ce6">
            <text:p>38,616<text:s/></text:p>
          </table:table-cell>
          <table:table-cell office:value-type="float" office:value="18353" table:style-name="ce6">
            <text:p>18,353<text:s/></text:p>
          </table:table-cell>
          <table:table-cell office:value-type="float" office:value="18751" table:style-name="ce6">
            <text:p>18,751<text:s/></text:p>
          </table:table-cell>
          <table:table-cell office:value-type="float" office:value="20857" table:style-name="ce6">
            <text:p>20,857<text:s/></text:p>
          </table:table-cell>
          <table:table-cell office:value-type="float" office:value="19585" table:style-name="ce6">
            <text:p>19,585<text:s/></text:p>
          </table:table-cell>
          <table:table-cell office:value-type="float" office:value="21015" table:style-name="ce6">
            <text:p>21,015<text:s/></text:p>
          </table:table-cell>
          <table:table-cell office:value-type="float" office:value="19517" table:style-name="ce6">
            <text:p>19,517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25072" table:style-name="ce6">
            <text:p>25,072<text:s/></text:p>
          </table:table-cell>
          <table:table-cell office:value-type="float" office:value="5865" table:style-name="ce6">
            <text:p>5,865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10515" table:style-name="ce6">
            <text:p>10,515<text:s/></text:p>
          </table:table-cell>
          <table:table-cell office:value-type="float" office:value="8074" table:style-name="ce6">
            <text:p>8,074<text:s/></text:p>
          </table:table-cell>
          <table:table-cell office:value-type="float" office:value="10975" table:style-name="ce6">
            <text:p>10,975<text:s/></text:p>
          </table:table-cell>
          <table:table-cell office:value-type="float" office:value="24446" table:style-name="ce6">
            <text:p>24,446<text:s/></text:p>
          </table:table-cell>
          <table:table-cell office:value-type="float" office:value="7728" table:style-name="ce6">
            <text:p>7,728<text:s/></text:p>
          </table:table-cell>
          <table:table-cell office:value-type="float" office:value="11211" table:style-name="ce6">
            <text:p>11,211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19385" table:style-name="ce6">
            <text:p>19,385<text:s/></text:p>
          </table:table-cell>
          <table:table-cell office:value-type="float" office:value="20124" table:style-name="ce6">
            <text:p>20,124<text:s/></text:p>
          </table:table-cell>
          <table:table-cell office:value-type="float" office:value="21852" table:style-name="ce6">
            <text:p>21,852<text:s/></text:p>
          </table:table-cell>
          <table:table-cell office:value-type="float" office:value="34361" table:style-name="ce6">
            <text:p>34,361<text:s/></text:p>
          </table:table-cell>
          <table:table-cell office:value-type="float" office:value="31427" table:style-name="ce6">
            <text:p>31,427<text:s/></text:p>
          </table:table-cell>
          <table:table-cell office:value-type="float" office:value="23333" table:style-name="ce6">
            <text:p>23,333<text:s/></text:p>
          </table:table-cell>
          <table:table-cell office:value-type="float" office:value="21080" table:style-name="ce6">
            <text:p>21,080<text:s/></text:p>
          </table:table-cell>
          <table:table-cell office:value-type="float" office:value="48723" table:style-name="ce6">
            <text:p>48,723<text:s/></text:p>
          </table:table-cell>
          <table:table-cell office:value-type="float" office:value="17330" table:style-name="ce6">
            <text:p>17,330<text:s/></text:p>
          </table:table-cell>
          <table:table-cell office:value-type="float" office:value="27335" table:style-name="ce6">
            <text:p>27,335<text:s/></text:p>
          </table:table-cell>
          <table:table-cell office:value-type="float" office:value="29872" table:style-name="ce6">
            <text:p>29,872<text:s/></text:p>
          </table:table-cell>
          <table:table-cell office:value-type="float" office:value="18943" table:style-name="ce6">
            <text:p>18,943<text:s/></text:p>
          </table:table-cell>
          <table:table-cell office:value-type="float" office:value="53697" table:style-name="ce6">
            <text:p>53,697<text:s/></text:p>
          </table:table-cell>
          <table:table-cell office:value-type="float" office:value="16753" table:style-name="ce6">
            <text:p>16,753<text:s/></text:p>
          </table:table-cell>
          <table:table-cell office:value-type="float" office:value="13840" table:style-name="ce6">
            <text:p>13,840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20743" table:style-name="ce6">
            <text:p>20,743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23586" table:style-name="ce6">
            <text:p>23,586<text:s/></text:p>
          </table:table-cell>
          <table:table-cell office:value-type="float" office:value="17140" table:style-name="ce6">
            <text:p>17,140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33812" table:style-name="ce6">
            <text:p>33,812<text:s/></text:p>
          </table:table-cell>
          <table:table-cell office:value-type="float" office:value="19330" table:style-name="ce6">
            <text:p>19,330<text:s/></text:p>
          </table:table-cell>
          <table:table-cell office:value-type="float" office:value="21076" table:style-name="ce6">
            <text:p>21,076<text:s/></text:p>
          </table:table-cell>
          <table:table-cell office:value-type="float" office:value="19733" table:style-name="ce6">
            <text:p>19,733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5283" table:style-name="ce6">
            <text:p>5,283<text:s/></text:p>
          </table:table-cell>
          <table:table-cell office:value-type="float" office:value="4305" table:style-name="ce6">
            <text:p>4,305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8635" table:style-name="ce6">
            <text:p>8,635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14267" table:style-name="ce6">
            <text:p>14,267<text:s/></text:p>
          </table:table-cell>
          <table:table-cell office:value-type="float" office:value="23877" table:style-name="ce6">
            <text:p>23,877<text:s/></text:p>
          </table:table-cell>
          <table:table-cell office:value-type="float" office:value="18724" table:style-name="ce6">
            <text:p>18,724<text:s/></text:p>
          </table:table-cell>
          <table:table-cell office:value-type="float" office:value="11531" table:style-name="ce6">
            <text:p>11,531<text:s/></text:p>
          </table:table-cell>
          <table:table-cell office:value-type="float" office:value="10368" table:style-name="ce6">
            <text:p>10,368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8653" table:style-name="ce6">
            <text:p>8,653<text:s/></text:p>
          </table:table-cell>
          <table:table-cell office:value-type="float" office:value="7388" table:style-name="ce6">
            <text:p>7,388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4257" table:style-name="ce6">
            <text:p>4,257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4424" table:style-name="ce6">
            <text:p>4,424<text:s/></text:p>
          </table:table-cell>
          <table:table-cell table:number-columns-repeated="16264"/>
        </table:table-row>
        <table:table-row table:style-name="ro2">
          <table:table-cell office:value-type="date" office:date-value="2022-08-25T00:00:00" table:style-name="ce5">
            <text:p>2022/8/25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11843" table:style-name="ce6">
            <text:p>11,843<text:s/></text:p>
          </table:table-cell>
          <table:table-cell office:value-type="float" office:value="37622" table:style-name="ce6">
            <text:p>37,622<text:s/></text:p>
          </table:table-cell>
          <table:table-cell office:value-type="float" office:value="35712" table:style-name="ce6">
            <text:p>35,712<text:s/></text:p>
          </table:table-cell>
          <table:table-cell office:value-type="float" office:value="20839" table:style-name="ce6">
            <text:p>20,839<text:s/></text:p>
          </table:table-cell>
          <table:table-cell office:value-type="float" office:value="10856" table:style-name="ce6">
            <text:p>10,856<text:s/></text:p>
          </table:table-cell>
          <table:table-cell office:value-type="float" office:value="9248" table:style-name="ce6">
            <text:p>9,248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6242" table:style-name="ce6">
            <text:p>6,242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15039" table:style-name="ce6">
            <text:p>15,039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2556" table:style-name="ce6">
            <text:p>2,556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33124" table:style-name="ce6">
            <text:p>33,124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9166" table:style-name="ce6">
            <text:p>9,166<text:s/></text:p>
          </table:table-cell>
          <table:table-cell office:value-type="float" office:value="11062" table:style-name="ce6">
            <text:p>11,062<text:s/></text:p>
          </table:table-cell>
          <table:table-cell office:value-type="float" office:value="12860" table:style-name="ce6">
            <text:p>12,860<text:s/></text:p>
          </table:table-cell>
          <table:table-cell office:value-type="float" office:value="19627" table:style-name="ce6">
            <text:p>19,627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8264" table:style-name="ce6">
            <text:p>8,264<text:s/></text:p>
          </table:table-cell>
          <table:table-cell office:value-type="float" office:value="19932" table:style-name="ce6">
            <text:p>19,932<text:s/></text:p>
          </table:table-cell>
          <table:table-cell office:value-type="float" office:value="13020" table:style-name="ce6">
            <text:p>13,020<text:s/></text:p>
          </table:table-cell>
          <table:table-cell office:value-type="float" office:value="25824" table:style-name="ce6">
            <text:p>25,824<text:s/></text:p>
          </table:table-cell>
          <table:table-cell office:value-type="float" office:value="18537" table:style-name="ce6">
            <text:p>18,537<text:s/></text:p>
          </table:table-cell>
          <table:table-cell office:value-type="float" office:value="7273" table:style-name="ce6">
            <text:p>7,273<text:s/></text:p>
          </table:table-cell>
          <table:table-cell office:value-type="float" office:value="29179" table:style-name="ce6">
            <text:p>29,179<text:s/></text:p>
          </table:table-cell>
          <table:table-cell office:value-type="float" office:value="22031" table:style-name="ce6">
            <text:p>22,031<text:s/></text:p>
          </table:table-cell>
          <table:table-cell office:value-type="float" office:value="21043" table:style-name="ce6">
            <text:p>21,043<text:s/></text:p>
          </table:table-cell>
          <table:table-cell office:value-type="float" office:value="16343" table:style-name="ce6">
            <text:p>16,343<text:s/></text:p>
          </table:table-cell>
          <table:table-cell office:value-type="float" office:value="19628" table:style-name="ce6">
            <text:p>19,628<text:s/></text:p>
          </table:table-cell>
          <table:table-cell office:value-type="float" office:value="109322" table:style-name="ce6">
            <text:p>109,322<text:s/></text:p>
          </table:table-cell>
          <table:table-cell office:value-type="float" office:value="37876" table:style-name="ce6">
            <text:p>37,876<text:s/></text:p>
          </table:table-cell>
          <table:table-cell office:value-type="float" office:value="18003" table:style-name="ce6">
            <text:p>18,003<text:s/></text:p>
          </table:table-cell>
          <table:table-cell office:value-type="float" office:value="18091" table:style-name="ce6">
            <text:p>18,091<text:s/></text:p>
          </table:table-cell>
          <table:table-cell office:value-type="float" office:value="20590" table:style-name="ce6">
            <text:p>20,590<text:s/></text:p>
          </table:table-cell>
          <table:table-cell office:value-type="float" office:value="18567" table:style-name="ce6">
            <text:p>18,567<text:s/></text:p>
          </table:table-cell>
          <table:table-cell office:value-type="float" office:value="19818" table:style-name="ce6">
            <text:p>19,818<text:s/></text:p>
          </table:table-cell>
          <table:table-cell office:value-type="float" office:value="18943" table:style-name="ce6">
            <text:p>18,943<text:s/></text:p>
          </table:table-cell>
          <table:table-cell office:value-type="float" office:value="10126" table:style-name="ce6">
            <text:p>10,126<text:s/></text:p>
          </table:table-cell>
          <table:table-cell office:value-type="float" office:value="23963" table:style-name="ce6">
            <text:p>23,963<text:s/></text:p>
          </table:table-cell>
          <table:table-cell office:value-type="float" office:value="5732" table:style-name="ce6">
            <text:p>5,732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14950" table:style-name="ce6">
            <text:p>14,950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7941" table:style-name="ce6">
            <text:p>7,941<text:s/></text:p>
          </table:table-cell>
          <table:table-cell office:value-type="float" office:value="10683" table:style-name="ce6">
            <text:p>10,683<text:s/></text:p>
          </table:table-cell>
          <table:table-cell office:value-type="float" office:value="23509" table:style-name="ce6">
            <text:p>23,509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6773" table:style-name="ce6">
            <text:p>6,773<text:s/></text:p>
          </table:table-cell>
          <table:table-cell office:value-type="float" office:value="18989" table:style-name="ce6">
            <text:p>18,989<text:s/></text:p>
          </table:table-cell>
          <table:table-cell office:value-type="float" office:value="19261" table:style-name="ce6">
            <text:p>19,261<text:s/></text:p>
          </table:table-cell>
          <table:table-cell office:value-type="float" office:value="21664" table:style-name="ce6">
            <text:p>21,664<text:s/></text:p>
          </table:table-cell>
          <table:table-cell office:value-type="float" office:value="34624" table:style-name="ce6">
            <text:p>34,624<text:s/></text:p>
          </table:table-cell>
          <table:table-cell office:value-type="float" office:value="31106" table:style-name="ce6">
            <text:p>31,106<text:s/></text:p>
          </table:table-cell>
          <table:table-cell office:value-type="float" office:value="23340" table:style-name="ce6">
            <text:p>23,340<text:s/></text:p>
          </table:table-cell>
          <table:table-cell office:value-type="float" office:value="20351" table:style-name="ce6">
            <text:p>20,351<text:s/></text:p>
          </table:table-cell>
          <table:table-cell office:value-type="float" office:value="47766" table:style-name="ce6">
            <text:p>47,766<text:s/></text:p>
          </table:table-cell>
          <table:table-cell office:value-type="float" office:value="16861" table:style-name="ce6">
            <text:p>16,861<text:s/></text:p>
          </table:table-cell>
          <table:table-cell office:value-type="float" office:value="27116" table:style-name="ce6">
            <text:p>27,116<text:s/></text:p>
          </table:table-cell>
          <table:table-cell office:value-type="float" office:value="29441" table:style-name="ce6">
            <text:p>29,441<text:s/></text:p>
          </table:table-cell>
          <table:table-cell office:value-type="float" office:value="18009" table:style-name="ce6">
            <text:p>18,009<text:s/></text:p>
          </table:table-cell>
          <table:table-cell office:value-type="float" office:value="54091" table:style-name="ce6">
            <text:p>54,091<text:s/></text:p>
          </table:table-cell>
          <table:table-cell office:value-type="float" office:value="16656" table:style-name="ce6">
            <text:p>16,656<text:s/></text:p>
          </table:table-cell>
          <table:table-cell office:value-type="float" office:value="13672" table:style-name="ce6">
            <text:p>13,672<text:s/></text:p>
          </table:table-cell>
          <table:table-cell office:value-type="float" office:value="12834" table:style-name="ce6">
            <text:p>12,834<text:s/></text:p>
          </table:table-cell>
          <table:table-cell office:value-type="float" office:value="21589" table:style-name="ce6">
            <text:p>21,589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23956" table:style-name="ce6">
            <text:p>23,956<text:s/></text:p>
          </table:table-cell>
          <table:table-cell office:value-type="float" office:value="17034" table:style-name="ce6">
            <text:p>17,034<text:s/></text:p>
          </table:table-cell>
          <table:table-cell office:value-type="float" office:value="5979" table:style-name="ce6">
            <text:p>5,979<text:s/></text:p>
          </table:table-cell>
          <table:table-cell office:value-type="float" office:value="10264" table:style-name="ce6">
            <text:p>10,264<text:s/></text:p>
          </table:table-cell>
          <table:table-cell office:value-type="float" office:value="33212" table:style-name="ce6">
            <text:p>33,212<text:s/></text:p>
          </table:table-cell>
          <table:table-cell office:value-type="float" office:value="20007" table:style-name="ce6">
            <text:p>20,007<text:s/></text:p>
          </table:table-cell>
          <table:table-cell office:value-type="float" office:value="20933" table:style-name="ce6">
            <text:p>20,933<text:s/></text:p>
          </table:table-cell>
          <table:table-cell office:value-type="float" office:value="19364" table:style-name="ce6">
            <text:p>19,364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13650" table:style-name="ce6">
            <text:p>13,650<text:s/></text:p>
          </table:table-cell>
          <table:table-cell office:value-type="float" office:value="23326" table:style-name="ce6">
            <text:p>23,326<text:s/></text:p>
          </table:table-cell>
          <table:table-cell office:value-type="float" office:value="18504" table:style-name="ce6">
            <text:p>18,504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10326" table:style-name="ce6">
            <text:p>10,326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10201" table:style-name="ce6">
            <text:p>10,201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8283" table:style-name="ce6">
            <text:p>8,283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6898" table:style-name="ce6">
            <text:p>6,898<text:s/></text:p>
          </table:table-cell>
          <table:table-cell office:value-type="float" office:value="1998" table:style-name="ce6">
            <text:p>1,998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4370" table:style-name="ce6">
            <text:p>4,370<text:s/></text:p>
          </table:table-cell>
          <table:table-cell table:number-columns-repeated="16264"/>
        </table:table-row>
        <table:table-row table:style-name="ro2">
          <table:table-cell office:value-type="date" office:date-value="2022-08-26T00:00:00" table:style-name="ce5">
            <text:p>2022/8/26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38582" table:style-name="ce6">
            <text:p>38,582<text:s/></text:p>
          </table:table-cell>
          <table:table-cell office:value-type="float" office:value="40746" table:style-name="ce6">
            <text:p>40,746<text:s/></text:p>
          </table:table-cell>
          <table:table-cell office:value-type="float" office:value="21072" table:style-name="ce6">
            <text:p>21,072<text:s/></text:p>
          </table:table-cell>
          <table:table-cell office:value-type="float" office:value="11258" table:style-name="ce6">
            <text:p>11,258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9812" table:style-name="ce6">
            <text:p>9,812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6179" table:style-name="ce6">
            <text:p>6,179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14265" table:style-name="ce6">
            <text:p>14,265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6686" table:style-name="ce6">
            <text:p>6,686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35498" table:style-name="ce6">
            <text:p>35,498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20270" table:style-name="ce6">
            <text:p>20,270<text:s/></text:p>
          </table:table-cell>
          <table:table-cell office:value-type="float" office:value="13172" table:style-name="ce6">
            <text:p>13,172<text:s/></text:p>
          </table:table-cell>
          <table:table-cell office:value-type="float" office:value="8648" table:style-name="ce6">
            <text:p>8,648<text:s/></text:p>
          </table:table-cell>
          <table:table-cell office:value-type="float" office:value="22435" table:style-name="ce6">
            <text:p>22,435<text:s/></text:p>
          </table:table-cell>
          <table:table-cell office:value-type="float" office:value="14011" table:style-name="ce6">
            <text:p>14,011<text:s/></text:p>
          </table:table-cell>
          <table:table-cell office:value-type="float" office:value="26668" table:style-name="ce6">
            <text:p>26,668<text:s/></text:p>
          </table:table-cell>
          <table:table-cell office:value-type="float" office:value="20093" table:style-name="ce6">
            <text:p>20,093<text:s/></text:p>
          </table:table-cell>
          <table:table-cell office:value-type="float" office:value="7238" table:style-name="ce6">
            <text:p>7,238<text:s/></text:p>
          </table:table-cell>
          <table:table-cell office:value-type="float" office:value="30114" table:style-name="ce6">
            <text:p>30,114<text:s/></text:p>
          </table:table-cell>
          <table:table-cell office:value-type="float" office:value="22587" table:style-name="ce6">
            <text:p>22,587<text:s/></text:p>
          </table:table-cell>
          <table:table-cell office:value-type="float" office:value="21614" table:style-name="ce6">
            <text:p>21,614<text:s/></text:p>
          </table:table-cell>
          <table:table-cell office:value-type="float" office:value="16601" table:style-name="ce6">
            <text:p>16,601<text:s/></text:p>
          </table:table-cell>
          <table:table-cell office:value-type="float" office:value="19842" table:style-name="ce6">
            <text:p>19,842<text:s/></text:p>
          </table:table-cell>
          <table:table-cell office:value-type="float" office:value="131532" table:style-name="ce6">
            <text:p>131,532<text:s/></text:p>
          </table:table-cell>
          <table:table-cell office:value-type="float" office:value="45145" table:style-name="ce6">
            <text:p>45,145<text:s/></text:p>
          </table:table-cell>
          <table:table-cell office:value-type="float" office:value="19221" table:style-name="ce6">
            <text:p>19,221<text:s/></text:p>
          </table:table-cell>
          <table:table-cell office:value-type="float" office:value="18604" table:style-name="ce6">
            <text:p>18,604<text:s/></text:p>
          </table:table-cell>
          <table:table-cell office:value-type="float" office:value="21751" table:style-name="ce6">
            <text:p>21,751<text:s/></text:p>
          </table:table-cell>
          <table:table-cell office:value-type="float" office:value="21046" table:style-name="ce6">
            <text:p>21,046<text:s/></text:p>
          </table:table-cell>
          <table:table-cell office:value-type="float" office:value="21392" table:style-name="ce6">
            <text:p>21,392<text:s/></text:p>
          </table:table-cell>
          <table:table-cell office:value-type="float" office:value="20258" table:style-name="ce6">
            <text:p>20,258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24098" table:style-name="ce6">
            <text:p>24,098<text:s/></text:p>
          </table:table-cell>
          <table:table-cell office:value-type="float" office:value="5901" table:style-name="ce6">
            <text:p>5,901<text:s/></text:p>
          </table:table-cell>
          <table:table-cell office:value-type="float" office:value="6823" table:style-name="ce6">
            <text:p>6,823<text:s/></text:p>
          </table:table-cell>
          <table:table-cell office:value-type="float" office:value="15121" table:style-name="ce6">
            <text:p>15,121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10169" table:style-name="ce6">
            <text:p>10,169<text:s/></text:p>
          </table:table-cell>
          <table:table-cell office:value-type="float" office:value="8115" table:style-name="ce6">
            <text:p>8,115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25900" table:style-name="ce6">
            <text:p>25,900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7174" table:style-name="ce6">
            <text:p>7,174<text:s/></text:p>
          </table:table-cell>
          <table:table-cell office:value-type="float" office:value="19677" table:style-name="ce6">
            <text:p>19,677<text:s/></text:p>
          </table:table-cell>
          <table:table-cell office:value-type="float" office:value="19441" table:style-name="ce6">
            <text:p>19,441<text:s/></text:p>
          </table:table-cell>
          <table:table-cell office:value-type="float" office:value="22858" table:style-name="ce6">
            <text:p>22,858<text:s/></text:p>
          </table:table-cell>
          <table:table-cell office:value-type="float" office:value="37718" table:style-name="ce6">
            <text:p>37,718<text:s/></text:p>
          </table:table-cell>
          <table:table-cell office:value-type="float" office:value="32061" table:style-name="ce6">
            <text:p>32,061<text:s/></text:p>
          </table:table-cell>
          <table:table-cell office:value-type="float" office:value="24087" table:style-name="ce6">
            <text:p>24,087<text:s/></text:p>
          </table:table-cell>
          <table:table-cell office:value-type="float" office:value="21558" table:style-name="ce6">
            <text:p>21,558<text:s/></text:p>
          </table:table-cell>
          <table:table-cell office:value-type="float" office:value="57152" table:style-name="ce6">
            <text:p>57,152<text:s/></text:p>
          </table:table-cell>
          <table:table-cell office:value-type="float" office:value="17927" table:style-name="ce6">
            <text:p>17,927<text:s/></text:p>
          </table:table-cell>
          <table:table-cell office:value-type="float" office:value="30023" table:style-name="ce6">
            <text:p>30,023<text:s/></text:p>
          </table:table-cell>
          <table:table-cell office:value-type="float" office:value="33602" table:style-name="ce6">
            <text:p>33,602<text:s/></text:p>
          </table:table-cell>
          <table:table-cell office:value-type="float" office:value="20490" table:style-name="ce6">
            <text:p>20,490<text:s/></text:p>
          </table:table-cell>
          <table:table-cell office:value-type="float" office:value="61437" table:style-name="ce6">
            <text:p>61,437<text:s/></text:p>
          </table:table-cell>
          <table:table-cell office:value-type="float" office:value="16967" table:style-name="ce6">
            <text:p>16,967<text:s/></text:p>
          </table:table-cell>
          <table:table-cell office:value-type="float" office:value="14299" table:style-name="ce6">
            <text:p>14,299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24142" table:style-name="ce6">
            <text:p>24,142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28281" table:style-name="ce6">
            <text:p>28,281<text:s/></text:p>
          </table:table-cell>
          <table:table-cell office:value-type="float" office:value="18093" table:style-name="ce6">
            <text:p>18,093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34574" table:style-name="ce6">
            <text:p>34,574<text:s/></text:p>
          </table:table-cell>
          <table:table-cell office:value-type="float" office:value="20039" table:style-name="ce6">
            <text:p>20,039<text:s/></text:p>
          </table:table-cell>
          <table:table-cell office:value-type="float" office:value="21321" table:style-name="ce6">
            <text:p>21,321<text:s/></text:p>
          </table:table-cell>
          <table:table-cell office:value-type="float" office:value="20815" table:style-name="ce6">
            <text:p>20,815<text:s/></text:p>
          </table:table-cell>
          <table:table-cell office:value-type="float" office:value="7222" table:style-name="ce6">
            <text:p>7,222<text:s/></text:p>
          </table:table-cell>
          <table:table-cell office:value-type="float" office:value="9604" table:style-name="ce6">
            <text:p>9,604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9005" table:style-name="ce6">
            <text:p>9,005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24418" table:style-name="ce6">
            <text:p>24,418<text:s/></text:p>
          </table:table-cell>
          <table:table-cell office:value-type="float" office:value="20263" table:style-name="ce6">
            <text:p>20,263<text:s/></text:p>
          </table:table-cell>
          <table:table-cell office:value-type="float" office:value="11175" table:style-name="ce6">
            <text:p>11,175<text:s/></text:p>
          </table:table-cell>
          <table:table-cell office:value-type="float" office:value="10258" table:style-name="ce6">
            <text:p>10,258<text:s/></text:p>
          </table:table-cell>
          <table:table-cell office:value-type="float" office:value="10870" table:style-name="ce6">
            <text:p>10,870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9929" table:style-name="ce6">
            <text:p>9,929<text:s/></text:p>
          </table:table-cell>
          <table:table-cell office:value-type="float" office:value="8451" table:style-name="ce6">
            <text:p>8,451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1061" table:style-name="ce6">
            <text:p>1,061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8169" table:style-name="ce6">
            <text:p>8,169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4504" table:style-name="ce6">
            <text:p>4,504<text:s/></text:p>
          </table:table-cell>
          <table:table-cell table:number-columns-repeated="16264"/>
        </table:table-row>
        <table:table-row table:style-name="ro2">
          <table:table-cell office:value-type="date" office:date-value="2022-08-27T00:00:00" table:style-name="ce5">
            <text:p>2022/8/27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7125" table:style-name="ce6">
            <text:p>7,125<text:s/></text:p>
          </table:table-cell>
          <table:table-cell office:value-type="float" office:value="19815" table:style-name="ce6">
            <text:p>19,815<text:s/></text:p>
          </table:table-cell>
          <table:table-cell office:value-type="float" office:value="36863" table:style-name="ce6">
            <text:p>36,863<text:s/></text:p>
          </table:table-cell>
          <table:table-cell office:value-type="float" office:value="12834" table:style-name="ce6">
            <text:p>12,834<text:s/></text:p>
          </table:table-cell>
          <table:table-cell office:value-type="float" office:value="7394" table:style-name="ce6">
            <text:p>7,394<text:s/></text:p>
          </table:table-cell>
          <table:table-cell office:value-type="float" office:value="6245" table:style-name="ce6">
            <text:p>6,245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6746" table:style-name="ce6">
            <text:p>6,746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4242" table:style-name="ce6">
            <text:p>4,242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20795" table:style-name="ce6">
            <text:p>20,795<text:s/></text:p>
          </table:table-cell>
          <table:table-cell office:value-type="float" office:value="4388" table:style-name="ce6">
            <text:p>4,388<text:s/></text:p>
          </table:table-cell>
          <table:table-cell office:value-type="float" office:value="9235" table:style-name="ce6">
            <text:p>9,235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10262" table:style-name="ce6">
            <text:p>10,262<text:s/></text:p>
          </table:table-cell>
          <table:table-cell office:value-type="float" office:value="13076" table:style-name="ce6">
            <text:p>13,076<text:s/></text:p>
          </table:table-cell>
          <table:table-cell office:value-type="float" office:value="11010" table:style-name="ce6">
            <text:p>11,010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20705" table:style-name="ce6">
            <text:p>20,705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20418" table:style-name="ce6">
            <text:p>20,418<text:s/></text:p>
          </table:table-cell>
          <table:table-cell office:value-type="float" office:value="12894" table:style-name="ce6">
            <text:p>12,894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23719" table:style-name="ce6">
            <text:p>23,719<text:s/></text:p>
          </table:table-cell>
          <table:table-cell office:value-type="float" office:value="16773" table:style-name="ce6">
            <text:p>16,773<text:s/></text:p>
          </table:table-cell>
          <table:table-cell office:value-type="float" office:value="15572" table:style-name="ce6">
            <text:p>15,572<text:s/></text:p>
          </table:table-cell>
          <table:table-cell office:value-type="float" office:value="13356" table:style-name="ce6">
            <text:p>13,356<text:s/></text:p>
          </table:table-cell>
          <table:table-cell office:value-type="float" office:value="8051" table:style-name="ce6">
            <text:p>8,051<text:s/></text:p>
          </table:table-cell>
          <table:table-cell office:value-type="float" office:value="117804" table:style-name="ce6">
            <text:p>117,804<text:s/></text:p>
          </table:table-cell>
          <table:table-cell office:value-type="float" office:value="43905" table:style-name="ce6">
            <text:p>43,905<text:s/></text:p>
          </table:table-cell>
          <table:table-cell office:value-type="float" office:value="14355" table:style-name="ce6">
            <text:p>14,355<text:s/></text:p>
          </table:table-cell>
          <table:table-cell office:value-type="float" office:value="12958" table:style-name="ce6">
            <text:p>12,958<text:s/></text:p>
          </table:table-cell>
          <table:table-cell office:value-type="float" office:value="22597" table:style-name="ce6">
            <text:p>22,597<text:s/></text:p>
          </table:table-cell>
          <table:table-cell office:value-type="float" office:value="21995" table:style-name="ce6">
            <text:p>21,995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15570" table:style-name="ce6">
            <text:p>15,570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16979" table:style-name="ce6">
            <text:p>16,979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12717" table:style-name="ce6">
            <text:p>12,717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27021" table:style-name="ce6">
            <text:p>27,021<text:s/></text:p>
          </table:table-cell>
          <table:table-cell office:value-type="float" office:value="5063" table:style-name="ce6">
            <text:p>5,063<text:s/></text:p>
          </table:table-cell>
          <table:table-cell office:value-type="float" office:value="8581" table:style-name="ce6">
            <text:p>8,581<text:s/></text:p>
          </table:table-cell>
          <table:table-cell office:value-type="float" office:value="5170" table:style-name="ce6">
            <text:p>5,170<text:s/></text:p>
          </table:table-cell>
          <table:table-cell office:value-type="float" office:value="14724" table:style-name="ce6">
            <text:p>14,724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19698" table:style-name="ce6">
            <text:p>19,698<text:s/></text:p>
          </table:table-cell>
          <table:table-cell office:value-type="float" office:value="31575" table:style-name="ce6">
            <text:p>31,575<text:s/></text:p>
          </table:table-cell>
          <table:table-cell office:value-type="float" office:value="23617" table:style-name="ce6">
            <text:p>23,617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21083" table:style-name="ce6">
            <text:p>21,083<text:s/></text:p>
          </table:table-cell>
          <table:table-cell office:value-type="float" office:value="56344" table:style-name="ce6">
            <text:p>56,344<text:s/></text:p>
          </table:table-cell>
          <table:table-cell office:value-type="float" office:value="12715" table:style-name="ce6">
            <text:p>12,715<text:s/></text:p>
          </table:table-cell>
          <table:table-cell office:value-type="float" office:value="28228" table:style-name="ce6">
            <text:p>28,228<text:s/></text:p>
          </table:table-cell>
          <table:table-cell office:value-type="float" office:value="26671" table:style-name="ce6">
            <text:p>26,671<text:s/></text:p>
          </table:table-cell>
          <table:table-cell office:value-type="float" office:value="16377" table:style-name="ce6">
            <text:p>16,377<text:s/></text:p>
          </table:table-cell>
          <table:table-cell office:value-type="float" office:value="48212" table:style-name="ce6">
            <text:p>48,212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11416" table:style-name="ce6">
            <text:p>11,416<text:s/></text:p>
          </table:table-cell>
          <table:table-cell office:value-type="float" office:value="8355" table:style-name="ce6">
            <text:p>8,355<text:s/></text:p>
          </table:table-cell>
          <table:table-cell office:value-type="float" office:value="17178" table:style-name="ce6">
            <text:p>17,178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23010" table:style-name="ce6">
            <text:p>23,010<text:s/></text:p>
          </table:table-cell>
          <table:table-cell office:value-type="float" office:value="11221" table:style-name="ce6">
            <text:p>11,221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16491" table:style-name="ce6">
            <text:p>16,491<text:s/></text:p>
          </table:table-cell>
          <table:table-cell office:value-type="float" office:value="11958" table:style-name="ce6">
            <text:p>11,958<text:s/></text:p>
          </table:table-cell>
          <table:table-cell office:value-type="float" office:value="11819" table:style-name="ce6">
            <text:p>11,819<text:s/></text:p>
          </table:table-cell>
          <table:table-cell office:value-type="float" office:value="13259" table:style-name="ce6">
            <text:p>13,259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4140" table:style-name="ce6">
            <text:p>4,140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7524" table:style-name="ce6">
            <text:p>7,524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17077" table:style-name="ce6">
            <text:p>17,077<text:s/></text:p>
          </table:table-cell>
          <table:table-cell office:value-type="float" office:value="17163" table:style-name="ce6">
            <text:p>17,163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8347" table:style-name="ce6">
            <text:p>8,347<text:s/></text:p>
          </table:table-cell>
          <table:table-cell office:value-type="float" office:value="7665" table:style-name="ce6">
            <text:p>7,665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844" table:style-name="ce6">
            <text:p>844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1030" table:style-name="ce6">
            <text:p>1,030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1536" table:style-name="ce6">
            <text:p>1,536<text:s/></text:p>
          </table:table-cell>
          <table:table-cell office:value-type="float" office:value="7098" table:style-name="ce6">
            <text:p>7,098<text:s/></text:p>
          </table:table-cell>
          <table:table-cell office:value-type="float" office:value="1634" table:style-name="ce6">
            <text:p>1,634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2600" table:style-name="ce6">
            <text:p>2,600<text:s/></text:p>
          </table:table-cell>
          <table:table-cell table:number-columns-repeated="16264"/>
        </table:table-row>
        <table:table-row table:style-name="ro2">
          <table:table-cell office:value-type="date" office:date-value="2022-08-28T00:00:00" table:style-name="ce5">
            <text:p>2022/8/28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15520" table:style-name="ce6">
            <text:p>15,520<text:s/></text:p>
          </table:table-cell>
          <table:table-cell office:value-type="float" office:value="28021" table:style-name="ce6">
            <text:p>28,021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1611" table:style-name="ce6">
            <text:p>1,611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4399" table:style-name="ce6">
            <text:p>4,399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2444" table:style-name="ce6">
            <text:p>2,444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1695" table:style-name="ce6">
            <text:p>1,695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4665" table:style-name="ce6">
            <text:p>4,665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7174" table:style-name="ce6">
            <text:p>7,174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19240" table:style-name="ce6">
            <text:p>19,240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16339" table:style-name="ce6">
            <text:p>16,339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20314" table:style-name="ce6">
            <text:p>20,314<text:s/></text:p>
          </table:table-cell>
          <table:table-cell office:value-type="float" office:value="13957" table:style-name="ce6">
            <text:p>13,957<text:s/></text:p>
          </table:table-cell>
          <table:table-cell office:value-type="float" office:value="12912" table:style-name="ce6">
            <text:p>12,912<text:s/></text:p>
          </table:table-cell>
          <table:table-cell office:value-type="float" office:value="11245" table:style-name="ce6">
            <text:p>11,245<text:s/></text:p>
          </table:table-cell>
          <table:table-cell office:value-type="float" office:value="5729" table:style-name="ce6">
            <text:p>5,729<text:s/></text:p>
          </table:table-cell>
          <table:table-cell office:value-type="float" office:value="103341" table:style-name="ce6">
            <text:p>103,341<text:s/></text:p>
          </table:table-cell>
          <table:table-cell office:value-type="float" office:value="34883" table:style-name="ce6">
            <text:p>34,883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11704" table:style-name="ce6">
            <text:p>11,704<text:s/></text:p>
          </table:table-cell>
          <table:table-cell office:value-type="float" office:value="19339" table:style-name="ce6">
            <text:p>19,339<text:s/></text:p>
          </table:table-cell>
          <table:table-cell office:value-type="float" office:value="17916" table:style-name="ce6">
            <text:p>17,916<text:s/></text:p>
          </table:table-cell>
          <table:table-cell office:value-type="float" office:value="16293" table:style-name="ce6">
            <text:p>16,293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13887" table:style-name="ce6">
            <text:p>13,887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11203" table:style-name="ce6">
            <text:p>11,203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1004" table:style-name="ce6">
            <text:p>1,004<text:s/></text:p>
          </table:table-cell>
          <table:table-cell office:value-type="float" office:value="5344" table:style-name="ce6">
            <text:p>5,344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23952" table:style-name="ce6">
            <text:p>23,952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11844" table:style-name="ce6">
            <text:p>11,844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16246" table:style-name="ce6">
            <text:p>16,246<text:s/></text:p>
          </table:table-cell>
          <table:table-cell office:value-type="float" office:value="26150" table:style-name="ce6">
            <text:p>26,150<text:s/></text:p>
          </table:table-cell>
          <table:table-cell office:value-type="float" office:value="19202" table:style-name="ce6">
            <text:p>19,202<text:s/></text:p>
          </table:table-cell>
          <table:table-cell office:value-type="float" office:value="14709" table:style-name="ce6">
            <text:p>14,709<text:s/></text:p>
          </table:table-cell>
          <table:table-cell office:value-type="float" office:value="16890" table:style-name="ce6">
            <text:p>16,890<text:s/></text:p>
          </table:table-cell>
          <table:table-cell office:value-type="float" office:value="45729" table:style-name="ce6">
            <text:p>45,729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21910" table:style-name="ce6">
            <text:p>21,910<text:s/></text:p>
          </table:table-cell>
          <table:table-cell office:value-type="float" office:value="18700" table:style-name="ce6">
            <text:p>18,700<text:s/></text:p>
          </table:table-cell>
          <table:table-cell office:value-type="float" office:value="12262" table:style-name="ce6">
            <text:p>12,262<text:s/></text:p>
          </table:table-cell>
          <table:table-cell office:value-type="float" office:value="37741" table:style-name="ce6">
            <text:p>37,741<text:s/></text:p>
          </table:table-cell>
          <table:table-cell office:value-type="float" office:value="10466" table:style-name="ce6">
            <text:p>10,466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19717" table:style-name="ce6">
            <text:p>19,717<text:s/></text:p>
          </table:table-cell>
          <table:table-cell office:value-type="float" office:value="8532" table:style-name="ce6">
            <text:p>8,532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10522" table:style-name="ce6">
            <text:p>10,522<text:s/></text:p>
          </table:table-cell>
          <table:table-cell office:value-type="float" office:value="4738" table:style-name="ce6">
            <text:p>4,738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5390" table:style-name="ce6">
            <text:p>5,390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7107" table:style-name="ce6">
            <text:p>7,107<text:s/></text:p>
          </table:table-cell>
          <table:table-cell office:value-type="float" office:value="8591" table:style-name="ce6">
            <text:p>8,591<text:s/></text:p>
          </table:table-cell>
          <table:table-cell office:value-type="float" office:value="13763" table:style-name="ce6">
            <text:p>13,763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6517" table:style-name="ce6">
            <text:p>6,517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660" table:style-name="ce6">
            <text:p>660<text:s/></text:p>
          </table:table-cell>
          <table:table-cell office:value-type="float" office:value="1668" table:style-name="ce6">
            <text:p>1,668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908" table:style-name="ce6">
            <text:p>908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1439" table:style-name="ce6">
            <text:p>1,439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2325" table:style-name="ce6">
            <text:p>2,325<text:s/></text:p>
          </table:table-cell>
          <table:table-cell table:number-columns-repeated="16264"/>
        </table:table-row>
        <table:table-row table:style-name="ro2">
          <table:table-cell office:value-type="date" office:date-value="2022-08-29T00:00:00" table:style-name="ce5">
            <text:p>2022/8/29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35025" table:style-name="ce6">
            <text:p>35,025<text:s/></text:p>
          </table:table-cell>
          <table:table-cell office:value-type="float" office:value="32527" table:style-name="ce6">
            <text:p>32,527<text:s/></text:p>
          </table:table-cell>
          <table:table-cell office:value-type="float" office:value="17753" table:style-name="ce6">
            <text:p>17,753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8818" table:style-name="ce6">
            <text:p>8,818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1720" table:style-name="ce6">
            <text:p>1,720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9440" table:style-name="ce6">
            <text:p>9,440<text:s/></text:p>
          </table:table-cell>
          <table:table-cell office:value-type="float" office:value="13303" table:style-name="ce6">
            <text:p>13,303<text:s/></text:p>
          </table:table-cell>
          <table:table-cell office:value-type="float" office:value="13327" table:style-name="ce6">
            <text:p>13,327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7479" table:style-name="ce6">
            <text:p>7,479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21986" table:style-name="ce6">
            <text:p>21,986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11029" table:style-name="ce6">
            <text:p>11,029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19968" table:style-name="ce6">
            <text:p>19,968<text:s/></text:p>
          </table:table-cell>
          <table:table-cell office:value-type="float" office:value="12248" table:style-name="ce6">
            <text:p>12,248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20571" table:style-name="ce6">
            <text:p>20,571<text:s/></text:p>
          </table:table-cell>
          <table:table-cell office:value-type="float" office:value="12822" table:style-name="ce6">
            <text:p>12,822<text:s/></text:p>
          </table:table-cell>
          <table:table-cell office:value-type="float" office:value="25080" table:style-name="ce6">
            <text:p>25,080<text:s/></text:p>
          </table:table-cell>
          <table:table-cell office:value-type="float" office:value="17752" table:style-name="ce6">
            <text:p>17,752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28413" table:style-name="ce6">
            <text:p>28,413<text:s/></text:p>
          </table:table-cell>
          <table:table-cell office:value-type="float" office:value="20787" table:style-name="ce6">
            <text:p>20,787<text:s/></text:p>
          </table:table-cell>
          <table:table-cell office:value-type="float" office:value="20753" table:style-name="ce6">
            <text:p>20,753<text:s/></text:p>
          </table:table-cell>
          <table:table-cell office:value-type="float" office:value="16172" table:style-name="ce6">
            <text:p>16,172<text:s/></text:p>
          </table:table-cell>
          <table:table-cell office:value-type="float" office:value="19877" table:style-name="ce6">
            <text:p>19,877<text:s/></text:p>
          </table:table-cell>
          <table:table-cell office:value-type="float" office:value="103839" table:style-name="ce6">
            <text:p>103,839<text:s/></text:p>
          </table:table-cell>
          <table:table-cell office:value-type="float" office:value="35668" table:style-name="ce6">
            <text:p>35,668<text:s/></text:p>
          </table:table-cell>
          <table:table-cell office:value-type="float" office:value="17879" table:style-name="ce6">
            <text:p>17,879<text:s/></text:p>
          </table:table-cell>
          <table:table-cell office:value-type="float" office:value="17283" table:style-name="ce6">
            <text:p>17,283<text:s/></text:p>
          </table:table-cell>
          <table:table-cell office:value-type="float" office:value="20250" table:style-name="ce6">
            <text:p>20,250<text:s/></text:p>
          </table:table-cell>
          <table:table-cell office:value-type="float" office:value="18933" table:style-name="ce6">
            <text:p>18,933<text:s/></text:p>
          </table:table-cell>
          <table:table-cell office:value-type="float" office:value="19432" table:style-name="ce6">
            <text:p>19,432<text:s/></text:p>
          </table:table-cell>
          <table:table-cell office:value-type="float" office:value="18634" table:style-name="ce6">
            <text:p>18,634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24281" table:style-name="ce6">
            <text:p>24,281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14218" table:style-name="ce6">
            <text:p>14,218<text:s/></text:p>
          </table:table-cell>
          <table:table-cell office:value-type="float" office:value="3024" table:style-name="ce6">
            <text:p>3,024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7776" table:style-name="ce6">
            <text:p>7,776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24339" table:style-name="ce6">
            <text:p>24,339<text:s/></text:p>
          </table:table-cell>
          <table:table-cell office:value-type="float" office:value="7367" table:style-name="ce6">
            <text:p>7,367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18251" table:style-name="ce6">
            <text:p>18,251<text:s/></text:p>
          </table:table-cell>
          <table:table-cell office:value-type="float" office:value="19254" table:style-name="ce6">
            <text:p>19,254<text:s/></text:p>
          </table:table-cell>
          <table:table-cell office:value-type="float" office:value="20729" table:style-name="ce6">
            <text:p>20,729<text:s/></text:p>
          </table:table-cell>
          <table:table-cell office:value-type="float" office:value="32189" table:style-name="ce6">
            <text:p>32,189<text:s/></text:p>
          </table:table-cell>
          <table:table-cell office:value-type="float" office:value="29990" table:style-name="ce6">
            <text:p>29,990<text:s/></text:p>
          </table:table-cell>
          <table:table-cell office:value-type="float" office:value="22196" table:style-name="ce6">
            <text:p>22,196<text:s/></text:p>
          </table:table-cell>
          <table:table-cell office:value-type="float" office:value="19733" table:style-name="ce6">
            <text:p>19,733<text:s/></text:p>
          </table:table-cell>
          <table:table-cell office:value-type="float" office:value="46467" table:style-name="ce6">
            <text:p>46,467<text:s/></text:p>
          </table:table-cell>
          <table:table-cell office:value-type="float" office:value="15520" table:style-name="ce6">
            <text:p>15,520<text:s/></text:p>
          </table:table-cell>
          <table:table-cell office:value-type="float" office:value="25304" table:style-name="ce6">
            <text:p>25,304<text:s/></text:p>
          </table:table-cell>
          <table:table-cell office:value-type="float" office:value="26730" table:style-name="ce6">
            <text:p>26,730<text:s/></text:p>
          </table:table-cell>
          <table:table-cell office:value-type="float" office:value="16223" table:style-name="ce6">
            <text:p>16,223<text:s/></text:p>
          </table:table-cell>
          <table:table-cell office:value-type="float" office:value="50779" table:style-name="ce6">
            <text:p>50,779<text:s/></text:p>
          </table:table-cell>
          <table:table-cell office:value-type="float" office:value="15216" table:style-name="ce6">
            <text:p>15,216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12183" table:style-name="ce6">
            <text:p>12,183<text:s/></text:p>
          </table:table-cell>
          <table:table-cell office:value-type="float" office:value="16663" table:style-name="ce6">
            <text:p>16,663<text:s/></text:p>
          </table:table-cell>
          <table:table-cell office:value-type="float" office:value="10775" table:style-name="ce6">
            <text:p>10,775<text:s/></text:p>
          </table:table-cell>
          <table:table-cell office:value-type="float" office:value="24629" table:style-name="ce6">
            <text:p>24,629<text:s/></text:p>
          </table:table-cell>
          <table:table-cell office:value-type="float" office:value="16105" table:style-name="ce6">
            <text:p>16,105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30994" table:style-name="ce6">
            <text:p>30,994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20004" table:style-name="ce6">
            <text:p>20,004<text:s/></text:p>
          </table:table-cell>
          <table:table-cell office:value-type="float" office:value="19063" table:style-name="ce6">
            <text:p>19,063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5634" table:style-name="ce6">
            <text:p>5,634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23084" table:style-name="ce6">
            <text:p>23,084<text:s/></text:p>
          </table:table-cell>
          <table:table-cell office:value-type="float" office:value="17000" table:style-name="ce6">
            <text:p>17,000<text:s/></text:p>
          </table:table-cell>
          <table:table-cell office:value-type="float" office:value="10712" table:style-name="ce6">
            <text:p>10,712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1116" table:style-name="ce6">
            <text:p>1,116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4403" table:style-name="ce6">
            <text:p>4,403<text:s/></text:p>
          </table:table-cell>
          <table:table-cell table:number-columns-repeated="16264"/>
        </table:table-row>
        <table:table-row table:style-name="ro2">
          <table:table-cell office:value-type="date" office:date-value="2022-08-30T00:00:00" table:style-name="ce5">
            <text:p>2022/8/30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36804" table:style-name="ce6">
            <text:p>36,804<text:s/></text:p>
          </table:table-cell>
          <table:table-cell office:value-type="float" office:value="33607" table:style-name="ce6">
            <text:p>33,607<text:s/></text:p>
          </table:table-cell>
          <table:table-cell office:value-type="float" office:value="21766" table:style-name="ce6">
            <text:p>21,766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10960" table:style-name="ce6">
            <text:p>10,960<text:s/></text:p>
          </table:table-cell>
          <table:table-cell office:value-type="float" office:value="1783" table:style-name="ce6">
            <text:p>1,783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7047" table:style-name="ce6">
            <text:p>7,047<text:s/></text:p>
          </table:table-cell>
          <table:table-cell office:value-type="float" office:value="9335" table:style-name="ce6">
            <text:p>9,335<text:s/></text:p>
          </table:table-cell>
          <table:table-cell office:value-type="float" office:value="13997" table:style-name="ce6">
            <text:p>13,997<text:s/></text:p>
          </table:table-cell>
          <table:table-cell office:value-type="float" office:value="15561" table:style-name="ce6">
            <text:p>15,561<text:s/></text:p>
          </table:table-cell>
          <table:table-cell office:value-type="float" office:value="5033" table:style-name="ce6">
            <text:p>5,033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2577" table:style-name="ce6">
            <text:p>2,577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7507" table:style-name="ce6">
            <text:p>7,507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23272" table:style-name="ce6">
            <text:p>23,272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13303" table:style-name="ce6">
            <text:p>13,303<text:s/></text:p>
          </table:table-cell>
          <table:table-cell office:value-type="float" office:value="20444" table:style-name="ce6">
            <text:p>20,444<text:s/></text:p>
          </table:table-cell>
          <table:table-cell office:value-type="float" office:value="12852" table:style-name="ce6">
            <text:p>12,852<text:s/></text:p>
          </table:table-cell>
          <table:table-cell office:value-type="float" office:value="8330" table:style-name="ce6">
            <text:p>8,330<text:s/></text:p>
          </table:table-cell>
          <table:table-cell office:value-type="float" office:value="21103" table:style-name="ce6">
            <text:p>21,103<text:s/></text:p>
          </table:table-cell>
          <table:table-cell office:value-type="float" office:value="13492" table:style-name="ce6">
            <text:p>13,492<text:s/></text:p>
          </table:table-cell>
          <table:table-cell office:value-type="float" office:value="26440" table:style-name="ce6">
            <text:p>26,440<text:s/></text:p>
          </table:table-cell>
          <table:table-cell office:value-type="float" office:value="19757" table:style-name="ce6">
            <text:p>19,757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29917" table:style-name="ce6">
            <text:p>29,917<text:s/></text:p>
          </table:table-cell>
          <table:table-cell office:value-type="float" office:value="22544" table:style-name="ce6">
            <text:p>22,544<text:s/></text:p>
          </table:table-cell>
          <table:table-cell office:value-type="float" office:value="21773" table:style-name="ce6">
            <text:p>21,773<text:s/></text:p>
          </table:table-cell>
          <table:table-cell office:value-type="float" office:value="16654" table:style-name="ce6">
            <text:p>16,654<text:s/></text:p>
          </table:table-cell>
          <table:table-cell office:value-type="float" office:value="20188" table:style-name="ce6">
            <text:p>20,188<text:s/></text:p>
          </table:table-cell>
          <table:table-cell office:value-type="float" office:value="99591" table:style-name="ce6">
            <text:p>99,591<text:s/></text:p>
          </table:table-cell>
          <table:table-cell office:value-type="float" office:value="35433" table:style-name="ce6">
            <text:p>35,433<text:s/></text:p>
          </table:table-cell>
          <table:table-cell office:value-type="float" office:value="17701" table:style-name="ce6">
            <text:p>17,701<text:s/></text:p>
          </table:table-cell>
          <table:table-cell office:value-type="float" office:value="18733" table:style-name="ce6">
            <text:p>18,733<text:s/></text:p>
          </table:table-cell>
          <table:table-cell office:value-type="float" office:value="22714" table:style-name="ce6">
            <text:p>22,714<text:s/></text:p>
          </table:table-cell>
          <table:table-cell office:value-type="float" office:value="19177" table:style-name="ce6">
            <text:p>19,177<text:s/></text:p>
          </table:table-cell>
          <table:table-cell office:value-type="float" office:value="21505" table:style-name="ce6">
            <text:p>21,505<text:s/></text:p>
          </table:table-cell>
          <table:table-cell office:value-type="float" office:value="19409" table:style-name="ce6">
            <text:p>19,409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25110" table:style-name="ce6">
            <text:p>25,110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16187" table:style-name="ce6">
            <text:p>16,187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3204" table:style-name="ce6">
            <text:p>3,204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10910" table:style-name="ce6">
            <text:p>10,910<text:s/></text:p>
          </table:table-cell>
          <table:table-cell office:value-type="float" office:value="8401" table:style-name="ce6">
            <text:p>8,401<text:s/></text:p>
          </table:table-cell>
          <table:table-cell office:value-type="float" office:value="10913" table:style-name="ce6">
            <text:p>10,913<text:s/></text:p>
          </table:table-cell>
          <table:table-cell office:value-type="float" office:value="24079" table:style-name="ce6">
            <text:p>24,079<text:s/></text:p>
          </table:table-cell>
          <table:table-cell office:value-type="float" office:value="7501" table:style-name="ce6">
            <text:p>7,501<text:s/></text:p>
          </table:table-cell>
          <table:table-cell office:value-type="float" office:value="10990" table:style-name="ce6">
            <text:p>10,990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19845" table:style-name="ce6">
            <text:p>19,845<text:s/></text:p>
          </table:table-cell>
          <table:table-cell office:value-type="float" office:value="20390" table:style-name="ce6">
            <text:p>20,390<text:s/></text:p>
          </table:table-cell>
          <table:table-cell office:value-type="float" office:value="21723" table:style-name="ce6">
            <text:p>21,723<text:s/></text:p>
          </table:table-cell>
          <table:table-cell office:value-type="float" office:value="32498" table:style-name="ce6">
            <text:p>32,498<text:s/></text:p>
          </table:table-cell>
          <table:table-cell office:value-type="float" office:value="31574" table:style-name="ce6">
            <text:p>31,574<text:s/></text:p>
          </table:table-cell>
          <table:table-cell office:value-type="float" office:value="23259" table:style-name="ce6">
            <text:p>23,259<text:s/></text:p>
          </table:table-cell>
          <table:table-cell office:value-type="float" office:value="20677" table:style-name="ce6">
            <text:p>20,677<text:s/></text:p>
          </table:table-cell>
          <table:table-cell office:value-type="float" office:value="44044" table:style-name="ce6">
            <text:p>44,044<text:s/></text:p>
          </table:table-cell>
          <table:table-cell office:value-type="float" office:value="17984" table:style-name="ce6">
            <text:p>17,984<text:s/></text:p>
          </table:table-cell>
          <table:table-cell office:value-type="float" office:value="25136" table:style-name="ce6">
            <text:p>25,136<text:s/></text:p>
          </table:table-cell>
          <table:table-cell office:value-type="float" office:value="27589" table:style-name="ce6">
            <text:p>27,589<text:s/></text:p>
          </table:table-cell>
          <table:table-cell office:value-type="float" office:value="17224" table:style-name="ce6">
            <text:p>17,224<text:s/></text:p>
          </table:table-cell>
          <table:table-cell office:value-type="float" office:value="51318" table:style-name="ce6">
            <text:p>51,318<text:s/></text:p>
          </table:table-cell>
          <table:table-cell office:value-type="float" office:value="18072" table:style-name="ce6">
            <text:p>18,072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12770" table:style-name="ce6">
            <text:p>12,770<text:s/></text:p>
          </table:table-cell>
          <table:table-cell office:value-type="float" office:value="17263" table:style-name="ce6">
            <text:p>17,263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22247" table:style-name="ce6">
            <text:p>22,247<text:s/></text:p>
          </table:table-cell>
          <table:table-cell office:value-type="float" office:value="16600" table:style-name="ce6">
            <text:p>16,600<text:s/>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9991" table:style-name="ce6">
            <text:p>9,991<text:s/></text:p>
          </table:table-cell>
          <table:table-cell office:value-type="float" office:value="33332" table:style-name="ce6">
            <text:p>33,332<text:s/></text:p>
          </table:table-cell>
          <table:table-cell office:value-type="float" office:value="19564" table:style-name="ce6">
            <text:p>19,564<text:s/></text:p>
          </table:table-cell>
          <table:table-cell office:value-type="float" office:value="21659" table:style-name="ce6">
            <text:p>21,659<text:s/></text:p>
          </table:table-cell>
          <table:table-cell office:value-type="float" office:value="19452" table:style-name="ce6">
            <text:p>19,452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9966" table:style-name="ce6">
            <text:p>9,966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6014" table:style-name="ce6">
            <text:p>6,014<text:s/></text:p>
          </table:table-cell>
          <table:table-cell office:value-type="float" office:value="9141" table:style-name="ce6">
            <text:p>9,141<text:s/></text:p>
          </table:table-cell>
          <table:table-cell office:value-type="float" office:value="8452" table:style-name="ce6">
            <text:p>8,452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14287" table:style-name="ce6">
            <text:p>14,287<text:s/></text:p>
          </table:table-cell>
          <table:table-cell office:value-type="float" office:value="24030" table:style-name="ce6">
            <text:p>24,030<text:s/></text:p>
          </table:table-cell>
          <table:table-cell office:value-type="float" office:value="18955" table:style-name="ce6">
            <text:p>18,955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11062" table:style-name="ce6">
            <text:p>11,062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10488" table:style-name="ce6">
            <text:p>10,488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4473" table:style-name="ce6">
            <text:p>4,473<text:s/></text:p>
          </table:table-cell>
          <table:table-cell table:number-columns-repeated="16264"/>
        </table:table-row>
        <table:table-row table:style-name="ro2">
          <table:table-cell office:value-type="date" office:date-value="2022-08-31T00:00:00" table:style-name="ce5">
            <text:p>2022/8/31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12287" table:style-name="ce6">
            <text:p>12,287<text:s/></text:p>
          </table:table-cell>
          <table:table-cell office:value-type="float" office:value="38311" table:style-name="ce6">
            <text:p>38,311<text:s/></text:p>
          </table:table-cell>
          <table:table-cell office:value-type="float" office:value="35129" table:style-name="ce6">
            <text:p>35,129<text:s/></text:p>
          </table:table-cell>
          <table:table-cell office:value-type="float" office:value="22337" table:style-name="ce6">
            <text:p>22,337<text:s/></text:p>
          </table:table-cell>
          <table:table-cell office:value-type="float" office:value="11268" table:style-name="ce6">
            <text:p>11,268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11131" table:style-name="ce6">
            <text:p>11,131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14093" table:style-name="ce6">
            <text:p>14,093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5136" table:style-name="ce6">
            <text:p>5,136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7296" table:style-name="ce6">
            <text:p>7,296<text:s/></text:p>
          </table:table-cell>
          <table:table-cell office:value-type="float" office:value="7701" table:style-name="ce6">
            <text:p>7,701<text:s/></text:p>
          </table:table-cell>
          <table:table-cell office:value-type="float" office:value="5816" table:style-name="ce6">
            <text:p>5,816<text:s/></text:p>
          </table:table-cell>
          <table:table-cell office:value-type="float" office:value="23682" table:style-name="ce6">
            <text:p>23,682<text:s/></text:p>
          </table:table-cell>
          <table:table-cell office:value-type="float" office:value="3201" table:style-name="ce6">
            <text:p>3,201<text:s/></text:p>
          </table:table-cell>
          <table:table-cell office:value-type="float" office:value="9940" table:style-name="ce6">
            <text:p>9,940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13722" table:style-name="ce6">
            <text:p>13,722<text:s/></text:p>
          </table:table-cell>
          <table:table-cell office:value-type="float" office:value="20981" table:style-name="ce6">
            <text:p>20,981<text:s/></text:p>
          </table:table-cell>
          <table:table-cell office:value-type="float" office:value="13381" table:style-name="ce6">
            <text:p>13,381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21172" table:style-name="ce6">
            <text:p>21,172<text:s/></text:p>
          </table:table-cell>
          <table:table-cell office:value-type="float" office:value="14051" table:style-name="ce6">
            <text:p>14,051<text:s/></text:p>
          </table:table-cell>
          <table:table-cell office:value-type="float" office:value="27184" table:style-name="ce6">
            <text:p>27,184<text:s/></text:p>
          </table:table-cell>
          <table:table-cell office:value-type="float" office:value="20888" table:style-name="ce6">
            <text:p>20,888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30909" table:style-name="ce6">
            <text:p>30,909<text:s/></text:p>
          </table:table-cell>
          <table:table-cell office:value-type="float" office:value="22956" table:style-name="ce6">
            <text:p>22,956<text:s/></text:p>
          </table:table-cell>
          <table:table-cell office:value-type="float" office:value="22251" table:style-name="ce6">
            <text:p>22,251<text:s/></text:p>
          </table:table-cell>
          <table:table-cell office:value-type="float" office:value="16949" table:style-name="ce6">
            <text:p>16,949<text:s/></text:p>
          </table:table-cell>
          <table:table-cell office:value-type="float" office:value="20241" table:style-name="ce6">
            <text:p>20,241<text:s/></text:p>
          </table:table-cell>
          <table:table-cell office:value-type="float" office:value="102041" table:style-name="ce6">
            <text:p>102,041<text:s/></text:p>
          </table:table-cell>
          <table:table-cell office:value-type="float" office:value="37503" table:style-name="ce6">
            <text:p>37,503<text:s/></text:p>
          </table:table-cell>
          <table:table-cell office:value-type="float" office:value="18396" table:style-name="ce6">
            <text:p>18,396<text:s/></text:p>
          </table:table-cell>
          <table:table-cell office:value-type="float" office:value="19217" table:style-name="ce6">
            <text:p>19,217<text:s/></text:p>
          </table:table-cell>
          <table:table-cell office:value-type="float" office:value="23157" table:style-name="ce6">
            <text:p>23,157<text:s/></text:p>
          </table:table-cell>
          <table:table-cell office:value-type="float" office:value="19258" table:style-name="ce6">
            <text:p>19,258<text:s/></text:p>
          </table:table-cell>
          <table:table-cell office:value-type="float" office:value="22044" table:style-name="ce6">
            <text:p>22,044<text:s/></text:p>
          </table:table-cell>
          <table:table-cell office:value-type="float" office:value="19798" table:style-name="ce6">
            <text:p>19,798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25708" table:style-name="ce6">
            <text:p>25,708<text:s/></text:p>
          </table:table-cell>
          <table:table-cell office:value-type="float" office:value="6154" table:style-name="ce6">
            <text:p>6,154<text:s/></text:p>
          </table:table-cell>
          <table:table-cell office:value-type="float" office:value="7274" table:style-name="ce6">
            <text:p>7,274<text:s/></text:p>
          </table:table-cell>
          <table:table-cell office:value-type="float" office:value="16649" table:style-name="ce6">
            <text:p>16,649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11203" table:style-name="ce6">
            <text:p>11,203<text:s/></text:p>
          </table:table-cell>
          <table:table-cell office:value-type="float" office:value="8633" table:style-name="ce6">
            <text:p>8,633<text:s/></text:p>
          </table:table-cell>
          <table:table-cell office:value-type="float" office:value="11400" table:style-name="ce6">
            <text:p>11,400<text:s/></text:p>
          </table:table-cell>
          <table:table-cell office:value-type="float" office:value="25558" table:style-name="ce6">
            <text:p>25,558<text:s/></text:p>
          </table:table-cell>
          <table:table-cell office:value-type="float" office:value="7819" table:style-name="ce6">
            <text:p>7,819<text:s/></text:p>
          </table:table-cell>
          <table:table-cell office:value-type="float" office:value="11148" table:style-name="ce6">
            <text:p>11,148<text:s/></text:p>
          </table:table-cell>
          <table:table-cell office:value-type="float" office:value="7110" table:style-name="ce6">
            <text:p>7,110<text:s/></text:p>
          </table:table-cell>
          <table:table-cell office:value-type="float" office:value="20054" table:style-name="ce6">
            <text:p>20,054<text:s/></text:p>
          </table:table-cell>
          <table:table-cell office:value-type="float" office:value="20725" table:style-name="ce6">
            <text:p>20,725<text:s/></text:p>
          </table:table-cell>
          <table:table-cell office:value-type="float" office:value="22245" table:style-name="ce6">
            <text:p>22,245<text:s/></text:p>
          </table:table-cell>
          <table:table-cell office:value-type="float" office:value="33333" table:style-name="ce6">
            <text:p>33,333<text:s/></text:p>
          </table:table-cell>
          <table:table-cell office:value-type="float" office:value="32284" table:style-name="ce6">
            <text:p>32,284<text:s/></text:p>
          </table:table-cell>
          <table:table-cell office:value-type="float" office:value="23789" table:style-name="ce6">
            <text:p>23,789<text:s/></text:p>
          </table:table-cell>
          <table:table-cell office:value-type="float" office:value="21048" table:style-name="ce6">
            <text:p>21,048<text:s/></text:p>
          </table:table-cell>
          <table:table-cell office:value-type="float" office:value="46404" table:style-name="ce6">
            <text:p>46,404<text:s/></text:p>
          </table:table-cell>
          <table:table-cell office:value-type="float" office:value="18700" table:style-name="ce6">
            <text:p>18,700<text:s/></text:p>
          </table:table-cell>
          <table:table-cell office:value-type="float" office:value="26139" table:style-name="ce6">
            <text:p>26,139<text:s/></text:p>
          </table:table-cell>
          <table:table-cell office:value-type="float" office:value="28113" table:style-name="ce6">
            <text:p>28,113<text:s/></text:p>
          </table:table-cell>
          <table:table-cell office:value-type="float" office:value="18238" table:style-name="ce6">
            <text:p>18,238<text:s/></text:p>
          </table:table-cell>
          <table:table-cell office:value-type="float" office:value="53287" table:style-name="ce6">
            <text:p>53,287<text:s/></text:p>
          </table:table-cell>
          <table:table-cell office:value-type="float" office:value="18337" table:style-name="ce6">
            <text:p>18,337<text:s/></text:p>
          </table:table-cell>
          <table:table-cell office:value-type="float" office:value="13841" table:style-name="ce6">
            <text:p>13,841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17766" table:style-name="ce6">
            <text:p>17,766<text:s/></text:p>
          </table:table-cell>
          <table:table-cell office:value-type="float" office:value="11337" table:style-name="ce6">
            <text:p>11,337<text:s/></text:p>
          </table:table-cell>
          <table:table-cell office:value-type="float" office:value="23283" table:style-name="ce6">
            <text:p>23,283<text:s/></text:p>
          </table:table-cell>
          <table:table-cell office:value-type="float" office:value="17149" table:style-name="ce6">
            <text:p>17,149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34053" table:style-name="ce6">
            <text:p>34,053<text:s/></text:p>
          </table:table-cell>
          <table:table-cell office:value-type="float" office:value="20089" table:style-name="ce6">
            <text:p>20,089<text:s/></text:p>
          </table:table-cell>
          <table:table-cell office:value-type="float" office:value="22516" table:style-name="ce6">
            <text:p>22,516<text:s/></text:p>
          </table:table-cell>
          <table:table-cell office:value-type="float" office:value="20105" table:style-name="ce6">
            <text:p>20,105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10345" table:style-name="ce6">
            <text:p>10,345<text:s/></text:p>
          </table:table-cell>
          <table:table-cell office:value-type="float" office:value="14628" table:style-name="ce6">
            <text:p>14,628<text:s/></text:p>
          </table:table-cell>
          <table:table-cell office:value-type="float" office:value="24806" table:style-name="ce6">
            <text:p>24,806<text:s/></text:p>
          </table:table-cell>
          <table:table-cell office:value-type="float" office:value="19668" table:style-name="ce6">
            <text:p>19,668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11255" table:style-name="ce6">
            <text:p>11,255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10862" table:style-name="ce6">
            <text:p>10,862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8899" table:style-name="ce6">
            <text:p>8,899<text:s/></text:p>
          </table:table-cell>
          <table:table-cell office:value-type="float" office:value="7846" table:style-name="ce6">
            <text:p>7,846<text:s/></text:p>
          </table:table-cell>
          <table:table-cell office:value-type="float" office:value="1393" table:style-name="ce6">
            <text:p>1,393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2329" table:style-name="ce6">
            <text:p>2,329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4615" table:style-name="ce6">
            <text:p>4,615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xit_logs.$A$1:Exit_logs.$A$104857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8-01T00:00:00" table:style-name="ce5">
            <text:p>2022/8/1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11015" table:style-name="ce6">
            <text:p>11,015<text:s/></text:p>
          </table:table-cell>
          <table:table-cell office:value-type="float" office:value="33503" table:style-name="ce6">
            <text:p>33,503<text:s/></text:p>
          </table:table-cell>
          <table:table-cell office:value-type="float" office:value="30886" table:style-name="ce6">
            <text:p>30,886<text:s/></text:p>
          </table:table-cell>
          <table:table-cell office:value-type="float" office:value="17913" table:style-name="ce6">
            <text:p>17,913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8709" table:style-name="ce6">
            <text:p>8,709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14246" table:style-name="ce6">
            <text:p>14,246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23917" table:style-name="ce6">
            <text:p>23,917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10102" table:style-name="ce6">
            <text:p>10,102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19210" table:style-name="ce6">
            <text:p>19,210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17845" table:style-name="ce6">
            <text:p>17,845<text:s/></text:p>
          </table:table-cell>
          <table:table-cell office:value-type="float" office:value="12087" table:style-name="ce6">
            <text:p>12,087<text:s/></text:p>
          </table:table-cell>
          <table:table-cell office:value-type="float" office:value="24254" table:style-name="ce6">
            <text:p>24,254<text:s/></text:p>
          </table:table-cell>
          <table:table-cell office:value-type="float" office:value="17659" table:style-name="ce6">
            <text:p>17,659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26737" table:style-name="ce6">
            <text:p>26,737<text:s/></text:p>
          </table:table-cell>
          <table:table-cell office:value-type="float" office:value="19999" table:style-name="ce6">
            <text:p>19,999<text:s/></text:p>
          </table:table-cell>
          <table:table-cell office:value-type="float" office:value="20963" table:style-name="ce6">
            <text:p>20,963<text:s/></text:p>
          </table:table-cell>
          <table:table-cell office:value-type="float" office:value="16287" table:style-name="ce6">
            <text:p>16,287<text:s/></text:p>
          </table:table-cell>
          <table:table-cell office:value-type="float" office:value="18734" table:style-name="ce6">
            <text:p>18,734<text:s/></text:p>
          </table:table-cell>
          <table:table-cell office:value-type="float" office:value="102614" table:style-name="ce6">
            <text:p>102,614<text:s/></text:p>
          </table:table-cell>
          <table:table-cell office:value-type="float" office:value="32650" table:style-name="ce6">
            <text:p>32,650<text:s/></text:p>
          </table:table-cell>
          <table:table-cell office:value-type="float" office:value="16104" table:style-name="ce6">
            <text:p>16,104<text:s/></text:p>
          </table:table-cell>
          <table:table-cell office:value-type="float" office:value="17899" table:style-name="ce6">
            <text:p>17,899<text:s/></text:p>
          </table:table-cell>
          <table:table-cell office:value-type="float" office:value="18344" table:style-name="ce6">
            <text:p>18,344<text:s/></text:p>
          </table:table-cell>
          <table:table-cell office:value-type="float" office:value="17321" table:style-name="ce6">
            <text:p>17,321<text:s/></text:p>
          </table:table-cell>
          <table:table-cell office:value-type="float" office:value="19108" table:style-name="ce6">
            <text:p>19,108<text:s/></text:p>
          </table:table-cell>
          <table:table-cell office:value-type="float" office:value="17746" table:style-name="ce6">
            <text:p>17,746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22674" table:style-name="ce6">
            <text:p>22,674<text:s/></text:p>
          </table:table-cell>
          <table:table-cell office:value-type="float" office:value="5869" table:style-name="ce6">
            <text:p>5,869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13246" table:style-name="ce6">
            <text:p>13,246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9944" table:style-name="ce6">
            <text:p>9,944<text:s/></text:p>
          </table:table-cell>
          <table:table-cell office:value-type="float" office:value="7259" table:style-name="ce6">
            <text:p>7,259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23904" table:style-name="ce6">
            <text:p>23,904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10249" table:style-name="ce6">
            <text:p>10,249<text:s/></text:p>
          </table:table-cell>
          <table:table-cell office:value-type="float" office:value="6701" table:style-name="ce6">
            <text:p>6,701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20730" table:style-name="ce6">
            <text:p>20,730<text:s/></text:p>
          </table:table-cell>
          <table:table-cell office:value-type="float" office:value="22744" table:style-name="ce6">
            <text:p>22,744<text:s/></text:p>
          </table:table-cell>
          <table:table-cell office:value-type="float" office:value="28529" table:style-name="ce6">
            <text:p>28,529<text:s/></text:p>
          </table:table-cell>
          <table:table-cell office:value-type="float" office:value="30251" table:style-name="ce6">
            <text:p>30,251<text:s/></text:p>
          </table:table-cell>
          <table:table-cell office:value-type="float" office:value="21178" table:style-name="ce6">
            <text:p>21,178<text:s/></text:p>
          </table:table-cell>
          <table:table-cell office:value-type="float" office:value="19722" table:style-name="ce6">
            <text:p>19,722<text:s/></text:p>
          </table:table-cell>
          <table:table-cell office:value-type="float" office:value="43885" table:style-name="ce6">
            <text:p>43,885<text:s/></text:p>
          </table:table-cell>
          <table:table-cell office:value-type="float" office:value="15214" table:style-name="ce6">
            <text:p>15,214<text:s/></text:p>
          </table:table-cell>
          <table:table-cell office:value-type="float" office:value="24706" table:style-name="ce6">
            <text:p>24,706<text:s/></text:p>
          </table:table-cell>
          <table:table-cell office:value-type="float" office:value="25412" table:style-name="ce6">
            <text:p>25,412<text:s/></text:p>
          </table:table-cell>
          <table:table-cell office:value-type="float" office:value="15413" table:style-name="ce6">
            <text:p>15,413<text:s/></text:p>
          </table:table-cell>
          <table:table-cell office:value-type="float" office:value="48505" table:style-name="ce6">
            <text:p>48,505<text:s/></text:p>
          </table:table-cell>
          <table:table-cell office:value-type="float" office:value="15206" table:style-name="ce6">
            <text:p>15,206<text:s/></text:p>
          </table:table-cell>
          <table:table-cell office:value-type="float" office:value="12560" table:style-name="ce6">
            <text:p>12,560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15555" table:style-name="ce6">
            <text:p>15,555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29285" table:style-name="ce6">
            <text:p>29,285<text:s/></text:p>
          </table:table-cell>
          <table:table-cell office:value-type="float" office:value="15190" table:style-name="ce6">
            <text:p>15,190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30315" table:style-name="ce6">
            <text:p>30,315<text:s/></text:p>
          </table:table-cell>
          <table:table-cell office:value-type="float" office:value="17264" table:style-name="ce6">
            <text:p>17,264<text:s/></text:p>
          </table:table-cell>
          <table:table-cell office:value-type="float" office:value="18841" table:style-name="ce6">
            <text:p>18,841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8399" table:style-name="ce6">
            <text:p>8,399<text:s/>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13014" table:style-name="ce6">
            <text:p>13,014<text:s/></text:p>
          </table:table-cell>
          <table:table-cell office:value-type="float" office:value="21949" table:style-name="ce6">
            <text:p>21,949<text:s/></text:p>
          </table:table-cell>
          <table:table-cell office:value-type="float" office:value="16463" table:style-name="ce6">
            <text:p>16,463<text:s/></text:p>
          </table:table-cell>
          <table:table-cell office:value-type="float" office:value="11987" table:style-name="ce6">
            <text:p>11,987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10102" table:style-name="ce6">
            <text:p>10,102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8653" table:style-name="ce6">
            <text:p>8,653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1106" table:style-name="ce6">
            <text:p>1,106<text:s/></text:p>
          </table:table-cell>
          <table:table-cell office:value-type="float" office:value="1998" table:style-name="ce6">
            <text:p>1,998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1682" table:style-name="ce6">
            <text:p>1,682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4208" table:style-name="ce6">
            <text:p>4,208<text:s/></text:p>
          </table:table-cell>
          <table:table-cell table:number-columns-repeated="16264"/>
        </table:table-row>
        <table:table-row table:style-name="ro2">
          <table:table-cell office:value-type="date" office:date-value="2022-08-02T00:00:00" table:style-name="ce5">
            <text:p>2022/8/2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34795" table:style-name="ce6">
            <text:p>34,795<text:s/></text:p>
          </table:table-cell>
          <table:table-cell office:value-type="float" office:value="32478" table:style-name="ce6">
            <text:p>32,478<text:s/></text:p>
          </table:table-cell>
          <table:table-cell office:value-type="float" office:value="18758" table:style-name="ce6">
            <text:p>18,758<text:s/></text:p>
          </table:table-cell>
          <table:table-cell office:value-type="float" office:value="10945" table:style-name="ce6">
            <text:p>10,945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6233" table:style-name="ce6">
            <text:p>6,233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13906" table:style-name="ce6">
            <text:p>13,906<text:s/></text:p>
          </table:table-cell>
          <table:table-cell office:value-type="float" office:value="14997" table:style-name="ce6">
            <text:p>14,997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6460" table:style-name="ce6">
            <text:p>6,460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24467" table:style-name="ce6">
            <text:p>24,467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10023" table:style-name="ce6">
            <text:p>10,023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12361" table:style-name="ce6">
            <text:p>12,361<text:s/></text:p>
          </table:table-cell>
          <table:table-cell office:value-type="float" office:value="19689" table:style-name="ce6">
            <text:p>19,689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18924" table:style-name="ce6">
            <text:p>18,924<text:s/></text:p>
          </table:table-cell>
          <table:table-cell office:value-type="float" office:value="12859" table:style-name="ce6">
            <text:p>12,859<text:s/></text:p>
          </table:table-cell>
          <table:table-cell office:value-type="float" office:value="25592" table:style-name="ce6">
            <text:p>25,592<text:s/></text:p>
          </table:table-cell>
          <table:table-cell office:value-type="float" office:value="18784" table:style-name="ce6">
            <text:p>18,784<text:s/></text:p>
          </table:table-cell>
          <table:table-cell office:value-type="float" office:value="7265" table:style-name="ce6">
            <text:p>7,265<text:s/></text:p>
          </table:table-cell>
          <table:table-cell office:value-type="float" office:value="27720" table:style-name="ce6">
            <text:p>27,720<text:s/></text:p>
          </table:table-cell>
          <table:table-cell office:value-type="float" office:value="20620" table:style-name="ce6">
            <text:p>20,620<text:s/></text:p>
          </table:table-cell>
          <table:table-cell office:value-type="float" office:value="21375" table:style-name="ce6">
            <text:p>21,375<text:s/></text:p>
          </table:table-cell>
          <table:table-cell office:value-type="float" office:value="16678" table:style-name="ce6">
            <text:p>16,678<text:s/></text:p>
          </table:table-cell>
          <table:table-cell office:value-type="float" office:value="19642" table:style-name="ce6">
            <text:p>19,642<text:s/></text:p>
          </table:table-cell>
          <table:table-cell office:value-type="float" office:value="96581" table:style-name="ce6">
            <text:p>96,581<text:s/></text:p>
          </table:table-cell>
          <table:table-cell office:value-type="float" office:value="33968" table:style-name="ce6">
            <text:p>33,968<text:s/></text:p>
          </table:table-cell>
          <table:table-cell office:value-type="float" office:value="16737" table:style-name="ce6">
            <text:p>16,737<text:s/></text:p>
          </table:table-cell>
          <table:table-cell office:value-type="float" office:value="18046" table:style-name="ce6">
            <text:p>18,046<text:s/></text:p>
          </table:table-cell>
          <table:table-cell office:value-type="float" office:value="18571" table:style-name="ce6">
            <text:p>18,571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19642" table:style-name="ce6">
            <text:p>19,642<text:s/></text:p>
          </table:table-cell>
          <table:table-cell office:value-type="float" office:value="18256" table:style-name="ce6">
            <text:p>18,256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23073" table:style-name="ce6">
            <text:p>23,073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13368" table:style-name="ce6">
            <text:p>13,368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7382" table:style-name="ce6">
            <text:p>7,382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23151" table:style-name="ce6">
            <text:p>23,151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10358" table:style-name="ce6">
            <text:p>10,358<text:s/></text:p>
          </table:table-cell>
          <table:table-cell office:value-type="float" office:value="6736" table:style-name="ce6">
            <text:p>6,736<text:s/></text:p>
          </table:table-cell>
          <table:table-cell office:value-type="float" office:value="17982" table:style-name="ce6">
            <text:p>17,982<text:s/></text:p>
          </table:table-cell>
          <table:table-cell office:value-type="float" office:value="21361" table:style-name="ce6">
            <text:p>21,361<text:s/></text:p>
          </table:table-cell>
          <table:table-cell office:value-type="float" office:value="23193" table:style-name="ce6">
            <text:p>23,193<text:s/></text:p>
          </table:table-cell>
          <table:table-cell office:value-type="float" office:value="28272" table:style-name="ce6">
            <text:p>28,272<text:s/></text:p>
          </table:table-cell>
          <table:table-cell office:value-type="float" office:value="30925" table:style-name="ce6">
            <text:p>30,925<text:s/></text:p>
          </table:table-cell>
          <table:table-cell office:value-type="float" office:value="21728" table:style-name="ce6">
            <text:p>21,728<text:s/></text:p>
          </table:table-cell>
          <table:table-cell office:value-type="float" office:value="20214" table:style-name="ce6">
            <text:p>20,214<text:s/></text:p>
          </table:table-cell>
          <table:table-cell office:value-type="float" office:value="43967" table:style-name="ce6">
            <text:p>43,967<text:s/></text:p>
          </table:table-cell>
          <table:table-cell office:value-type="float" office:value="16036" table:style-name="ce6">
            <text:p>16,036<text:s/></text:p>
          </table:table-cell>
          <table:table-cell office:value-type="float" office:value="25831" table:style-name="ce6">
            <text:p>25,831<text:s/></text:p>
          </table:table-cell>
          <table:table-cell office:value-type="float" office:value="27050" table:style-name="ce6">
            <text:p>27,050<text:s/></text:p>
          </table:table-cell>
          <table:table-cell office:value-type="float" office:value="15913" table:style-name="ce6">
            <text:p>15,913<text:s/></text:p>
          </table:table-cell>
          <table:table-cell office:value-type="float" office:value="48406" table:style-name="ce6">
            <text:p>48,406<text:s/></text:p>
          </table:table-cell>
          <table:table-cell office:value-type="float" office:value="16082" table:style-name="ce6">
            <text:p>16,082<text:s/></text:p>
          </table:table-cell>
          <table:table-cell office:value-type="float" office:value="12859" table:style-name="ce6">
            <text:p>12,859<text:s/></text:p>
          </table:table-cell>
          <table:table-cell office:value-type="float" office:value="12204" table:style-name="ce6">
            <text:p>12,204<text:s/></text:p>
          </table:table-cell>
          <table:table-cell office:value-type="float" office:value="15196" table:style-name="ce6">
            <text:p>15,196<text:s/></text:p>
          </table:table-cell>
          <table:table-cell office:value-type="float" office:value="11103" table:style-name="ce6">
            <text:p>11,103<text:s/></text:p>
          </table:table-cell>
          <table:table-cell office:value-type="float" office:value="21767" table:style-name="ce6">
            <text:p>21,767<text:s/></text:p>
          </table:table-cell>
          <table:table-cell office:value-type="float" office:value="15828" table:style-name="ce6">
            <text:p>15,828<text:s/></text:p>
          </table:table-cell>
          <table:table-cell office:value-type="float" office:value="6659" table:style-name="ce6">
            <text:p>6,659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31503" table:style-name="ce6">
            <text:p>31,503<text:s/></text:p>
          </table:table-cell>
          <table:table-cell office:value-type="float" office:value="17913" table:style-name="ce6">
            <text:p>17,913<text:s/></text:p>
          </table:table-cell>
          <table:table-cell office:value-type="float" office:value="19578" table:style-name="ce6">
            <text:p>19,578<text:s/></text:p>
          </table:table-cell>
          <table:table-cell office:value-type="float" office:value="19645" table:style-name="ce6">
            <text:p>19,645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8929" table:style-name="ce6">
            <text:p>8,929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4391" table:style-name="ce6">
            <text:p>4,391<text:s/>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13451" table:style-name="ce6">
            <text:p>13,451<text:s/></text:p>
          </table:table-cell>
          <table:table-cell office:value-type="float" office:value="22205" table:style-name="ce6">
            <text:p>22,205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10309" table:style-name="ce6">
            <text:p>10,309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9648" table:style-name="ce6">
            <text:p>9,648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1269" table:style-name="ce6">
            <text:p>1,269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4383" table:style-name="ce6">
            <text:p>4,383<text:s/></text:p>
          </table:table-cell>
          <table:table-cell table:number-columns-repeated="16264"/>
        </table:table-row>
        <table:table-row table:style-name="ro2">
          <table:table-cell office:value-type="date" office:date-value="2022-08-03T00:00:00" table:style-name="ce5">
            <text:p>2022/8/3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11652" table:style-name="ce6">
            <text:p>11,652<text:s/></text:p>
          </table:table-cell>
          <table:table-cell office:value-type="float" office:value="35108" table:style-name="ce6">
            <text:p>35,108<text:s/></text:p>
          </table:table-cell>
          <table:table-cell office:value-type="float" office:value="34200" table:style-name="ce6">
            <text:p>34,200<text:s/></text:p>
          </table:table-cell>
          <table:table-cell office:value-type="float" office:value="19073" table:style-name="ce6">
            <text:p>19,073<text:s/></text:p>
          </table:table-cell>
          <table:table-cell office:value-type="float" office:value="11188" table:style-name="ce6">
            <text:p>11,188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6278" table:style-name="ce6">
            <text:p>6,278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13869" table:style-name="ce6">
            <text:p>13,869<text:s/></text:p>
          </table:table-cell>
          <table:table-cell office:value-type="float" office:value="14854" table:style-name="ce6">
            <text:p>14,854<text:s/>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24987" table:style-name="ce6">
            <text:p>24,987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10480" table:style-name="ce6">
            <text:p>10,480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20025" table:style-name="ce6">
            <text:p>20,025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20052" table:style-name="ce6">
            <text:p>20,052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26747" table:style-name="ce6">
            <text:p>26,747<text:s/></text:p>
          </table:table-cell>
          <table:table-cell office:value-type="float" office:value="19121" table:style-name="ce6">
            <text:p>19,121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28189" table:style-name="ce6">
            <text:p>28,189<text:s/></text:p>
          </table:table-cell>
          <table:table-cell office:value-type="float" office:value="20946" table:style-name="ce6">
            <text:p>20,946<text:s/></text:p>
          </table:table-cell>
          <table:table-cell office:value-type="float" office:value="21776" table:style-name="ce6">
            <text:p>21,776<text:s/></text:p>
          </table:table-cell>
          <table:table-cell office:value-type="float" office:value="17112" table:style-name="ce6">
            <text:p>17,112<text:s/></text:p>
          </table:table-cell>
          <table:table-cell office:value-type="float" office:value="19554" table:style-name="ce6">
            <text:p>19,554<text:s/></text:p>
          </table:table-cell>
          <table:table-cell office:value-type="float" office:value="100289" table:style-name="ce6">
            <text:p>100,289<text:s/></text:p>
          </table:table-cell>
          <table:table-cell office:value-type="float" office:value="36226" table:style-name="ce6">
            <text:p>36,226<text:s/></text:p>
          </table:table-cell>
          <table:table-cell office:value-type="float" office:value="16922" table:style-name="ce6">
            <text:p>16,922<text:s/></text:p>
          </table:table-cell>
          <table:table-cell office:value-type="float" office:value="18639" table:style-name="ce6">
            <text:p>18,639<text:s/></text:p>
          </table:table-cell>
          <table:table-cell office:value-type="float" office:value="19782" table:style-name="ce6">
            <text:p>19,782<text:s/></text:p>
          </table:table-cell>
          <table:table-cell office:value-type="float" office:value="18685" table:style-name="ce6">
            <text:p>18,685<text:s/></text:p>
          </table:table-cell>
          <table:table-cell office:value-type="float" office:value="20340" table:style-name="ce6">
            <text:p>20,340<text:s/></text:p>
          </table:table-cell>
          <table:table-cell office:value-type="float" office:value="18711" table:style-name="ce6">
            <text:p>18,711<text:s/></text:p>
          </table:table-cell>
          <table:table-cell office:value-type="float" office:value="10424" table:style-name="ce6">
            <text:p>10,424<text:s/></text:p>
          </table:table-cell>
          <table:table-cell office:value-type="float" office:value="23598" table:style-name="ce6">
            <text:p>23,598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14546" table:style-name="ce6">
            <text:p>14,546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7886" table:style-name="ce6">
            <text:p>7,886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25277" table:style-name="ce6">
            <text:p>25,277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6938" table:style-name="ce6">
            <text:p>6,938<text:s/></text:p>
          </table:table-cell>
          <table:table-cell office:value-type="float" office:value="18726" table:style-name="ce6">
            <text:p>18,726<text:s/></text:p>
          </table:table-cell>
          <table:table-cell office:value-type="float" office:value="21512" table:style-name="ce6">
            <text:p>21,512<text:s/></text:p>
          </table:table-cell>
          <table:table-cell office:value-type="float" office:value="23777" table:style-name="ce6">
            <text:p>23,777<text:s/></text:p>
          </table:table-cell>
          <table:table-cell office:value-type="float" office:value="29558" table:style-name="ce6">
            <text:p>29,558<text:s/></text:p>
          </table:table-cell>
          <table:table-cell office:value-type="float" office:value="31903" table:style-name="ce6">
            <text:p>31,903<text:s/></text:p>
          </table:table-cell>
          <table:table-cell office:value-type="float" office:value="22382" table:style-name="ce6">
            <text:p>22,382<text:s/></text:p>
          </table:table-cell>
          <table:table-cell office:value-type="float" office:value="20955" table:style-name="ce6">
            <text:p>20,955<text:s/></text:p>
          </table:table-cell>
          <table:table-cell office:value-type="float" office:value="46455" table:style-name="ce6">
            <text:p>46,455<text:s/></text:p>
          </table:table-cell>
          <table:table-cell office:value-type="float" office:value="16312" table:style-name="ce6">
            <text:p>16,312<text:s/></text:p>
          </table:table-cell>
          <table:table-cell office:value-type="float" office:value="26257" table:style-name="ce6">
            <text:p>26,257<text:s/></text:p>
          </table:table-cell>
          <table:table-cell office:value-type="float" office:value="28157" table:style-name="ce6">
            <text:p>28,157<text:s/></text:p>
          </table:table-cell>
          <table:table-cell office:value-type="float" office:value="16633" table:style-name="ce6">
            <text:p>16,633<text:s/></text:p>
          </table:table-cell>
          <table:table-cell office:value-type="float" office:value="49918" table:style-name="ce6">
            <text:p>49,918<text:s/></text:p>
          </table:table-cell>
          <table:table-cell office:value-type="float" office:value="16092" table:style-name="ce6">
            <text:p>16,092<text:s/></text:p>
          </table:table-cell>
          <table:table-cell office:value-type="float" office:value="13216" table:style-name="ce6">
            <text:p>13,216<text:s/></text:p>
          </table:table-cell>
          <table:table-cell office:value-type="float" office:value="12150" table:style-name="ce6">
            <text:p>12,150<text:s/></text:p>
          </table:table-cell>
          <table:table-cell office:value-type="float" office:value="15513" table:style-name="ce6">
            <text:p>15,513<text:s/></text:p>
          </table:table-cell>
          <table:table-cell office:value-type="float" office:value="11227" table:style-name="ce6">
            <text:p>11,227<text:s/></text:p>
          </table:table-cell>
          <table:table-cell office:value-type="float" office:value="23312" table:style-name="ce6">
            <text:p>23,312<text:s/></text:p>
          </table:table-cell>
          <table:table-cell office:value-type="float" office:value="16009" table:style-name="ce6">
            <text:p>16,009<text:s/></text:p>
          </table:table-cell>
          <table:table-cell office:value-type="float" office:value="7149" table:style-name="ce6">
            <text:p>7,149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31865" table:style-name="ce6">
            <text:p>31,865<text:s/></text:p>
          </table:table-cell>
          <table:table-cell office:value-type="float" office:value="18614" table:style-name="ce6">
            <text:p>18,614<text:s/></text:p>
          </table:table-cell>
          <table:table-cell office:value-type="float" office:value="19885" table:style-name="ce6">
            <text:p>19,885<text:s/></text:p>
          </table:table-cell>
          <table:table-cell office:value-type="float" office:value="20061" table:style-name="ce6">
            <text:p>20,061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9263" table:style-name="ce6">
            <text:p>9,263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4345" table:style-name="ce6">
            <text:p>4,345<text:s/></text:p>
          </table:table-cell>
          <table:table-cell office:value-type="float" office:value="5945" table:style-name="ce6">
            <text:p>5,945<text:s/></text:p>
          </table:table-cell>
          <table:table-cell office:value-type="float" office:value="8486" table:style-name="ce6">
            <text:p>8,486<text:s/></text:p>
          </table:table-cell>
          <table:table-cell office:value-type="float" office:value="8191" table:style-name="ce6">
            <text:p>8,191<text:s/></text:p>
          </table:table-cell>
          <table:table-cell office:value-type="float" office:value="10233" table:style-name="ce6">
            <text:p>10,233<text:s/></text:p>
          </table:table-cell>
          <table:table-cell office:value-type="float" office:value="13597" table:style-name="ce6">
            <text:p>13,597<text:s/></text:p>
          </table:table-cell>
          <table:table-cell office:value-type="float" office:value="22840" table:style-name="ce6">
            <text:p>22,840<text:s/></text:p>
          </table:table-cell>
          <table:table-cell office:value-type="float" office:value="18164" table:style-name="ce6">
            <text:p>18,164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10596" table:style-name="ce6">
            <text:p>10,596<text:s/></text:p>
          </table:table-cell>
          <table:table-cell office:value-type="float" office:value="9726" table:style-name="ce6">
            <text:p>9,726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8283" table:style-name="ce6">
            <text:p>8,283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6783" table:style-name="ce6">
            <text:p>6,783<text:s/></text:p>
          </table:table-cell>
          <table:table-cell office:value-type="float" office:value="1767" table:style-name="ce6">
            <text:p>1,767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4403" table:style-name="ce6">
            <text:p>4,403<text:s/></text:p>
          </table:table-cell>
          <table:table-cell table:number-columns-repeated="16264"/>
        </table:table-row>
        <table:table-row table:style-name="ro2">
          <table:table-cell office:value-type="date" office:date-value="2022-08-04T00:00:00" table:style-name="ce5">
            <text:p>2022/8/4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11787" table:style-name="ce6">
            <text:p>11,787<text:s/></text:p>
          </table:table-cell>
          <table:table-cell office:value-type="float" office:value="35652" table:style-name="ce6">
            <text:p>35,652<text:s/></text:p>
          </table:table-cell>
          <table:table-cell office:value-type="float" office:value="35326" table:style-name="ce6">
            <text:p>35,326<text:s/></text:p>
          </table:table-cell>
          <table:table-cell office:value-type="float" office:value="19111" table:style-name="ce6">
            <text:p>19,111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9427" table:style-name="ce6">
            <text:p>9,427<text:s/>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3938" table:style-name="ce6">
            <text:p>3,938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13815" table:style-name="ce6">
            <text:p>13,815<text:s/></text:p>
          </table:table-cell>
          <table:table-cell office:value-type="float" office:value="14864" table:style-name="ce6">
            <text:p>14,864<text:s/></text:p>
          </table:table-cell>
          <table:table-cell office:value-type="float" office:value="4381" table:style-name="ce6">
            <text:p>4,381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6509" table:style-name="ce6">
            <text:p>6,509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26917" table:style-name="ce6">
            <text:p>26,917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10428" table:style-name="ce6">
            <text:p>10,428<text:s/></text:p>
          </table:table-cell>
          <table:table-cell office:value-type="float" office:value="12688" table:style-name="ce6">
            <text:p>12,688<text:s/></text:p>
          </table:table-cell>
          <table:table-cell office:value-type="float" office:value="20182" table:style-name="ce6">
            <text:p>20,182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20351" table:style-name="ce6">
            <text:p>20,351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26551" table:style-name="ce6">
            <text:p>26,551<text:s/></text:p>
          </table:table-cell>
          <table:table-cell office:value-type="float" office:value="19218" table:style-name="ce6">
            <text:p>19,218<text:s/></text:p>
          </table:table-cell>
          <table:table-cell office:value-type="float" office:value="7381" table:style-name="ce6">
            <text:p>7,381<text:s/></text:p>
          </table:table-cell>
          <table:table-cell office:value-type="float" office:value="28333" table:style-name="ce6">
            <text:p>28,333<text:s/></text:p>
          </table:table-cell>
          <table:table-cell office:value-type="float" office:value="21150" table:style-name="ce6">
            <text:p>21,150<text:s/></text:p>
          </table:table-cell>
          <table:table-cell office:value-type="float" office:value="21830" table:style-name="ce6">
            <text:p>21,830<text:s/></text:p>
          </table:table-cell>
          <table:table-cell office:value-type="float" office:value="17327" table:style-name="ce6">
            <text:p>17,327<text:s/></text:p>
          </table:table-cell>
          <table:table-cell office:value-type="float" office:value="18931" table:style-name="ce6">
            <text:p>18,931<text:s/></text:p>
          </table:table-cell>
          <table:table-cell office:value-type="float" office:value="104865" table:style-name="ce6">
            <text:p>104,865<text:s/></text:p>
          </table:table-cell>
          <table:table-cell office:value-type="float" office:value="37989" table:style-name="ce6">
            <text:p>37,989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18375" table:style-name="ce6">
            <text:p>18,375<text:s/></text:p>
          </table:table-cell>
          <table:table-cell office:value-type="float" office:value="19998" table:style-name="ce6">
            <text:p>19,998<text:s/></text:p>
          </table:table-cell>
          <table:table-cell office:value-type="float" office:value="19566" table:style-name="ce6">
            <text:p>19,566<text:s/></text:p>
          </table:table-cell>
          <table:table-cell office:value-type="float" office:value="20694" table:style-name="ce6">
            <text:p>20,694<text:s/></text:p>
          </table:table-cell>
          <table:table-cell office:value-type="float" office:value="18897" table:style-name="ce6">
            <text:p>18,897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23699" table:style-name="ce6">
            <text:p>23,699<text:s/></text:p>
          </table:table-cell>
          <table:table-cell office:value-type="float" office:value="6212" table:style-name="ce6">
            <text:p>6,212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13907" table:style-name="ce6">
            <text:p>13,907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7823" table:style-name="ce6">
            <text:p>7,823<text:s/></text:p>
          </table:table-cell>
          <table:table-cell office:value-type="float" office:value="9940" table:style-name="ce6">
            <text:p>9,940<text:s/></text:p>
          </table:table-cell>
          <table:table-cell office:value-type="float" office:value="25650" table:style-name="ce6">
            <text:p>25,650<text:s/></text:p>
          </table:table-cell>
          <table:table-cell office:value-type="float" office:value="8029" table:style-name="ce6">
            <text:p>8,029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6912" table:style-name="ce6">
            <text:p>6,912<text:s/></text:p>
          </table:table-cell>
          <table:table-cell office:value-type="float" office:value="18778" table:style-name="ce6">
            <text:p>18,778<text:s/></text:p>
          </table:table-cell>
          <table:table-cell office:value-type="float" office:value="21204" table:style-name="ce6">
            <text:p>21,204<text:s/></text:p>
          </table:table-cell>
          <table:table-cell office:value-type="float" office:value="24426" table:style-name="ce6">
            <text:p>24,426<text:s/></text:p>
          </table:table-cell>
          <table:table-cell office:value-type="float" office:value="30635" table:style-name="ce6">
            <text:p>30,635<text:s/></text:p>
          </table:table-cell>
          <table:table-cell office:value-type="float" office:value="32090" table:style-name="ce6">
            <text:p>32,090<text:s/></text:p>
          </table:table-cell>
          <table:table-cell office:value-type="float" office:value="22607" table:style-name="ce6">
            <text:p>22,607<text:s/></text:p>
          </table:table-cell>
          <table:table-cell office:value-type="float" office:value="21246" table:style-name="ce6">
            <text:p>21,246<text:s/></text:p>
          </table:table-cell>
          <table:table-cell office:value-type="float" office:value="47548" table:style-name="ce6">
            <text:p>47,548<text:s/></text:p>
          </table:table-cell>
          <table:table-cell office:value-type="float" office:value="16404" table:style-name="ce6">
            <text:p>16,404<text:s/></text:p>
          </table:table-cell>
          <table:table-cell office:value-type="float" office:value="26595" table:style-name="ce6">
            <text:p>26,595<text:s/></text:p>
          </table:table-cell>
          <table:table-cell office:value-type="float" office:value="28750" table:style-name="ce6">
            <text:p>28,750<text:s/></text:p>
          </table:table-cell>
          <table:table-cell office:value-type="float" office:value="16819" table:style-name="ce6">
            <text:p>16,819<text:s/></text:p>
          </table:table-cell>
          <table:table-cell office:value-type="float" office:value="52366" table:style-name="ce6">
            <text:p>52,366<text:s/></text:p>
          </table:table-cell>
          <table:table-cell office:value-type="float" office:value="16078" table:style-name="ce6">
            <text:p>16,078<text:s/></text:p>
          </table:table-cell>
          <table:table-cell office:value-type="float" office:value="13272" table:style-name="ce6">
            <text:p>13,272<text:s/></text:p>
          </table:table-cell>
          <table:table-cell office:value-type="float" office:value="12803" table:style-name="ce6">
            <text:p>12,803<text:s/></text:p>
          </table:table-cell>
          <table:table-cell office:value-type="float" office:value="16472" table:style-name="ce6">
            <text:p>16,472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24276" table:style-name="ce6">
            <text:p>24,276<text:s/></text:p>
          </table:table-cell>
          <table:table-cell office:value-type="float" office:value="16303" table:style-name="ce6">
            <text:p>16,303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10510" table:style-name="ce6">
            <text:p>10,510<text:s/></text:p>
          </table:table-cell>
          <table:table-cell office:value-type="float" office:value="31698" table:style-name="ce6">
            <text:p>31,698<text:s/></text:p>
          </table:table-cell>
          <table:table-cell office:value-type="float" office:value="18832" table:style-name="ce6">
            <text:p>18,832<text:s/></text:p>
          </table:table-cell>
          <table:table-cell office:value-type="float" office:value="20030" table:style-name="ce6">
            <text:p>20,030<text:s/></text:p>
          </table:table-cell>
          <table:table-cell office:value-type="float" office:value="20174" table:style-name="ce6">
            <text:p>20,174<text:s/>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8629" table:style-name="ce6">
            <text:p>8,629<text:s/></text:p>
          </table:table-cell>
          <table:table-cell office:value-type="float" office:value="8193" table:style-name="ce6">
            <text:p>8,193<text:s/></text:p>
          </table:table-cell>
          <table:table-cell office:value-type="float" office:value="10429" table:style-name="ce6">
            <text:p>10,429<text:s/></text:p>
          </table:table-cell>
          <table:table-cell office:value-type="float" office:value="13810" table:style-name="ce6">
            <text:p>13,810<text:s/></text:p>
          </table:table-cell>
          <table:table-cell office:value-type="float" office:value="22823" table:style-name="ce6">
            <text:p>22,823<text:s/></text:p>
          </table:table-cell>
          <table:table-cell office:value-type="float" office:value="18646" table:style-name="ce6">
            <text:p>18,646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8340" table:style-name="ce6">
            <text:p>8,340<text:s/></text:p>
          </table:table-cell>
          <table:table-cell office:value-type="float" office:value="1166" table:style-name="ce6">
            <text:p>1,166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1783" table:style-name="ce6">
            <text:p>1,783<text:s/></text:p>
          </table:table-cell>
          <table:table-cell office:value-type="float" office:value="3066" table:style-name="ce6">
            <text:p>3,066<text:s/></text:p>
          </table:table-cell>
          <table:table-cell office:value-type="float" office:value="4370" table:style-name="ce6">
            <text:p>4,370<text:s/></text:p>
          </table:table-cell>
          <table:table-cell table:number-columns-repeated="16264"/>
        </table:table-row>
        <table:table-row table:style-name="ro2">
          <table:table-cell office:value-type="date" office:date-value="2022-08-05T00:00:00" table:style-name="ce5">
            <text:p>2022/8/5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11925" table:style-name="ce6">
            <text:p>11,925<text:s/></text:p>
          </table:table-cell>
          <table:table-cell office:value-type="float" office:value="35978" table:style-name="ce6">
            <text:p>35,978<text:s/></text:p>
          </table:table-cell>
          <table:table-cell office:value-type="float" office:value="39297" table:style-name="ce6">
            <text:p>39,297<text:s/></text:p>
          </table:table-cell>
          <table:table-cell office:value-type="float" office:value="19733" table:style-name="ce6">
            <text:p>19,733<text:s/></text:p>
          </table:table-cell>
          <table:table-cell office:value-type="float" office:value="11503" table:style-name="ce6">
            <text:p>11,503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10486" table:style-name="ce6">
            <text:p>10,486<text:s/></text:p>
          </table:table-cell>
          <table:table-cell office:value-type="float" office:value="13639" table:style-name="ce6">
            <text:p>13,639<text:s/></text:p>
          </table:table-cell>
          <table:table-cell office:value-type="float" office:value="14766" table:style-name="ce6">
            <text:p>14,766<text:s/></text:p>
          </table:table-cell>
          <table:table-cell office:value-type="float" office:value="4720" table:style-name="ce6">
            <text:p>4,720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5901" table:style-name="ce6">
            <text:p>5,901<text:s/></text:p>
          </table:table-cell>
          <table:table-cell office:value-type="float" office:value="27869" table:style-name="ce6">
            <text:p>27,869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11001" table:style-name="ce6">
            <text:p>11,001<text:s/></text:p>
          </table:table-cell>
          <table:table-cell office:value-type="float" office:value="11185" table:style-name="ce6">
            <text:p>11,185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21144" table:style-name="ce6">
            <text:p>21,144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22062" table:style-name="ce6">
            <text:p>22,062<text:s/></text:p>
          </table:table-cell>
          <table:table-cell office:value-type="float" office:value="14146" table:style-name="ce6">
            <text:p>14,146<text:s/></text:p>
          </table:table-cell>
          <table:table-cell office:value-type="float" office:value="26959" table:style-name="ce6">
            <text:p>26,959<text:s/></text:p>
          </table:table-cell>
          <table:table-cell office:value-type="float" office:value="20454" table:style-name="ce6">
            <text:p>20,454<text:s/></text:p>
          </table:table-cell>
          <table:table-cell office:value-type="float" office:value="7402" table:style-name="ce6">
            <text:p>7,402<text:s/></text:p>
          </table:table-cell>
          <table:table-cell office:value-type="float" office:value="29596" table:style-name="ce6">
            <text:p>29,596<text:s/></text:p>
          </table:table-cell>
          <table:table-cell office:value-type="float" office:value="22153" table:style-name="ce6">
            <text:p>22,153<text:s/></text:p>
          </table:table-cell>
          <table:table-cell office:value-type="float" office:value="22769" table:style-name="ce6">
            <text:p>22,769<text:s/></text:p>
          </table:table-cell>
          <table:table-cell office:value-type="float" office:value="17812" table:style-name="ce6">
            <text:p>17,812<text:s/></text:p>
          </table:table-cell>
          <table:table-cell office:value-type="float" office:value="18928" table:style-name="ce6">
            <text:p>18,928<text:s/></text:p>
          </table:table-cell>
          <table:table-cell office:value-type="float" office:value="117759" table:style-name="ce6">
            <text:p>117,759<text:s/></text:p>
          </table:table-cell>
          <table:table-cell office:value-type="float" office:value="41778" table:style-name="ce6">
            <text:p>41,778<text:s/></text:p>
          </table:table-cell>
          <table:table-cell office:value-type="float" office:value="17876" table:style-name="ce6">
            <text:p>17,876<text:s/></text:p>
          </table:table-cell>
          <table:table-cell office:value-type="float" office:value="19138" table:style-name="ce6">
            <text:p>19,138<text:s/></text:p>
          </table:table-cell>
          <table:table-cell office:value-type="float" office:value="21169" table:style-name="ce6">
            <text:p>21,169<text:s/></text:p>
          </table:table-cell>
          <table:table-cell office:value-type="float" office:value="20985" table:style-name="ce6">
            <text:p>20,985<text:s/></text:p>
          </table:table-cell>
          <table:table-cell office:value-type="float" office:value="21932" table:style-name="ce6">
            <text:p>21,932<text:s/></text:p>
          </table:table-cell>
          <table:table-cell office:value-type="float" office:value="19997" table:style-name="ce6">
            <text:p>19,997<text:s/></text:p>
          </table:table-cell>
          <table:table-cell office:value-type="float" office:value="10700" table:style-name="ce6">
            <text:p>10,700<text:s/></text:p>
          </table:table-cell>
          <table:table-cell office:value-type="float" office:value="24074" table:style-name="ce6">
            <text:p>24,074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15335" table:style-name="ce6">
            <text:p>15,335<text:s/></text:p>
          </table:table-cell>
          <table:table-cell office:value-type="float" office:value="4443" table:style-name="ce6">
            <text:p>4,443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10099" table:style-name="ce6">
            <text:p>10,099<text:s/></text:p>
          </table:table-cell>
          <table:table-cell office:value-type="float" office:value="8078" table:style-name="ce6">
            <text:p>8,078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27019" table:style-name="ce6">
            <text:p>27,019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11291" table:style-name="ce6">
            <text:p>11,291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19007" table:style-name="ce6">
            <text:p>19,007<text:s/></text:p>
          </table:table-cell>
          <table:table-cell office:value-type="float" office:value="21708" table:style-name="ce6">
            <text:p>21,708<text:s/></text:p>
          </table:table-cell>
          <table:table-cell office:value-type="float" office:value="25548" table:style-name="ce6">
            <text:p>25,548<text:s/></text:p>
          </table:table-cell>
          <table:table-cell office:value-type="float" office:value="33205" table:style-name="ce6">
            <text:p>33,205<text:s/></text:p>
          </table:table-cell>
          <table:table-cell office:value-type="float" office:value="33199" table:style-name="ce6">
            <text:p>33,199<text:s/></text:p>
          </table:table-cell>
          <table:table-cell office:value-type="float" office:value="23402" table:style-name="ce6">
            <text:p>23,402<text:s/></text:p>
          </table:table-cell>
          <table:table-cell office:value-type="float" office:value="22223" table:style-name="ce6">
            <text:p>22,223<text:s/></text:p>
          </table:table-cell>
          <table:table-cell office:value-type="float" office:value="52745" table:style-name="ce6">
            <text:p>52,745<text:s/></text:p>
          </table:table-cell>
          <table:table-cell office:value-type="float" office:value="16996" table:style-name="ce6">
            <text:p>16,996<text:s/></text:p>
          </table:table-cell>
          <table:table-cell office:value-type="float" office:value="28830" table:style-name="ce6">
            <text:p>28,830<text:s/></text:p>
          </table:table-cell>
          <table:table-cell office:value-type="float" office:value="30792" table:style-name="ce6">
            <text:p>30,792<text:s/></text:p>
          </table:table-cell>
          <table:table-cell office:value-type="float" office:value="18049" table:style-name="ce6">
            <text:p>18,049<text:s/></text:p>
          </table:table-cell>
          <table:table-cell office:value-type="float" office:value="56306" table:style-name="ce6">
            <text:p>56,306<text:s/></text:p>
          </table:table-cell>
          <table:table-cell office:value-type="float" office:value="17366" table:style-name="ce6">
            <text:p>17,366<text:s/></text:p>
          </table:table-cell>
          <table:table-cell office:value-type="float" office:value="14261" table:style-name="ce6">
            <text:p>14,261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18349" table:style-name="ce6">
            <text:p>18,349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26874" table:style-name="ce6">
            <text:p>26,874<text:s/></text:p>
          </table:table-cell>
          <table:table-cell office:value-type="float" office:value="17205" table:style-name="ce6">
            <text:p>17,205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32564" table:style-name="ce6">
            <text:p>32,564<text:s/></text:p>
          </table:table-cell>
          <table:table-cell office:value-type="float" office:value="18748" table:style-name="ce6">
            <text:p>18,748<text:s/></text:p>
          </table:table-cell>
          <table:table-cell office:value-type="float" office:value="19984" table:style-name="ce6">
            <text:p>19,984<text:s/></text:p>
          </table:table-cell>
          <table:table-cell office:value-type="float" office:value="20865" table:style-name="ce6">
            <text:p>20,865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8938" table:style-name="ce6">
            <text:p>8,938<text:s/></text:p>
          </table:table-cell>
          <table:table-cell office:value-type="float" office:value="8747" table:style-name="ce6">
            <text:p>8,747<text:s/></text:p>
          </table:table-cell>
          <table:table-cell office:value-type="float" office:value="11293" table:style-name="ce6">
            <text:p>11,293<text:s/></text:p>
          </table:table-cell>
          <table:table-cell office:value-type="float" office:value="14106" table:style-name="ce6">
            <text:p>14,106<text:s/></text:p>
          </table:table-cell>
          <table:table-cell office:value-type="float" office:value="23661" table:style-name="ce6">
            <text:p>23,661<text:s/></text:p>
          </table:table-cell>
          <table:table-cell office:value-type="float" office:value="19612" table:style-name="ce6">
            <text:p>19,612<text:s/></text:p>
          </table:table-cell>
          <table:table-cell office:value-type="float" office:value="13044" table:style-name="ce6">
            <text:p>13,044<text:s/></text:p>
          </table:table-cell>
          <table:table-cell office:value-type="float" office:value="10451" table:style-name="ce6">
            <text:p>10,451<text:s/></text:p>
          </table:table-cell>
          <table:table-cell office:value-type="float" office:value="10838" table:style-name="ce6">
            <text:p>10,838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9136" table:style-name="ce6">
            <text:p>9,136<text:s/></text:p>
          </table:table-cell>
          <table:table-cell office:value-type="float" office:value="8755" table:style-name="ce6">
            <text:p>8,755<text:s/></text:p>
          </table:table-cell>
          <table:table-cell office:value-type="float" office:value="1233" table:style-name="ce6">
            <text:p>1,233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2579" table:style-name="ce6">
            <text:p>2,579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4594" table:style-name="ce6">
            <text:p>4,594<text:s/></text:p>
          </table:table-cell>
          <table:table-cell table:number-columns-repeated="16264"/>
        </table:table-row>
        <table:table-row table:style-name="ro2">
          <table:table-cell office:value-type="date" office:date-value="2022-08-06T00:00:00" table:style-name="ce5">
            <text:p>2022/8/6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18299" table:style-name="ce6">
            <text:p>18,299<text:s/></text:p>
          </table:table-cell>
          <table:table-cell office:value-type="float" office:value="34572" table:style-name="ce6">
            <text:p>34,572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6162" table:style-name="ce6">
            <text:p>6,162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5912" table:style-name="ce6">
            <text:p>5,912<text:s/></text:p>
          </table:table-cell>
          <table:table-cell office:value-type="float" office:value="1496" table:style-name="ce6">
            <text:p>1,496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8866" table:style-name="ce6">
            <text:p>8,866<text:s/></text:p>
          </table:table-cell>
          <table:table-cell office:value-type="float" office:value="3899" table:style-name="ce6">
            <text:p>3,899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4827" table:style-name="ce6">
            <text:p>4,827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17049" table:style-name="ce6">
            <text:p>17,049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10071" table:style-name="ce6">
            <text:p>10,071<text:s/></text:p>
          </table:table-cell>
          <table:table-cell office:value-type="float" office:value="13340" table:style-name="ce6">
            <text:p>13,340<text:s/></text:p>
          </table:table-cell>
          <table:table-cell office:value-type="float" office:value="12057" table:style-name="ce6">
            <text:p>12,057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18791" table:style-name="ce6">
            <text:p>18,791<text:s/></text:p>
          </table:table-cell>
          <table:table-cell office:value-type="float" office:value="10799" table:style-name="ce6">
            <text:p>10,799<text:s/></text:p>
          </table:table-cell>
          <table:table-cell office:value-type="float" office:value="19157" table:style-name="ce6">
            <text:p>19,157<text:s/></text:p>
          </table:table-cell>
          <table:table-cell office:value-type="float" office:value="13420" table:style-name="ce6">
            <text:p>13,420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22791" table:style-name="ce6">
            <text:p>22,791<text:s/></text:p>
          </table:table-cell>
          <table:table-cell office:value-type="float" office:value="16012" table:style-name="ce6">
            <text:p>16,012<text:s/></text:p>
          </table:table-cell>
          <table:table-cell office:value-type="float" office:value="15756" table:style-name="ce6">
            <text:p>15,756<text:s/></text:p>
          </table:table-cell>
          <table:table-cell office:value-type="float" office:value="13192" table:style-name="ce6">
            <text:p>13,192<text:s/></text:p>
          </table:table-cell>
          <table:table-cell office:value-type="float" office:value="7537" table:style-name="ce6">
            <text:p>7,537<text:s/></text:p>
          </table:table-cell>
          <table:table-cell office:value-type="float" office:value="109399" table:style-name="ce6">
            <text:p>109,399<text:s/></text:p>
          </table:table-cell>
          <table:table-cell office:value-type="float" office:value="38411" table:style-name="ce6">
            <text:p>38,411<text:s/></text:p>
          </table:table-cell>
          <table:table-cell office:value-type="float" office:value="13073" table:style-name="ce6">
            <text:p>13,073<text:s/></text:p>
          </table:table-cell>
          <table:table-cell office:value-type="float" office:value="12173" table:style-name="ce6">
            <text:p>12,173<text:s/></text:p>
          </table:table-cell>
          <table:table-cell office:value-type="float" office:value="18440" table:style-name="ce6">
            <text:p>18,440<text:s/></text:p>
          </table:table-cell>
          <table:table-cell office:value-type="float" office:value="20302" table:style-name="ce6">
            <text:p>20,302<text:s/></text:p>
          </table:table-cell>
          <table:table-cell office:value-type="float" office:value="18947" table:style-name="ce6">
            <text:p>18,947<text:s/></text:p>
          </table:table-cell>
          <table:table-cell office:value-type="float" office:value="14886" table:style-name="ce6">
            <text:p>14,886<text:s/></text:p>
          </table:table-cell>
          <table:table-cell office:value-type="float" office:value="7175" table:style-name="ce6">
            <text:p>7,175<text:s/></text:p>
          </table:table-cell>
          <table:table-cell office:value-type="float" office:value="16612" table:style-name="ce6">
            <text:p>16,612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11456" table:style-name="ce6">
            <text:p>11,456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8537" table:style-name="ce6">
            <text:p>8,537<text:s/></text:p>
          </table:table-cell>
          <table:table-cell office:value-type="float" office:value="26917" table:style-name="ce6">
            <text:p>26,917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5835" table:style-name="ce6">
            <text:p>5,835<text:s/></text:p>
          </table:table-cell>
          <table:table-cell office:value-type="float" office:value="13885" table:style-name="ce6">
            <text:p>13,885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20872" table:style-name="ce6">
            <text:p>20,872<text:s/></text:p>
          </table:table-cell>
          <table:table-cell office:value-type="float" office:value="27765" table:style-name="ce6">
            <text:p>27,765<text:s/></text:p>
          </table:table-cell>
          <table:table-cell office:value-type="float" office:value="24207" table:style-name="ce6">
            <text:p>24,207<text:s/></text:p>
          </table:table-cell>
          <table:table-cell office:value-type="float" office:value="17498" table:style-name="ce6">
            <text:p>17,498<text:s/></text:p>
          </table:table-cell>
          <table:table-cell office:value-type="float" office:value="19384" table:style-name="ce6">
            <text:p>19,384<text:s/></text:p>
          </table:table-cell>
          <table:table-cell office:value-type="float" office:value="53394" table:style-name="ce6">
            <text:p>53,394<text:s/></text:p>
          </table:table-cell>
          <table:table-cell office:value-type="float" office:value="11738" table:style-name="ce6">
            <text:p>11,738<text:s/></text:p>
          </table:table-cell>
          <table:table-cell office:value-type="float" office:value="24722" table:style-name="ce6">
            <text:p>24,722<text:s/></text:p>
          </table:table-cell>
          <table:table-cell office:value-type="float" office:value="23801" table:style-name="ce6">
            <text:p>23,801<text:s/></text:p>
          </table:table-cell>
          <table:table-cell office:value-type="float" office:value="14228" table:style-name="ce6">
            <text:p>14,228<text:s/></text:p>
          </table:table-cell>
          <table:table-cell office:value-type="float" office:value="46301" table:style-name="ce6">
            <text:p>46,301<text:s/></text:p>
          </table:table-cell>
          <table:table-cell office:value-type="float" office:value="12358" table:style-name="ce6">
            <text:p>12,358<text:s/></text:p>
          </table:table-cell>
          <table:table-cell office:value-type="float" office:value="11439" table:style-name="ce6">
            <text:p>11,439<text:s/></text:p>
          </table:table-cell>
          <table:table-cell office:value-type="float" office:value="8575" table:style-name="ce6">
            <text:p>8,575<text:s/></text:p>
          </table:table-cell>
          <table:table-cell office:value-type="float" office:value="14680" table:style-name="ce6">
            <text:p>14,680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21683" table:style-name="ce6">
            <text:p>21,683<text:s/></text:p>
          </table:table-cell>
          <table:table-cell office:value-type="float" office:value="10375" table:style-name="ce6">
            <text:p>10,375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13818" table:style-name="ce6">
            <text:p>13,818<text:s/></text:p>
          </table:table-cell>
          <table:table-cell office:value-type="float" office:value="15218" table:style-name="ce6">
            <text:p>15,218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13238" table:style-name="ce6">
            <text:p>13,238<text:s/></text:p>
          </table:table-cell>
          <table:table-cell office:value-type="float" office:value="4597" table:style-name="ce6">
            <text:p>4,597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9328" table:style-name="ce6">
            <text:p>9,328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15730" table:style-name="ce6">
            <text:p>15,730<text:s/></text:p>
          </table:table-cell>
          <table:table-cell office:value-type="float" office:value="8960" table:style-name="ce6">
            <text:p>8,960<text:s/></text:p>
          </table:table-cell>
          <table:table-cell office:value-type="float" office:value="7519" table:style-name="ce6">
            <text:p>7,519<text:s/></text:p>
          </table:table-cell>
          <table:table-cell office:value-type="float" office:value="7967" table:style-name="ce6">
            <text:p>7,967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7638" table:style-name="ce6">
            <text:p>7,638<text:s/></text:p>
          </table:table-cell>
          <table:table-cell office:value-type="float" office:value="5799" table:style-name="ce6">
            <text:p>5,799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743" table:style-name="ce6">
            <text:p>743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1022" table:style-name="ce6">
            <text:p>1,022<text:s/></text:p>
          </table:table-cell>
          <table:table-cell office:value-type="float" office:value="1135" table:style-name="ce6">
            <text:p>1,135<text:s/></text:p>
          </table:table-cell>
          <table:table-cell office:value-type="float" office:value="1612" table:style-name="ce6">
            <text:p>1,612<text:s/></text:p>
          </table:table-cell>
          <table:table-cell office:value-type="float" office:value="6516" table:style-name="ce6">
            <text:p>6,516<text:s/></text:p>
          </table:table-cell>
          <table:table-cell office:value-type="float" office:value="1448" table:style-name="ce6">
            <text:p>1,448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2596" table:style-name="ce6">
            <text:p>2,596<text:s/></text:p>
          </table:table-cell>
          <table:table-cell table:number-columns-repeated="16264"/>
        </table:table-row>
        <table:table-row table:style-name="ro2">
          <table:table-cell office:value-type="date" office:date-value="2022-08-07T00:00:00" table:style-name="ce5">
            <text:p>2022/8/7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5350" table:style-name="ce6">
            <text:p>5,350<text:s/></text:p>
          </table:table-cell>
          <table:table-cell office:value-type="float" office:value="14576" table:style-name="ce6">
            <text:p>14,576<text:s/></text:p>
          </table:table-cell>
          <table:table-cell office:value-type="float" office:value="26742" table:style-name="ce6">
            <text:p>26,742<text:s/></text:p>
          </table:table-cell>
          <table:table-cell office:value-type="float" office:value="8742" table:style-name="ce6">
            <text:p>8,742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4336" table:style-name="ce6">
            <text:p>4,336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12843" table:style-name="ce6">
            <text:p>12,843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6503" table:style-name="ce6">
            <text:p>6,503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15268" table:style-name="ce6">
            <text:p>15,268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14549" table:style-name="ce6">
            <text:p>14,549<text:s/></text:p>
          </table:table-cell>
          <table:table-cell office:value-type="float" office:value="11186" table:style-name="ce6">
            <text:p>11,186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18369" table:style-name="ce6">
            <text:p>18,369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111753" table:style-name="ce6">
            <text:p>111,753<text:s/></text:p>
          </table:table-cell>
          <table:table-cell office:value-type="float" office:value="32487" table:style-name="ce6">
            <text:p>32,487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16062" table:style-name="ce6">
            <text:p>16,062<text:s/></text:p>
          </table:table-cell>
          <table:table-cell office:value-type="float" office:value="16409" table:style-name="ce6">
            <text:p>16,409<text:s/></text:p>
          </table:table-cell>
          <table:table-cell office:value-type="float" office:value="15284" table:style-name="ce6">
            <text:p>15,284<text:s/></text:p>
          </table:table-cell>
          <table:table-cell office:value-type="float" office:value="12426" table:style-name="ce6">
            <text:p>12,426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7381" table:style-name="ce6">
            <text:p>7,381<text:s/></text:p>
          </table:table-cell>
          <table:table-cell office:value-type="float" office:value="25308" table:style-name="ce6">
            <text:p>25,308<text:s/></text:p>
          </table:table-cell>
          <table:table-cell office:value-type="float" office:value="4450" table:style-name="ce6">
            <text:p>4,450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10913" table:style-name="ce6">
            <text:p>10,913<text:s/></text:p>
          </table:table-cell>
          <table:table-cell office:value-type="float" office:value="9895" table:style-name="ce6">
            <text:p>9,895<text:s/></text:p>
          </table:table-cell>
          <table:table-cell office:value-type="float" office:value="16638" table:style-name="ce6">
            <text:p>16,638<text:s/></text:p>
          </table:table-cell>
          <table:table-cell office:value-type="float" office:value="25666" table:style-name="ce6">
            <text:p>25,666<text:s/></text:p>
          </table:table-cell>
          <table:table-cell office:value-type="float" office:value="19051" table:style-name="ce6">
            <text:p>19,051<text:s/></text:p>
          </table:table-cell>
          <table:table-cell office:value-type="float" office:value="13735" table:style-name="ce6">
            <text:p>13,735<text:s/></text:p>
          </table:table-cell>
          <table:table-cell office:value-type="float" office:value="16347" table:style-name="ce6">
            <text:p>16,347<text:s/></text:p>
          </table:table-cell>
          <table:table-cell office:value-type="float" office:value="45343" table:style-name="ce6">
            <text:p>45,343<text:s/></text:p>
          </table:table-cell>
          <table:table-cell office:value-type="float" office:value="9650" table:style-name="ce6">
            <text:p>9,650<text:s/></text:p>
          </table:table-cell>
          <table:table-cell office:value-type="float" office:value="20263" table:style-name="ce6">
            <text:p>20,263<text:s/></text:p>
          </table:table-cell>
          <table:table-cell office:value-type="float" office:value="17810" table:style-name="ce6">
            <text:p>17,810<text:s/></text:p>
          </table:table-cell>
          <table:table-cell office:value-type="float" office:value="10962" table:style-name="ce6">
            <text:p>10,962<text:s/></text:p>
          </table:table-cell>
          <table:table-cell office:value-type="float" office:value="40105" table:style-name="ce6">
            <text:p>40,105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13300" table:style-name="ce6">
            <text:p>13,300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18438" table:style-name="ce6">
            <text:p>18,438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12856" table:style-name="ce6">
            <text:p>12,856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4514" table:style-name="ce6">
            <text:p>4,514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7761" table:style-name="ce6">
            <text:p>7,761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10257" table:style-name="ce6">
            <text:p>10,257<text:s/></text:p>
          </table:table-cell>
          <table:table-cell office:value-type="float" office:value="13437" table:style-name="ce6">
            <text:p>13,437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6192" table:style-name="ce6">
            <text:p>6,192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6241" table:style-name="ce6">
            <text:p>6,241<text:s/></text:p>
          </table:table-cell>
          <table:table-cell office:value-type="float" office:value="4839" table:style-name="ce6">
            <text:p>4,839<text:s/></text:p>
          </table:table-cell>
          <table:table-cell office:value-type="float" office:value="4732" table:style-name="ce6">
            <text:p>4,732<text:s/></text:p>
          </table:table-cell>
          <table:table-cell office:value-type="float" office:value="625" table:style-name="ce6">
            <text:p>625<text:s/></text:p>
          </table:table-cell>
          <table:table-cell office:value-type="float" office:value="1491" table:style-name="ce6">
            <text:p>1,491<text:s/></text:p>
          </table:table-cell>
          <table:table-cell office:value-type="float" office:value="2032" table:style-name="ce6">
            <text:p>2,032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1195" table:style-name="ce6">
            <text:p>1,195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2149" table:style-name="ce6">
            <text:p>2,149<text:s/></text:p>
          </table:table-cell>
          <table:table-cell table:number-columns-repeated="16264"/>
        </table:table-row>
        <table:table-row table:style-name="ro2">
          <table:table-cell office:value-type="date" office:date-value="2022-08-08T00:00:00" table:style-name="ce5">
            <text:p>2022/8/8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33907" table:style-name="ce6">
            <text:p>33,907<text:s/></text:p>
          </table:table-cell>
          <table:table-cell office:value-type="float" office:value="31934" table:style-name="ce6">
            <text:p>31,934<text:s/></text:p>
          </table:table-cell>
          <table:table-cell office:value-type="float" office:value="17847" table:style-name="ce6">
            <text:p>17,847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8615" table:style-name="ce6">
            <text:p>8,615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9204" table:style-name="ce6">
            <text:p>9,204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9126" table:style-name="ce6">
            <text:p>9,126<text:s/></text:p>
          </table:table-cell>
          <table:table-cell office:value-type="float" office:value="13205" table:style-name="ce6">
            <text:p>13,205<text:s/></text:p>
          </table:table-cell>
          <table:table-cell office:value-type="float" office:value="14276" table:style-name="ce6">
            <text:p>14,276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23408" table:style-name="ce6">
            <text:p>23,408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12266" table:style-name="ce6">
            <text:p>12,266<text:s/></text:p>
          </table:table-cell>
          <table:table-cell office:value-type="float" office:value="19498" table:style-name="ce6">
            <text:p>19,498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18375" table:style-name="ce6">
            <text:p>18,375<text:s/></text:p>
          </table:table-cell>
          <table:table-cell office:value-type="float" office:value="12165" table:style-name="ce6">
            <text:p>12,165<text:s/></text:p>
          </table:table-cell>
          <table:table-cell office:value-type="float" office:value="24827" table:style-name="ce6">
            <text:p>24,827<text:s/></text:p>
          </table:table-cell>
          <table:table-cell office:value-type="float" office:value="17637" table:style-name="ce6">
            <text:p>17,637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26567" table:style-name="ce6">
            <text:p>26,567<text:s/></text:p>
          </table:table-cell>
          <table:table-cell office:value-type="float" office:value="20006" table:style-name="ce6">
            <text:p>20,006<text:s/></text:p>
          </table:table-cell>
          <table:table-cell office:value-type="float" office:value="20955" table:style-name="ce6">
            <text:p>20,955<text:s/></text:p>
          </table:table-cell>
          <table:table-cell office:value-type="float" office:value="16392" table:style-name="ce6">
            <text:p>16,392<text:s/></text:p>
          </table:table-cell>
          <table:table-cell office:value-type="float" office:value="19135" table:style-name="ce6">
            <text:p>19,135<text:s/></text:p>
          </table:table-cell>
          <table:table-cell office:value-type="float" office:value="104748" table:style-name="ce6">
            <text:p>104,748<text:s/></text:p>
          </table:table-cell>
          <table:table-cell office:value-type="float" office:value="32609" table:style-name="ce6">
            <text:p>32,609<text:s/></text:p>
          </table:table-cell>
          <table:table-cell office:value-type="float" office:value="16203" table:style-name="ce6">
            <text:p>16,203<text:s/></text:p>
          </table:table-cell>
          <table:table-cell office:value-type="float" office:value="17559" table:style-name="ce6">
            <text:p>17,559<text:s/></text:p>
          </table:table-cell>
          <table:table-cell office:value-type="float" office:value="18333" table:style-name="ce6">
            <text:p>18,333<text:s/></text:p>
          </table:table-cell>
          <table:table-cell office:value-type="float" office:value="17470" table:style-name="ce6">
            <text:p>17,470<text:s/></text:p>
          </table:table-cell>
          <table:table-cell office:value-type="float" office:value="18924" table:style-name="ce6">
            <text:p>18,924<text:s/></text:p>
          </table:table-cell>
          <table:table-cell office:value-type="float" office:value="18105" table:style-name="ce6">
            <text:p>18,105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23075" table:style-name="ce6">
            <text:p>23,075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1951" table:style-name="ce6">
            <text:p>1,951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7354" table:style-name="ce6">
            <text:p>7,354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10521" table:style-name="ce6">
            <text:p>10,521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17712" table:style-name="ce6">
            <text:p>17,712<text:s/></text:p>
          </table:table-cell>
          <table:table-cell office:value-type="float" office:value="20490" table:style-name="ce6">
            <text:p>20,490<text:s/></text:p>
          </table:table-cell>
          <table:table-cell office:value-type="float" office:value="23049" table:style-name="ce6">
            <text:p>23,049<text:s/></text:p>
          </table:table-cell>
          <table:table-cell office:value-type="float" office:value="29037" table:style-name="ce6">
            <text:p>29,037<text:s/></text:p>
          </table:table-cell>
          <table:table-cell office:value-type="float" office:value="30279" table:style-name="ce6">
            <text:p>30,279<text:s/></text:p>
          </table:table-cell>
          <table:table-cell office:value-type="float" office:value="21303" table:style-name="ce6">
            <text:p>21,303<text:s/></text:p>
          </table:table-cell>
          <table:table-cell office:value-type="float" office:value="20109" table:style-name="ce6">
            <text:p>20,109<text:s/></text:p>
          </table:table-cell>
          <table:table-cell office:value-type="float" office:value="44523" table:style-name="ce6">
            <text:p>44,523<text:s/></text:p>
          </table:table-cell>
          <table:table-cell office:value-type="float" office:value="16011" table:style-name="ce6">
            <text:p>16,011<text:s/></text:p>
          </table:table-cell>
          <table:table-cell office:value-type="float" office:value="25354" table:style-name="ce6">
            <text:p>25,354<text:s/></text:p>
          </table:table-cell>
          <table:table-cell office:value-type="float" office:value="25444" table:style-name="ce6">
            <text:p>25,444<text:s/></text:p>
          </table:table-cell>
          <table:table-cell office:value-type="float" office:value="15303" table:style-name="ce6">
            <text:p>15,303<text:s/></text:p>
          </table:table-cell>
          <table:table-cell office:value-type="float" office:value="47978" table:style-name="ce6">
            <text:p>47,978<text:s/></text:p>
          </table:table-cell>
          <table:table-cell office:value-type="float" office:value="15187" table:style-name="ce6">
            <text:p>15,187<text:s/></text:p>
          </table:table-cell>
          <table:table-cell office:value-type="float" office:value="12958" table:style-name="ce6">
            <text:p>12,958<text:s/></text:p>
          </table:table-cell>
          <table:table-cell office:value-type="float" office:value="11878" table:style-name="ce6">
            <text:p>11,878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10878" table:style-name="ce6">
            <text:p>10,878<text:s/></text:p>
          </table:table-cell>
          <table:table-cell office:value-type="float" office:value="23952" table:style-name="ce6">
            <text:p>23,952<text:s/></text:p>
          </table:table-cell>
          <table:table-cell office:value-type="float" office:value="15046" table:style-name="ce6">
            <text:p>15,046<text:s/></text:p>
          </table:table-cell>
          <table:table-cell office:value-type="float" office:value="6611" table:style-name="ce6">
            <text:p>6,611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30054" table:style-name="ce6">
            <text:p>30,054<text:s/></text:p>
          </table:table-cell>
          <table:table-cell office:value-type="float" office:value="17425" table:style-name="ce6">
            <text:p>17,425<text:s/></text:p>
          </table:table-cell>
          <table:table-cell office:value-type="float" office:value="19053" table:style-name="ce6">
            <text:p>19,053<text:s/></text:p>
          </table:table-cell>
          <table:table-cell office:value-type="float" office:value="19394" table:style-name="ce6">
            <text:p>19,394<text:s/></text:p>
          </table:table-cell>
          <table:table-cell office:value-type="float" office:value="6131" table:style-name="ce6">
            <text:p>6,131<text:s/></text:p>
          </table:table-cell>
          <table:table-cell office:value-type="float" office:value="8555" table:style-name="ce6">
            <text:p>8,555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13072" table:style-name="ce6">
            <text:p>13,072<text:s/></text:p>
          </table:table-cell>
          <table:table-cell office:value-type="float" office:value="21822" table:style-name="ce6">
            <text:p>21,822<text:s/></text:p>
          </table:table-cell>
          <table:table-cell office:value-type="float" office:value="16276" table:style-name="ce6">
            <text:p>16,276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7102" table:style-name="ce6">
            <text:p>7,102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4202" table:style-name="ce6">
            <text:p>4,202<text:s/></text:p>
          </table:table-cell>
          <table:table-cell table:number-columns-repeated="16264"/>
        </table:table-row>
        <table:table-row table:style-name="ro2">
          <table:table-cell office:value-type="date" office:date-value="2022-08-09T00:00:00" table:style-name="ce5">
            <text:p>2022/8/9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11644" table:style-name="ce6">
            <text:p>11,644<text:s/></text:p>
          </table:table-cell>
          <table:table-cell office:value-type="float" office:value="35395" table:style-name="ce6">
            <text:p>35,395<text:s/></text:p>
          </table:table-cell>
          <table:table-cell office:value-type="float" office:value="33799" table:style-name="ce6">
            <text:p>33,799<text:s/></text:p>
          </table:table-cell>
          <table:table-cell office:value-type="float" office:value="19207" table:style-name="ce6">
            <text:p>19,207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9321" table:style-name="ce6">
            <text:p>9,321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9454" table:style-name="ce6">
            <text:p>9,454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6278" table:style-name="ce6">
            <text:p>6,278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14867" table:style-name="ce6">
            <text:p>14,867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5825" table:style-name="ce6">
            <text:p>5,825<text:s/></text:p>
          </table:table-cell>
          <table:table-cell office:value-type="float" office:value="24677" table:style-name="ce6">
            <text:p>24,677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10943" table:style-name="ce6">
            <text:p>10,943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20058" table:style-name="ce6">
            <text:p>20,058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8621" table:style-name="ce6">
            <text:p>8,621<text:s/></text:p>
          </table:table-cell>
          <table:table-cell office:value-type="float" office:value="19920" table:style-name="ce6">
            <text:p>19,920<text:s/></text:p>
          </table:table-cell>
          <table:table-cell office:value-type="float" office:value="13071" table:style-name="ce6">
            <text:p>13,071<text:s/></text:p>
          </table:table-cell>
          <table:table-cell office:value-type="float" office:value="26276" table:style-name="ce6">
            <text:p>26,276<text:s/></text:p>
          </table:table-cell>
          <table:table-cell office:value-type="float" office:value="19472" table:style-name="ce6">
            <text:p>19,472<text:s/></text:p>
          </table:table-cell>
          <table:table-cell office:value-type="float" office:value="7531" table:style-name="ce6">
            <text:p>7,531<text:s/></text:p>
          </table:table-cell>
          <table:table-cell office:value-type="float" office:value="28258" table:style-name="ce6">
            <text:p>28,258<text:s/></text:p>
          </table:table-cell>
          <table:table-cell office:value-type="float" office:value="21408" table:style-name="ce6">
            <text:p>21,408<text:s/></text:p>
          </table:table-cell>
          <table:table-cell office:value-type="float" office:value="22019" table:style-name="ce6">
            <text:p>22,019<text:s/></text:p>
          </table:table-cell>
          <table:table-cell office:value-type="float" office:value="17038" table:style-name="ce6">
            <text:p>17,038<text:s/></text:p>
          </table:table-cell>
          <table:table-cell office:value-type="float" office:value="19993" table:style-name="ce6">
            <text:p>19,993<text:s/></text:p>
          </table:table-cell>
          <table:table-cell office:value-type="float" office:value="104900" table:style-name="ce6">
            <text:p>104,900<text:s/></text:p>
          </table:table-cell>
          <table:table-cell office:value-type="float" office:value="35296" table:style-name="ce6">
            <text:p>35,296<text:s/></text:p>
          </table:table-cell>
          <table:table-cell office:value-type="float" office:value="17085" table:style-name="ce6">
            <text:p>17,085<text:s/></text:p>
          </table:table-cell>
          <table:table-cell office:value-type="float" office:value="18847" table:style-name="ce6">
            <text:p>18,847<text:s/></text:p>
          </table:table-cell>
          <table:table-cell office:value-type="float" office:value="19794" table:style-name="ce6">
            <text:p>19,794<text:s/></text:p>
          </table:table-cell>
          <table:table-cell office:value-type="float" office:value="19656" table:style-name="ce6">
            <text:p>19,656<text:s/></text:p>
          </table:table-cell>
          <table:table-cell office:value-type="float" office:value="21099" table:style-name="ce6">
            <text:p>21,099<text:s/></text:p>
          </table:table-cell>
          <table:table-cell office:value-type="float" office:value="19133" table:style-name="ce6">
            <text:p>19,133<text:s/></text:p>
          </table:table-cell>
          <table:table-cell office:value-type="float" office:value="10200" table:style-name="ce6">
            <text:p>10,200<text:s/></text:p>
          </table:table-cell>
          <table:table-cell office:value-type="float" office:value="23975" table:style-name="ce6">
            <text:p>23,975<text:s/></text:p>
          </table:table-cell>
          <table:table-cell office:value-type="float" office:value="6176" table:style-name="ce6">
            <text:p>6,176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14386" table:style-name="ce6">
            <text:p>14,386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7732" table:style-name="ce6">
            <text:p>7,732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25550" table:style-name="ce6">
            <text:p>25,550<text:s/></text:p>
          </table:table-cell>
          <table:table-cell office:value-type="float" office:value="8109" table:style-name="ce6">
            <text:p>8,109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18607" table:style-name="ce6">
            <text:p>18,607<text:s/></text:p>
          </table:table-cell>
          <table:table-cell office:value-type="float" office:value="21718" table:style-name="ce6">
            <text:p>21,718<text:s/></text:p>
          </table:table-cell>
          <table:table-cell office:value-type="float" office:value="23918" table:style-name="ce6">
            <text:p>23,918<text:s/></text:p>
          </table:table-cell>
          <table:table-cell office:value-type="float" office:value="29821" table:style-name="ce6">
            <text:p>29,821<text:s/></text:p>
          </table:table-cell>
          <table:table-cell office:value-type="float" office:value="31641" table:style-name="ce6">
            <text:p>31,641<text:s/></text:p>
          </table:table-cell>
          <table:table-cell office:value-type="float" office:value="22429" table:style-name="ce6">
            <text:p>22,429<text:s/></text:p>
          </table:table-cell>
          <table:table-cell office:value-type="float" office:value="20870" table:style-name="ce6">
            <text:p>20,870<text:s/></text:p>
          </table:table-cell>
          <table:table-cell office:value-type="float" office:value="46670" table:style-name="ce6">
            <text:p>46,670<text:s/></text:p>
          </table:table-cell>
          <table:table-cell office:value-type="float" office:value="16961" table:style-name="ce6">
            <text:p>16,961<text:s/></text:p>
          </table:table-cell>
          <table:table-cell office:value-type="float" office:value="26922" table:style-name="ce6">
            <text:p>26,922<text:s/></text:p>
          </table:table-cell>
          <table:table-cell office:value-type="float" office:value="28254" table:style-name="ce6">
            <text:p>28,254<text:s/></text:p>
          </table:table-cell>
          <table:table-cell office:value-type="float" office:value="16470" table:style-name="ce6">
            <text:p>16,470<text:s/></text:p>
          </table:table-cell>
          <table:table-cell office:value-type="float" office:value="49719" table:style-name="ce6">
            <text:p>49,719<text:s/></text:p>
          </table:table-cell>
          <table:table-cell office:value-type="float" office:value="16546" table:style-name="ce6">
            <text:p>16,546<text:s/></text:p>
          </table:table-cell>
          <table:table-cell office:value-type="float" office:value="13356" table:style-name="ce6">
            <text:p>13,356<text:s/></text:p>
          </table:table-cell>
          <table:table-cell office:value-type="float" office:value="12330" table:style-name="ce6">
            <text:p>12,330<text:s/></text:p>
          </table:table-cell>
          <table:table-cell office:value-type="float" office:value="15807" table:style-name="ce6">
            <text:p>15,807<text:s/></text:p>
          </table:table-cell>
          <table:table-cell office:value-type="float" office:value="11633" table:style-name="ce6">
            <text:p>11,633<text:s/></text:p>
          </table:table-cell>
          <table:table-cell office:value-type="float" office:value="22648" table:style-name="ce6">
            <text:p>22,648<text:s/></text:p>
          </table:table-cell>
          <table:table-cell office:value-type="float" office:value="16048" table:style-name="ce6">
            <text:p>16,048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31708" table:style-name="ce6">
            <text:p>31,708<text:s/></text:p>
          </table:table-cell>
          <table:table-cell office:value-type="float" office:value="18686" table:style-name="ce6">
            <text:p>18,686<text:s/></text:p>
          </table:table-cell>
          <table:table-cell office:value-type="float" office:value="20097" table:style-name="ce6">
            <text:p>20,097<text:s/></text:p>
          </table:table-cell>
          <table:table-cell office:value-type="float" office:value="19943" table:style-name="ce6">
            <text:p>19,943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9126" table:style-name="ce6">
            <text:p>9,126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4445" table:style-name="ce6">
            <text:p>4,445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8379" table:style-name="ce6">
            <text:p>8,379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22740" table:style-name="ce6">
            <text:p>22,740<text:s/></text:p>
          </table:table-cell>
          <table:table-cell office:value-type="float" office:value="18043" table:style-name="ce6">
            <text:p>18,043<text:s/></text:p>
          </table:table-cell>
          <table:table-cell office:value-type="float" office:value="12673" table:style-name="ce6">
            <text:p>12,673<text:s/></text:p>
          </table:table-cell>
          <table:table-cell office:value-type="float" office:value="9976" table:style-name="ce6">
            <text:p>9,976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8319" table:style-name="ce6">
            <text:p>8,319<text:s/></text:p>
          </table:table-cell>
          <table:table-cell office:value-type="float" office:value="1160" table:style-name="ce6">
            <text:p>1,160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4477" table:style-name="ce6">
            <text:p>4,477<text:s/></text:p>
          </table:table-cell>
          <table:table-cell table:number-columns-repeated="16264"/>
        </table:table-row>
        <table:table-row table:style-name="ro2">
          <table:table-cell office:value-type="date" office:date-value="2022-08-10T00:00:00" table:style-name="ce5">
            <text:p>2022/8/10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11687" table:style-name="ce6">
            <text:p>11,687<text:s/></text:p>
          </table:table-cell>
          <table:table-cell office:value-type="float" office:value="35036" table:style-name="ce6">
            <text:p>35,036<text:s/></text:p>
          </table:table-cell>
          <table:table-cell office:value-type="float" office:value="34612" table:style-name="ce6">
            <text:p>34,612<text:s/></text:p>
          </table:table-cell>
          <table:table-cell office:value-type="float" office:value="19387" table:style-name="ce6">
            <text:p>19,387<text:s/></text:p>
          </table:table-cell>
          <table:table-cell office:value-type="float" office:value="11367" table:style-name="ce6">
            <text:p>11,367<text:s/></text:p>
          </table:table-cell>
          <table:table-cell office:value-type="float" office:value="9236" table:style-name="ce6">
            <text:p>9,236<text:s/></text:p>
          </table:table-cell>
          <table:table-cell office:value-type="float" office:value="3777" table:style-name="ce6">
            <text:p>3,777<text:s/></text:p>
          </table:table-cell>
          <table:table-cell office:value-type="float" office:value="2975" table:style-name="ce6">
            <text:p>2,975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3899" table:style-name="ce6">
            <text:p>3,899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13885" table:style-name="ce6">
            <text:p>13,885<text:s/></text:p>
          </table:table-cell>
          <table:table-cell office:value-type="float" office:value="15325" table:style-name="ce6">
            <text:p>15,325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6684" table:style-name="ce6">
            <text:p>6,684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26123" table:style-name="ce6">
            <text:p>26,123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10684" table:style-name="ce6">
            <text:p>10,684<text:s/></text:p>
          </table:table-cell>
          <table:table-cell office:value-type="float" office:value="10656" table:style-name="ce6">
            <text:p>10,656<text:s/></text:p>
          </table:table-cell>
          <table:table-cell office:value-type="float" office:value="13220" table:style-name="ce6">
            <text:p>13,220<text:s/></text:p>
          </table:table-cell>
          <table:table-cell office:value-type="float" office:value="20144" table:style-name="ce6">
            <text:p>20,144<text:s/></text:p>
          </table:table-cell>
          <table:table-cell office:value-type="float" office:value="12618" table:style-name="ce6">
            <text:p>12,618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20252" table:style-name="ce6">
            <text:p>20,252<text:s/></text:p>
          </table:table-cell>
          <table:table-cell office:value-type="float" office:value="13390" table:style-name="ce6">
            <text:p>13,390<text:s/></text:p>
          </table:table-cell>
          <table:table-cell office:value-type="float" office:value="26547" table:style-name="ce6">
            <text:p>26,547<text:s/></text:p>
          </table:table-cell>
          <table:table-cell office:value-type="float" office:value="19113" table:style-name="ce6">
            <text:p>19,113<text:s/></text:p>
          </table:table-cell>
          <table:table-cell office:value-type="float" office:value="7398" table:style-name="ce6">
            <text:p>7,398<text:s/></text:p>
          </table:table-cell>
          <table:table-cell office:value-type="float" office:value="28363" table:style-name="ce6">
            <text:p>28,363<text:s/></text:p>
          </table:table-cell>
          <table:table-cell office:value-type="float" office:value="21096" table:style-name="ce6">
            <text:p>21,096<text:s/></text:p>
          </table:table-cell>
          <table:table-cell office:value-type="float" office:value="22257" table:style-name="ce6">
            <text:p>22,257<text:s/></text:p>
          </table:table-cell>
          <table:table-cell office:value-type="float" office:value="17290" table:style-name="ce6">
            <text:p>17,290<text:s/></text:p>
          </table:table-cell>
          <table:table-cell office:value-type="float" office:value="19631" table:style-name="ce6">
            <text:p>19,631<text:s/></text:p>
          </table:table-cell>
          <table:table-cell office:value-type="float" office:value="104857" table:style-name="ce6">
            <text:p>104,857<text:s/></text:p>
          </table:table-cell>
          <table:table-cell office:value-type="float" office:value="37592" table:style-name="ce6">
            <text:p>37,592<text:s/></text:p>
          </table:table-cell>
          <table:table-cell office:value-type="float" office:value="17339" table:style-name="ce6">
            <text:p>17,339<text:s/></text:p>
          </table:table-cell>
          <table:table-cell office:value-type="float" office:value="18873" table:style-name="ce6">
            <text:p>18,873<text:s/></text:p>
          </table:table-cell>
          <table:table-cell office:value-type="float" office:value="19984" table:style-name="ce6">
            <text:p>19,984<text:s/></text:p>
          </table:table-cell>
          <table:table-cell office:value-type="float" office:value="19545" table:style-name="ce6">
            <text:p>19,545<text:s/></text:p>
          </table:table-cell>
          <table:table-cell office:value-type="float" office:value="20918" table:style-name="ce6">
            <text:p>20,918<text:s/></text:p>
          </table:table-cell>
          <table:table-cell office:value-type="float" office:value="19287" table:style-name="ce6">
            <text:p>19,287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24372" table:style-name="ce6">
            <text:p>24,372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14497" table:style-name="ce6">
            <text:p>14,497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10363" table:style-name="ce6">
            <text:p>10,363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25741" table:style-name="ce6">
            <text:p>25,741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7077" table:style-name="ce6">
            <text:p>7,077<text:s/></text:p>
          </table:table-cell>
          <table:table-cell office:value-type="float" office:value="18767" table:style-name="ce6">
            <text:p>18,767<text:s/></text:p>
          </table:table-cell>
          <table:table-cell office:value-type="float" office:value="21763" table:style-name="ce6">
            <text:p>21,763<text:s/></text:p>
          </table:table-cell>
          <table:table-cell office:value-type="float" office:value="24318" table:style-name="ce6">
            <text:p>24,318<text:s/></text:p>
          </table:table-cell>
          <table:table-cell office:value-type="float" office:value="30153" table:style-name="ce6">
            <text:p>30,153<text:s/></text:p>
          </table:table-cell>
          <table:table-cell office:value-type="float" office:value="32339" table:style-name="ce6">
            <text:p>32,339<text:s/></text:p>
          </table:table-cell>
          <table:table-cell office:value-type="float" office:value="22705" table:style-name="ce6">
            <text:p>22,705<text:s/></text:p>
          </table:table-cell>
          <table:table-cell office:value-type="float" office:value="21279" table:style-name="ce6">
            <text:p>21,279<text:s/></text:p>
          </table:table-cell>
          <table:table-cell office:value-type="float" office:value="48517" table:style-name="ce6">
            <text:p>48,517<text:s/></text:p>
          </table:table-cell>
          <table:table-cell office:value-type="float" office:value="17378" table:style-name="ce6">
            <text:p>17,378<text:s/></text:p>
          </table:table-cell>
          <table:table-cell office:value-type="float" office:value="26881" table:style-name="ce6">
            <text:p>26,881<text:s/></text:p>
          </table:table-cell>
          <table:table-cell office:value-type="float" office:value="28946" table:style-name="ce6">
            <text:p>28,946<text:s/></text:p>
          </table:table-cell>
          <table:table-cell office:value-type="float" office:value="16659" table:style-name="ce6">
            <text:p>16,659<text:s/></text:p>
          </table:table-cell>
          <table:table-cell office:value-type="float" office:value="50893" table:style-name="ce6">
            <text:p>50,893<text:s/></text:p>
          </table:table-cell>
          <table:table-cell office:value-type="float" office:value="16295" table:style-name="ce6">
            <text:p>16,295<text:s/></text:p>
          </table:table-cell>
          <table:table-cell office:value-type="float" office:value="13568" table:style-name="ce6">
            <text:p>13,568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16375" table:style-name="ce6">
            <text:p>16,375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22822" table:style-name="ce6">
            <text:p>22,822<text:s/></text:p>
          </table:table-cell>
          <table:table-cell office:value-type="float" office:value="16304" table:style-name="ce6">
            <text:p>16,304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32170" table:style-name="ce6">
            <text:p>32,170<text:s/></text:p>
          </table:table-cell>
          <table:table-cell office:value-type="float" office:value="18873" table:style-name="ce6">
            <text:p>18,873<text:s/></text:p>
          </table:table-cell>
          <table:table-cell office:value-type="float" office:value="20474" table:style-name="ce6">
            <text:p>20,474<text:s/></text:p>
          </table:table-cell>
          <table:table-cell office:value-type="float" office:value="20498" table:style-name="ce6">
            <text:p>20,498<text:s/></text:p>
          </table:table-cell>
          <table:table-cell office:value-type="float" office:value="6421" table:style-name="ce6">
            <text:p>6,421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13981" table:style-name="ce6">
            <text:p>13,981<text:s/></text:p>
          </table:table-cell>
          <table:table-cell office:value-type="float" office:value="23335" table:style-name="ce6">
            <text:p>23,335<text:s/></text:p>
          </table:table-cell>
          <table:table-cell office:value-type="float" office:value="18072" table:style-name="ce6">
            <text:p>18,072<text:s/></text:p>
          </table:table-cell>
          <table:table-cell office:value-type="float" office:value="12733" table:style-name="ce6">
            <text:p>12,733<text:s/></text:p>
          </table:table-cell>
          <table:table-cell office:value-type="float" office:value="10169" table:style-name="ce6">
            <text:p>10,169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8411" table:style-name="ce6">
            <text:p>8,411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6800" table:style-name="ce6">
            <text:p>6,800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4420" table:style-name="ce6">
            <text:p>4,420<text:s/></text:p>
          </table:table-cell>
          <table:table-cell table:number-columns-repeated="16264"/>
        </table:table-row>
        <table:table-row table:style-name="ro2">
          <table:table-cell office:value-type="date" office:date-value="2022-08-11T00:00:00" table:style-name="ce5">
            <text:p>2022/8/11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34871" table:style-name="ce6">
            <text:p>34,871<text:s/></text:p>
          </table:table-cell>
          <table:table-cell office:value-type="float" office:value="35835" table:style-name="ce6">
            <text:p>35,835<text:s/></text:p>
          </table:table-cell>
          <table:table-cell office:value-type="float" office:value="18952" table:style-name="ce6">
            <text:p>18,952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2261" table:style-name="ce6">
            <text:p>2,261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14131" table:style-name="ce6">
            <text:p>14,131<text:s/></text:p>
          </table:table-cell>
          <table:table-cell office:value-type="float" office:value="15118" table:style-name="ce6">
            <text:p>15,118<text:s/></text:p>
          </table:table-cell>
          <table:table-cell office:value-type="float" office:value="4428" table:style-name="ce6">
            <text:p>4,428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25798" table:style-name="ce6">
            <text:p>25,798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10562" table:style-name="ce6">
            <text:p>10,562<text:s/></text:p>
          </table:table-cell>
          <table:table-cell office:value-type="float" office:value="10745" table:style-name="ce6">
            <text:p>10,745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20002" table:style-name="ce6">
            <text:p>20,002<text:s/></text:p>
          </table:table-cell>
          <table:table-cell office:value-type="float" office:value="12334" table:style-name="ce6">
            <text:p>12,334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19995" table:style-name="ce6">
            <text:p>19,995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26711" table:style-name="ce6">
            <text:p>26,711<text:s/></text:p>
          </table:table-cell>
          <table:table-cell office:value-type="float" office:value="19497" table:style-name="ce6">
            <text:p>19,497<text:s/></text:p>
          </table:table-cell>
          <table:table-cell office:value-type="float" office:value="7387" table:style-name="ce6">
            <text:p>7,387<text:s/></text:p>
          </table:table-cell>
          <table:table-cell office:value-type="float" office:value="28286" table:style-name="ce6">
            <text:p>28,286<text:s/></text:p>
          </table:table-cell>
          <table:table-cell office:value-type="float" office:value="21431" table:style-name="ce6">
            <text:p>21,431<text:s/></text:p>
          </table:table-cell>
          <table:table-cell office:value-type="float" office:value="22015" table:style-name="ce6">
            <text:p>22,015<text:s/></text:p>
          </table:table-cell>
          <table:table-cell office:value-type="float" office:value="17254" table:style-name="ce6">
            <text:p>17,254<text:s/></text:p>
          </table:table-cell>
          <table:table-cell office:value-type="float" office:value="19352" table:style-name="ce6">
            <text:p>19,352<text:s/></text:p>
          </table:table-cell>
          <table:table-cell office:value-type="float" office:value="106473" table:style-name="ce6">
            <text:p>106,473<text:s/></text:p>
          </table:table-cell>
          <table:table-cell office:value-type="float" office:value="37427" table:style-name="ce6">
            <text:p>37,427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19263" table:style-name="ce6">
            <text:p>19,263<text:s/></text:p>
          </table:table-cell>
          <table:table-cell office:value-type="float" office:value="20104" table:style-name="ce6">
            <text:p>20,104<text:s/></text:p>
          </table:table-cell>
          <table:table-cell office:value-type="float" office:value="19546" table:style-name="ce6">
            <text:p>19,546<text:s/></text:p>
          </table:table-cell>
          <table:table-cell office:value-type="float" office:value="20591" table:style-name="ce6">
            <text:p>20,591<text:s/></text:p>
          </table:table-cell>
          <table:table-cell office:value-type="float" office:value="18941" table:style-name="ce6">
            <text:p>18,941<text:s/></text:p>
          </table:table-cell>
          <table:table-cell office:value-type="float" office:value="10326" table:style-name="ce6">
            <text:p>10,326<text:s/></text:p>
          </table:table-cell>
          <table:table-cell office:value-type="float" office:value="23618" table:style-name="ce6">
            <text:p>23,618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7968" table:style-name="ce6">
            <text:p>7,968<text:s/></text:p>
          </table:table-cell>
          <table:table-cell office:value-type="float" office:value="14552" table:style-name="ce6">
            <text:p>14,552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25757" table:style-name="ce6">
            <text:p>25,757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10807" table:style-name="ce6">
            <text:p>10,807<text:s/></text:p>
          </table:table-cell>
          <table:table-cell office:value-type="float" office:value="6921" table:style-name="ce6">
            <text:p>6,921<text:s/></text:p>
          </table:table-cell>
          <table:table-cell office:value-type="float" office:value="18605" table:style-name="ce6">
            <text:p>18,605<text:s/></text:p>
          </table:table-cell>
          <table:table-cell office:value-type="float" office:value="21359" table:style-name="ce6">
            <text:p>21,359<text:s/></text:p>
          </table:table-cell>
          <table:table-cell office:value-type="float" office:value="24071" table:style-name="ce6">
            <text:p>24,071<text:s/></text:p>
          </table:table-cell>
          <table:table-cell office:value-type="float" office:value="29750" table:style-name="ce6">
            <text:p>29,750<text:s/></text:p>
          </table:table-cell>
          <table:table-cell office:value-type="float" office:value="31954" table:style-name="ce6">
            <text:p>31,954<text:s/></text:p>
          </table:table-cell>
          <table:table-cell office:value-type="float" office:value="22593" table:style-name="ce6">
            <text:p>22,593<text:s/></text:p>
          </table:table-cell>
          <table:table-cell office:value-type="float" office:value="21162" table:style-name="ce6">
            <text:p>21,162<text:s/></text:p>
          </table:table-cell>
          <table:table-cell office:value-type="float" office:value="47393" table:style-name="ce6">
            <text:p>47,393<text:s/></text:p>
          </table:table-cell>
          <table:table-cell office:value-type="float" office:value="17353" table:style-name="ce6">
            <text:p>17,353<text:s/></text:p>
          </table:table-cell>
          <table:table-cell office:value-type="float" office:value="26647" table:style-name="ce6">
            <text:p>26,647<text:s/></text:p>
          </table:table-cell>
          <table:table-cell office:value-type="float" office:value="29160" table:style-name="ce6">
            <text:p>29,160<text:s/></text:p>
          </table:table-cell>
          <table:table-cell office:value-type="float" office:value="16808" table:style-name="ce6">
            <text:p>16,808<text:s/></text:p>
          </table:table-cell>
          <table:table-cell office:value-type="float" office:value="51261" table:style-name="ce6">
            <text:p>51,261<text:s/></text:p>
          </table:table-cell>
          <table:table-cell office:value-type="float" office:value="16392" table:style-name="ce6">
            <text:p>16,392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12725" table:style-name="ce6">
            <text:p>12,725<text:s/></text:p>
          </table:table-cell>
          <table:table-cell office:value-type="float" office:value="16472" table:style-name="ce6">
            <text:p>16,472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22906" table:style-name="ce6">
            <text:p>22,906<text:s/></text:p>
          </table:table-cell>
          <table:table-cell office:value-type="float" office:value="16276" table:style-name="ce6">
            <text:p>16,276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31972" table:style-name="ce6">
            <text:p>31,972<text:s/></text:p>
          </table:table-cell>
          <table:table-cell office:value-type="float" office:value="18554" table:style-name="ce6">
            <text:p>18,554<text:s/></text:p>
          </table:table-cell>
          <table:table-cell office:value-type="float" office:value="20034" table:style-name="ce6">
            <text:p>20,034<text:s/></text:p>
          </table:table-cell>
          <table:table-cell office:value-type="float" office:value="20110" table:style-name="ce6">
            <text:p>20,110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9505" table:style-name="ce6">
            <text:p>9,505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4489" table:style-name="ce6">
            <text:p>4,489<text:s/>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10439" table:style-name="ce6">
            <text:p>10,439<text:s/></text:p>
          </table:table-cell>
          <table:table-cell office:value-type="float" office:value="13627" table:style-name="ce6">
            <text:p>13,627<text:s/></text:p>
          </table:table-cell>
          <table:table-cell office:value-type="float" office:value="22633" table:style-name="ce6">
            <text:p>22,633<text:s/></text:p>
          </table:table-cell>
          <table:table-cell office:value-type="float" office:value="18460" table:style-name="ce6">
            <text:p>18,460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2579" table:style-name="ce6">
            <text:p>2,579<text:s/></text:p>
          </table:table-cell>
          <table:table-cell office:value-type="float" office:value="6796" table:style-name="ce6">
            <text:p>6,796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3081" table:style-name="ce6">
            <text:p>3,081<text:s/></text:p>
          </table:table-cell>
          <table:table-cell office:value-type="float" office:value="4547" table:style-name="ce6">
            <text:p>4,547<text:s/></text:p>
          </table:table-cell>
          <table:table-cell table:number-columns-repeated="16264"/>
        </table:table-row>
        <table:table-row table:style-name="ro2">
          <table:table-cell office:value-type="date" office:date-value="2022-08-12T00:00:00" table:style-name="ce5">
            <text:p>2022/8/12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11729" table:style-name="ce6">
            <text:p>11,729<text:s/></text:p>
          </table:table-cell>
          <table:table-cell office:value-type="float" office:value="35779" table:style-name="ce6">
            <text:p>35,779<text:s/></text:p>
          </table:table-cell>
          <table:table-cell office:value-type="float" office:value="38331" table:style-name="ce6">
            <text:p>38,331<text:s/></text:p>
          </table:table-cell>
          <table:table-cell office:value-type="float" office:value="19405" table:style-name="ce6">
            <text:p>19,405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9606" table:style-name="ce6">
            <text:p>9,606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3024" table:style-name="ce6">
            <text:p>3,024<text:s/></text:p>
          </table:table-cell>
          <table:table-cell office:value-type="float" office:value="9590" table:style-name="ce6">
            <text:p>9,590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13760" table:style-name="ce6">
            <text:p>13,760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8503" table:style-name="ce6">
            <text:p>8,503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5659" table:style-name="ce6">
            <text:p>5,659<text:s/></text:p>
          </table:table-cell>
          <table:table-cell office:value-type="float" office:value="25037" table:style-name="ce6">
            <text:p>25,037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10956" table:style-name="ce6">
            <text:p>10,956<text:s/></text:p>
          </table:table-cell>
          <table:table-cell office:value-type="float" office:value="13240" table:style-name="ce6">
            <text:p>13,240<text:s/></text:p>
          </table:table-cell>
          <table:table-cell office:value-type="float" office:value="20506" table:style-name="ce6">
            <text:p>20,506<text:s/></text:p>
          </table:table-cell>
          <table:table-cell office:value-type="float" office:value="12674" table:style-name="ce6">
            <text:p>12,674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21586" table:style-name="ce6">
            <text:p>21,586<text:s/></text:p>
          </table:table-cell>
          <table:table-cell office:value-type="float" office:value="14028" table:style-name="ce6">
            <text:p>14,028<text:s/></text:p>
          </table:table-cell>
          <table:table-cell office:value-type="float" office:value="26990" table:style-name="ce6">
            <text:p>26,990<text:s/></text:p>
          </table:table-cell>
          <table:table-cell office:value-type="float" office:value="20106" table:style-name="ce6">
            <text:p>20,106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29066" table:style-name="ce6">
            <text:p>29,066<text:s/></text:p>
          </table:table-cell>
          <table:table-cell office:value-type="float" office:value="22092" table:style-name="ce6">
            <text:p>22,092<text:s/></text:p>
          </table:table-cell>
          <table:table-cell office:value-type="float" office:value="22520" table:style-name="ce6">
            <text:p>22,520<text:s/></text:p>
          </table:table-cell>
          <table:table-cell office:value-type="float" office:value="17279" table:style-name="ce6">
            <text:p>17,279<text:s/></text:p>
          </table:table-cell>
          <table:table-cell office:value-type="float" office:value="18803" table:style-name="ce6">
            <text:p>18,803<text:s/></text:p>
          </table:table-cell>
          <table:table-cell office:value-type="float" office:value="120137" table:style-name="ce6">
            <text:p>120,137<text:s/></text:p>
          </table:table-cell>
          <table:table-cell office:value-type="float" office:value="41045" table:style-name="ce6">
            <text:p>41,045<text:s/></text:p>
          </table:table-cell>
          <table:table-cell office:value-type="float" office:value="17232" table:style-name="ce6">
            <text:p>17,232<text:s/></text:p>
          </table:table-cell>
          <table:table-cell office:value-type="float" office:value="18932" table:style-name="ce6">
            <text:p>18,932<text:s/></text:p>
          </table:table-cell>
          <table:table-cell office:value-type="float" office:value="20493" table:style-name="ce6">
            <text:p>20,493<text:s/></text:p>
          </table:table-cell>
          <table:table-cell office:value-type="float" office:value="20229" table:style-name="ce6">
            <text:p>20,229<text:s/></text:p>
          </table:table-cell>
          <table:table-cell office:value-type="float" office:value="21171" table:style-name="ce6">
            <text:p>21,171<text:s/></text:p>
          </table:table-cell>
          <table:table-cell office:value-type="float" office:value="19683" table:style-name="ce6">
            <text:p>19,683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23361" table:style-name="ce6">
            <text:p>23,361<text:s/></text:p>
          </table:table-cell>
          <table:table-cell office:value-type="float" office:value="6532" table:style-name="ce6">
            <text:p>6,532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14542" table:style-name="ce6">
            <text:p>14,542<text:s/></text:p>
          </table:table-cell>
          <table:table-cell office:value-type="float" office:value="4102" table:style-name="ce6">
            <text:p>4,102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2849" table:style-name="ce6">
            <text:p>2,849<text:s/></text:p>
          </table:table-cell>
          <table:table-cell office:value-type="float" office:value="9831" table:style-name="ce6">
            <text:p>9,831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9963" table:style-name="ce6">
            <text:p>9,963<text:s/></text:p>
          </table:table-cell>
          <table:table-cell office:value-type="float" office:value="26072" table:style-name="ce6">
            <text:p>26,072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11152" table:style-name="ce6">
            <text:p>11,152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18732" table:style-name="ce6">
            <text:p>18,732<text:s/></text:p>
          </table:table-cell>
          <table:table-cell office:value-type="float" office:value="21230" table:style-name="ce6">
            <text:p>21,230<text:s/></text:p>
          </table:table-cell>
          <table:table-cell office:value-type="float" office:value="24616" table:style-name="ce6">
            <text:p>24,616<text:s/></text:p>
          </table:table-cell>
          <table:table-cell office:value-type="float" office:value="32074" table:style-name="ce6">
            <text:p>32,074<text:s/></text:p>
          </table:table-cell>
          <table:table-cell office:value-type="float" office:value="32415" table:style-name="ce6">
            <text:p>32,415<text:s/></text:p>
          </table:table-cell>
          <table:table-cell office:value-type="float" office:value="23049" table:style-name="ce6">
            <text:p>23,049<text:s/></text:p>
          </table:table-cell>
          <table:table-cell office:value-type="float" office:value="21501" table:style-name="ce6">
            <text:p>21,501<text:s/></text:p>
          </table:table-cell>
          <table:table-cell office:value-type="float" office:value="50923" table:style-name="ce6">
            <text:p>50,923<text:s/></text:p>
          </table:table-cell>
          <table:table-cell office:value-type="float" office:value="17823" table:style-name="ce6">
            <text:p>17,823<text:s/></text:p>
          </table:table-cell>
          <table:table-cell office:value-type="float" office:value="29137" table:style-name="ce6">
            <text:p>29,137<text:s/></text:p>
          </table:table-cell>
          <table:table-cell office:value-type="float" office:value="30752" table:style-name="ce6">
            <text:p>30,752<text:s/></text:p>
          </table:table-cell>
          <table:table-cell office:value-type="float" office:value="18128" table:style-name="ce6">
            <text:p>18,128<text:s/></text:p>
          </table:table-cell>
          <table:table-cell office:value-type="float" office:value="55781" table:style-name="ce6">
            <text:p>55,781<text:s/></text:p>
          </table:table-cell>
          <table:table-cell office:value-type="float" office:value="16894" table:style-name="ce6">
            <text:p>16,894<text:s/></text:p>
          </table:table-cell>
          <table:table-cell office:value-type="float" office:value="13794" table:style-name="ce6">
            <text:p>13,794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17616" table:style-name="ce6">
            <text:p>17,616<text:s/></text:p>
          </table:table-cell>
          <table:table-cell office:value-type="float" office:value="11474" table:style-name="ce6">
            <text:p>11,474<text:s/></text:p>
          </table:table-cell>
          <table:table-cell office:value-type="float" office:value="27169" table:style-name="ce6">
            <text:p>27,169<text:s/></text:p>
          </table:table-cell>
          <table:table-cell office:value-type="float" office:value="16710" table:style-name="ce6">
            <text:p>16,710<text:s/></text:p>
          </table:table-cell>
          <table:table-cell office:value-type="float" office:value="7408" table:style-name="ce6">
            <text:p>7,408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31839" table:style-name="ce6">
            <text:p>31,839<text:s/></text:p>
          </table:table-cell>
          <table:table-cell office:value-type="float" office:value="21230" table:style-name="ce6">
            <text:p>21,230<text:s/></text:p>
          </table:table-cell>
          <table:table-cell office:value-type="float" office:value="20177" table:style-name="ce6">
            <text:p>20,177<text:s/></text:p>
          </table:table-cell>
          <table:table-cell office:value-type="float" office:value="20641" table:style-name="ce6">
            <text:p>20,641<text:s/></text:p>
          </table:table-cell>
          <table:table-cell office:value-type="float" office:value="6176" table:style-name="ce6">
            <text:p>6,176<text:s/></text:p>
          </table:table-cell>
          <table:table-cell office:value-type="float" office:value="8943" table:style-name="ce6">
            <text:p>8,943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8452" table:style-name="ce6">
            <text:p>8,452<text:s/></text:p>
          </table:table-cell>
          <table:table-cell office:value-type="float" office:value="11160" table:style-name="ce6">
            <text:p>11,160<text:s/></text:p>
          </table:table-cell>
          <table:table-cell office:value-type="float" office:value="14000" table:style-name="ce6">
            <text:p>14,000<text:s/></text:p>
          </table:table-cell>
          <table:table-cell office:value-type="float" office:value="22931" table:style-name="ce6">
            <text:p>22,931<text:s/></text:p>
          </table:table-cell>
          <table:table-cell office:value-type="float" office:value="18898" table:style-name="ce6">
            <text:p>18,898<text:s/></text:p>
          </table:table-cell>
          <table:table-cell office:value-type="float" office:value="12863" table:style-name="ce6">
            <text:p>12,863<text:s/></text:p>
          </table:table-cell>
          <table:table-cell office:value-type="float" office:value="10146" table:style-name="ce6">
            <text:p>10,146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1213" table:style-name="ce6">
            <text:p>1,213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1839" table:style-name="ce6">
            <text:p>1,839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4483" table:style-name="ce6">
            <text:p>4,483<text:s/></text:p>
          </table:table-cell>
          <table:table-cell table:number-columns-repeated="16264"/>
        </table:table-row>
        <table:table-row table:style-name="ro2">
          <table:table-cell office:value-type="date" office:date-value="2022-08-13T00:00:00" table:style-name="ce5">
            <text:p>2022/8/13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18971" table:style-name="ce6">
            <text:p>18,971<text:s/></text:p>
          </table:table-cell>
          <table:table-cell office:value-type="float" office:value="35444" table:style-name="ce6">
            <text:p>35,444<text:s/></text:p>
          </table:table-cell>
          <table:table-cell office:value-type="float" office:value="12415" table:style-name="ce6">
            <text:p>12,415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5188" table:style-name="ce6">
            <text:p>5,188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6807" table:style-name="ce6">
            <text:p>6,807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2090" table:style-name="ce6">
            <text:p>2,090<text:s/></text:p>
          </table:table-cell>
          <table:table-cell office:value-type="float" office:value="18385" table:style-name="ce6">
            <text:p>18,385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13588" table:style-name="ce6">
            <text:p>13,588<text:s/></text:p>
          </table:table-cell>
          <table:table-cell office:value-type="float" office:value="11795" table:style-name="ce6">
            <text:p>11,795<text:s/></text:p>
          </table:table-cell>
          <table:table-cell office:value-type="float" office:value="7505" table:style-name="ce6">
            <text:p>7,505<text:s/></text:p>
          </table:table-cell>
          <table:table-cell office:value-type="float" office:value="29343" table:style-name="ce6">
            <text:p>29,343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20461" table:style-name="ce6">
            <text:p>20,461<text:s/></text:p>
          </table:table-cell>
          <table:table-cell office:value-type="float" office:value="13581" table:style-name="ce6">
            <text:p>13,581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23238" table:style-name="ce6">
            <text:p>23,238<text:s/></text:p>
          </table:table-cell>
          <table:table-cell office:value-type="float" office:value="16288" table:style-name="ce6">
            <text:p>16,288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13210" table:style-name="ce6">
            <text:p>13,210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120941" table:style-name="ce6">
            <text:p>120,941<text:s/></text:p>
          </table:table-cell>
          <table:table-cell office:value-type="float" office:value="41761" table:style-name="ce6">
            <text:p>41,761<text:s/></text:p>
          </table:table-cell>
          <table:table-cell office:value-type="float" office:value="13266" table:style-name="ce6">
            <text:p>13,266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18910" table:style-name="ce6">
            <text:p>18,910<text:s/></text:p>
          </table:table-cell>
          <table:table-cell office:value-type="float" office:value="20889" table:style-name="ce6">
            <text:p>20,889<text:s/></text:p>
          </table:table-cell>
          <table:table-cell office:value-type="float" office:value="20178" table:style-name="ce6">
            <text:p>20,178<text:s/></text:p>
          </table:table-cell>
          <table:table-cell office:value-type="float" office:value="15645" table:style-name="ce6">
            <text:p>15,645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16502" table:style-name="ce6">
            <text:p>16,502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5216" table:style-name="ce6">
            <text:p>5,216<text:s/></text:p>
          </table:table-cell>
          <table:table-cell office:value-type="float" office:value="12164" table:style-name="ce6">
            <text:p>12,164<text:s/></text:p>
          </table:table-cell>
          <table:table-cell office:value-type="float" office:value="4299" table:style-name="ce6">
            <text:p>4,299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1488" table:style-name="ce6">
            <text:p>1,488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8624" table:style-name="ce6">
            <text:p>8,624<text:s/></text:p>
          </table:table-cell>
          <table:table-cell office:value-type="float" office:value="29489" table:style-name="ce6">
            <text:p>29,489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8727" table:style-name="ce6">
            <text:p>8,727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14229" table:style-name="ce6">
            <text:p>14,229<text:s/></text:p>
          </table:table-cell>
          <table:table-cell office:value-type="float" office:value="13977" table:style-name="ce6">
            <text:p>13,977<text:s/></text:p>
          </table:table-cell>
          <table:table-cell office:value-type="float" office:value="21473" table:style-name="ce6">
            <text:p>21,473<text:s/></text:p>
          </table:table-cell>
          <table:table-cell office:value-type="float" office:value="29209" table:style-name="ce6">
            <text:p>29,209<text:s/></text:p>
          </table:table-cell>
          <table:table-cell office:value-type="float" office:value="24958" table:style-name="ce6">
            <text:p>24,958<text:s/></text:p>
          </table:table-cell>
          <table:table-cell office:value-type="float" office:value="17438" table:style-name="ce6">
            <text:p>17,438<text:s/></text:p>
          </table:table-cell>
          <table:table-cell office:value-type="float" office:value="20033" table:style-name="ce6">
            <text:p>20,033<text:s/></text:p>
          </table:table-cell>
          <table:table-cell office:value-type="float" office:value="56880" table:style-name="ce6">
            <text:p>56,880<text:s/></text:p>
          </table:table-cell>
          <table:table-cell office:value-type="float" office:value="11398" table:style-name="ce6">
            <text:p>11,398<text:s/></text:p>
          </table:table-cell>
          <table:table-cell office:value-type="float" office:value="27799" table:style-name="ce6">
            <text:p>27,799<text:s/></text:p>
          </table:table-cell>
          <table:table-cell office:value-type="float" office:value="25240" table:style-name="ce6">
            <text:p>25,240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48319" table:style-name="ce6">
            <text:p>48,319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11313" table:style-name="ce6">
            <text:p>11,313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21884" table:style-name="ce6">
            <text:p>21,884<text:s/></text:p>
          </table:table-cell>
          <table:table-cell office:value-type="float" office:value="10765" table:style-name="ce6">
            <text:p>10,765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15013" table:style-name="ce6">
            <text:p>15,013<text:s/></text:p>
          </table:table-cell>
          <table:table-cell office:value-type="float" office:value="14002" table:style-name="ce6">
            <text:p>14,002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13523" table:style-name="ce6">
            <text:p>13,523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5001" table:style-name="ce6">
            <text:p>5,001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7683" table:style-name="ce6">
            <text:p>7,683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10288" table:style-name="ce6">
            <text:p>10,288<text:s/></text:p>
          </table:table-cell>
          <table:table-cell office:value-type="float" office:value="13953" table:style-name="ce6">
            <text:p>13,953<text:s/></text:p>
          </table:table-cell>
          <table:table-cell office:value-type="float" office:value="16052" table:style-name="ce6">
            <text:p>16,052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6252" table:style-name="ce6">
            <text:p>6,252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2477" table:style-name="ce6">
            <text:p>2,477<text:s/></text:p>
          </table:table-cell>
          <table:table-cell table:number-columns-repeated="16264"/>
        </table:table-row>
        <table:table-row table:style-name="ro2">
          <table:table-cell office:value-type="date" office:date-value="2022-08-14T00:00:00" table:style-name="ce5">
            <text:p>2022/8/14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15288" table:style-name="ce6">
            <text:p>15,288<text:s/></text:p>
          </table:table-cell>
          <table:table-cell office:value-type="float" office:value="28698" table:style-name="ce6">
            <text:p>28,698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4612" table:style-name="ce6">
            <text:p>4,612<text:s/></text:p>
          </table:table-cell>
          <table:table-cell office:value-type="float" office:value="1161" table:style-name="ce6">
            <text:p>1,161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5435" table:style-name="ce6">
            <text:p>5,435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12447" table:style-name="ce6">
            <text:p>12,447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11416" table:style-name="ce6">
            <text:p>11,416<text:s/></text:p>
          </table:table-cell>
          <table:table-cell office:value-type="float" office:value="10097" table:style-name="ce6">
            <text:p>10,097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22314" table:style-name="ce6">
            <text:p>22,314<text:s/></text:p>
          </table:table-cell>
          <table:table-cell office:value-type="float" office:value="10922" table:style-name="ce6">
            <text:p>10,922<text:s/></text:p>
          </table:table-cell>
          <table:table-cell office:value-type="float" office:value="15707" table:style-name="ce6">
            <text:p>15,707<text:s/></text:p>
          </table:table-cell>
          <table:table-cell office:value-type="float" office:value="12831" table:style-name="ce6">
            <text:p>12,831<text:s/></text:p>
          </table:table-cell>
          <table:table-cell office:value-type="float" office:value="2656" table:style-name="ce6">
            <text:p>2,656<text:s/></text:p>
          </table:table-cell>
          <table:table-cell office:value-type="float" office:value="19042" table:style-name="ce6">
            <text:p>19,042<text:s/></text:p>
          </table:table-cell>
          <table:table-cell office:value-type="float" office:value="13157" table:style-name="ce6">
            <text:p>13,157<text:s/></text:p>
          </table:table-cell>
          <table:table-cell office:value-type="float" office:value="13172" table:style-name="ce6">
            <text:p>13,172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124214" table:style-name="ce6">
            <text:p>124,214<text:s/></text:p>
          </table:table-cell>
          <table:table-cell office:value-type="float" office:value="34013" table:style-name="ce6">
            <text:p>34,013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12337" table:style-name="ce6">
            <text:p>12,337<text:s/></text:p>
          </table:table-cell>
          <table:table-cell office:value-type="float" office:value="17075" table:style-name="ce6">
            <text:p>17,075<text:s/></text:p>
          </table:table-cell>
          <table:table-cell office:value-type="float" office:value="17801" table:style-name="ce6">
            <text:p>17,801<text:s/></text:p>
          </table:table-cell>
          <table:table-cell office:value-type="float" office:value="16976" table:style-name="ce6">
            <text:p>16,976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10313" table:style-name="ce6">
            <text:p>10,313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1228" table:style-name="ce6">
            <text:p>1,228<text:s/></text:p>
          </table:table-cell>
          <table:table-cell office:value-type="float" office:value="5219" table:style-name="ce6">
            <text:p>5,219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8286" table:style-name="ce6">
            <text:p>8,286<text:s/></text:p>
          </table:table-cell>
          <table:table-cell office:value-type="float" office:value="28016" table:style-name="ce6">
            <text:p>28,016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7719" table:style-name="ce6">
            <text:p>7,719<text:s/></text:p>
          </table:table-cell>
          <table:table-cell office:value-type="float" office:value="4404" table:style-name="ce6">
            <text:p>4,404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18377" table:style-name="ce6">
            <text:p>18,377<text:s/></text:p>
          </table:table-cell>
          <table:table-cell office:value-type="float" office:value="26606" table:style-name="ce6">
            <text:p>26,606<text:s/></text:p>
          </table:table-cell>
          <table:table-cell office:value-type="float" office:value="19787" table:style-name="ce6">
            <text:p>19,787<text:s/></text:p>
          </table:table-cell>
          <table:table-cell office:value-type="float" office:value="14056" table:style-name="ce6">
            <text:p>14,056<text:s/></text:p>
          </table:table-cell>
          <table:table-cell office:value-type="float" office:value="17279" table:style-name="ce6">
            <text:p>17,279<text:s/></text:p>
          </table:table-cell>
          <table:table-cell office:value-type="float" office:value="50996" table:style-name="ce6">
            <text:p>50,996<text:s/></text:p>
          </table:table-cell>
          <table:table-cell office:value-type="float" office:value="9508" table:style-name="ce6">
            <text:p>9,508<text:s/></text:p>
          </table:table-cell>
          <table:table-cell office:value-type="float" office:value="22649" table:style-name="ce6">
            <text:p>22,649<text:s/></text:p>
          </table:table-cell>
          <table:table-cell office:value-type="float" office:value="18965" table:style-name="ce6">
            <text:p>18,965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41518" table:style-name="ce6">
            <text:p>41,518<text:s/></text:p>
          </table:table-cell>
          <table:table-cell office:value-type="float" office:value="10532" table:style-name="ce6">
            <text:p>10,532<text:s/></text:p>
          </table:table-cell>
          <table:table-cell office:value-type="float" office:value="9114" table:style-name="ce6">
            <text:p>9,114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13342" table:style-name="ce6">
            <text:p>13,342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20385" table:style-name="ce6">
            <text:p>20,385<text:s/></text:p>
          </table:table-cell>
          <table:table-cell office:value-type="float" office:value="8210" table:style-name="ce6">
            <text:p>8,210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11527" table:style-name="ce6">
            <text:p>11,527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6212" table:style-name="ce6">
            <text:p>6,212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10638" table:style-name="ce6">
            <text:p>10,638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7225" table:style-name="ce6">
            <text:p>7,225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6193" table:style-name="ce6">
            <text:p>6,193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609" table:style-name="ce6">
            <text:p>609<text:s/></text:p>
          </table:table-cell>
          <table:table-cell office:value-type="float" office:value="1533" table:style-name="ce6">
            <text:p>1,533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809" table:style-name="ce6">
            <text:p>809<text:s/></text:p>
          </table:table-cell>
          <table:table-cell office:value-type="float" office:value="975" table:style-name="ce6">
            <text:p>975<text:s/></text:p>
          </table:table-cell>
          <table:table-cell office:value-type="float" office:value="1391" table:style-name="ce6">
            <text:p>1,391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2179" table:style-name="ce6">
            <text:p>2,179<text:s/></text:p>
          </table:table-cell>
          <table:table-cell table:number-columns-repeated="16264"/>
        </table:table-row>
        <table:table-row table:style-name="ro2">
          <table:table-cell office:value-type="date" office:date-value="2022-08-15T00:00:00" table:style-name="ce5">
            <text:p>2022/8/15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11161" table:style-name="ce6">
            <text:p>11,161<text:s/></text:p>
          </table:table-cell>
          <table:table-cell office:value-type="float" office:value="33706" table:style-name="ce6">
            <text:p>33,706<text:s/></text:p>
          </table:table-cell>
          <table:table-cell office:value-type="float" office:value="33602" table:style-name="ce6">
            <text:p>33,602<text:s/></text:p>
          </table:table-cell>
          <table:table-cell office:value-type="float" office:value="18243" table:style-name="ce6">
            <text:p>18,243<text:s/></text:p>
          </table:table-cell>
          <table:table-cell office:value-type="float" office:value="10661" table:style-name="ce6">
            <text:p>10,661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13295" table:style-name="ce6">
            <text:p>13,295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4221" table:style-name="ce6">
            <text:p>4,221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6465" table:style-name="ce6">
            <text:p>6,465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23941" table:style-name="ce6">
            <text:p>23,941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10144" table:style-name="ce6">
            <text:p>10,144<text:s/></text:p>
          </table:table-cell>
          <table:table-cell office:value-type="float" office:value="10289" table:style-name="ce6">
            <text:p>10,289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19475" table:style-name="ce6">
            <text:p>19,475<text:s/></text:p>
          </table:table-cell>
          <table:table-cell office:value-type="float" office:value="12159" table:style-name="ce6">
            <text:p>12,159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18968" table:style-name="ce6">
            <text:p>18,968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24687" table:style-name="ce6">
            <text:p>24,687<text:s/></text:p>
          </table:table-cell>
          <table:table-cell office:value-type="float" office:value="18227" table:style-name="ce6">
            <text:p>18,227<text:s/></text:p>
          </table:table-cell>
          <table:table-cell office:value-type="float" office:value="7262" table:style-name="ce6">
            <text:p>7,262<text:s/></text:p>
          </table:table-cell>
          <table:table-cell office:value-type="float" office:value="27266" table:style-name="ce6">
            <text:p>27,266<text:s/></text:p>
          </table:table-cell>
          <table:table-cell office:value-type="float" office:value="20251" table:style-name="ce6">
            <text:p>20,251<text:s/></text:p>
          </table:table-cell>
          <table:table-cell office:value-type="float" office:value="21284" table:style-name="ce6">
            <text:p>21,284<text:s/></text:p>
          </table:table-cell>
          <table:table-cell office:value-type="float" office:value="16485" table:style-name="ce6">
            <text:p>16,485<text:s/></text:p>
          </table:table-cell>
          <table:table-cell office:value-type="float" office:value="19101" table:style-name="ce6">
            <text:p>19,101<text:s/></text:p>
          </table:table-cell>
          <table:table-cell office:value-type="float" office:value="110558" table:style-name="ce6">
            <text:p>110,558<text:s/></text:p>
          </table:table-cell>
          <table:table-cell office:value-type="float" office:value="35324" table:style-name="ce6">
            <text:p>35,324<text:s/></text:p>
          </table:table-cell>
          <table:table-cell office:value-type="float" office:value="16915" table:style-name="ce6">
            <text:p>16,915<text:s/></text:p>
          </table:table-cell>
          <table:table-cell office:value-type="float" office:value="18017" table:style-name="ce6">
            <text:p>18,017<text:s/></text:p>
          </table:table-cell>
          <table:table-cell office:value-type="float" office:value="19285" table:style-name="ce6">
            <text:p>19,285<text:s/></text:p>
          </table:table-cell>
          <table:table-cell office:value-type="float" office:value="18220" table:style-name="ce6">
            <text:p>18,220<text:s/></text:p>
          </table:table-cell>
          <table:table-cell office:value-type="float" office:value="19143" table:style-name="ce6">
            <text:p>19,143<text:s/></text:p>
          </table:table-cell>
          <table:table-cell office:value-type="float" office:value="17532" table:style-name="ce6">
            <text:p>17,532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22973" table:style-name="ce6">
            <text:p>22,973<text:s/></text:p>
          </table:table-cell>
          <table:table-cell office:value-type="float" office:value="6080" table:style-name="ce6">
            <text:p>6,080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13631" table:style-name="ce6">
            <text:p>13,631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10258" table:style-name="ce6">
            <text:p>10,258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25918" table:style-name="ce6">
            <text:p>25,918<text:s/></text:p>
          </table:table-cell>
          <table:table-cell office:value-type="float" office:value="7898" table:style-name="ce6">
            <text:p>7,898<text:s/></text:p>
          </table:table-cell>
          <table:table-cell office:value-type="float" office:value="10607" table:style-name="ce6">
            <text:p>10,607<text:s/></text:p>
          </table:table-cell>
          <table:table-cell office:value-type="float" office:value="6941" table:style-name="ce6">
            <text:p>6,941<text:s/></text:p>
          </table:table-cell>
          <table:table-cell office:value-type="float" office:value="17680" table:style-name="ce6">
            <text:p>17,680<text:s/></text:p>
          </table:table-cell>
          <table:table-cell office:value-type="float" office:value="20817" table:style-name="ce6">
            <text:p>20,817<text:s/></text:p>
          </table:table-cell>
          <table:table-cell office:value-type="float" office:value="23462" table:style-name="ce6">
            <text:p>23,462<text:s/></text:p>
          </table:table-cell>
          <table:table-cell office:value-type="float" office:value="29912" table:style-name="ce6">
            <text:p>29,912<text:s/></text:p>
          </table:table-cell>
          <table:table-cell office:value-type="float" office:value="30591" table:style-name="ce6">
            <text:p>30,591<text:s/></text:p>
          </table:table-cell>
          <table:table-cell office:value-type="float" office:value="21355" table:style-name="ce6">
            <text:p>21,355<text:s/></text:p>
          </table:table-cell>
          <table:table-cell office:value-type="float" office:value="20831" table:style-name="ce6">
            <text:p>20,831<text:s/></text:p>
          </table:table-cell>
          <table:table-cell office:value-type="float" office:value="46948" table:style-name="ce6">
            <text:p>46,948<text:s/></text:p>
          </table:table-cell>
          <table:table-cell office:value-type="float" office:value="15667" table:style-name="ce6">
            <text:p>15,667<text:s/></text:p>
          </table:table-cell>
          <table:table-cell office:value-type="float" office:value="26770" table:style-name="ce6">
            <text:p>26,770<text:s/></text:p>
          </table:table-cell>
          <table:table-cell office:value-type="float" office:value="26705" table:style-name="ce6">
            <text:p>26,705<text:s/></text:p>
          </table:table-cell>
          <table:table-cell office:value-type="float" office:value="15773" table:style-name="ce6">
            <text:p>15,773<text:s/></text:p>
          </table:table-cell>
          <table:table-cell office:value-type="float" office:value="49186" table:style-name="ce6">
            <text:p>49,186<text:s/></text:p>
          </table:table-cell>
          <table:table-cell office:value-type="float" office:value="15228" table:style-name="ce6">
            <text:p>15,228<text:s/></text:p>
          </table:table-cell>
          <table:table-cell office:value-type="float" office:value="12927" table:style-name="ce6">
            <text:p>12,927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15750" table:style-name="ce6">
            <text:p>15,750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22768" table:style-name="ce6">
            <text:p>22,768<text:s/></text:p>
          </table:table-cell>
          <table:table-cell office:value-type="float" office:value="15206" table:style-name="ce6">
            <text:p>15,206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30488" table:style-name="ce6">
            <text:p>30,488<text:s/></text:p>
          </table:table-cell>
          <table:table-cell office:value-type="float" office:value="17637" table:style-name="ce6">
            <text:p>17,637<text:s/></text:p>
          </table:table-cell>
          <table:table-cell office:value-type="float" office:value="19321" table:style-name="ce6">
            <text:p>19,321<text:s/></text:p>
          </table:table-cell>
          <table:table-cell office:value-type="float" office:value="19655" table:style-name="ce6">
            <text:p>19,655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4310" table:style-name="ce6">
            <text:p>4,310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7870" table:style-name="ce6">
            <text:p>7,870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13193" table:style-name="ce6">
            <text:p>13,193<text:s/></text:p>
          </table:table-cell>
          <table:table-cell office:value-type="float" office:value="22000" table:style-name="ce6">
            <text:p>22,000<text:s/></text:p>
          </table:table-cell>
          <table:table-cell office:value-type="float" office:value="16703" table:style-name="ce6">
            <text:p>16,703<text:s/></text:p>
          </table:table-cell>
          <table:table-cell office:value-type="float" office:value="12082" table:style-name="ce6">
            <text:p>12,082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9946" table:style-name="ce6">
            <text:p>9,946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7933" table:style-name="ce6">
            <text:p>7,933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4367" table:style-name="ce6">
            <text:p>4,367<text:s/></text:p>
          </table:table-cell>
          <table:table-cell table:number-columns-repeated="16264"/>
        </table:table-row>
        <table:table-row table:style-name="ro2">
          <table:table-cell office:value-type="date" office:date-value="2022-08-16T00:00:00" table:style-name="ce5">
            <text:p>2022/8/16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11745" table:style-name="ce6">
            <text:p>11,745<text:s/></text:p>
          </table:table-cell>
          <table:table-cell office:value-type="float" office:value="35293" table:style-name="ce6">
            <text:p>35,293<text:s/></text:p>
          </table:table-cell>
          <table:table-cell office:value-type="float" office:value="35321" table:style-name="ce6">
            <text:p>35,321<text:s/></text:p>
          </table:table-cell>
          <table:table-cell office:value-type="float" office:value="18906" table:style-name="ce6">
            <text:p>18,906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9681" table:style-name="ce6">
            <text:p>9,681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13878" table:style-name="ce6">
            <text:p>13,878<text:s/></text:p>
          </table:table-cell>
          <table:table-cell office:value-type="float" office:value="14735" table:style-name="ce6">
            <text:p>14,735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8043" table:style-name="ce6">
            <text:p>8,043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6680" table:style-name="ce6">
            <text:p>6,680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24779" table:style-name="ce6">
            <text:p>24,779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10483" table:style-name="ce6">
            <text:p>10,483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19928" table:style-name="ce6">
            <text:p>19,928<text:s/></text:p>
          </table:table-cell>
          <table:table-cell office:value-type="float" office:value="12319" table:style-name="ce6">
            <text:p>12,319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19995" table:style-name="ce6">
            <text:p>19,995<text:s/></text:p>
          </table:table-cell>
          <table:table-cell office:value-type="float" office:value="13255" table:style-name="ce6">
            <text:p>13,255<text:s/></text:p>
          </table:table-cell>
          <table:table-cell office:value-type="float" office:value="26123" table:style-name="ce6">
            <text:p>26,123<text:s/></text:p>
          </table:table-cell>
          <table:table-cell office:value-type="float" office:value="19900" table:style-name="ce6">
            <text:p>19,900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27890" table:style-name="ce6">
            <text:p>27,890<text:s/></text:p>
          </table:table-cell>
          <table:table-cell office:value-type="float" office:value="21083" table:style-name="ce6">
            <text:p>21,083<text:s/></text:p>
          </table:table-cell>
          <table:table-cell office:value-type="float" office:value="22009" table:style-name="ce6">
            <text:p>22,009<text:s/></text:p>
          </table:table-cell>
          <table:table-cell office:value-type="float" office:value="16632" table:style-name="ce6">
            <text:p>16,632<text:s/></text:p>
          </table:table-cell>
          <table:table-cell office:value-type="float" office:value="19898" table:style-name="ce6">
            <text:p>19,898<text:s/></text:p>
          </table:table-cell>
          <table:table-cell office:value-type="float" office:value="108410" table:style-name="ce6">
            <text:p>108,410<text:s/></text:p>
          </table:table-cell>
          <table:table-cell office:value-type="float" office:value="37220" table:style-name="ce6">
            <text:p>37,220<text:s/></text:p>
          </table:table-cell>
          <table:table-cell office:value-type="float" office:value="17650" table:style-name="ce6">
            <text:p>17,650<text:s/></text:p>
          </table:table-cell>
          <table:table-cell office:value-type="float" office:value="18165" table:style-name="ce6">
            <text:p>18,165<text:s/></text:p>
          </table:table-cell>
          <table:table-cell office:value-type="float" office:value="20554" table:style-name="ce6">
            <text:p>20,554<text:s/></text:p>
          </table:table-cell>
          <table:table-cell office:value-type="float" office:value="19473" table:style-name="ce6">
            <text:p>19,473<text:s/></text:p>
          </table:table-cell>
          <table:table-cell office:value-type="float" office:value="20801" table:style-name="ce6">
            <text:p>20,801<text:s/></text:p>
          </table:table-cell>
          <table:table-cell office:value-type="float" office:value="18950" table:style-name="ce6">
            <text:p>18,950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23897" table:style-name="ce6">
            <text:p>23,897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14204" table:style-name="ce6">
            <text:p>14,204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25915" table:style-name="ce6">
            <text:p>25,915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10849" table:style-name="ce6">
            <text:p>10,849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18822" table:style-name="ce6">
            <text:p>18,822<text:s/></text:p>
          </table:table-cell>
          <table:table-cell office:value-type="float" office:value="21744" table:style-name="ce6">
            <text:p>21,744<text:s/></text:p>
          </table:table-cell>
          <table:table-cell office:value-type="float" office:value="24454" table:style-name="ce6">
            <text:p>24,454<text:s/></text:p>
          </table:table-cell>
          <table:table-cell office:value-type="float" office:value="30011" table:style-name="ce6">
            <text:p>30,011<text:s/></text:p>
          </table:table-cell>
          <table:table-cell office:value-type="float" office:value="31515" table:style-name="ce6">
            <text:p>31,515<text:s/></text:p>
          </table:table-cell>
          <table:table-cell office:value-type="float" office:value="22330" table:style-name="ce6">
            <text:p>22,330<text:s/></text:p>
          </table:table-cell>
          <table:table-cell office:value-type="float" office:value="21087" table:style-name="ce6">
            <text:p>21,087<text:s/></text:p>
          </table:table-cell>
          <table:table-cell office:value-type="float" office:value="47010" table:style-name="ce6">
            <text:p>47,010<text:s/></text:p>
          </table:table-cell>
          <table:table-cell office:value-type="float" office:value="16787" table:style-name="ce6">
            <text:p>16,787<text:s/></text:p>
          </table:table-cell>
          <table:table-cell office:value-type="float" office:value="26971" table:style-name="ce6">
            <text:p>26,971<text:s/></text:p>
          </table:table-cell>
          <table:table-cell office:value-type="float" office:value="27836" table:style-name="ce6">
            <text:p>27,836<text:s/></text:p>
          </table:table-cell>
          <table:table-cell office:value-type="float" office:value="16377" table:style-name="ce6">
            <text:p>16,377<text:s/></text:p>
          </table:table-cell>
          <table:table-cell office:value-type="float" office:value="50567" table:style-name="ce6">
            <text:p>50,567<text:s/></text:p>
          </table:table-cell>
          <table:table-cell office:value-type="float" office:value="16004" table:style-name="ce6">
            <text:p>16,004<text:s/></text:p>
          </table:table-cell>
          <table:table-cell office:value-type="float" office:value="13471" table:style-name="ce6">
            <text:p>13,471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16115" table:style-name="ce6">
            <text:p>16,115<text:s/></text:p>
          </table:table-cell>
          <table:table-cell office:value-type="float" office:value="11545" table:style-name="ce6">
            <text:p>11,545<text:s/></text:p>
          </table:table-cell>
          <table:table-cell office:value-type="float" office:value="23030" table:style-name="ce6">
            <text:p>23,030<text:s/></text:p>
          </table:table-cell>
          <table:table-cell office:value-type="float" office:value="15721" table:style-name="ce6">
            <text:p>15,721<text:s/></text:p>
          </table:table-cell>
          <table:table-cell office:value-type="float" office:value="6634" table:style-name="ce6">
            <text:p>6,634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31811" table:style-name="ce6">
            <text:p>31,811<text:s/></text:p>
          </table:table-cell>
          <table:table-cell office:value-type="float" office:value="18722" table:style-name="ce6">
            <text:p>18,722<text:s/></text:p>
          </table:table-cell>
          <table:table-cell office:value-type="float" office:value="20276" table:style-name="ce6">
            <text:p>20,276<text:s/></text:p>
          </table:table-cell>
          <table:table-cell office:value-type="float" office:value="20233" table:style-name="ce6">
            <text:p>20,233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4443" table:style-name="ce6">
            <text:p>4,443<text:s/></text:p>
          </table:table-cell>
          <table:table-cell office:value-type="float" office:value="6101" table:style-name="ce6">
            <text:p>6,101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10265" table:style-name="ce6">
            <text:p>10,265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22651" table:style-name="ce6">
            <text:p>22,651<text:s/></text:p>
          </table:table-cell>
          <table:table-cell office:value-type="float" office:value="18085" table:style-name="ce6">
            <text:p>18,085<text:s/></text:p>
          </table:table-cell>
          <table:table-cell office:value-type="float" office:value="12493" table:style-name="ce6">
            <text:p>12,493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10408" table:style-name="ce6">
            <text:p>10,408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8191" table:style-name="ce6">
            <text:p>8,191<text:s/></text:p>
          </table:table-cell>
          <table:table-cell office:value-type="float" office:value="1232" table:style-name="ce6">
            <text:p>1,232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4482" table:style-name="ce6">
            <text:p>4,482<text:s/></text:p>
          </table:table-cell>
          <table:table-cell table:number-columns-repeated="16264"/>
        </table:table-row>
        <table:table-row table:style-name="ro2">
          <table:table-cell office:value-type="date" office:date-value="2022-08-17T00:00:00" table:style-name="ce5">
            <text:p>2022/8/17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11855" table:style-name="ce6">
            <text:p>11,855<text:s/></text:p>
          </table:table-cell>
          <table:table-cell office:value-type="float" office:value="35194" table:style-name="ce6">
            <text:p>35,194<text:s/></text:p>
          </table:table-cell>
          <table:table-cell office:value-type="float" office:value="36060" table:style-name="ce6">
            <text:p>36,060<text:s/></text:p>
          </table:table-cell>
          <table:table-cell office:value-type="float" office:value="19003" table:style-name="ce6">
            <text:p>19,003<text:s/></text:p>
          </table:table-cell>
          <table:table-cell office:value-type="float" office:value="11376" table:style-name="ce6">
            <text:p>11,376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3082" table:style-name="ce6">
            <text:p>3,082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14030" table:style-name="ce6">
            <text:p>14,030<text:s/></text:p>
          </table:table-cell>
          <table:table-cell office:value-type="float" office:value="14984" table:style-name="ce6">
            <text:p>14,984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8248" table:style-name="ce6">
            <text:p>8,248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5951" table:style-name="ce6">
            <text:p>5,951<text:s/></text:p>
          </table:table-cell>
          <table:table-cell office:value-type="float" office:value="26880" table:style-name="ce6">
            <text:p>26,880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10774" table:style-name="ce6">
            <text:p>10,774<text:s/></text:p>
          </table:table-cell>
          <table:table-cell office:value-type="float" office:value="13192" table:style-name="ce6">
            <text:p>13,192<text:s/></text:p>
          </table:table-cell>
          <table:table-cell office:value-type="float" office:value="20526" table:style-name="ce6">
            <text:p>20,526<text:s/></text:p>
          </table:table-cell>
          <table:table-cell office:value-type="float" office:value="12768" table:style-name="ce6">
            <text:p>12,768<text:s/></text:p>
          </table:table-cell>
          <table:table-cell office:value-type="float" office:value="8753" table:style-name="ce6">
            <text:p>8,753<text:s/></text:p>
          </table:table-cell>
          <table:table-cell office:value-type="float" office:value="20499" table:style-name="ce6">
            <text:p>20,499<text:s/></text:p>
          </table:table-cell>
          <table:table-cell office:value-type="float" office:value="13267" table:style-name="ce6">
            <text:p>13,267<text:s/></text:p>
          </table:table-cell>
          <table:table-cell office:value-type="float" office:value="26731" table:style-name="ce6">
            <text:p>26,731<text:s/></text:p>
          </table:table-cell>
          <table:table-cell office:value-type="float" office:value="20006" table:style-name="ce6">
            <text:p>20,006<text:s/></text:p>
          </table:table-cell>
          <table:table-cell office:value-type="float" office:value="7414" table:style-name="ce6">
            <text:p>7,414<text:s/></text:p>
          </table:table-cell>
          <table:table-cell office:value-type="float" office:value="28341" table:style-name="ce6">
            <text:p>28,341<text:s/></text:p>
          </table:table-cell>
          <table:table-cell office:value-type="float" office:value="21138" table:style-name="ce6">
            <text:p>21,138<text:s/></text:p>
          </table:table-cell>
          <table:table-cell office:value-type="float" office:value="22018" table:style-name="ce6">
            <text:p>22,018<text:s/></text:p>
          </table:table-cell>
          <table:table-cell office:value-type="float" office:value="17126" table:style-name="ce6">
            <text:p>17,126<text:s/></text:p>
          </table:table-cell>
          <table:table-cell office:value-type="float" office:value="19601" table:style-name="ce6">
            <text:p>19,601<text:s/></text:p>
          </table:table-cell>
          <table:table-cell office:value-type="float" office:value="108640" table:style-name="ce6">
            <text:p>108,640<text:s/></text:p>
          </table:table-cell>
          <table:table-cell office:value-type="float" office:value="37939" table:style-name="ce6">
            <text:p>37,939<text:s/></text:p>
          </table:table-cell>
          <table:table-cell office:value-type="float" office:value="17516" table:style-name="ce6">
            <text:p>17,516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20468" table:style-name="ce6">
            <text:p>20,468<text:s/></text:p>
          </table:table-cell>
          <table:table-cell office:value-type="float" office:value="19724" table:style-name="ce6">
            <text:p>19,724<text:s/></text:p>
          </table:table-cell>
          <table:table-cell office:value-type="float" office:value="21130" table:style-name="ce6">
            <text:p>21,130<text:s/></text:p>
          </table:table-cell>
          <table:table-cell office:value-type="float" office:value="19121" table:style-name="ce6">
            <text:p>19,121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24114" table:style-name="ce6">
            <text:p>24,114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14234" table:style-name="ce6">
            <text:p>14,234<text:s/></text:p>
          </table:table-cell>
          <table:table-cell office:value-type="float" office:value="4157" table:style-name="ce6">
            <text:p>4,157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10377" table:style-name="ce6">
            <text:p>10,377<text:s/></text:p>
          </table:table-cell>
          <table:table-cell office:value-type="float" office:value="7762" table:style-name="ce6">
            <text:p>7,762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26325" table:style-name="ce6">
            <text:p>26,325<text:s/></text:p>
          </table:table-cell>
          <table:table-cell office:value-type="float" office:value="8148" table:style-name="ce6">
            <text:p>8,148<text:s/></text:p>
          </table:table-cell>
          <table:table-cell office:value-type="float" office:value="10745" table:style-name="ce6">
            <text:p>10,745<text:s/></text:p>
          </table:table-cell>
          <table:table-cell office:value-type="float" office:value="6963" table:style-name="ce6">
            <text:p>6,963<text:s/></text:p>
          </table:table-cell>
          <table:table-cell office:value-type="float" office:value="19032" table:style-name="ce6">
            <text:p>19,032<text:s/></text:p>
          </table:table-cell>
          <table:table-cell office:value-type="float" office:value="22054" table:style-name="ce6">
            <text:p>22,054<text:s/></text:p>
          </table:table-cell>
          <table:table-cell office:value-type="float" office:value="24538" table:style-name="ce6">
            <text:p>24,538<text:s/></text:p>
          </table:table-cell>
          <table:table-cell office:value-type="float" office:value="30296" table:style-name="ce6">
            <text:p>30,296<text:s/></text:p>
          </table:table-cell>
          <table:table-cell office:value-type="float" office:value="31934" table:style-name="ce6">
            <text:p>31,934<text:s/></text:p>
          </table:table-cell>
          <table:table-cell office:value-type="float" office:value="22687" table:style-name="ce6">
            <text:p>22,687<text:s/></text:p>
          </table:table-cell>
          <table:table-cell office:value-type="float" office:value="21359" table:style-name="ce6">
            <text:p>21,359<text:s/></text:p>
          </table:table-cell>
          <table:table-cell office:value-type="float" office:value="48361" table:style-name="ce6">
            <text:p>48,361<text:s/></text:p>
          </table:table-cell>
          <table:table-cell office:value-type="float" office:value="17684" table:style-name="ce6">
            <text:p>17,684<text:s/></text:p>
          </table:table-cell>
          <table:table-cell office:value-type="float" office:value="27170" table:style-name="ce6">
            <text:p>27,170<text:s/></text:p>
          </table:table-cell>
          <table:table-cell office:value-type="float" office:value="28927" table:style-name="ce6">
            <text:p>28,927<text:s/></text:p>
          </table:table-cell>
          <table:table-cell office:value-type="float" office:value="17191" table:style-name="ce6">
            <text:p>17,191<text:s/></text:p>
          </table:table-cell>
          <table:table-cell office:value-type="float" office:value="51464" table:style-name="ce6">
            <text:p>51,464<text:s/></text:p>
          </table:table-cell>
          <table:table-cell office:value-type="float" office:value="15906" table:style-name="ce6">
            <text:p>15,906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12128" table:style-name="ce6">
            <text:p>12,128<text:s/></text:p>
          </table:table-cell>
          <table:table-cell office:value-type="float" office:value="16553" table:style-name="ce6">
            <text:p>16,553<text:s/></text:p>
          </table:table-cell>
          <table:table-cell office:value-type="float" office:value="11700" table:style-name="ce6">
            <text:p>11,700<text:s/></text:p>
          </table:table-cell>
          <table:table-cell office:value-type="float" office:value="23000" table:style-name="ce6">
            <text:p>23,000<text:s/></text:p>
          </table:table-cell>
          <table:table-cell office:value-type="float" office:value="16162" table:style-name="ce6">
            <text:p>16,162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32035" table:style-name="ce6">
            <text:p>32,035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20265" table:style-name="ce6">
            <text:p>20,265<text:s/></text:p>
          </table:table-cell>
          <table:table-cell office:value-type="float" office:value="20403" table:style-name="ce6">
            <text:p>20,403<text:s/></text:p>
          </table:table-cell>
          <table:table-cell office:value-type="float" office:value="6052" table:style-name="ce6">
            <text:p>6,052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6162" table:style-name="ce6">
            <text:p>6,162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13897" table:style-name="ce6">
            <text:p>13,897<text:s/></text:p>
          </table:table-cell>
          <table:table-cell office:value-type="float" office:value="23020" table:style-name="ce6">
            <text:p>23,020<text:s/></text:p>
          </table:table-cell>
          <table:table-cell office:value-type="float" office:value="18511" table:style-name="ce6">
            <text:p>18,511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10462" table:style-name="ce6">
            <text:p>10,462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6835" table:style-name="ce6">
            <text:p>6,835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4318" table:style-name="ce6">
            <text:p>4,318<text:s/></text:p>
          </table:table-cell>
          <table:table-cell table:number-columns-repeated="16264"/>
        </table:table-row>
        <table:table-row table:style-name="ro2">
          <table:table-cell office:value-type="date" office:date-value="2022-08-18T00:00:00" table:style-name="ce5">
            <text:p>2022/8/18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35567" table:style-name="ce6">
            <text:p>35,567<text:s/></text:p>
          </table:table-cell>
          <table:table-cell office:value-type="float" office:value="36261" table:style-name="ce6">
            <text:p>36,261<text:s/></text:p>
          </table:table-cell>
          <table:table-cell office:value-type="float" office:value="18789" table:style-name="ce6">
            <text:p>18,789<text:s/></text:p>
          </table:table-cell>
          <table:table-cell office:value-type="float" office:value="11489" table:style-name="ce6">
            <text:p>11,489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6356" table:style-name="ce6">
            <text:p>6,356<text:s/></text:p>
          </table:table-cell>
          <table:table-cell office:value-type="float" office:value="10151" table:style-name="ce6">
            <text:p>10,151<text:s/></text:p>
          </table:table-cell>
          <table:table-cell office:value-type="float" office:value="14020" table:style-name="ce6">
            <text:p>14,020<text:s/></text:p>
          </table:table-cell>
          <table:table-cell office:value-type="float" office:value="14767" table:style-name="ce6">
            <text:p>14,767<text:s/></text:p>
          </table:table-cell>
          <table:table-cell office:value-type="float" office:value="4165" table:style-name="ce6">
            <text:p>4,165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6707" table:style-name="ce6">
            <text:p>6,707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26542" table:style-name="ce6">
            <text:p>26,542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10850" table:style-name="ce6">
            <text:p>10,850<text:s/></text:p>
          </table:table-cell>
          <table:table-cell office:value-type="float" office:value="12903" table:style-name="ce6">
            <text:p>12,903<text:s/></text:p>
          </table:table-cell>
          <table:table-cell office:value-type="float" office:value="20321" table:style-name="ce6">
            <text:p>20,321<text:s/></text:p>
          </table:table-cell>
          <table:table-cell office:value-type="float" office:value="12838" table:style-name="ce6">
            <text:p>12,838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20718" table:style-name="ce6">
            <text:p>20,718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26831" table:style-name="ce6">
            <text:p>26,831<text:s/></text:p>
          </table:table-cell>
          <table:table-cell office:value-type="float" office:value="19977" table:style-name="ce6">
            <text:p>19,977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28077" table:style-name="ce6">
            <text:p>28,077<text:s/></text:p>
          </table:table-cell>
          <table:table-cell office:value-type="float" office:value="21273" table:style-name="ce6">
            <text:p>21,273<text:s/></text:p>
          </table:table-cell>
          <table:table-cell office:value-type="float" office:value="21905" table:style-name="ce6">
            <text:p>21,905<text:s/></text:p>
          </table:table-cell>
          <table:table-cell office:value-type="float" office:value="17281" table:style-name="ce6">
            <text:p>17,281<text:s/></text:p>
          </table:table-cell>
          <table:table-cell office:value-type="float" office:value="19534" table:style-name="ce6">
            <text:p>19,534<text:s/></text:p>
          </table:table-cell>
          <table:table-cell office:value-type="float" office:value="109143" table:style-name="ce6">
            <text:p>109,143<text:s/></text:p>
          </table:table-cell>
          <table:table-cell office:value-type="float" office:value="38297" table:style-name="ce6">
            <text:p>38,297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18464" table:style-name="ce6">
            <text:p>18,464<text:s/></text:p>
          </table:table-cell>
          <table:table-cell office:value-type="float" office:value="21000" table:style-name="ce6">
            <text:p>21,000<text:s/></text:p>
          </table:table-cell>
          <table:table-cell office:value-type="float" office:value="19615" table:style-name="ce6">
            <text:p>19,615<text:s/></text:p>
          </table:table-cell>
          <table:table-cell office:value-type="float" office:value="20984" table:style-name="ce6">
            <text:p>20,984<text:s/></text:p>
          </table:table-cell>
          <table:table-cell office:value-type="float" office:value="18732" table:style-name="ce6">
            <text:p>18,732<text:s/></text:p>
          </table:table-cell>
          <table:table-cell office:value-type="float" office:value="10078" table:style-name="ce6">
            <text:p>10,078<text:s/></text:p>
          </table:table-cell>
          <table:table-cell office:value-type="float" office:value="23732" table:style-name="ce6">
            <text:p>23,732<text:s/></text:p>
          </table:table-cell>
          <table:table-cell office:value-type="float" office:value="6204" table:style-name="ce6">
            <text:p>6,204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14193" table:style-name="ce6">
            <text:p>14,193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26267" table:style-name="ce6">
            <text:p>26,267<text:s/></text:p>
          </table:table-cell>
          <table:table-cell office:value-type="float" office:value="8118" table:style-name="ce6">
            <text:p>8,118<text:s/></text:p>
          </table:table-cell>
          <table:table-cell office:value-type="float" office:value="11115" table:style-name="ce6">
            <text:p>11,115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19257" table:style-name="ce6">
            <text:p>19,257<text:s/></text:p>
          </table:table-cell>
          <table:table-cell office:value-type="float" office:value="21649" table:style-name="ce6">
            <text:p>21,649<text:s/></text:p>
          </table:table-cell>
          <table:table-cell office:value-type="float" office:value="24406" table:style-name="ce6">
            <text:p>24,406<text:s/></text:p>
          </table:table-cell>
          <table:table-cell office:value-type="float" office:value="30112" table:style-name="ce6">
            <text:p>30,112<text:s/></text:p>
          </table:table-cell>
          <table:table-cell office:value-type="float" office:value="31958" table:style-name="ce6">
            <text:p>31,958<text:s/></text:p>
          </table:table-cell>
          <table:table-cell office:value-type="float" office:value="22630" table:style-name="ce6">
            <text:p>22,630<text:s/></text:p>
          </table:table-cell>
          <table:table-cell office:value-type="float" office:value="21216" table:style-name="ce6">
            <text:p>21,216<text:s/></text:p>
          </table:table-cell>
          <table:table-cell office:value-type="float" office:value="47444" table:style-name="ce6">
            <text:p>47,444<text:s/></text:p>
          </table:table-cell>
          <table:table-cell office:value-type="float" office:value="16672" table:style-name="ce6">
            <text:p>16,672<text:s/></text:p>
          </table:table-cell>
          <table:table-cell office:value-type="float" office:value="27392" table:style-name="ce6">
            <text:p>27,392<text:s/></text:p>
          </table:table-cell>
          <table:table-cell office:value-type="float" office:value="28569" table:style-name="ce6">
            <text:p>28,569<text:s/></text:p>
          </table:table-cell>
          <table:table-cell office:value-type="float" office:value="17116" table:style-name="ce6">
            <text:p>17,116<text:s/></text:p>
          </table:table-cell>
          <table:table-cell office:value-type="float" office:value="52502" table:style-name="ce6">
            <text:p>52,502<text:s/></text:p>
          </table:table-cell>
          <table:table-cell office:value-type="float" office:value="16102" table:style-name="ce6">
            <text:p>16,102<text:s/></text:p>
          </table:table-cell>
          <table:table-cell office:value-type="float" office:value="13471" table:style-name="ce6">
            <text:p>13,471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16771" table:style-name="ce6">
            <text:p>16,771<text:s/></text:p>
          </table:table-cell>
          <table:table-cell office:value-type="float" office:value="11636" table:style-name="ce6">
            <text:p>11,636<text:s/></text:p>
          </table:table-cell>
          <table:table-cell office:value-type="float" office:value="23729" table:style-name="ce6">
            <text:p>23,729<text:s/></text:p>
          </table:table-cell>
          <table:table-cell office:value-type="float" office:value="16204" table:style-name="ce6">
            <text:p>16,204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31849" table:style-name="ce6">
            <text:p>31,849<text:s/></text:p>
          </table:table-cell>
          <table:table-cell office:value-type="float" office:value="18927" table:style-name="ce6">
            <text:p>18,927<text:s/></text:p>
          </table:table-cell>
          <table:table-cell office:value-type="float" office:value="19951" table:style-name="ce6">
            <text:p>19,951<text:s/></text:p>
          </table:table-cell>
          <table:table-cell office:value-type="float" office:value="20054" table:style-name="ce6">
            <text:p>20,054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8902" table:style-name="ce6">
            <text:p>8,902<text:s/></text:p>
          </table:table-cell>
          <table:table-cell office:value-type="float" office:value="5304" table:style-name="ce6">
            <text:p>5,304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6021" table:style-name="ce6">
            <text:p>6,021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8191" table:style-name="ce6">
            <text:p>8,191<text:s/></text:p>
          </table:table-cell>
          <table:table-cell office:value-type="float" office:value="10510" table:style-name="ce6">
            <text:p>10,510<text:s/></text:p>
          </table:table-cell>
          <table:table-cell office:value-type="float" office:value="13895" table:style-name="ce6">
            <text:p>13,895<text:s/></text:p>
          </table:table-cell>
          <table:table-cell office:value-type="float" office:value="23046" table:style-name="ce6">
            <text:p>23,046<text:s/></text:p>
          </table:table-cell>
          <table:table-cell office:value-type="float" office:value="18136" table:style-name="ce6">
            <text:p>18,136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8245" table:style-name="ce6">
            <text:p>8,245<text:s/></text:p>
          </table:table-cell>
          <table:table-cell office:value-type="float" office:value="1194" table:style-name="ce6">
            <text:p>1,194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7116" table:style-name="ce6">
            <text:p>7,116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3066" table:style-name="ce6">
            <text:p>3,066<text:s/></text:p>
          </table:table-cell>
          <table:table-cell office:value-type="float" office:value="4479" table:style-name="ce6">
            <text:p>4,479<text:s/></text:p>
          </table:table-cell>
          <table:table-cell table:number-columns-repeated="16264"/>
        </table:table-row>
        <table:table-row table:style-name="ro2">
          <table:table-cell office:value-type="date" office:date-value="2022-08-19T00:00:00" table:style-name="ce5">
            <text:p>2022/8/19</text:p>
          </table:table-cell>
          <table:table-cell office:value-type="float" office:value="4035" table:style-name="ce6">
            <text:p>4,035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36312" table:style-name="ce6">
            <text:p>36,312<text:s/></text:p>
          </table:table-cell>
          <table:table-cell office:value-type="float" office:value="41110" table:style-name="ce6">
            <text:p>41,110<text:s/></text:p>
          </table:table-cell>
          <table:table-cell office:value-type="float" office:value="19660" table:style-name="ce6">
            <text:p>19,660<text:s/></text:p>
          </table:table-cell>
          <table:table-cell office:value-type="float" office:value="11657" table:style-name="ce6">
            <text:p>11,657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10026" table:style-name="ce6">
            <text:p>10,026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4559" table:style-name="ce6">
            <text:p>4,559<text:s/></text:p>
          </table:table-cell>
          <table:table-cell office:value-type="float" office:value="6748" table:style-name="ce6">
            <text:p>6,748<text:s/></text:p>
          </table:table-cell>
          <table:table-cell office:value-type="float" office:value="11250" table:style-name="ce6">
            <text:p>11,250<text:s/></text:p>
          </table:table-cell>
          <table:table-cell office:value-type="float" office:value="13870" table:style-name="ce6">
            <text:p>13,870<text:s/></text:p>
          </table:table-cell>
          <table:table-cell office:value-type="float" office:value="14922" table:style-name="ce6">
            <text:p>14,922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6991" table:style-name="ce6">
            <text:p>6,991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28200" table:style-name="ce6">
            <text:p>28,200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13648" table:style-name="ce6">
            <text:p>13,648<text:s/></text:p>
          </table:table-cell>
          <table:table-cell office:value-type="float" office:value="21620" table:style-name="ce6">
            <text:p>21,620<text:s/></text:p>
          </table:table-cell>
          <table:table-cell office:value-type="float" office:value="14255" table:style-name="ce6">
            <text:p>14,255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22312" table:style-name="ce6">
            <text:p>22,312<text:s/></text:p>
          </table:table-cell>
          <table:table-cell office:value-type="float" office:value="14450" table:style-name="ce6">
            <text:p>14,450<text:s/></text:p>
          </table:table-cell>
          <table:table-cell office:value-type="float" office:value="27257" table:style-name="ce6">
            <text:p>27,257<text:s/></text:p>
          </table:table-cell>
          <table:table-cell office:value-type="float" office:value="22398" table:style-name="ce6">
            <text:p>22,398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29529" table:style-name="ce6">
            <text:p>29,529<text:s/></text:p>
          </table:table-cell>
          <table:table-cell office:value-type="float" office:value="22309" table:style-name="ce6">
            <text:p>22,309<text:s/></text:p>
          </table:table-cell>
          <table:table-cell office:value-type="float" office:value="23179" table:style-name="ce6">
            <text:p>23,179<text:s/></text:p>
          </table:table-cell>
          <table:table-cell office:value-type="float" office:value="17876" table:style-name="ce6">
            <text:p>17,876<text:s/></text:p>
          </table:table-cell>
          <table:table-cell office:value-type="float" office:value="19604" table:style-name="ce6">
            <text:p>19,604<text:s/></text:p>
          </table:table-cell>
          <table:table-cell office:value-type="float" office:value="125983" table:style-name="ce6">
            <text:p>125,983<text:s/></text:p>
          </table:table-cell>
          <table:table-cell office:value-type="float" office:value="43080" table:style-name="ce6">
            <text:p>43,080<text:s/></text:p>
          </table:table-cell>
          <table:table-cell office:value-type="float" office:value="18358" table:style-name="ce6">
            <text:p>18,358<text:s/></text:p>
          </table:table-cell>
          <table:table-cell office:value-type="float" office:value="19176" table:style-name="ce6">
            <text:p>19,176<text:s/></text:p>
          </table:table-cell>
          <table:table-cell office:value-type="float" office:value="22466" table:style-name="ce6">
            <text:p>22,466<text:s/></text:p>
          </table:table-cell>
          <table:table-cell office:value-type="float" office:value="21720" table:style-name="ce6">
            <text:p>21,720<text:s/></text:p>
          </table:table-cell>
          <table:table-cell office:value-type="float" office:value="22068" table:style-name="ce6">
            <text:p>22,068<text:s/></text:p>
          </table:table-cell>
          <table:table-cell office:value-type="float" office:value="21001" table:style-name="ce6">
            <text:p>21,001<text:s/></text:p>
          </table:table-cell>
          <table:table-cell office:value-type="float" office:value="10513" table:style-name="ce6">
            <text:p>10,513<text:s/></text:p>
          </table:table-cell>
          <table:table-cell office:value-type="float" office:value="24882" table:style-name="ce6">
            <text:p>24,882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15377" table:style-name="ce6">
            <text:p>15,377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10344" table:style-name="ce6">
            <text:p>10,344<text:s/></text:p>
          </table:table-cell>
          <table:table-cell office:value-type="float" office:value="28244" table:style-name="ce6">
            <text:p>28,244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19666" table:style-name="ce6">
            <text:p>19,666<text:s/></text:p>
          </table:table-cell>
          <table:table-cell office:value-type="float" office:value="21978" table:style-name="ce6">
            <text:p>21,978<text:s/></text:p>
          </table:table-cell>
          <table:table-cell office:value-type="float" office:value="26143" table:style-name="ce6">
            <text:p>26,143<text:s/></text:p>
          </table:table-cell>
          <table:table-cell office:value-type="float" office:value="34488" table:style-name="ce6">
            <text:p>34,488<text:s/></text:p>
          </table:table-cell>
          <table:table-cell office:value-type="float" office:value="33569" table:style-name="ce6">
            <text:p>33,569<text:s/></text:p>
          </table:table-cell>
          <table:table-cell office:value-type="float" office:value="23655" table:style-name="ce6">
            <text:p>23,655<text:s/></text:p>
          </table:table-cell>
          <table:table-cell office:value-type="float" office:value="22595" table:style-name="ce6">
            <text:p>22,595<text:s/></text:p>
          </table:table-cell>
          <table:table-cell office:value-type="float" office:value="54732" table:style-name="ce6">
            <text:p>54,732<text:s/></text:p>
          </table:table-cell>
          <table:table-cell office:value-type="float" office:value="17233" table:style-name="ce6">
            <text:p>17,233<text:s/></text:p>
          </table:table-cell>
          <table:table-cell office:value-type="float" office:value="29311" table:style-name="ce6">
            <text:p>29,311<text:s/></text:p>
          </table:table-cell>
          <table:table-cell office:value-type="float" office:value="30984" table:style-name="ce6">
            <text:p>30,984<text:s/></text:p>
          </table:table-cell>
          <table:table-cell office:value-type="float" office:value="18793" table:style-name="ce6">
            <text:p>18,793<text:s/></text:p>
          </table:table-cell>
          <table:table-cell office:value-type="float" office:value="58717" table:style-name="ce6">
            <text:p>58,717<text:s/></text:p>
          </table:table-cell>
          <table:table-cell office:value-type="float" office:value="17173" table:style-name="ce6">
            <text:p>17,173<text:s/></text:p>
          </table:table-cell>
          <table:table-cell office:value-type="float" office:value="14349" table:style-name="ce6">
            <text:p>14,349<text:s/></text:p>
          </table:table-cell>
          <table:table-cell office:value-type="float" office:value="13647" table:style-name="ce6">
            <text:p>13,647<text:s/></text:p>
          </table:table-cell>
          <table:table-cell office:value-type="float" office:value="18450" table:style-name="ce6">
            <text:p>18,450<text:s/></text:p>
          </table:table-cell>
          <table:table-cell office:value-type="float" office:value="11824" table:style-name="ce6">
            <text:p>11,824<text:s/></text:p>
          </table:table-cell>
          <table:table-cell office:value-type="float" office:value="30241" table:style-name="ce6">
            <text:p>30,241<text:s/></text:p>
          </table:table-cell>
          <table:table-cell office:value-type="float" office:value="16862" table:style-name="ce6">
            <text:p>16,862<text:s/></text:p>
          </table:table-cell>
          <table:table-cell office:value-type="float" office:value="6989" table:style-name="ce6">
            <text:p>6,989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32870" table:style-name="ce6">
            <text:p>32,870<text:s/></text:p>
          </table:table-cell>
          <table:table-cell office:value-type="float" office:value="18773" table:style-name="ce6">
            <text:p>18,773<text:s/></text:p>
          </table:table-cell>
          <table:table-cell office:value-type="float" office:value="20104" table:style-name="ce6">
            <text:p>20,104<text:s/></text:p>
          </table:table-cell>
          <table:table-cell office:value-type="float" office:value="21008" table:style-name="ce6">
            <text:p>21,008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5379" table:style-name="ce6">
            <text:p>5,379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11368" table:style-name="ce6">
            <text:p>11,368<text:s/></text:p>
          </table:table-cell>
          <table:table-cell office:value-type="float" office:value="14498" table:style-name="ce6">
            <text:p>14,498<text:s/></text:p>
          </table:table-cell>
          <table:table-cell office:value-type="float" office:value="23766" table:style-name="ce6">
            <text:p>23,766<text:s/></text:p>
          </table:table-cell>
          <table:table-cell office:value-type="float" office:value="19648" table:style-name="ce6">
            <text:p>19,648<text:s/></text:p>
          </table:table-cell>
          <table:table-cell office:value-type="float" office:value="13312" table:style-name="ce6">
            <text:p>13,312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10933" table:style-name="ce6">
            <text:p>10,933<text:s/></text:p>
          </table:table-cell>
          <table:table-cell office:value-type="float" office:value="10126" table:style-name="ce6">
            <text:p>10,126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8561" table:style-name="ce6">
            <text:p>8,561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4370" table:style-name="ce6">
            <text:p>4,370<text:s/></text:p>
          </table:table-cell>
          <table:table-cell office:value-type="float" office:value="2375" table:style-name="ce6">
            <text:p>2,375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8166" table:style-name="ce6">
            <text:p>8,166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4849" table:style-name="ce6">
            <text:p>4,849<text:s/></text:p>
          </table:table-cell>
          <table:table-cell table:number-columns-repeated="16264"/>
        </table:table-row>
        <table:table-row table:style-name="ro2">
          <table:table-cell office:value-type="date" office:date-value="2022-08-20T00:00:00" table:style-name="ce5">
            <text:p>2022/8/20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7183" table:style-name="ce6">
            <text:p>7,183<text:s/></text:p>
          </table:table-cell>
          <table:table-cell office:value-type="float" office:value="19012" table:style-name="ce6">
            <text:p>19,012<text:s/></text:p>
          </table:table-cell>
          <table:table-cell office:value-type="float" office:value="37710" table:style-name="ce6">
            <text:p>37,710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7754" table:style-name="ce6">
            <text:p>7,754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6065" table:style-name="ce6">
            <text:p>6,065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3262" table:style-name="ce6">
            <text:p>3,262<text:s/></text:p>
          </table:table-cell>
          <table:table-cell office:value-type="float" office:value="7244" table:style-name="ce6">
            <text:p>7,244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4663" table:style-name="ce6">
            <text:p>4,663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17564" table:style-name="ce6">
            <text:p>17,564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8489" table:style-name="ce6">
            <text:p>8,489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14166" table:style-name="ce6">
            <text:p>14,166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7531" table:style-name="ce6">
            <text:p>7,531<text:s/></text:p>
          </table:table-cell>
          <table:table-cell office:value-type="float" office:value="20164" table:style-name="ce6">
            <text:p>20,164<text:s/></text:p>
          </table:table-cell>
          <table:table-cell office:value-type="float" office:value="11774" table:style-name="ce6">
            <text:p>11,774<text:s/></text:p>
          </table:table-cell>
          <table:table-cell office:value-type="float" office:value="20153" table:style-name="ce6">
            <text:p>20,153<text:s/></text:p>
          </table:table-cell>
          <table:table-cell office:value-type="float" office:value="17344" table:style-name="ce6">
            <text:p>17,344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23497" table:style-name="ce6">
            <text:p>23,497<text:s/></text:p>
          </table:table-cell>
          <table:table-cell office:value-type="float" office:value="16761" table:style-name="ce6">
            <text:p>16,761<text:s/></text:p>
          </table:table-cell>
          <table:table-cell office:value-type="float" office:value="16434" table:style-name="ce6">
            <text:p>16,434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7911" table:style-name="ce6">
            <text:p>7,911<text:s/></text:p>
          </table:table-cell>
          <table:table-cell office:value-type="float" office:value="120145" table:style-name="ce6">
            <text:p>120,145<text:s/></text:p>
          </table:table-cell>
          <table:table-cell office:value-type="float" office:value="42703" table:style-name="ce6">
            <text:p>42,703<text:s/></text:p>
          </table:table-cell>
          <table:table-cell office:value-type="float" office:value="13811" table:style-name="ce6">
            <text:p>13,811<text:s/></text:p>
          </table:table-cell>
          <table:table-cell office:value-type="float" office:value="13072" table:style-name="ce6">
            <text:p>13,072<text:s/></text:p>
          </table:table-cell>
          <table:table-cell office:value-type="float" office:value="21149" table:style-name="ce6">
            <text:p>21,149<text:s/></text:p>
          </table:table-cell>
          <table:table-cell office:value-type="float" office:value="21706" table:style-name="ce6">
            <text:p>21,706<text:s/></text:p>
          </table:table-cell>
          <table:table-cell office:value-type="float" office:value="20174" table:style-name="ce6">
            <text:p>20,174<text:s/></text:p>
          </table:table-cell>
          <table:table-cell office:value-type="float" office:value="16932" table:style-name="ce6">
            <text:p>16,932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17207" table:style-name="ce6">
            <text:p>17,207<text:s/></text:p>
          </table:table-cell>
          <table:table-cell office:value-type="float" office:value="5302" table:style-name="ce6">
            <text:p>5,302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12326" table:style-name="ce6">
            <text:p>12,326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31023" table:style-name="ce6">
            <text:p>31,023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8769" table:style-name="ce6">
            <text:p>8,769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14362" table:style-name="ce6">
            <text:p>14,362<text:s/></text:p>
          </table:table-cell>
          <table:table-cell office:value-type="float" office:value="13984" table:style-name="ce6">
            <text:p>13,984<text:s/></text:p>
          </table:table-cell>
          <table:table-cell office:value-type="float" office:value="22538" table:style-name="ce6">
            <text:p>22,538<text:s/></text:p>
          </table:table-cell>
          <table:table-cell office:value-type="float" office:value="29784" table:style-name="ce6">
            <text:p>29,784<text:s/></text:p>
          </table:table-cell>
          <table:table-cell office:value-type="float" office:value="24742" table:style-name="ce6">
            <text:p>24,742<text:s/></text:p>
          </table:table-cell>
          <table:table-cell office:value-type="float" office:value="18194" table:style-name="ce6">
            <text:p>18,194<text:s/></text:p>
          </table:table-cell>
          <table:table-cell office:value-type="float" office:value="21552" table:style-name="ce6">
            <text:p>21,552<text:s/></text:p>
          </table:table-cell>
          <table:table-cell office:value-type="float" office:value="55607" table:style-name="ce6">
            <text:p>55,607<text:s/></text:p>
          </table:table-cell>
          <table:table-cell office:value-type="float" office:value="11273" table:style-name="ce6">
            <text:p>11,273<text:s/></text:p>
          </table:table-cell>
          <table:table-cell office:value-type="float" office:value="27428" table:style-name="ce6">
            <text:p>27,428<text:s/></text:p>
          </table:table-cell>
          <table:table-cell office:value-type="float" office:value="25099" table:style-name="ce6">
            <text:p>25,099<text:s/></text:p>
          </table:table-cell>
          <table:table-cell office:value-type="float" office:value="16184" table:style-name="ce6">
            <text:p>16,184<text:s/></text:p>
          </table:table-cell>
          <table:table-cell office:value-type="float" office:value="49284" table:style-name="ce6">
            <text:p>49,284<text:s/></text:p>
          </table:table-cell>
          <table:table-cell office:value-type="float" office:value="12703" table:style-name="ce6">
            <text:p>12,703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8719" table:style-name="ce6">
            <text:p>8,719<text:s/></text:p>
          </table:table-cell>
          <table:table-cell office:value-type="float" office:value="15496" table:style-name="ce6">
            <text:p>15,496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26581" table:style-name="ce6">
            <text:p>26,581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8654" table:style-name="ce6">
            <text:p>8,654<text:s/></text:p>
          </table:table-cell>
          <table:table-cell office:value-type="float" office:value="15702" table:style-name="ce6">
            <text:p>15,702<text:s/></text:p>
          </table:table-cell>
          <table:table-cell office:value-type="float" office:value="14486" table:style-name="ce6">
            <text:p>14,486<text:s/></text:p>
          </table:table-cell>
          <table:table-cell office:value-type="float" office:value="11378" table:style-name="ce6">
            <text:p>11,378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5126" table:style-name="ce6">
            <text:p>5,126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9880" table:style-name="ce6">
            <text:p>9,880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14469" table:style-name="ce6">
            <text:p>14,469<text:s/></text:p>
          </table:table-cell>
          <table:table-cell office:value-type="float" office:value="16540" table:style-name="ce6">
            <text:p>16,540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7920" table:style-name="ce6">
            <text:p>7,920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6264" table:style-name="ce6">
            <text:p>6,264<text:s/></text:p>
          </table:table-cell>
          <table:table-cell office:value-type="float" office:value="775" table:style-name="ce6">
            <text:p>775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1096" table:style-name="ce6">
            <text:p>1,096<text:s/></text:p>
          </table:table-cell>
          <table:table-cell office:value-type="float" office:value="1231" table:style-name="ce6">
            <text:p>1,231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6802" table:style-name="ce6">
            <text:p>6,802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2574" table:style-name="ce6">
            <text:p>2,574<text:s/></text:p>
          </table:table-cell>
          <table:table-cell table:number-columns-repeated="16264"/>
        </table:table-row>
        <table:table-row table:style-name="ro2">
          <table:table-cell office:value-type="date" office:date-value="2022-08-21T00:00:00" table:style-name="ce5">
            <text:p>2022/8/21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15301" table:style-name="ce6">
            <text:p>15,301<text:s/></text:p>
          </table:table-cell>
          <table:table-cell office:value-type="float" office:value="29772" table:style-name="ce6">
            <text:p>29,772<text:s/></text:p>
          </table:table-cell>
          <table:table-cell office:value-type="float" office:value="9171" table:style-name="ce6">
            <text:p>9,171<text:s/></text:p>
          </table:table-cell>
          <table:table-cell office:value-type="float" office:value="6141" table:style-name="ce6">
            <text:p>6,141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4431" table:style-name="ce6">
            <text:p>4,431<text:s/></text:p>
          </table:table-cell>
          <table:table-cell office:value-type="float" office:value="1338" table:style-name="ce6">
            <text:p>1,338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4452" table:style-name="ce6">
            <text:p>4,452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11496" table:style-name="ce6">
            <text:p>11,496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6907" table:style-name="ce6">
            <text:p>6,907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16328" table:style-name="ce6">
            <text:p>16,328<text:s/></text:p>
          </table:table-cell>
          <table:table-cell office:value-type="float" office:value="9370" table:style-name="ce6">
            <text:p>9,370<text:s/></text:p>
          </table:table-cell>
          <table:table-cell office:value-type="float" office:value="15311" table:style-name="ce6">
            <text:p>15,311<text:s/></text:p>
          </table:table-cell>
          <table:table-cell office:value-type="float" office:value="11237" table:style-name="ce6">
            <text:p>11,237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19115" table:style-name="ce6">
            <text:p>19,115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6095" table:style-name="ce6">
            <text:p>6,095<text:s/></text:p>
          </table:table-cell>
          <table:table-cell office:value-type="float" office:value="120324" table:style-name="ce6">
            <text:p>120,324<text:s/></text:p>
          </table:table-cell>
          <table:table-cell office:value-type="float" office:value="35324" table:style-name="ce6">
            <text:p>35,324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12391" table:style-name="ce6">
            <text:p>12,391<text:s/></text:p>
          </table:table-cell>
          <table:table-cell office:value-type="float" office:value="18202" table:style-name="ce6">
            <text:p>18,202<text:s/></text:p>
          </table:table-cell>
          <table:table-cell office:value-type="float" office:value="18381" table:style-name="ce6">
            <text:p>18,381<text:s/></text:p>
          </table:table-cell>
          <table:table-cell office:value-type="float" office:value="16770" table:style-name="ce6">
            <text:p>16,770<text:s/></text:p>
          </table:table-cell>
          <table:table-cell office:value-type="float" office:value="13501" table:style-name="ce6">
            <text:p>13,501<text:s/></text:p>
          </table:table-cell>
          <table:table-cell office:value-type="float" office:value="5536" table:style-name="ce6">
            <text:p>5,536<text:s/></text:p>
          </table:table-cell>
          <table:table-cell office:value-type="float" office:value="12952" table:style-name="ce6">
            <text:p>12,952<text:s/></text:p>
          </table:table-cell>
          <table:table-cell office:value-type="float" office:value="4184" table:style-name="ce6">
            <text:p>4,184<text:s/>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2062" table:style-name="ce6">
            <text:p>2,062<text:s/>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29146" table:style-name="ce6">
            <text:p>29,146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18728" table:style-name="ce6">
            <text:p>18,728<text:s/></text:p>
          </table:table-cell>
          <table:table-cell office:value-type="float" office:value="27464" table:style-name="ce6">
            <text:p>27,464<text:s/></text:p>
          </table:table-cell>
          <table:table-cell office:value-type="float" office:value="20003" table:style-name="ce6">
            <text:p>20,003<text:s/></text:p>
          </table:table-cell>
          <table:table-cell office:value-type="float" office:value="14210" table:style-name="ce6">
            <text:p>14,210<text:s/></text:p>
          </table:table-cell>
          <table:table-cell office:value-type="float" office:value="18174" table:style-name="ce6">
            <text:p>18,174<text:s/></text:p>
          </table:table-cell>
          <table:table-cell office:value-type="float" office:value="49156" table:style-name="ce6">
            <text:p>49,156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22597" table:style-name="ce6">
            <text:p>22,597<text:s/></text:p>
          </table:table-cell>
          <table:table-cell office:value-type="float" office:value="19245" table:style-name="ce6">
            <text:p>19,245<text:s/></text:p>
          </table:table-cell>
          <table:table-cell office:value-type="float" office:value="11951" table:style-name="ce6">
            <text:p>11,951<text:s/></text:p>
          </table:table-cell>
          <table:table-cell office:value-type="float" office:value="42966" table:style-name="ce6">
            <text:p>42,966<text:s/></text:p>
          </table:table-cell>
          <table:table-cell office:value-type="float" office:value="10179" table:style-name="ce6">
            <text:p>10,179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6676" table:style-name="ce6">
            <text:p>6,676<text:s/></text:p>
          </table:table-cell>
          <table:table-cell office:value-type="float" office:value="14089" table:style-name="ce6">
            <text:p>14,089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23257" table:style-name="ce6">
            <text:p>23,257<text:s/></text:p>
          </table:table-cell>
          <table:table-cell office:value-type="float" office:value="7969" table:style-name="ce6">
            <text:p>7,969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12002" table:style-name="ce6">
            <text:p>12,002<text:s/></text:p>
          </table:table-cell>
          <table:table-cell office:value-type="float" office:value="11610" table:style-name="ce6">
            <text:p>11,610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11399" table:style-name="ce6">
            <text:p>11,399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1615" table:style-name="ce6">
            <text:p>1,615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4762" table:style-name="ce6">
            <text:p>4,762<text:s/></text:p>
          </table:table-cell>
          <table:table-cell office:value-type="float" office:value="6149" table:style-name="ce6">
            <text:p>6,149<text:s/></text:p>
          </table:table-cell>
          <table:table-cell office:value-type="float" office:value="8298" table:style-name="ce6">
            <text:p>8,298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7247" table:style-name="ce6">
            <text:p>7,247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5264" table:style-name="ce6">
            <text:p>5,264<text:s/></text:p>
          </table:table-cell>
          <table:table-cell office:value-type="float" office:value="5157" table:style-name="ce6">
            <text:p>5,157<text:s/></text:p>
          </table:table-cell>
          <table:table-cell office:value-type="float" office:value="680" table:style-name="ce6">
            <text:p>680<text:s/></text:p>
          </table:table-cell>
          <table:table-cell office:value-type="float" office:value="1544" table:style-name="ce6">
            <text:p>1,544<text:s/></text:p>
          </table:table-cell>
          <table:table-cell office:value-type="float" office:value="2114" table:style-name="ce6">
            <text:p>2,114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831" table:style-name="ce6">
            <text:p>831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7612" table:style-name="ce6">
            <text:p>7,612<text:s/></text:p>
          </table:table-cell>
          <table:table-cell office:value-type="float" office:value="1192" table:style-name="ce6">
            <text:p>1,192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2326" table:style-name="ce6">
            <text:p>2,326<text:s/></text:p>
          </table:table-cell>
          <table:table-cell table:number-columns-repeated="16264"/>
        </table:table-row>
        <table:table-row table:style-name="ro2">
          <table:table-cell office:value-type="date" office:date-value="2022-08-22T00:00:00" table:style-name="ce5">
            <text:p>2022/8/22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11087" table:style-name="ce6">
            <text:p>11,087<text:s/></text:p>
          </table:table-cell>
          <table:table-cell office:value-type="float" office:value="33757" table:style-name="ce6">
            <text:p>33,757<text:s/></text:p>
          </table:table-cell>
          <table:table-cell office:value-type="float" office:value="33728" table:style-name="ce6">
            <text:p>33,728<text:s/></text:p>
          </table:table-cell>
          <table:table-cell office:value-type="float" office:value="17917" table:style-name="ce6">
            <text:p>17,917<text:s/></text:p>
          </table:table-cell>
          <table:table-cell office:value-type="float" office:value="10855" table:style-name="ce6">
            <text:p>10,855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14057" table:style-name="ce6">
            <text:p>14,057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7635" table:style-name="ce6">
            <text:p>7,635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5621" table:style-name="ce6">
            <text:p>5,621<text:s/></text:p>
          </table:table-cell>
          <table:table-cell office:value-type="float" office:value="24298" table:style-name="ce6">
            <text:p>24,298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10532" table:style-name="ce6">
            <text:p>10,532<text:s/></text:p>
          </table:table-cell>
          <table:table-cell office:value-type="float" office:value="10346" table:style-name="ce6">
            <text:p>10,346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20258" table:style-name="ce6">
            <text:p>20,258<text:s/></text:p>
          </table:table-cell>
          <table:table-cell office:value-type="float" office:value="11801" table:style-name="ce6">
            <text:p>11,801<text:s/></text:p>
          </table:table-cell>
          <table:table-cell office:value-type="float" office:value="8201" table:style-name="ce6">
            <text:p>8,201<text:s/></text:p>
          </table:table-cell>
          <table:table-cell office:value-type="float" office:value="19016" table:style-name="ce6">
            <text:p>19,016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24369" table:style-name="ce6">
            <text:p>24,369<text:s/></text:p>
          </table:table-cell>
          <table:table-cell office:value-type="float" office:value="18016" table:style-name="ce6">
            <text:p>18,016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27232" table:style-name="ce6">
            <text:p>27,232<text:s/></text:p>
          </table:table-cell>
          <table:table-cell office:value-type="float" office:value="20025" table:style-name="ce6">
            <text:p>20,025<text:s/></text:p>
          </table:table-cell>
          <table:table-cell office:value-type="float" office:value="21260" table:style-name="ce6">
            <text:p>21,260<text:s/></text:p>
          </table:table-cell>
          <table:table-cell office:value-type="float" office:value="16221" table:style-name="ce6">
            <text:p>16,221<text:s/></text:p>
          </table:table-cell>
          <table:table-cell office:value-type="float" office:value="19001" table:style-name="ce6">
            <text:p>19,001<text:s/></text:p>
          </table:table-cell>
          <table:table-cell office:value-type="float" office:value="111010" table:style-name="ce6">
            <text:p>111,010<text:s/></text:p>
          </table:table-cell>
          <table:table-cell office:value-type="float" office:value="35658" table:style-name="ce6">
            <text:p>35,658<text:s/></text:p>
          </table:table-cell>
          <table:table-cell office:value-type="float" office:value="16644" table:style-name="ce6">
            <text:p>16,644<text:s/></text:p>
          </table:table-cell>
          <table:table-cell office:value-type="float" office:value="17635" table:style-name="ce6">
            <text:p>17,635<text:s/></text:p>
          </table:table-cell>
          <table:table-cell office:value-type="float" office:value="18958" table:style-name="ce6">
            <text:p>18,958<text:s/></text:p>
          </table:table-cell>
          <table:table-cell office:value-type="float" office:value="18884" table:style-name="ce6">
            <text:p>18,884<text:s/></text:p>
          </table:table-cell>
          <table:table-cell office:value-type="float" office:value="19063" table:style-name="ce6">
            <text:p>19,063<text:s/></text:p>
          </table:table-cell>
          <table:table-cell office:value-type="float" office:value="17995" table:style-name="ce6">
            <text:p>17,995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22751" table:style-name="ce6">
            <text:p>22,751<text:s/></text:p>
          </table:table-cell>
          <table:table-cell office:value-type="float" office:value="6081" table:style-name="ce6">
            <text:p>6,081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13230" table:style-name="ce6">
            <text:p>13,230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7389" table:style-name="ce6">
            <text:p>7,389<text:s/></text:p>
          </table:table-cell>
          <table:table-cell office:value-type="float" office:value="9578" table:style-name="ce6">
            <text:p>9,578<text:s/></text:p>
          </table:table-cell>
          <table:table-cell office:value-type="float" office:value="26630" table:style-name="ce6">
            <text:p>26,630<text:s/></text:p>
          </table:table-cell>
          <table:table-cell office:value-type="float" office:value="7869" table:style-name="ce6">
            <text:p>7,869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18438" table:style-name="ce6">
            <text:p>18,438<text:s/></text:p>
          </table:table-cell>
          <table:table-cell office:value-type="float" office:value="21040" table:style-name="ce6">
            <text:p>21,040<text:s/></text:p>
          </table:table-cell>
          <table:table-cell office:value-type="float" office:value="23647" table:style-name="ce6">
            <text:p>23,647<text:s/></text:p>
          </table:table-cell>
          <table:table-cell office:value-type="float" office:value="30228" table:style-name="ce6">
            <text:p>30,228<text:s/></text:p>
          </table:table-cell>
          <table:table-cell office:value-type="float" office:value="30751" table:style-name="ce6">
            <text:p>30,751<text:s/></text:p>
          </table:table-cell>
          <table:table-cell office:value-type="float" office:value="21769" table:style-name="ce6">
            <text:p>21,769<text:s/></text:p>
          </table:table-cell>
          <table:table-cell office:value-type="float" office:value="20563" table:style-name="ce6">
            <text:p>20,563<text:s/></text:p>
          </table:table-cell>
          <table:table-cell office:value-type="float" office:value="47491" table:style-name="ce6">
            <text:p>47,491<text:s/></text:p>
          </table:table-cell>
          <table:table-cell office:value-type="float" office:value="15695" table:style-name="ce6">
            <text:p>15,695<text:s/></text:p>
          </table:table-cell>
          <table:table-cell office:value-type="float" office:value="27017" table:style-name="ce6">
            <text:p>27,017<text:s/></text:p>
          </table:table-cell>
          <table:table-cell office:value-type="float" office:value="26111" table:style-name="ce6">
            <text:p>26,111<text:s/></text:p>
          </table:table-cell>
          <table:table-cell office:value-type="float" office:value="16251" table:style-name="ce6">
            <text:p>16,251<text:s/></text:p>
          </table:table-cell>
          <table:table-cell office:value-type="float" office:value="50055" table:style-name="ce6">
            <text:p>50,055<text:s/></text:p>
          </table:table-cell>
          <table:table-cell office:value-type="float" office:value="15126" table:style-name="ce6">
            <text:p>15,126<text:s/></text:p>
          </table:table-cell>
          <table:table-cell office:value-type="float" office:value="12972" table:style-name="ce6">
            <text:p>12,972<text:s/></text:p>
          </table:table-cell>
          <table:table-cell office:value-type="float" office:value="12070" table:style-name="ce6">
            <text:p>12,070<text:s/></text:p>
          </table:table-cell>
          <table:table-cell office:value-type="float" office:value="15988" table:style-name="ce6">
            <text:p>15,988<text:s/></text:p>
          </table:table-cell>
          <table:table-cell office:value-type="float" office:value="11367" table:style-name="ce6">
            <text:p>11,367<text:s/></text:p>
          </table:table-cell>
          <table:table-cell office:value-type="float" office:value="27410" table:style-name="ce6">
            <text:p>27,410<text:s/></text:p>
          </table:table-cell>
          <table:table-cell office:value-type="float" office:value="15254" table:style-name="ce6">
            <text:p>15,254<text:s/></text:p>
          </table:table-cell>
          <table:table-cell office:value-type="float" office:value="6281" table:style-name="ce6">
            <text:p>6,281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30983" table:style-name="ce6">
            <text:p>30,983<text:s/></text:p>
          </table:table-cell>
          <table:table-cell office:value-type="float" office:value="17530" table:style-name="ce6">
            <text:p>17,530<text:s/></text:p>
          </table:table-cell>
          <table:table-cell office:value-type="float" office:value="18963" table:style-name="ce6">
            <text:p>18,963<text:s/></text:p>
          </table:table-cell>
          <table:table-cell office:value-type="float" office:value="19682" table:style-name="ce6">
            <text:p>19,682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8141" table:style-name="ce6">
            <text:p>8,141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5825" table:style-name="ce6">
            <text:p>5,825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13164" table:style-name="ce6">
            <text:p>13,164<text:s/></text:p>
          </table:table-cell>
          <table:table-cell office:value-type="float" office:value="22232" table:style-name="ce6">
            <text:p>22,232<text:s/></text:p>
          </table:table-cell>
          <table:table-cell office:value-type="float" office:value="16327" table:style-name="ce6">
            <text:p>16,327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10099" table:style-name="ce6">
            <text:p>10,099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4305" table:style-name="ce6">
            <text:p>4,305<text:s/></text:p>
          </table:table-cell>
          <table:table-cell table:number-columns-repeated="16264"/>
        </table:table-row>
        <table:table-row table:style-name="ro2">
          <table:table-cell office:value-type="date" office:date-value="2022-08-23T00:00:00" table:style-name="ce5">
            <text:p>2022/8/23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11665" table:style-name="ce6">
            <text:p>11,665<text:s/></text:p>
          </table:table-cell>
          <table:table-cell office:value-type="float" office:value="35087" table:style-name="ce6">
            <text:p>35,087<text:s/></text:p>
          </table:table-cell>
          <table:table-cell office:value-type="float" office:value="34583" table:style-name="ce6">
            <text:p>34,583<text:s/></text:p>
          </table:table-cell>
          <table:table-cell office:value-type="float" office:value="19036" table:style-name="ce6">
            <text:p>19,036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2929" table:style-name="ce6">
            <text:p>2,929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9855" table:style-name="ce6">
            <text:p>9,855<text:s/></text:p>
          </table:table-cell>
          <table:table-cell office:value-type="float" office:value="13984" table:style-name="ce6">
            <text:p>13,984<text:s/></text:p>
          </table:table-cell>
          <table:table-cell office:value-type="float" office:value="14699" table:style-name="ce6">
            <text:p>14,699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26198" table:style-name="ce6">
            <text:p>26,198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10401" table:style-name="ce6">
            <text:p>10,401<text:s/></text:p>
          </table:table-cell>
          <table:table-cell office:value-type="float" office:value="12676" table:style-name="ce6">
            <text:p>12,676<text:s/></text:p>
          </table:table-cell>
          <table:table-cell office:value-type="float" office:value="20303" table:style-name="ce6">
            <text:p>20,303<text:s/></text:p>
          </table:table-cell>
          <table:table-cell office:value-type="float" office:value="12753" table:style-name="ce6">
            <text:p>12,753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20488" table:style-name="ce6">
            <text:p>20,488<text:s/></text:p>
          </table:table-cell>
          <table:table-cell office:value-type="float" office:value="13127" table:style-name="ce6">
            <text:p>13,127<text:s/></text:p>
          </table:table-cell>
          <table:table-cell office:value-type="float" office:value="26056" table:style-name="ce6">
            <text:p>26,056<text:s/></text:p>
          </table:table-cell>
          <table:table-cell office:value-type="float" office:value="19505" table:style-name="ce6">
            <text:p>19,505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28429" table:style-name="ce6">
            <text:p>28,429<text:s/></text:p>
          </table:table-cell>
          <table:table-cell office:value-type="float" office:value="21449" table:style-name="ce6">
            <text:p>21,449<text:s/></text:p>
          </table:table-cell>
          <table:table-cell office:value-type="float" office:value="21815" table:style-name="ce6">
            <text:p>21,815<text:s/></text:p>
          </table:table-cell>
          <table:table-cell office:value-type="float" office:value="16744" table:style-name="ce6">
            <text:p>16,744<text:s/></text:p>
          </table:table-cell>
          <table:table-cell office:value-type="float" office:value="19642" table:style-name="ce6">
            <text:p>19,642<text:s/></text:p>
          </table:table-cell>
          <table:table-cell office:value-type="float" office:value="106875" table:style-name="ce6">
            <text:p>106,875<text:s/></text:p>
          </table:table-cell>
          <table:table-cell office:value-type="float" office:value="36807" table:style-name="ce6">
            <text:p>36,807<text:s/></text:p>
          </table:table-cell>
          <table:table-cell office:value-type="float" office:value="17029" table:style-name="ce6">
            <text:p>17,029<text:s/></text:p>
          </table:table-cell>
          <table:table-cell office:value-type="float" office:value="18561" table:style-name="ce6">
            <text:p>18,561<text:s/></text:p>
          </table:table-cell>
          <table:table-cell office:value-type="float" office:value="20192" table:style-name="ce6">
            <text:p>20,192<text:s/></text:p>
          </table:table-cell>
          <table:table-cell office:value-type="float" office:value="19833" table:style-name="ce6">
            <text:p>19,833<text:s/></text:p>
          </table:table-cell>
          <table:table-cell office:value-type="float" office:value="20514" table:style-name="ce6">
            <text:p>20,514<text:s/></text:p>
          </table:table-cell>
          <table:table-cell office:value-type="float" office:value="19011" table:style-name="ce6">
            <text:p>19,011<text:s/></text:p>
          </table:table-cell>
          <table:table-cell office:value-type="float" office:value="10531" table:style-name="ce6">
            <text:p>10,531<text:s/></text:p>
          </table:table-cell>
          <table:table-cell office:value-type="float" office:value="23355" table:style-name="ce6">
            <text:p>23,355<text:s/></text:p>
          </table:table-cell>
          <table:table-cell office:value-type="float" office:value="6226" table:style-name="ce6">
            <text:p>6,226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13965" table:style-name="ce6">
            <text:p>13,965<text:s/></text:p>
          </table:table-cell>
          <table:table-cell office:value-type="float" office:value="4391" table:style-name="ce6">
            <text:p>4,391<text:s/>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27112" table:style-name="ce6">
            <text:p>27,112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19073" table:style-name="ce6">
            <text:p>19,073<text:s/></text:p>
          </table:table-cell>
          <table:table-cell office:value-type="float" office:value="21818" table:style-name="ce6">
            <text:p>21,818<text:s/></text:p>
          </table:table-cell>
          <table:table-cell office:value-type="float" office:value="24221" table:style-name="ce6">
            <text:p>24,221<text:s/></text:p>
          </table:table-cell>
          <table:table-cell office:value-type="float" office:value="30093" table:style-name="ce6">
            <text:p>30,093<text:s/></text:p>
          </table:table-cell>
          <table:table-cell office:value-type="float" office:value="31940" table:style-name="ce6">
            <text:p>31,940<text:s/></text:p>
          </table:table-cell>
          <table:table-cell office:value-type="float" office:value="22432" table:style-name="ce6">
            <text:p>22,432<text:s/></text:p>
          </table:table-cell>
          <table:table-cell office:value-type="float" office:value="21185" table:style-name="ce6">
            <text:p>21,185<text:s/></text:p>
          </table:table-cell>
          <table:table-cell office:value-type="float" office:value="47783" table:style-name="ce6">
            <text:p>47,783<text:s/></text:p>
          </table:table-cell>
          <table:table-cell office:value-type="float" office:value="16511" table:style-name="ce6">
            <text:p>16,511<text:s/></text:p>
          </table:table-cell>
          <table:table-cell office:value-type="float" office:value="27232" table:style-name="ce6">
            <text:p>27,232<text:s/></text:p>
          </table:table-cell>
          <table:table-cell office:value-type="float" office:value="27730" table:style-name="ce6">
            <text:p>27,730<text:s/></text:p>
          </table:table-cell>
          <table:table-cell office:value-type="float" office:value="16845" table:style-name="ce6">
            <text:p>16,845<text:s/></text:p>
          </table:table-cell>
          <table:table-cell office:value-type="float" office:value="50381" table:style-name="ce6">
            <text:p>50,381<text:s/></text:p>
          </table:table-cell>
          <table:table-cell office:value-type="float" office:value="15979" table:style-name="ce6">
            <text:p>15,979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16864" table:style-name="ce6">
            <text:p>16,864<text:s/></text:p>
          </table:table-cell>
          <table:table-cell office:value-type="float" office:value="11618" table:style-name="ce6">
            <text:p>11,618<text:s/></text:p>
          </table:table-cell>
          <table:table-cell office:value-type="float" office:value="23469" table:style-name="ce6">
            <text:p>23,469<text:s/></text:p>
          </table:table-cell>
          <table:table-cell office:value-type="float" office:value="15817" table:style-name="ce6">
            <text:p>15,817<text:s/></text:p>
          </table:table-cell>
          <table:table-cell office:value-type="float" office:value="6668" table:style-name="ce6">
            <text:p>6,668<text:s/></text:p>
          </table:table-cell>
          <table:table-cell office:value-type="float" office:value="10203" table:style-name="ce6">
            <text:p>10,203<text:s/></text:p>
          </table:table-cell>
          <table:table-cell office:value-type="float" office:value="32447" table:style-name="ce6">
            <text:p>32,447<text:s/></text:p>
          </table:table-cell>
          <table:table-cell office:value-type="float" office:value="18520" table:style-name="ce6">
            <text:p>18,520<text:s/></text:p>
          </table:table-cell>
          <table:table-cell office:value-type="float" office:value="19772" table:style-name="ce6">
            <text:p>19,772<text:s/></text:p>
          </table:table-cell>
          <table:table-cell office:value-type="float" office:value="19936" table:style-name="ce6">
            <text:p>19,936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9976" table:style-name="ce6">
            <text:p>9,976<text:s/></text:p>
          </table:table-cell>
          <table:table-cell office:value-type="float" office:value="13714" table:style-name="ce6">
            <text:p>13,714<text:s/></text:p>
          </table:table-cell>
          <table:table-cell office:value-type="float" office:value="23025" table:style-name="ce6">
            <text:p>23,025<text:s/></text:p>
          </table:table-cell>
          <table:table-cell office:value-type="float" office:value="17860" table:style-name="ce6">
            <text:p>17,860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10295" table:style-name="ce6">
            <text:p>10,295<text:s/></text:p>
          </table:table-cell>
          <table:table-cell office:value-type="float" office:value="10337" table:style-name="ce6">
            <text:p>10,337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8330" table:style-name="ce6">
            <text:p>8,330<text:s/></text:p>
          </table:table-cell>
          <table:table-cell office:value-type="float" office:value="1100" table:style-name="ce6">
            <text:p>1,100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7175" table:style-name="ce6">
            <text:p>7,175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4495" table:style-name="ce6">
            <text:p>4,495<text:s/></text:p>
          </table:table-cell>
          <table:table-cell table:number-columns-repeated="16264"/>
        </table:table-row>
        <table:table-row table:style-name="ro2">
          <table:table-cell office:value-type="date" office:date-value="2022-08-24T00:00:00" table:style-name="ce5">
            <text:p>2022/8/24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11918" table:style-name="ce6">
            <text:p>11,918<text:s/></text:p>
          </table:table-cell>
          <table:table-cell office:value-type="float" office:value="35876" table:style-name="ce6">
            <text:p>35,876<text:s/></text:p>
          </table:table-cell>
          <table:table-cell office:value-type="float" office:value="36354" table:style-name="ce6">
            <text:p>36,354<text:s/></text:p>
          </table:table-cell>
          <table:table-cell office:value-type="float" office:value="20733" table:style-name="ce6">
            <text:p>20,733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9374" table:style-name="ce6">
            <text:p>9,374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9463" table:style-name="ce6">
            <text:p>9,463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14245" table:style-name="ce6">
            <text:p>14,245<text:s/></text:p>
          </table:table-cell>
          <table:table-cell office:value-type="float" office:value="15458" table:style-name="ce6">
            <text:p>15,458<text:s/></text:p>
          </table:table-cell>
          <table:table-cell office:value-type="float" office:value="4762" table:style-name="ce6">
            <text:p>4,762<text:s/></text:p>
          </table:table-cell>
          <table:table-cell office:value-type="float" office:value="8095" table:style-name="ce6">
            <text:p>8,095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6930" table:style-name="ce6">
            <text:p>6,930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6082" table:style-name="ce6">
            <text:p>6,082<text:s/></text:p>
          </table:table-cell>
          <table:table-cell office:value-type="float" office:value="33434" table:style-name="ce6">
            <text:p>33,434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10702" table:style-name="ce6">
            <text:p>10,702<text:s/></text:p>
          </table:table-cell>
          <table:table-cell office:value-type="float" office:value="10846" table:style-name="ce6">
            <text:p>10,846<text:s/></text:p>
          </table:table-cell>
          <table:table-cell office:value-type="float" office:value="13096" table:style-name="ce6">
            <text:p>13,096<text:s/></text:p>
          </table:table-cell>
          <table:table-cell office:value-type="float" office:value="20710" table:style-name="ce6">
            <text:p>20,710<text:s/></text:p>
          </table:table-cell>
          <table:table-cell office:value-type="float" office:value="12726" table:style-name="ce6">
            <text:p>12,726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20991" table:style-name="ce6">
            <text:p>20,991<text:s/></text:p>
          </table:table-cell>
          <table:table-cell office:value-type="float" office:value="13305" table:style-name="ce6">
            <text:p>13,305<text:s/></text:p>
          </table:table-cell>
          <table:table-cell office:value-type="float" office:value="26655" table:style-name="ce6">
            <text:p>26,655<text:s/></text:p>
          </table:table-cell>
          <table:table-cell office:value-type="float" office:value="20199" table:style-name="ce6">
            <text:p>20,199<text:s/></text:p>
          </table:table-cell>
          <table:table-cell office:value-type="float" office:value="7452" table:style-name="ce6">
            <text:p>7,452<text:s/></text:p>
          </table:table-cell>
          <table:table-cell office:value-type="float" office:value="28420" table:style-name="ce6">
            <text:p>28,420<text:s/></text:p>
          </table:table-cell>
          <table:table-cell office:value-type="float" office:value="21358" table:style-name="ce6">
            <text:p>21,358<text:s/></text:p>
          </table:table-cell>
          <table:table-cell office:value-type="float" office:value="21997" table:style-name="ce6">
            <text:p>21,997<text:s/></text:p>
          </table:table-cell>
          <table:table-cell office:value-type="float" office:value="17147" table:style-name="ce6">
            <text:p>17,147<text:s/></text:p>
          </table:table-cell>
          <table:table-cell office:value-type="float" office:value="19900" table:style-name="ce6">
            <text:p>19,900<text:s/></text:p>
          </table:table-cell>
          <table:table-cell office:value-type="float" office:value="109346" table:style-name="ce6">
            <text:p>109,346<text:s/></text:p>
          </table:table-cell>
          <table:table-cell office:value-type="float" office:value="37720" table:style-name="ce6">
            <text:p>37,720<text:s/></text:p>
          </table:table-cell>
          <table:table-cell office:value-type="float" office:value="17323" table:style-name="ce6">
            <text:p>17,323<text:s/></text:p>
          </table:table-cell>
          <table:table-cell office:value-type="float" office:value="18734" table:style-name="ce6">
            <text:p>18,734<text:s/></text:p>
          </table:table-cell>
          <table:table-cell office:value-type="float" office:value="19991" table:style-name="ce6">
            <text:p>19,991<text:s/></text:p>
          </table:table-cell>
          <table:table-cell office:value-type="float" office:value="19775" table:style-name="ce6">
            <text:p>19,775<text:s/></text:p>
          </table:table-cell>
          <table:table-cell office:value-type="float" office:value="21263" table:style-name="ce6">
            <text:p>21,263<text:s/></text:p>
          </table:table-cell>
          <table:table-cell office:value-type="float" office:value="19109" table:style-name="ce6">
            <text:p>19,109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24395" table:style-name="ce6">
            <text:p>24,395<text:s/></text:p>
          </table:table-cell>
          <table:table-cell office:value-type="float" office:value="6341" table:style-name="ce6">
            <text:p>6,341<text:s/></text:p>
          </table:table-cell>
          <table:table-cell office:value-type="float" office:value="8095" table:style-name="ce6">
            <text:p>8,095<text:s/></text:p>
          </table:table-cell>
          <table:table-cell office:value-type="float" office:value="14560" table:style-name="ce6">
            <text:p>14,560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7825" table:style-name="ce6">
            <text:p>7,825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26656" table:style-name="ce6">
            <text:p>26,656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18951" table:style-name="ce6">
            <text:p>18,951<text:s/></text:p>
          </table:table-cell>
          <table:table-cell office:value-type="float" office:value="22109" table:style-name="ce6">
            <text:p>22,109<text:s/></text:p>
          </table:table-cell>
          <table:table-cell office:value-type="float" office:value="24476" table:style-name="ce6">
            <text:p>24,476<text:s/></text:p>
          </table:table-cell>
          <table:table-cell office:value-type="float" office:value="30770" table:style-name="ce6">
            <text:p>30,770<text:s/></text:p>
          </table:table-cell>
          <table:table-cell office:value-type="float" office:value="32224" table:style-name="ce6">
            <text:p>32,224<text:s/></text:p>
          </table:table-cell>
          <table:table-cell office:value-type="float" office:value="22630" table:style-name="ce6">
            <text:p>22,630<text:s/></text:p>
          </table:table-cell>
          <table:table-cell office:value-type="float" office:value="21694" table:style-name="ce6">
            <text:p>21,694<text:s/></text:p>
          </table:table-cell>
          <table:table-cell office:value-type="float" office:value="48872" table:style-name="ce6">
            <text:p>48,872<text:s/></text:p>
          </table:table-cell>
          <table:table-cell office:value-type="float" office:value="17192" table:style-name="ce6">
            <text:p>17,192<text:s/></text:p>
          </table:table-cell>
          <table:table-cell office:value-type="float" office:value="27672" table:style-name="ce6">
            <text:p>27,672<text:s/></text:p>
          </table:table-cell>
          <table:table-cell office:value-type="float" office:value="28959" table:style-name="ce6">
            <text:p>28,959<text:s/></text:p>
          </table:table-cell>
          <table:table-cell office:value-type="float" office:value="17953" table:style-name="ce6">
            <text:p>17,953<text:s/></text:p>
          </table:table-cell>
          <table:table-cell office:value-type="float" office:value="51698" table:style-name="ce6">
            <text:p>51,698<text:s/></text:p>
          </table:table-cell>
          <table:table-cell office:value-type="float" office:value="16480" table:style-name="ce6">
            <text:p>16,480<text:s/></text:p>
          </table:table-cell>
          <table:table-cell office:value-type="float" office:value="13830" table:style-name="ce6">
            <text:p>13,830<text:s/></text:p>
          </table:table-cell>
          <table:table-cell office:value-type="float" office:value="12888" table:style-name="ce6">
            <text:p>12,888<text:s/></text:p>
          </table:table-cell>
          <table:table-cell office:value-type="float" office:value="20223" table:style-name="ce6">
            <text:p>20,223<text:s/></text:p>
          </table:table-cell>
          <table:table-cell office:value-type="float" office:value="11609" table:style-name="ce6">
            <text:p>11,609<text:s/></text:p>
          </table:table-cell>
          <table:table-cell office:value-type="float" office:value="23915" table:style-name="ce6">
            <text:p>23,915<text:s/></text:p>
          </table:table-cell>
          <table:table-cell office:value-type="float" office:value="16374" table:style-name="ce6">
            <text:p>16,374<text:s/></text:p>
          </table:table-cell>
          <table:table-cell office:value-type="float" office:value="6664" table:style-name="ce6">
            <text:p>6,664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33150" table:style-name="ce6">
            <text:p>33,150<text:s/></text:p>
          </table:table-cell>
          <table:table-cell office:value-type="float" office:value="18682" table:style-name="ce6">
            <text:p>18,682<text:s/></text:p>
          </table:table-cell>
          <table:table-cell office:value-type="float" office:value="20250" table:style-name="ce6">
            <text:p>20,250<text:s/></text:p>
          </table:table-cell>
          <table:table-cell office:value-type="float" office:value="20407" table:style-name="ce6">
            <text:p>20,407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9089" table:style-name="ce6">
            <text:p>9,089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6047" table:style-name="ce6">
            <text:p>6,047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14317" table:style-name="ce6">
            <text:p>14,317<text:s/></text:p>
          </table:table-cell>
          <table:table-cell office:value-type="float" office:value="23457" table:style-name="ce6">
            <text:p>23,457<text:s/></text:p>
          </table:table-cell>
          <table:table-cell office:value-type="float" office:value="18089" table:style-name="ce6">
            <text:p>18,089<text:s/></text:p>
          </table:table-cell>
          <table:table-cell office:value-type="float" office:value="12760" table:style-name="ce6">
            <text:p>12,760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10719" table:style-name="ce6">
            <text:p>10,719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8446" table:style-name="ce6">
            <text:p>8,446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2111" table:style-name="ce6">
            <text:p>2,111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4380" table:style-name="ce6">
            <text:p>4,380<text:s/></text:p>
          </table:table-cell>
          <table:table-cell table:number-columns-repeated="16264"/>
        </table:table-row>
        <table:table-row table:style-name="ro2">
          <table:table-cell office:value-type="date" office:date-value="2022-08-25T00:00:00" table:style-name="ce5">
            <text:p>2022/8/25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36217" table:style-name="ce6">
            <text:p>36,217<text:s/></text:p>
          </table:table-cell>
          <table:table-cell office:value-type="float" office:value="36398" table:style-name="ce6">
            <text:p>36,398<text:s/></text:p>
          </table:table-cell>
          <table:table-cell office:value-type="float" office:value="20769" table:style-name="ce6">
            <text:p>20,769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9358" table:style-name="ce6">
            <text:p>9,358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6177" table:style-name="ce6">
            <text:p>6,177<text:s/></text:p>
          </table:table-cell>
          <table:table-cell office:value-type="float" office:value="10302" table:style-name="ce6">
            <text:p>10,302<text:s/></text:p>
          </table:table-cell>
          <table:table-cell office:value-type="float" office:value="14069" table:style-name="ce6">
            <text:p>14,069<text:s/></text:p>
          </table:table-cell>
          <table:table-cell office:value-type="float" office:value="15811" table:style-name="ce6">
            <text:p>15,811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2685" table:style-name="ce6">
            <text:p>2,685<text:s/></text:p>
          </table:table-cell>
          <table:table-cell office:value-type="float" office:value="6855" table:style-name="ce6">
            <text:p>6,855<text:s/></text:p>
          </table:table-cell>
          <table:table-cell office:value-type="float" office:value="6397" table:style-name="ce6">
            <text:p>6,397<text:s/></text:p>
          </table:table-cell>
          <table:table-cell office:value-type="float" office:value="6279" table:style-name="ce6">
            <text:p>6,279<text:s/></text:p>
          </table:table-cell>
          <table:table-cell office:value-type="float" office:value="35364" table:style-name="ce6">
            <text:p>35,364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10470" table:style-name="ce6">
            <text:p>10,470<text:s/></text:p>
          </table:table-cell>
          <table:table-cell office:value-type="float" office:value="10648" table:style-name="ce6">
            <text:p>10,648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20172" table:style-name="ce6">
            <text:p>20,172<text:s/></text:p>
          </table:table-cell>
          <table:table-cell office:value-type="float" office:value="12446" table:style-name="ce6">
            <text:p>12,446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20622" table:style-name="ce6">
            <text:p>20,622<text:s/></text:p>
          </table:table-cell>
          <table:table-cell office:value-type="float" office:value="13078" table:style-name="ce6">
            <text:p>13,078<text:s/></text:p>
          </table:table-cell>
          <table:table-cell office:value-type="float" office:value="25792" table:style-name="ce6">
            <text:p>25,792<text:s/></text:p>
          </table:table-cell>
          <table:table-cell office:value-type="float" office:value="18870" table:style-name="ce6">
            <text:p>18,870<text:s/></text:p>
          </table:table-cell>
          <table:table-cell office:value-type="float" office:value="7434" table:style-name="ce6">
            <text:p>7,434<text:s/></text:p>
          </table:table-cell>
          <table:table-cell office:value-type="float" office:value="28234" table:style-name="ce6">
            <text:p>28,234<text:s/></text:p>
          </table:table-cell>
          <table:table-cell office:value-type="float" office:value="21030" table:style-name="ce6">
            <text:p>21,030<text:s/></text:p>
          </table:table-cell>
          <table:table-cell office:value-type="float" office:value="21829" table:style-name="ce6">
            <text:p>21,829<text:s/></text:p>
          </table:table-cell>
          <table:table-cell office:value-type="float" office:value="16941" table:style-name="ce6">
            <text:p>16,941<text:s/></text:p>
          </table:table-cell>
          <table:table-cell office:value-type="float" office:value="19204" table:style-name="ce6">
            <text:p>19,204<text:s/></text:p>
          </table:table-cell>
          <table:table-cell office:value-type="float" office:value="109834" table:style-name="ce6">
            <text:p>109,834<text:s/></text:p>
          </table:table-cell>
          <table:table-cell office:value-type="float" office:value="37762" table:style-name="ce6">
            <text:p>37,762<text:s/></text:p>
          </table:table-cell>
          <table:table-cell office:value-type="float" office:value="16962" table:style-name="ce6">
            <text:p>16,962<text:s/></text:p>
          </table:table-cell>
          <table:table-cell office:value-type="float" office:value="18286" table:style-name="ce6">
            <text:p>18,286<text:s/></text:p>
          </table:table-cell>
          <table:table-cell office:value-type="float" office:value="19624" table:style-name="ce6">
            <text:p>19,624<text:s/></text:p>
          </table:table-cell>
          <table:table-cell office:value-type="float" office:value="19158" table:style-name="ce6">
            <text:p>19,158<text:s/></text:p>
          </table:table-cell>
          <table:table-cell office:value-type="float" office:value="19953" table:style-name="ce6">
            <text:p>19,953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23633" table:style-name="ce6">
            <text:p>23,633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14284" table:style-name="ce6">
            <text:p>14,284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7520" table:style-name="ce6">
            <text:p>7,520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25720" table:style-name="ce6">
            <text:p>25,720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10959" table:style-name="ce6">
            <text:p>10,959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18709" table:style-name="ce6">
            <text:p>18,709<text:s/></text:p>
          </table:table-cell>
          <table:table-cell office:value-type="float" office:value="21393" table:style-name="ce6">
            <text:p>21,393<text:s/></text:p>
          </table:table-cell>
          <table:table-cell office:value-type="float" office:value="24439" table:style-name="ce6">
            <text:p>24,439<text:s/></text:p>
          </table:table-cell>
          <table:table-cell office:value-type="float" office:value="30900" table:style-name="ce6">
            <text:p>30,900<text:s/></text:p>
          </table:table-cell>
          <table:table-cell office:value-type="float" office:value="31764" table:style-name="ce6">
            <text:p>31,764<text:s/></text:p>
          </table:table-cell>
          <table:table-cell office:value-type="float" office:value="22732" table:style-name="ce6">
            <text:p>22,732<text:s/></text:p>
          </table:table-cell>
          <table:table-cell office:value-type="float" office:value="21165" table:style-name="ce6">
            <text:p>21,165<text:s/></text:p>
          </table:table-cell>
          <table:table-cell office:value-type="float" office:value="47681" table:style-name="ce6">
            <text:p>47,681<text:s/></text:p>
          </table:table-cell>
          <table:table-cell office:value-type="float" office:value="16600" table:style-name="ce6">
            <text:p>16,600<text:s/></text:p>
          </table:table-cell>
          <table:table-cell office:value-type="float" office:value="27364" table:style-name="ce6">
            <text:p>27,364<text:s/></text:p>
          </table:table-cell>
          <table:table-cell office:value-type="float" office:value="28451" table:style-name="ce6">
            <text:p>28,451<text:s/></text:p>
          </table:table-cell>
          <table:table-cell office:value-type="float" office:value="17254" table:style-name="ce6">
            <text:p>17,254<text:s/></text:p>
          </table:table-cell>
          <table:table-cell office:value-type="float" office:value="52248" table:style-name="ce6">
            <text:p>52,248<text:s/></text:p>
          </table:table-cell>
          <table:table-cell office:value-type="float" office:value="16254" table:style-name="ce6">
            <text:p>16,254<text:s/></text:p>
          </table:table-cell>
          <table:table-cell office:value-type="float" office:value="13720" table:style-name="ce6">
            <text:p>13,720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20918" table:style-name="ce6">
            <text:p>20,918<text:s/></text:p>
          </table:table-cell>
          <table:table-cell office:value-type="float" office:value="11190" table:style-name="ce6">
            <text:p>11,190<text:s/></text:p>
          </table:table-cell>
          <table:table-cell office:value-type="float" office:value="24278" table:style-name="ce6">
            <text:p>24,278<text:s/></text:p>
          </table:table-cell>
          <table:table-cell office:value-type="float" office:value="16128" table:style-name="ce6">
            <text:p>16,128<text:s/></text:p>
          </table:table-cell>
          <table:table-cell office:value-type="float" office:value="6178" table:style-name="ce6">
            <text:p>6,178<text:s/></text:p>
          </table:table-cell>
          <table:table-cell office:value-type="float" office:value="10148" table:style-name="ce6">
            <text:p>10,148<text:s/></text:p>
          </table:table-cell>
          <table:table-cell office:value-type="float" office:value="32018" table:style-name="ce6">
            <text:p>32,018<text:s/></text:p>
          </table:table-cell>
          <table:table-cell office:value-type="float" office:value="19266" table:style-name="ce6">
            <text:p>19,266<text:s/></text:p>
          </table:table-cell>
          <table:table-cell office:value-type="float" office:value="20193" table:style-name="ce6">
            <text:p>20,193<text:s/></text:p>
          </table:table-cell>
          <table:table-cell office:value-type="float" office:value="19812" table:style-name="ce6">
            <text:p>19,812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5930" table:style-name="ce6">
            <text:p>5,930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13586" table:style-name="ce6">
            <text:p>13,586<text:s/></text:p>
          </table:table-cell>
          <table:table-cell office:value-type="float" office:value="23008" table:style-name="ce6">
            <text:p>23,008<text:s/></text:p>
          </table:table-cell>
          <table:table-cell office:value-type="float" office:value="17760" table:style-name="ce6">
            <text:p>17,760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10084" table:style-name="ce6">
            <text:p>10,084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8323" table:style-name="ce6">
            <text:p>8,323<text:s/></text:p>
          </table:table-cell>
          <table:table-cell office:value-type="float" office:value="1097" table:style-name="ce6">
            <text:p>1,097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2433" table:style-name="ce6">
            <text:p>2,433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4428" table:style-name="ce6">
            <text:p>4,428<text:s/></text:p>
          </table:table-cell>
          <table:table-cell table:number-columns-repeated="16264"/>
        </table:table-row>
        <table:table-row table:style-name="ro2">
          <table:table-cell office:value-type="date" office:date-value="2022-08-26T00:00:00" table:style-name="ce5">
            <text:p>2022/8/26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12110" table:style-name="ce6">
            <text:p>12,110<text:s/></text:p>
          </table:table-cell>
          <table:table-cell office:value-type="float" office:value="35816" table:style-name="ce6">
            <text:p>35,816<text:s/></text:p>
          </table:table-cell>
          <table:table-cell office:value-type="float" office:value="41060" table:style-name="ce6">
            <text:p>41,060<text:s/></text:p>
          </table:table-cell>
          <table:table-cell office:value-type="float" office:value="20436" table:style-name="ce6">
            <text:p>20,436<text:s/></text:p>
          </table:table-cell>
          <table:table-cell office:value-type="float" office:value="11551" table:style-name="ce6">
            <text:p>11,551<text:s/></text:p>
          </table:table-cell>
          <table:table-cell office:value-type="float" office:value="9966" table:style-name="ce6">
            <text:p>9,966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11184" table:style-name="ce6">
            <text:p>11,184<text:s/></text:p>
          </table:table-cell>
          <table:table-cell office:value-type="float" office:value="14109" table:style-name="ce6">
            <text:p>14,109<text:s/></text:p>
          </table:table-cell>
          <table:table-cell office:value-type="float" office:value="15185" table:style-name="ce6">
            <text:p>15,185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8489" table:style-name="ce6">
            <text:p>8,489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37838" table:style-name="ce6">
            <text:p>37,838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11156" table:style-name="ce6">
            <text:p>11,156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21167" table:style-name="ce6">
            <text:p>21,167<text:s/></text:p>
          </table:table-cell>
          <table:table-cell office:value-type="float" office:value="13360" table:style-name="ce6">
            <text:p>13,360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23595" table:style-name="ce6">
            <text:p>23,595<text:s/></text:p>
          </table:table-cell>
          <table:table-cell office:value-type="float" office:value="14482" table:style-name="ce6">
            <text:p>14,482<text:s/></text:p>
          </table:table-cell>
          <table:table-cell office:value-type="float" office:value="27094" table:style-name="ce6">
            <text:p>27,094<text:s/></text:p>
          </table:table-cell>
          <table:table-cell office:value-type="float" office:value="20215" table:style-name="ce6">
            <text:p>20,215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29977" table:style-name="ce6">
            <text:p>29,977<text:s/></text:p>
          </table:table-cell>
          <table:table-cell office:value-type="float" office:value="22447" table:style-name="ce6">
            <text:p>22,447<text:s/></text:p>
          </table:table-cell>
          <table:table-cell office:value-type="float" office:value="22897" table:style-name="ce6">
            <text:p>22,897<text:s/></text:p>
          </table:table-cell>
          <table:table-cell office:value-type="float" office:value="17678" table:style-name="ce6">
            <text:p>17,678<text:s/></text:p>
          </table:table-cell>
          <table:table-cell office:value-type="float" office:value="19052" table:style-name="ce6">
            <text:p>19,052<text:s/></text:p>
          </table:table-cell>
          <table:table-cell office:value-type="float" office:value="124040" table:style-name="ce6">
            <text:p>124,040<text:s/></text:p>
          </table:table-cell>
          <table:table-cell office:value-type="float" office:value="43968" table:style-name="ce6">
            <text:p>43,968<text:s/></text:p>
          </table:table-cell>
          <table:table-cell office:value-type="float" office:value="17952" table:style-name="ce6">
            <text:p>17,952<text:s/></text:p>
          </table:table-cell>
          <table:table-cell office:value-type="float" office:value="18816" table:style-name="ce6">
            <text:p>18,816<text:s/></text:p>
          </table:table-cell>
          <table:table-cell office:value-type="float" office:value="21036" table:style-name="ce6">
            <text:p>21,036<text:s/></text:p>
          </table:table-cell>
          <table:table-cell office:value-type="float" office:value="21660" table:style-name="ce6">
            <text:p>21,660<text:s/></text:p>
          </table:table-cell>
          <table:table-cell office:value-type="float" office:value="21682" table:style-name="ce6">
            <text:p>21,682<text:s/></text:p>
          </table:table-cell>
          <table:table-cell office:value-type="float" office:value="20142" table:style-name="ce6">
            <text:p>20,142<text:s/></text:p>
          </table:table-cell>
          <table:table-cell office:value-type="float" office:value="10596" table:style-name="ce6">
            <text:p>10,596<text:s/></text:p>
          </table:table-cell>
          <table:table-cell office:value-type="float" office:value="23920" table:style-name="ce6">
            <text:p>23,920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15103" table:style-name="ce6">
            <text:p>15,103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10430" table:style-name="ce6">
            <text:p>10,430<text:s/></text:p>
          </table:table-cell>
          <table:table-cell office:value-type="float" office:value="28609" table:style-name="ce6">
            <text:p>28,609<text:s/></text:p>
          </table:table-cell>
          <table:table-cell office:value-type="float" office:value="8451" table:style-name="ce6">
            <text:p>8,451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19847" table:style-name="ce6">
            <text:p>19,847<text:s/></text:p>
          </table:table-cell>
          <table:table-cell office:value-type="float" office:value="22028" table:style-name="ce6">
            <text:p>22,028<text:s/></text:p>
          </table:table-cell>
          <table:table-cell office:value-type="float" office:value="25647" table:style-name="ce6">
            <text:p>25,647<text:s/></text:p>
          </table:table-cell>
          <table:table-cell office:value-type="float" office:value="34337" table:style-name="ce6">
            <text:p>34,337<text:s/></text:p>
          </table:table-cell>
          <table:table-cell office:value-type="float" office:value="33560" table:style-name="ce6">
            <text:p>33,560<text:s/></text:p>
          </table:table-cell>
          <table:table-cell office:value-type="float" office:value="24001" table:style-name="ce6">
            <text:p>24,001<text:s/></text:p>
          </table:table-cell>
          <table:table-cell office:value-type="float" office:value="22865" table:style-name="ce6">
            <text:p>22,865<text:s/></text:p>
          </table:table-cell>
          <table:table-cell office:value-type="float" office:value="55653" table:style-name="ce6">
            <text:p>55,653<text:s/></text:p>
          </table:table-cell>
          <table:table-cell office:value-type="float" office:value="17312" table:style-name="ce6">
            <text:p>17,312<text:s/></text:p>
          </table:table-cell>
          <table:table-cell office:value-type="float" office:value="30102" table:style-name="ce6">
            <text:p>30,102<text:s/></text:p>
          </table:table-cell>
          <table:table-cell office:value-type="float" office:value="31501" table:style-name="ce6">
            <text:p>31,501<text:s/></text:p>
          </table:table-cell>
          <table:table-cell office:value-type="float" office:value="18866" table:style-name="ce6">
            <text:p>18,866<text:s/></text:p>
          </table:table-cell>
          <table:table-cell office:value-type="float" office:value="57728" table:style-name="ce6">
            <text:p>57,728<text:s/></text:p>
          </table:table-cell>
          <table:table-cell office:value-type="float" office:value="16802" table:style-name="ce6">
            <text:p>16,802<text:s/></text:p>
          </table:table-cell>
          <table:table-cell office:value-type="float" office:value="14777" table:style-name="ce6">
            <text:p>14,777<text:s/></text:p>
          </table:table-cell>
          <table:table-cell office:value-type="float" office:value="13382" table:style-name="ce6">
            <text:p>13,382<text:s/></text:p>
          </table:table-cell>
          <table:table-cell office:value-type="float" office:value="23328" table:style-name="ce6">
            <text:p>23,328<text:s/></text:p>
          </table:table-cell>
          <table:table-cell office:value-type="float" office:value="11721" table:style-name="ce6">
            <text:p>11,721<text:s/></text:p>
          </table:table-cell>
          <table:table-cell office:value-type="float" office:value="27688" table:style-name="ce6">
            <text:p>27,688<text:s/></text:p>
          </table:table-cell>
          <table:table-cell office:value-type="float" office:value="17119" table:style-name="ce6">
            <text:p>17,119<text:s/></text:p>
          </table:table-cell>
          <table:table-cell office:value-type="float" office:value="6995" table:style-name="ce6">
            <text:p>6,995<text:s/></text:p>
          </table:table-cell>
          <table:table-cell office:value-type="float" office:value="10867" table:style-name="ce6">
            <text:p>10,867<text:s/></text:p>
          </table:table-cell>
          <table:table-cell office:value-type="float" office:value="32855" table:style-name="ce6">
            <text:p>32,855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20220" table:style-name="ce6">
            <text:p>20,220<text:s/></text:p>
          </table:table-cell>
          <table:table-cell office:value-type="float" office:value="21053" table:style-name="ce6">
            <text:p>21,053<text:s/></text:p>
          </table:table-cell>
          <table:table-cell office:value-type="float" office:value="6686" table:style-name="ce6">
            <text:p>6,686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8892" table:style-name="ce6">
            <text:p>8,892<text:s/></text:p>
          </table:table-cell>
          <table:table-cell office:value-type="float" office:value="11724" table:style-name="ce6">
            <text:p>11,724<text:s/></text:p>
          </table:table-cell>
          <table:table-cell office:value-type="float" office:value="14443" table:style-name="ce6">
            <text:p>14,443<text:s/></text:p>
          </table:table-cell>
          <table:table-cell office:value-type="float" office:value="23821" table:style-name="ce6">
            <text:p>23,821<text:s/></text:p>
          </table:table-cell>
          <table:table-cell office:value-type="float" office:value="19598" table:style-name="ce6">
            <text:p>19,598<text:s/></text:p>
          </table:table-cell>
          <table:table-cell office:value-type="float" office:value="12788" table:style-name="ce6">
            <text:p>12,788<text:s/></text:p>
          </table:table-cell>
          <table:table-cell office:value-type="float" office:value="10409" table:style-name="ce6">
            <text:p>10,409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9294" table:style-name="ce6">
            <text:p>9,294<text:s/></text:p>
          </table:table-cell>
          <table:table-cell office:value-type="float" office:value="8480" table:style-name="ce6">
            <text:p>8,480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1941" table:style-name="ce6">
            <text:p>1,941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4402" table:style-name="ce6">
            <text:p>4,402<text:s/></text:p>
          </table:table-cell>
          <table:table-cell table:number-columns-repeated="16264"/>
        </table:table-row>
        <table:table-row table:style-name="ro2">
          <table:table-cell office:value-type="date" office:date-value="2022-08-27T00:00:00" table:style-name="ce5">
            <text:p>2022/8/27</text:p>
          </table:table-cell>
          <table:table-cell office:value-type="float" office:value="2753" table:style-name="ce6">
            <text:p>2,753<text:s/></text:p>
          </table:table-cell>
          <table:table-cell office:value-type="float" office:value="7246" table:style-name="ce6">
            <text:p>7,246<text:s/></text:p>
          </table:table-cell>
          <table:table-cell office:value-type="float" office:value="18724" table:style-name="ce6">
            <text:p>18,724<text:s/></text:p>
          </table:table-cell>
          <table:table-cell office:value-type="float" office:value="37505" table:style-name="ce6">
            <text:p>37,505<text:s/></text:p>
          </table:table-cell>
          <table:table-cell office:value-type="float" office:value="12198" table:style-name="ce6">
            <text:p>12,198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1680" table:style-name="ce6">
            <text:p>1,680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9572" table:style-name="ce6">
            <text:p>9,572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6991" table:style-name="ce6">
            <text:p>6,991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4663" table:style-name="ce6">
            <text:p>4,663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22072" table:style-name="ce6">
            <text:p>22,072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8193" table:style-name="ce6">
            <text:p>8,193<text:s/></text:p>
          </table:table-cell>
          <table:table-cell office:value-type="float" office:value="10589" table:style-name="ce6">
            <text:p>10,589<text:s/></text:p>
          </table:table-cell>
          <table:table-cell office:value-type="float" office:value="13634" table:style-name="ce6">
            <text:p>13,634<text:s/></text:p>
          </table:table-cell>
          <table:table-cell office:value-type="float" office:value="11264" table:style-name="ce6">
            <text:p>11,264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21186" table:style-name="ce6">
            <text:p>21,186<text:s/></text:p>
          </table:table-cell>
          <table:table-cell office:value-type="float" office:value="11745" table:style-name="ce6">
            <text:p>11,745<text:s/></text:p>
          </table:table-cell>
          <table:table-cell office:value-type="float" office:value="20476" table:style-name="ce6">
            <text:p>20,476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23730" table:style-name="ce6">
            <text:p>23,730<text:s/></text:p>
          </table:table-cell>
          <table:table-cell office:value-type="float" office:value="16624" table:style-name="ce6">
            <text:p>16,624<text:s/></text:p>
          </table:table-cell>
          <table:table-cell office:value-type="float" office:value="16636" table:style-name="ce6">
            <text:p>16,636<text:s/></text:p>
          </table:table-cell>
          <table:table-cell office:value-type="float" office:value="13791" table:style-name="ce6">
            <text:p>13,791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119540" table:style-name="ce6">
            <text:p>119,540<text:s/></text:p>
          </table:table-cell>
          <table:table-cell office:value-type="float" office:value="41958" table:style-name="ce6">
            <text:p>41,958<text:s/></text:p>
          </table:table-cell>
          <table:table-cell office:value-type="float" office:value="13907" table:style-name="ce6">
            <text:p>13,907<text:s/></text:p>
          </table:table-cell>
          <table:table-cell office:value-type="float" office:value="13557" table:style-name="ce6">
            <text:p>13,557<text:s/></text:p>
          </table:table-cell>
          <table:table-cell office:value-type="float" office:value="22580" table:style-name="ce6">
            <text:p>22,580<text:s/></text:p>
          </table:table-cell>
          <table:table-cell office:value-type="float" office:value="21845" table:style-name="ce6">
            <text:p>21,845<text:s/></text:p>
          </table:table-cell>
          <table:table-cell office:value-type="float" office:value="20416" table:style-name="ce6">
            <text:p>20,416<text:s/></text:p>
          </table:table-cell>
          <table:table-cell office:value-type="float" office:value="15145" table:style-name="ce6">
            <text:p>15,145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16792" table:style-name="ce6">
            <text:p>16,792<text:s/></text:p>
          </table:table-cell>
          <table:table-cell office:value-type="float" office:value="5326" table:style-name="ce6">
            <text:p>5,326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12684" table:style-name="ce6">
            <text:p>12,684<text:s/></text:p>
          </table:table-cell>
          <table:table-cell office:value-type="float" office:value="4345" table:style-name="ce6">
            <text:p>4,345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29877" table:style-name="ce6">
            <text:p>29,877<text:s/></text:p>
          </table:table-cell>
          <table:table-cell office:value-type="float" office:value="5341" table:style-name="ce6">
            <text:p>5,341<text:s/></text:p>
          </table:table-cell>
          <table:table-cell office:value-type="float" office:value="8351" table:style-name="ce6">
            <text:p>8,351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14826" table:style-name="ce6">
            <text:p>14,826<text:s/></text:p>
          </table:table-cell>
          <table:table-cell office:value-type="float" office:value="14235" table:style-name="ce6">
            <text:p>14,235<text:s/></text:p>
          </table:table-cell>
          <table:table-cell office:value-type="float" office:value="21810" table:style-name="ce6">
            <text:p>21,810<text:s/></text:p>
          </table:table-cell>
          <table:table-cell office:value-type="float" office:value="29324" table:style-name="ce6">
            <text:p>29,324<text:s/></text:p>
          </table:table-cell>
          <table:table-cell office:value-type="float" office:value="24967" table:style-name="ce6">
            <text:p>24,967<text:s/></text:p>
          </table:table-cell>
          <table:table-cell office:value-type="float" office:value="17866" table:style-name="ce6">
            <text:p>17,866<text:s/></text:p>
          </table:table-cell>
          <table:table-cell office:value-type="float" office:value="22011" table:style-name="ce6">
            <text:p>22,011<text:s/></text:p>
          </table:table-cell>
          <table:table-cell office:value-type="float" office:value="53855" table:style-name="ce6">
            <text:p>53,855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28247" table:style-name="ce6">
            <text:p>28,247<text:s/></text:p>
          </table:table-cell>
          <table:table-cell office:value-type="float" office:value="24326" table:style-name="ce6">
            <text:p>24,326<text:s/></text:p>
          </table:table-cell>
          <table:table-cell office:value-type="float" office:value="14886" table:style-name="ce6">
            <text:p>14,886<text:s/></text:p>
          </table:table-cell>
          <table:table-cell office:value-type="float" office:value="46714" table:style-name="ce6">
            <text:p>46,714<text:s/></text:p>
          </table:table-cell>
          <table:table-cell office:value-type="float" office:value="12837" table:style-name="ce6">
            <text:p>12,837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16458" table:style-name="ce6">
            <text:p>16,458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22119" table:style-name="ce6">
            <text:p>22,119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15344" table:style-name="ce6">
            <text:p>15,344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13446" table:style-name="ce6">
            <text:p>13,446<text:s/>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2080" table:style-name="ce6">
            <text:p>2,080<text:s/></text:p>
          </table:table-cell>
          <table:table-cell office:value-type="float" office:value="11714" table:style-name="ce6">
            <text:p>11,714<text:s/></text:p>
          </table:table-cell>
          <table:table-cell office:value-type="float" office:value="7446" table:style-name="ce6">
            <text:p>7,446<text:s/></text:p>
          </table:table-cell>
          <table:table-cell office:value-type="float" office:value="8131" table:style-name="ce6">
            <text:p>8,131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10728" table:style-name="ce6">
            <text:p>10,728<text:s/></text:p>
          </table:table-cell>
          <table:table-cell office:value-type="float" office:value="16345" table:style-name="ce6">
            <text:p>16,345<text:s/></text:p>
          </table:table-cell>
          <table:table-cell office:value-type="float" office:value="16812" table:style-name="ce6">
            <text:p>16,812<text:s/></text:p>
          </table:table-cell>
          <table:table-cell office:value-type="float" office:value="8926" table:style-name="ce6">
            <text:p>8,926<text:s/></text:p>
          </table:table-cell>
          <table:table-cell office:value-type="float" office:value="8099" table:style-name="ce6">
            <text:p>8,099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6344" table:style-name="ce6">
            <text:p>6,344<text:s/></text:p>
          </table:table-cell>
          <table:table-cell office:value-type="float" office:value="822" table:style-name="ce6">
            <text:p>822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981" table:style-name="ce6">
            <text:p>981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1592" table:style-name="ce6">
            <text:p>1,592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2636" table:style-name="ce6">
            <text:p>2,636<text:s/></text:p>
          </table:table-cell>
          <table:table-cell table:number-columns-repeated="16264"/>
        </table:table-row>
        <table:table-row table:style-name="ro2">
          <table:table-cell office:value-type="date" office:date-value="2022-08-28T00:00:00" table:style-name="ce5">
            <text:p>2022/8/28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5683" table:style-name="ce6">
            <text:p>5,683<text:s/></text:p>
          </table:table-cell>
          <table:table-cell office:value-type="float" office:value="14985" table:style-name="ce6">
            <text:p>14,985<text:s/></text:p>
          </table:table-cell>
          <table:table-cell office:value-type="float" office:value="29155" table:style-name="ce6">
            <text:p>29,155<text:s/></text:p>
          </table:table-cell>
          <table:table-cell office:value-type="float" office:value="9296" table:style-name="ce6">
            <text:p>9,296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4895" table:style-name="ce6">
            <text:p>4,895<text:s/></text:p>
          </table:table-cell>
          <table:table-cell office:value-type="float" office:value="2566" table:style-name="ce6">
            <text:p>2,566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1900" table:style-name="ce6">
            <text:p>1,900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5500" table:style-name="ce6">
            <text:p>5,500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3585" table:style-name="ce6">
            <text:p>3,585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11418" table:style-name="ce6">
            <text:p>11,418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6080" table:style-name="ce6">
            <text:p>6,080<text:s/></text:p>
          </table:table-cell>
          <table:table-cell office:value-type="float" office:value="19436" table:style-name="ce6">
            <text:p>19,436<text:s/></text:p>
          </table:table-cell>
          <table:table-cell office:value-type="float" office:value="9382" table:style-name="ce6">
            <text:p>9,382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19288" table:style-name="ce6">
            <text:p>19,288<text:s/></text:p>
          </table:table-cell>
          <table:table-cell office:value-type="float" office:value="13110" table:style-name="ce6">
            <text:p>13,110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5527" table:style-name="ce6">
            <text:p>5,527<text:s/></text:p>
          </table:table-cell>
          <table:table-cell office:value-type="float" office:value="113517" table:style-name="ce6">
            <text:p>113,517<text:s/></text:p>
          </table:table-cell>
          <table:table-cell office:value-type="float" office:value="34164" table:style-name="ce6">
            <text:p>34,164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12212" table:style-name="ce6">
            <text:p>12,212<text:s/></text:p>
          </table:table-cell>
          <table:table-cell office:value-type="float" office:value="19230" table:style-name="ce6">
            <text:p>19,230<text:s/></text:p>
          </table:table-cell>
          <table:table-cell office:value-type="float" office:value="17545" table:style-name="ce6">
            <text:p>17,545<text:s/></text:p>
          </table:table-cell>
          <table:table-cell office:value-type="float" office:value="16244" table:style-name="ce6">
            <text:p>16,244<text:s/></text:p>
          </table:table-cell>
          <table:table-cell office:value-type="float" office:value="12463" table:style-name="ce6">
            <text:p>12,463<text:s/></text:p>
          </table:table-cell>
          <table:table-cell office:value-type="float" office:value="5567" table:style-name="ce6">
            <text:p>5,567<text:s/></text:p>
          </table:table-cell>
          <table:table-cell office:value-type="float" office:value="12869" table:style-name="ce6">
            <text:p>12,869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1125" table:style-name="ce6">
            <text:p>1,125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26007" table:style-name="ce6">
            <text:p>26,007<text:s/></text:p>
          </table:table-cell>
          <table:table-cell office:value-type="float" office:value="4530" table:style-name="ce6">
            <text:p>4,530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11641" table:style-name="ce6">
            <text:p>11,641<text:s/></text:p>
          </table:table-cell>
          <table:table-cell office:value-type="float" office:value="10148" table:style-name="ce6">
            <text:p>10,148<text:s/></text:p>
          </table:table-cell>
          <table:table-cell office:value-type="float" office:value="17940" table:style-name="ce6">
            <text:p>17,940<text:s/></text:p>
          </table:table-cell>
          <table:table-cell office:value-type="float" office:value="26195" table:style-name="ce6">
            <text:p>26,195<text:s/></text:p>
          </table:table-cell>
          <table:table-cell office:value-type="float" office:value="19491" table:style-name="ce6">
            <text:p>19,491<text:s/></text:p>
          </table:table-cell>
          <table:table-cell office:value-type="float" office:value="14250" table:style-name="ce6">
            <text:p>14,250<text:s/></text:p>
          </table:table-cell>
          <table:table-cell office:value-type="float" office:value="17644" table:style-name="ce6">
            <text:p>17,644<text:s/></text:p>
          </table:table-cell>
          <table:table-cell office:value-type="float" office:value="46445" table:style-name="ce6">
            <text:p>46,445<text:s/></text:p>
          </table:table-cell>
          <table:table-cell office:value-type="float" office:value="9391" table:style-name="ce6">
            <text:p>9,391<text:s/></text:p>
          </table:table-cell>
          <table:table-cell office:value-type="float" office:value="21946" table:style-name="ce6">
            <text:p>21,946<text:s/></text:p>
          </table:table-cell>
          <table:table-cell office:value-type="float" office:value="17942" table:style-name="ce6">
            <text:p>17,942<text:s/></text:p>
          </table:table-cell>
          <table:table-cell office:value-type="float" office:value="11310" table:style-name="ce6">
            <text:p>11,310<text:s/></text:p>
          </table:table-cell>
          <table:table-cell office:value-type="float" office:value="38602" table:style-name="ce6">
            <text:p>38,602<text:s/></text:p>
          </table:table-cell>
          <table:table-cell office:value-type="float" office:value="9990" table:style-name="ce6">
            <text:p>9,990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5768" table:style-name="ce6">
            <text:p>5,768<text:s/></text:p>
          </table:table-cell>
          <table:table-cell office:value-type="float" office:value="12820" table:style-name="ce6">
            <text:p>12,820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19407" table:style-name="ce6">
            <text:p>19,407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11585" table:style-name="ce6">
            <text:p>11,585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9053" table:style-name="ce6">
            <text:p>9,053<text:s/></text:p>
          </table:table-cell>
          <table:table-cell office:value-type="float" office:value="10955" table:style-name="ce6">
            <text:p>10,955<text:s/></text:p>
          </table:table-cell>
          <table:table-cell office:value-type="float" office:value="4188" table:style-name="ce6">
            <text:p>4,188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10179" table:style-name="ce6">
            <text:p>10,179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8512" table:style-name="ce6">
            <text:p>8,512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13626" table:style-name="ce6">
            <text:p>13,626<text:s/></text:p>
          </table:table-cell>
          <table:table-cell office:value-type="float" office:value="6897" table:style-name="ce6">
            <text:p>6,897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6220" table:style-name="ce6">
            <text:p>6,220<text:s/></text:p>
          </table:table-cell>
          <table:table-cell office:value-type="float" office:value="6456" table:style-name="ce6">
            <text:p>6,456<text:s/></text:p>
          </table:table-cell>
          <table:table-cell office:value-type="float" office:value="5062" table:style-name="ce6">
            <text:p>5,062<text:s/></text:p>
          </table:table-cell>
          <table:table-cell office:value-type="float" office:value="4914" table:style-name="ce6">
            <text:p>4,914<text:s/></text:p>
          </table:table-cell>
          <table:table-cell office:value-type="float" office:value="629" table:style-name="ce6">
            <text:p>629<text:s/>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1238" table:style-name="ce6">
            <text:p>1,238<text:s/></text:p>
          </table:table-cell>
          <table:table-cell office:value-type="float" office:value="7682" table:style-name="ce6">
            <text:p>7,682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2235" table:style-name="ce6">
            <text:p>2,235<text:s/></text:p>
          </table:table-cell>
          <table:table-cell table:number-columns-repeated="16264"/>
        </table:table-row>
        <table:table-row table:style-name="ro2">
          <table:table-cell office:value-type="date" office:date-value="2022-08-29T00:00:00" table:style-name="ce5">
            <text:p>2022/8/29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11139" table:style-name="ce6">
            <text:p>11,139<text:s/></text:p>
          </table:table-cell>
          <table:table-cell office:value-type="float" office:value="33633" table:style-name="ce6">
            <text:p>33,633<text:s/></text:p>
          </table:table-cell>
          <table:table-cell office:value-type="float" office:value="33243" table:style-name="ce6">
            <text:p>33,243<text:s/></text:p>
          </table:table-cell>
          <table:table-cell office:value-type="float" office:value="17202" table:style-name="ce6">
            <text:p>17,202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2052" table:style-name="ce6">
            <text:p>2,052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13450" table:style-name="ce6">
            <text:p>13,450<text:s/></text:p>
          </table:table-cell>
          <table:table-cell office:value-type="float" office:value="13700" table:style-name="ce6">
            <text:p>13,700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7432" table:style-name="ce6">
            <text:p>7,432<text:s/></text:p>
          </table:table-cell>
          <table:table-cell office:value-type="float" office:value="2685" table:style-name="ce6">
            <text:p>2,685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6059" table:style-name="ce6">
            <text:p>6,059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23327" table:style-name="ce6">
            <text:p>23,327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20110" table:style-name="ce6">
            <text:p>20,110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20784" table:style-name="ce6">
            <text:p>20,784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24835" table:style-name="ce6">
            <text:p>24,835<text:s/></text:p>
          </table:table-cell>
          <table:table-cell office:value-type="float" office:value="17694" table:style-name="ce6">
            <text:p>17,694<text:s/></text:p>
          </table:table-cell>
          <table:table-cell office:value-type="float" office:value="7701" table:style-name="ce6">
            <text:p>7,701<text:s/></text:p>
          </table:table-cell>
          <table:table-cell office:value-type="float" office:value="27000" table:style-name="ce6">
            <text:p>27,000<text:s/></text:p>
          </table:table-cell>
          <table:table-cell office:value-type="float" office:value="19974" table:style-name="ce6">
            <text:p>19,974<text:s/></text:p>
          </table:table-cell>
          <table:table-cell office:value-type="float" office:value="21122" table:style-name="ce6">
            <text:p>21,122<text:s/></text:p>
          </table:table-cell>
          <table:table-cell office:value-type="float" office:value="16672" table:style-name="ce6">
            <text:p>16,672<text:s/></text:p>
          </table:table-cell>
          <table:table-cell office:value-type="float" office:value="19316" table:style-name="ce6">
            <text:p>19,316<text:s/></text:p>
          </table:table-cell>
          <table:table-cell office:value-type="float" office:value="108682" table:style-name="ce6">
            <text:p>108,682<text:s/></text:p>
          </table:table-cell>
          <table:table-cell office:value-type="float" office:value="35333" table:style-name="ce6">
            <text:p>35,333<text:s/></text:p>
          </table:table-cell>
          <table:table-cell office:value-type="float" office:value="17083" table:style-name="ce6">
            <text:p>17,083<text:s/></text:p>
          </table:table-cell>
          <table:table-cell office:value-type="float" office:value="17705" table:style-name="ce6">
            <text:p>17,705<text:s/></text:p>
          </table:table-cell>
          <table:table-cell office:value-type="float" office:value="19593" table:style-name="ce6">
            <text:p>19,593<text:s/></text:p>
          </table:table-cell>
          <table:table-cell office:value-type="float" office:value="19151" table:style-name="ce6">
            <text:p>19,151<text:s/></text:p>
          </table:table-cell>
          <table:table-cell office:value-type="float" office:value="19313" table:style-name="ce6">
            <text:p>19,313<text:s/></text:p>
          </table:table-cell>
          <table:table-cell office:value-type="float" office:value="18146" table:style-name="ce6">
            <text:p>18,146<text:s/></text:p>
          </table:table-cell>
          <table:table-cell office:value-type="float" office:value="10254" table:style-name="ce6">
            <text:p>10,254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5978" table:style-name="ce6">
            <text:p>5,978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13340" table:style-name="ce6">
            <text:p>13,340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26222" table:style-name="ce6">
            <text:p>26,222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6816" table:style-name="ce6">
            <text:p>6,816<text:s/></text:p>
          </table:table-cell>
          <table:table-cell office:value-type="float" office:value="17777" table:style-name="ce6">
            <text:p>17,777<text:s/></text:p>
          </table:table-cell>
          <table:table-cell office:value-type="float" office:value="21058" table:style-name="ce6">
            <text:p>21,058<text:s/></text:p>
          </table:table-cell>
          <table:table-cell office:value-type="float" office:value="23317" table:style-name="ce6">
            <text:p>23,317<text:s/></text:p>
          </table:table-cell>
          <table:table-cell office:value-type="float" office:value="29346" table:style-name="ce6">
            <text:p>29,346<text:s/></text:p>
          </table:table-cell>
          <table:table-cell office:value-type="float" office:value="30369" table:style-name="ce6">
            <text:p>30,369<text:s/></text:p>
          </table:table-cell>
          <table:table-cell office:value-type="float" office:value="21749" table:style-name="ce6">
            <text:p>21,749<text:s/></text:p>
          </table:table-cell>
          <table:table-cell office:value-type="float" office:value="20482" table:style-name="ce6">
            <text:p>20,482<text:s/></text:p>
          </table:table-cell>
          <table:table-cell office:value-type="float" office:value="47640" table:style-name="ce6">
            <text:p>47,640<text:s/></text:p>
          </table:table-cell>
          <table:table-cell office:value-type="float" office:value="15107" table:style-name="ce6">
            <text:p>15,107<text:s/></text:p>
          </table:table-cell>
          <table:table-cell office:value-type="float" office:value="25775" table:style-name="ce6">
            <text:p>25,775<text:s/></text:p>
          </table:table-cell>
          <table:table-cell office:value-type="float" office:value="25936" table:style-name="ce6">
            <text:p>25,936<text:s/></text:p>
          </table:table-cell>
          <table:table-cell office:value-type="float" office:value="15576" table:style-name="ce6">
            <text:p>15,576<text:s/></text:p>
          </table:table-cell>
          <table:table-cell office:value-type="float" office:value="49239" table:style-name="ce6">
            <text:p>49,239<text:s/></text:p>
          </table:table-cell>
          <table:table-cell office:value-type="float" office:value="14860" table:style-name="ce6">
            <text:p>14,860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16628" table:style-name="ce6">
            <text:p>16,628<text:s/></text:p>
          </table:table-cell>
          <table:table-cell office:value-type="float" office:value="11318" table:style-name="ce6">
            <text:p>11,318<text:s/></text:p>
          </table:table-cell>
          <table:table-cell office:value-type="float" office:value="24943" table:style-name="ce6">
            <text:p>24,943<text:s/></text:p>
          </table:table-cell>
          <table:table-cell office:value-type="float" office:value="15430" table:style-name="ce6">
            <text:p>15,430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9817" table:style-name="ce6">
            <text:p>9,817<text:s/></text:p>
          </table:table-cell>
          <table:table-cell office:value-type="float" office:value="29999" table:style-name="ce6">
            <text:p>29,999<text:s/></text:p>
          </table:table-cell>
          <table:table-cell office:value-type="float" office:value="17630" table:style-name="ce6">
            <text:p>17,630<text:s/></text:p>
          </table:table-cell>
          <table:table-cell office:value-type="float" office:value="19060" table:style-name="ce6">
            <text:p>19,060<text:s/></text:p>
          </table:table-cell>
          <table:table-cell office:value-type="float" office:value="19533" table:style-name="ce6">
            <text:p>19,533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8078" table:style-name="ce6">
            <text:p>8,078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22717" table:style-name="ce6">
            <text:p>22,717<text:s/></text:p>
          </table:table-cell>
          <table:table-cell office:value-type="float" office:value="16291" table:style-name="ce6">
            <text:p>16,291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10203" table:style-name="ce6">
            <text:p>10,203<text:s/></text:p>
          </table:table-cell>
          <table:table-cell office:value-type="float" office:value="9557" table:style-name="ce6">
            <text:p>9,557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1166" table:style-name="ce6">
            <text:p>1,166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4266" table:style-name="ce6">
            <text:p>4,266<text:s/></text:p>
          </table:table-cell>
          <table:table-cell table:number-columns-repeated="16264"/>
        </table:table-row>
        <table:table-row table:style-name="ro2">
          <table:table-cell office:value-type="date" office:date-value="2022-08-30T00:00:00" table:style-name="ce5">
            <text:p>2022/8/30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35143" table:style-name="ce6">
            <text:p>35,143<text:s/></text:p>
          </table:table-cell>
          <table:table-cell office:value-type="float" office:value="34322" table:style-name="ce6">
            <text:p>34,322<text:s/></text:p>
          </table:table-cell>
          <table:table-cell office:value-type="float" office:value="22197" table:style-name="ce6">
            <text:p>22,197<text:s/></text:p>
          </table:table-cell>
          <table:table-cell office:value-type="float" office:value="11305" table:style-name="ce6">
            <text:p>11,305<text:s/></text:p>
          </table:table-cell>
          <table:table-cell office:value-type="float" office:value="9619" table:style-name="ce6">
            <text:p>9,619<text:s/></text:p>
          </table:table-cell>
          <table:table-cell office:value-type="float" office:value="3662" table:style-name="ce6">
            <text:p>3,662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13948" table:style-name="ce6">
            <text:p>13,948<text:s/></text:p>
          </table:table-cell>
          <table:table-cell office:value-type="float" office:value="16293" table:style-name="ce6">
            <text:p>16,293<text:s/></text:p>
          </table:table-cell>
          <table:table-cell office:value-type="float" office:value="5290" table:style-name="ce6">
            <text:p>5,290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7320" table:style-name="ce6">
            <text:p>7,320<text:s/></text:p>
          </table:table-cell>
          <table:table-cell office:value-type="float" office:value="6006" table:style-name="ce6">
            <text:p>6,006<text:s/></text:p>
          </table:table-cell>
          <table:table-cell office:value-type="float" office:value="24846" table:style-name="ce6">
            <text:p>24,846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10955" table:style-name="ce6">
            <text:p>10,955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13056" table:style-name="ce6">
            <text:p>13,056<text:s/></text:p>
          </table:table-cell>
          <table:table-cell office:value-type="float" office:value="20870" table:style-name="ce6">
            <text:p>20,870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8563" table:style-name="ce6">
            <text:p>8,563<text:s/></text:p>
          </table:table-cell>
          <table:table-cell office:value-type="float" office:value="21774" table:style-name="ce6">
            <text:p>21,774<text:s/></text:p>
          </table:table-cell>
          <table:table-cell office:value-type="float" office:value="13725" table:style-name="ce6">
            <text:p>13,725<text:s/></text:p>
          </table:table-cell>
          <table:table-cell office:value-type="float" office:value="26507" table:style-name="ce6">
            <text:p>26,507<text:s/></text:p>
          </table:table-cell>
          <table:table-cell office:value-type="float" office:value="20675" table:style-name="ce6">
            <text:p>20,675<text:s/></text:p>
          </table:table-cell>
          <table:table-cell office:value-type="float" office:value="8144" table:style-name="ce6">
            <text:p>8,144<text:s/></text:p>
          </table:table-cell>
          <table:table-cell office:value-type="float" office:value="28888" table:style-name="ce6">
            <text:p>28,888<text:s/></text:p>
          </table:table-cell>
          <table:table-cell office:value-type="float" office:value="21599" table:style-name="ce6">
            <text:p>21,599<text:s/></text:p>
          </table:table-cell>
          <table:table-cell office:value-type="float" office:value="21733" table:style-name="ce6">
            <text:p>21,733<text:s/></text:p>
          </table:table-cell>
          <table:table-cell office:value-type="float" office:value="17246" table:style-name="ce6">
            <text:p>17,246<text:s/></text:p>
          </table:table-cell>
          <table:table-cell office:value-type="float" office:value="19870" table:style-name="ce6">
            <text:p>19,870<text:s/></text:p>
          </table:table-cell>
          <table:table-cell office:value-type="float" office:value="102036" table:style-name="ce6">
            <text:p>102,036<text:s/></text:p>
          </table:table-cell>
          <table:table-cell office:value-type="float" office:value="35188" table:style-name="ce6">
            <text:p>35,188<text:s/></text:p>
          </table:table-cell>
          <table:table-cell office:value-type="float" office:value="16807" table:style-name="ce6">
            <text:p>16,807<text:s/></text:p>
          </table:table-cell>
          <table:table-cell office:value-type="float" office:value="19215" table:style-name="ce6">
            <text:p>19,215<text:s/></text:p>
          </table:table-cell>
          <table:table-cell office:value-type="float" office:value="21877" table:style-name="ce6">
            <text:p>21,877<text:s/></text:p>
          </table:table-cell>
          <table:table-cell office:value-type="float" office:value="19791" table:style-name="ce6">
            <text:p>19,791<text:s/></text:p>
          </table:table-cell>
          <table:table-cell office:value-type="float" office:value="21963" table:style-name="ce6">
            <text:p>21,963<text:s/></text:p>
          </table:table-cell>
          <table:table-cell office:value-type="float" office:value="19170" table:style-name="ce6">
            <text:p>19,170<text:s/></text:p>
          </table:table-cell>
          <table:table-cell office:value-type="float" office:value="11673" table:style-name="ce6">
            <text:p>11,673<text:s/></text:p>
          </table:table-cell>
          <table:table-cell office:value-type="float" office:value="24563" table:style-name="ce6">
            <text:p>24,563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15043" table:style-name="ce6">
            <text:p>15,043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7898" table:style-name="ce6">
            <text:p>7,898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26060" table:style-name="ce6">
            <text:p>26,060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7000" table:style-name="ce6">
            <text:p>7,000<text:s/></text:p>
          </table:table-cell>
          <table:table-cell office:value-type="float" office:value="19350" table:style-name="ce6">
            <text:p>19,350<text:s/></text:p>
          </table:table-cell>
          <table:table-cell office:value-type="float" office:value="22122" table:style-name="ce6">
            <text:p>22,122<text:s/></text:p>
          </table:table-cell>
          <table:table-cell office:value-type="float" office:value="24120" table:style-name="ce6">
            <text:p>24,120<text:s/></text:p>
          </table:table-cell>
          <table:table-cell office:value-type="float" office:value="29272" table:style-name="ce6">
            <text:p>29,272<text:s/></text:p>
          </table:table-cell>
          <table:table-cell office:value-type="float" office:value="32233" table:style-name="ce6">
            <text:p>32,233<text:s/></text:p>
          </table:table-cell>
          <table:table-cell office:value-type="float" office:value="22323" table:style-name="ce6">
            <text:p>22,323<text:s/></text:p>
          </table:table-cell>
          <table:table-cell office:value-type="float" office:value="21570" table:style-name="ce6">
            <text:p>21,570<text:s/></text:p>
          </table:table-cell>
          <table:table-cell office:value-type="float" office:value="44021" table:style-name="ce6">
            <text:p>44,021<text:s/></text:p>
          </table:table-cell>
          <table:table-cell office:value-type="float" office:value="17639" table:style-name="ce6">
            <text:p>17,639<text:s/></text:p>
          </table:table-cell>
          <table:table-cell office:value-type="float" office:value="25312" table:style-name="ce6">
            <text:p>25,312<text:s/></text:p>
          </table:table-cell>
          <table:table-cell office:value-type="float" office:value="27143" table:style-name="ce6">
            <text:p>27,143<text:s/></text:p>
          </table:table-cell>
          <table:table-cell office:value-type="float" office:value="16540" table:style-name="ce6">
            <text:p>16,540<text:s/></text:p>
          </table:table-cell>
          <table:table-cell office:value-type="float" office:value="49801" table:style-name="ce6">
            <text:p>49,801<text:s/></text:p>
          </table:table-cell>
          <table:table-cell office:value-type="float" office:value="17804" table:style-name="ce6">
            <text:p>17,804<text:s/></text:p>
          </table:table-cell>
          <table:table-cell office:value-type="float" office:value="13416" table:style-name="ce6">
            <text:p>13,416<text:s/></text:p>
          </table:table-cell>
          <table:table-cell office:value-type="float" office:value="12563" table:style-name="ce6">
            <text:p>12,563<text:s/></text:p>
          </table:table-cell>
          <table:table-cell office:value-type="float" office:value="16673" table:style-name="ce6">
            <text:p>16,673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22461" table:style-name="ce6">
            <text:p>22,461<text:s/></text:p>
          </table:table-cell>
          <table:table-cell office:value-type="float" office:value="15699" table:style-name="ce6">
            <text:p>15,699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32844" table:style-name="ce6">
            <text:p>32,844<text:s/></text:p>
          </table:table-cell>
          <table:table-cell office:value-type="float" office:value="18721" table:style-name="ce6">
            <text:p>18,721<text:s/></text:p>
          </table:table-cell>
          <table:table-cell office:value-type="float" office:value="20967" table:style-name="ce6">
            <text:p>20,967<text:s/></text:p>
          </table:table-cell>
          <table:table-cell office:value-type="float" office:value="19773" table:style-name="ce6">
            <text:p>19,773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5464" table:style-name="ce6">
            <text:p>5,464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8929" table:style-name="ce6">
            <text:p>8,929<text:s/></text:p>
          </table:table-cell>
          <table:table-cell office:value-type="float" office:value="8119" table:style-name="ce6">
            <text:p>8,119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14378" table:style-name="ce6">
            <text:p>14,378<text:s/></text:p>
          </table:table-cell>
          <table:table-cell office:value-type="float" office:value="23398" table:style-name="ce6">
            <text:p>23,398<text:s/></text:p>
          </table:table-cell>
          <table:table-cell office:value-type="float" office:value="18544" table:style-name="ce6">
            <text:p>18,544<text:s/></text:p>
          </table:table-cell>
          <table:table-cell office:value-type="float" office:value="12783" table:style-name="ce6">
            <text:p>12,783<text:s/></text:p>
          </table:table-cell>
          <table:table-cell office:value-type="float" office:value="10771" table:style-name="ce6">
            <text:p>10,771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11019" table:style-name="ce6">
            <text:p>11,019<text:s/></text:p>
          </table:table-cell>
          <table:table-cell office:value-type="float" office:value="10098" table:style-name="ce6">
            <text:p>10,098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4327" table:style-name="ce6">
            <text:p>4,327<text:s/></text:p>
          </table:table-cell>
          <table:table-cell table:number-columns-repeated="16264"/>
        </table:table-row>
        <table:table-row table:style-name="ro2">
          <table:table-cell office:value-type="date" office:date-value="2022-08-31T00:00:00" table:style-name="ce5">
            <text:p>2022/8/31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36312" table:style-name="ce6">
            <text:p>36,312<text:s/></text:p>
          </table:table-cell>
          <table:table-cell office:value-type="float" office:value="35891" table:style-name="ce6">
            <text:p>35,891<text:s/></text:p>
          </table:table-cell>
          <table:table-cell office:value-type="float" office:value="22798" table:style-name="ce6">
            <text:p>22,798<text:s/></text:p>
          </table:table-cell>
          <table:table-cell office:value-type="float" office:value="11618" table:style-name="ce6">
            <text:p>11,618<text:s/></text:p>
          </table:table-cell>
          <table:table-cell office:value-type="float" office:value="9676" table:style-name="ce6">
            <text:p>9,676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10407" table:style-name="ce6">
            <text:p>10,407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7320" table:style-name="ce6">
            <text:p>7,320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16659" table:style-name="ce6">
            <text:p>16,659<text:s/></text:p>
          </table:table-cell>
          <table:table-cell office:value-type="float" office:value="5321" table:style-name="ce6">
            <text:p>5,321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25043" table:style-name="ce6">
            <text:p>25,043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11011" table:style-name="ce6">
            <text:p>11,011<text:s/></text:p>
          </table:table-cell>
          <table:table-cell office:value-type="float" office:value="13420" table:style-name="ce6">
            <text:p>13,420<text:s/></text:p>
          </table:table-cell>
          <table:table-cell office:value-type="float" office:value="21597" table:style-name="ce6">
            <text:p>21,597<text:s/></text:p>
          </table:table-cell>
          <table:table-cell office:value-type="float" office:value="13070" table:style-name="ce6">
            <text:p>13,070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21795" table:style-name="ce6">
            <text:p>21,795<text:s/></text:p>
          </table:table-cell>
          <table:table-cell office:value-type="float" office:value="14151" table:style-name="ce6">
            <text:p>14,151<text:s/></text:p>
          </table:table-cell>
          <table:table-cell office:value-type="float" office:value="27117" table:style-name="ce6">
            <text:p>27,117<text:s/></text:p>
          </table:table-cell>
          <table:table-cell office:value-type="float" office:value="21710" table:style-name="ce6">
            <text:p>21,710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29859" table:style-name="ce6">
            <text:p>29,859<text:s/></text:p>
          </table:table-cell>
          <table:table-cell office:value-type="float" office:value="21835" table:style-name="ce6">
            <text:p>21,835<text:s/></text:p>
          </table:table-cell>
          <table:table-cell office:value-type="float" office:value="22477" table:style-name="ce6">
            <text:p>22,477<text:s/></text:p>
          </table:table-cell>
          <table:table-cell office:value-type="float" office:value="17486" table:style-name="ce6">
            <text:p>17,486<text:s/></text:p>
          </table:table-cell>
          <table:table-cell office:value-type="float" office:value="19929" table:style-name="ce6">
            <text:p>19,929<text:s/></text:p>
          </table:table-cell>
          <table:table-cell office:value-type="float" office:value="104576" table:style-name="ce6">
            <text:p>104,576<text:s/></text:p>
          </table:table-cell>
          <table:table-cell office:value-type="float" office:value="37299" table:style-name="ce6">
            <text:p>37,299<text:s/></text:p>
          </table:table-cell>
          <table:table-cell office:value-type="float" office:value="17424" table:style-name="ce6">
            <text:p>17,424<text:s/></text:p>
          </table:table-cell>
          <table:table-cell office:value-type="float" office:value="19521" table:style-name="ce6">
            <text:p>19,521<text:s/></text:p>
          </table:table-cell>
          <table:table-cell office:value-type="float" office:value="22022" table:style-name="ce6">
            <text:p>22,022<text:s/></text:p>
          </table:table-cell>
          <table:table-cell office:value-type="float" office:value="19879" table:style-name="ce6">
            <text:p>19,879<text:s/></text:p>
          </table:table-cell>
          <table:table-cell office:value-type="float" office:value="23020" table:style-name="ce6">
            <text:p>23,020<text:s/></text:p>
          </table:table-cell>
          <table:table-cell office:value-type="float" office:value="19496" table:style-name="ce6">
            <text:p>19,496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25062" table:style-name="ce6">
            <text:p>25,062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15243" table:style-name="ce6">
            <text:p>15,243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10847" table:style-name="ce6">
            <text:p>10,847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10158" table:style-name="ce6">
            <text:p>10,158<text:s/></text:p>
          </table:table-cell>
          <table:table-cell office:value-type="float" office:value="27083" table:style-name="ce6">
            <text:p>27,083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11003" table:style-name="ce6">
            <text:p>11,003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19499" table:style-name="ce6">
            <text:p>19,499<text:s/></text:p>
          </table:table-cell>
          <table:table-cell office:value-type="float" office:value="22656" table:style-name="ce6">
            <text:p>22,656<text:s/></text:p>
          </table:table-cell>
          <table:table-cell office:value-type="float" office:value="24703" table:style-name="ce6">
            <text:p>24,703<text:s/></text:p>
          </table:table-cell>
          <table:table-cell office:value-type="float" office:value="30163" table:style-name="ce6">
            <text:p>30,163<text:s/></text:p>
          </table:table-cell>
          <table:table-cell office:value-type="float" office:value="33062" table:style-name="ce6">
            <text:p>33,062<text:s/></text:p>
          </table:table-cell>
          <table:table-cell office:value-type="float" office:value="22905" table:style-name="ce6">
            <text:p>22,905<text:s/></text:p>
          </table:table-cell>
          <table:table-cell office:value-type="float" office:value="21948" table:style-name="ce6">
            <text:p>21,948<text:s/></text:p>
          </table:table-cell>
          <table:table-cell office:value-type="float" office:value="46177" table:style-name="ce6">
            <text:p>46,177<text:s/></text:p>
          </table:table-cell>
          <table:table-cell office:value-type="float" office:value="18197" table:style-name="ce6">
            <text:p>18,197<text:s/></text:p>
          </table:table-cell>
          <table:table-cell office:value-type="float" office:value="26479" table:style-name="ce6">
            <text:p>26,479<text:s/></text:p>
          </table:table-cell>
          <table:table-cell office:value-type="float" office:value="28019" table:style-name="ce6">
            <text:p>28,019<text:s/></text:p>
          </table:table-cell>
          <table:table-cell office:value-type="float" office:value="17512" table:style-name="ce6">
            <text:p>17,512<text:s/></text:p>
          </table:table-cell>
          <table:table-cell office:value-type="float" office:value="52016" table:style-name="ce6">
            <text:p>52,016<text:s/></text:p>
          </table:table-cell>
          <table:table-cell office:value-type="float" office:value="18072" table:style-name="ce6">
            <text:p>18,072<text:s/></text:p>
          </table:table-cell>
          <table:table-cell office:value-type="float" office:value="13892" table:style-name="ce6">
            <text:p>13,892<text:s/></text:p>
          </table:table-cell>
          <table:table-cell office:value-type="float" office:value="12900" table:style-name="ce6">
            <text:p>12,900<text:s/></text:p>
          </table:table-cell>
          <table:table-cell office:value-type="float" office:value="17329" table:style-name="ce6">
            <text:p>17,329<text:s/></text:p>
          </table:table-cell>
          <table:table-cell office:value-type="float" office:value="11997" table:style-name="ce6">
            <text:p>11,997<text:s/></text:p>
          </table:table-cell>
          <table:table-cell office:value-type="float" office:value="23457" table:style-name="ce6">
            <text:p>23,457<text:s/></text:p>
          </table:table-cell>
          <table:table-cell office:value-type="float" office:value="16448" table:style-name="ce6">
            <text:p>16,448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10444" table:style-name="ce6">
            <text:p>10,444<text:s/></text:p>
          </table:table-cell>
          <table:table-cell office:value-type="float" office:value="33433" table:style-name="ce6">
            <text:p>33,433<text:s/></text:p>
          </table:table-cell>
          <table:table-cell office:value-type="float" office:value="19314" table:style-name="ce6">
            <text:p>19,314<text:s/></text:p>
          </table:table-cell>
          <table:table-cell office:value-type="float" office:value="21768" table:style-name="ce6">
            <text:p>21,768<text:s/></text:p>
          </table:table-cell>
          <table:table-cell office:value-type="float" office:value="20290" table:style-name="ce6">
            <text:p>20,290<text:s/></text:p>
          </table:table-cell>
          <table:table-cell office:value-type="float" office:value="7236" table:style-name="ce6">
            <text:p>7,236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5556" table:style-name="ce6">
            <text:p>5,556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14807" table:style-name="ce6">
            <text:p>14,807<text:s/></text:p>
          </table:table-cell>
          <table:table-cell office:value-type="float" office:value="24124" table:style-name="ce6">
            <text:p>24,124<text:s/></text:p>
          </table:table-cell>
          <table:table-cell office:value-type="float" office:value="19393" table:style-name="ce6">
            <text:p>19,393<text:s/></text:p>
          </table:table-cell>
          <table:table-cell office:value-type="float" office:value="12982" table:style-name="ce6">
            <text:p>12,982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10650" table:style-name="ce6">
            <text:p>10,650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10118" table:style-name="ce6">
            <text:p>10,118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8776" table:style-name="ce6">
            <text:p>8,776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2111" table:style-name="ce6">
            <text:p>2,111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4470" table:style-name="ce6">
            <text:p>4,470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ntry_logs.$A$1:Entry_logs.$A$104857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2-09-10T08:37:28Z</meta:creation-date>
    <dc:date>2022-09-10T08:37:49Z</dc:date>
  </office:meta>
</office:document-meta>
</file>